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2.84mm"/>
    </style:style>
    <style:style style:name="co2" style:family="table-column">
      <style:table-column-properties fo:break-before="auto" style:column-width="12.61mm"/>
    </style:style>
    <style:style style:name="co3" style:family="table-column">
      <style:table-column-properties fo:break-before="auto" style:column-width="6.88mm"/>
    </style:style>
    <style:style style:name="co4" style:family="table-column">
      <style:table-column-properties fo:break-before="auto" style:column-width="8.8mm"/>
    </style:style>
    <style:style style:name="co5" style:family="table-column">
      <style:table-column-properties fo:break-before="auto" style:column-width="21.24mm"/>
    </style:style>
    <style:style style:name="co6" style:family="table-column">
      <style:table-column-properties fo:break-before="auto" style:column-width="29.14mm"/>
    </style:style>
    <style:style style:name="co7" style:family="table-column">
      <style:table-column-properties fo:break-before="auto" style:column-width="22.58mm"/>
    </style:style>
    <style:style style:name="co8" style:family="table-column">
      <style:table-column-properties fo:break-before="auto" style:column-width="51.22mm"/>
    </style:style>
    <style:style style:name="co9" style:family="table-column">
      <style:table-column-properties fo:break-before="auto" style:column-width="14.09mm"/>
    </style:style>
    <style:style style:name="co10" style:family="table-column">
      <style:table-column-properties fo:break-before="auto" style:column-width="6.72mm"/>
    </style:style>
    <style:style style:name="co11" style:family="table-column">
      <style:table-column-properties fo:break-before="auto" style:column-width="8.57mm"/>
    </style:style>
    <style:style style:name="co12" style:family="table-column">
      <style:table-column-properties fo:break-before="auto" style:column-width="16.99mm"/>
    </style:style>
    <style:style style:name="co13" style:family="table-column">
      <style:table-column-properties fo:break-before="auto" style:column-width="52.92mm"/>
    </style:style>
    <style:style style:name="co14" style:family="table-column">
      <style:table-column-properties fo:break-before="auto" style:column-width="14.52mm"/>
    </style:style>
    <style:style style:name="co15" style:family="table-column">
      <style:table-column-properties fo:break-before="auto" style:column-width="15.61mm"/>
    </style:style>
    <style:style style:name="co16" style:family="table-column">
      <style:table-column-properties fo:break-before="auto" style:column-width="17.52mm"/>
    </style:style>
    <style:style style:name="co17" style:family="table-column">
      <style:table-column-properties fo:break-before="auto" style:column-width="35.95mm"/>
    </style:style>
    <style:style style:name="co18" style:family="table-column">
      <style:table-column-properties fo:break-before="auto" style:column-width="39.21mm"/>
    </style:style>
    <style:style style:name="co19" style:family="table-column">
      <style:table-column-properties fo:break-before="auto" style:column-width="35.14mm"/>
    </style:style>
    <style:style style:name="co20" style:family="table-column">
      <style:table-column-properties fo:break-before="auto" style:column-width="34.5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data-style-name="N131"/>
    <style:style style:name="ce2" style:family="table-cell" style:parent-style-name="Default">
      <style:table-cell-properties style:glyph-orientation-vertical="0" style:text-align-source="fix" style:repeat-content="false" fo:wrap-option="wrap" style:direction="ltr" style:vertical-align="middle"/>
      <style:paragraph-properties fo:text-align="center" fo:margin-left="0mm"/>
    </style:style>
    <style:style style:name="ce5" style:family="table-cell" style:parent-style-name="Default" style:data-style-name="N130"/>
    <style:style style:name="ce6" style:family="table-cell" style:parent-style-name="Default" style:data-style-name="N0"/>
    <style:style style:name="ce12" style:family="table-cell" style:parent-style-name="Default" style:data-style-name="N131"/>
    <style:style style:name="ce14" style:family="table-cell" style:parent-style-name="Default">
      <style:table-cell-properties style:glyph-orientation-vertical="0" style:text-align-source="fix" style:repeat-content="false" fo:wrap-option="wrap" style:direction="ltr" style:vertical-align="middle"/>
      <style:paragraph-properties fo:text-align="center" fo:margin-left="0mm"/>
    </style:style>
    <style:style style:name="ce15" style:family="table-cell" style:parent-style-name="Default" style:data-style-name="N130"/>
    <style:style style:name="ce16" style:family="table-cell" style:parent-style-name="Default" style:data-style-name="N0"/>
    <style:style style:name="ce10" style:family="table-cell" style:parent-style-name="Default">
      <style:table-cell-properties fo:border="0.74pt solid #000000"/>
    </style:style>
    <style:style style:name="ce11" style:family="table-cell" style:parent-style-name="Default">
      <style:table-cell-properties fo:border-bottom="0.74pt solid #000000" fo:border-left="0.74pt solid #000000" fo:border-right="none" fo:border-top="0.74pt solid #000000"/>
    </style:style>
    <style:style style:name="ce7" style:family="table-cell" style:parent-style-name="Default" style:data-style-name="N4"/>
    <style:style style:name="ce13" style:family="table-cell" style:parent-style-name="Default" style:data-style-name="N4">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est_greedy_blind_loca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2"/>
        <table:table-column table:style-name="co4" table:default-cell-style-name="Default"/>
        <table:table-column table:style-name="co6" table:default-cell-style-name="ce12"/>
        <table:table-column table:style-name="co7" table:number-columns-repeated="10" table:default-cell-style-name="Default"/>
        <table:table-row table:style-name="ro1">
          <table:table-cell office:value-type="string" calcext:value-type="string">
            <text:p>bradford-0-eplus.json</text:p>
          </table:table-cell>
          <table:table-cell office:value-type="float" office:value="3333" calcext:value-type="float">
            <text:p>3333</text:p>
          </table:table-cell>
          <table:table-cell office:value-type="string" calcext:value-type="string">
            <text:p>us</text:p>
          </table:table-cell>
          <table:table-cell office:value-type="float" office:value="0" calcext:value-type="float">
            <text:p>0</text:p>
          </table:table-cell>
          <table:table-cell office:value-type="float" office:value="215.631" calcext:value-type="float">
            <text:p>215.6310</text:p>
          </table:table-cell>
          <table:table-cell office:value-type="float" office:value="0" calcext:value-type="float">
            <text:p>0</text:p>
          </table:table-cell>
          <table:table-cell office:value-type="float" office:value="215.632" calcext:value-type="float">
            <text:p>215.6320</text:p>
          </table:table-cell>
          <table:table-cell table:formula="of:=IF([.E1]=[.G1];&quot;ok&quot;;&quot;diff&quot;)" office:value-type="string" office:string-value="diff" calcext:value-type="string">
            <text:p>diff</text:p>
          </table:table-cell>
          <table:table-cell table:style-name="ce14" office:value-type="string" calcext:value-type="string" table:number-columns-spanned="9" table:number-rows-spanned="13">
            <text:p>questo metodo usava una matrice di costo in cui aggiornavo ad ogni assegnazione quanta interferenza avrei ottentuto SUL SINGOLO TX assegnadoli tale freq, avendo update alle componenti che interagivano con un dato tx è rapidissimo e dava il costo totale. <text:s/>commando per ogni tx il costo del canale scelto. Si è rivelato un fallimento perchè: 1) lavoravo solo sulla singolo tx era molto “egoista” la scelta ottima per un tx causava spesso un peggioramento sulle altre già scelte se non interagivano in modo simmetrico con un trasmettitore (non si sposa bene con grafi asimmetrici come avevo scelto per il progetto). 2) facendo molti calcoli parziali con I float e dovendo poi essere usato con metodi che assegnano e rimuovono frequenze le continue operazioni con I float occumulano errori piccoli vero ma non mi ispiravano abbastanza fisuci per riassegnazioni continue come nel back tracking o local search che l’errore vada ben oltre I margini. Le due colonne <text:s/>sono una con le somme parziale dai valori della tabella di costo e le altre sono calcolate ex novo con tutti I valori assegnati e questo è solo il caso greedy che ha solo assegnazioni semplici e ho errori maggiori di quello che I file json definiscono come min interferenza rilevabile. (avevo in’oltre alcune rimostranze su come avevo organizzato le strutture dati nelle classi scelsi quindi una refactoring alla forma attuale)</text:p>
          </table:table-cell>
          <table:covered-table-cell table:number-columns-repeated="8"/>
        </table:table-row>
        <table:table-row table:style-name="ro1">
          <table:table-cell office:value-type="string" calcext:value-type="string">
            <text:p>bradford-10-eplus.json</text:p>
          </table:table-cell>
          <table:table-cell office:value-type="float" office:value="19290" calcext:value-type="float">
            <text:p>19290</text:p>
          </table:table-cell>
          <table:table-cell office:value-type="string" calcext:value-type="string">
            <text:p>us</text:p>
          </table:table-cell>
          <table:table-cell office:value-type="float" office:value="157" calcext:value-type="float">
            <text:p>157</text:p>
          </table:table-cell>
          <table:table-cell office:value-type="float" office:value="1107.45" calcext:value-type="float">
            <text:p>1,107.4500</text:p>
          </table:table-cell>
          <table:table-cell office:value-type="float" office:value="157" calcext:value-type="float">
            <text:p>157</text:p>
          </table:table-cell>
          <table:table-cell office:value-type="float" office:value="1107.46" calcext:value-type="float">
            <text:p>1,107.4600</text:p>
          </table:table-cell>
          <table:table-cell table:formula="of:=IF([.E2]=[.G2];&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10-free.json</text:p>
          </table:table-cell>
          <table:table-cell office:value-type="float" office:value="10761" calcext:value-type="float">
            <text:p>10761</text:p>
          </table:table-cell>
          <table:table-cell office:value-type="string" calcext:value-type="string">
            <text:p>us</text:p>
          </table:table-cell>
          <table:table-cell office:value-type="float" office:value="283" calcext:value-type="float">
            <text:p>283</text:p>
          </table:table-cell>
          <table:table-cell office:value-type="float" office:value="952.914" calcext:value-type="float">
            <text:p>952.9140</text:p>
          </table:table-cell>
          <table:table-cell office:value-type="float" office:value="283" calcext:value-type="float">
            <text:p>283</text:p>
          </table:table-cell>
          <table:table-cell office:value-type="float" office:value="952.917" calcext:value-type="float">
            <text:p>952.9170</text:p>
          </table:table-cell>
          <table:table-cell table:formula="of:=IF([.E3]=[.G3];&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10-race.json</text:p>
          </table:table-cell>
          <table:table-cell office:value-type="float" office:value="10160" calcext:value-type="float">
            <text:p>10160</text:p>
          </table:table-cell>
          <table:table-cell office:value-type="string" calcext:value-type="string">
            <text:p>us</text:p>
          </table:table-cell>
          <table:table-cell office:value-type="float" office:value="209" calcext:value-type="float">
            <text:p>209</text:p>
          </table:table-cell>
          <table:table-cell office:value-type="float" office:value="541.688" calcext:value-type="float">
            <text:p>541.6880</text:p>
          </table:table-cell>
          <table:table-cell office:value-type="float" office:value="209" calcext:value-type="float">
            <text:p>209</text:p>
          </table:table-cell>
          <table:table-cell office:value-type="float" office:value="541.685" calcext:value-type="float">
            <text:p>541.6850</text:p>
          </table:table-cell>
          <table:table-cell table:formula="of:=IF([.E4]=[.G4];&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1-eplus.json</text:p>
          </table:table-cell>
          <table:table-cell office:value-type="float" office:value="7562" calcext:value-type="float">
            <text:p>7562</text:p>
          </table:table-cell>
          <table:table-cell office:value-type="string" calcext:value-type="string">
            <text:p>us</text:p>
          </table:table-cell>
          <table:table-cell office:value-type="float" office:value="23" calcext:value-type="float">
            <text:p>23</text:p>
          </table:table-cell>
          <table:table-cell office:value-type="float" office:value="351.224" calcext:value-type="float">
            <text:p>351.2240</text:p>
          </table:table-cell>
          <table:table-cell office:value-type="float" office:value="23" calcext:value-type="float">
            <text:p>23</text:p>
          </table:table-cell>
          <table:table-cell office:value-type="float" office:value="351.224" calcext:value-type="float">
            <text:p>351.2240</text:p>
          </table:table-cell>
          <table:table-cell table:formula="of:=IF([.E5]=[.G5];&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1-free.json</text:p>
          </table:table-cell>
          <table:table-cell office:value-type="float" office:value="4518" calcext:value-type="float">
            <text:p>4518</text:p>
          </table:table-cell>
          <table:table-cell office:value-type="string" calcext:value-type="string">
            <text:p>us</text:p>
          </table:table-cell>
          <table:table-cell office:value-type="float" office:value="107" calcext:value-type="float">
            <text:p>107</text:p>
          </table:table-cell>
          <table:table-cell office:value-type="float" office:value="458.572" calcext:value-type="float">
            <text:p>458.5720</text:p>
          </table:table-cell>
          <table:table-cell office:value-type="float" office:value="107" calcext:value-type="float">
            <text:p>107</text:p>
          </table:table-cell>
          <table:table-cell office:value-type="float" office:value="458.572" calcext:value-type="float">
            <text:p>458.5720</text:p>
          </table:table-cell>
          <table:table-cell table:formula="of:=IF([.E6]=[.G6];&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1-race.json</text:p>
          </table:table-cell>
          <table:table-cell office:value-type="float" office:value="4432" calcext:value-type="float">
            <text:p>4432</text:p>
          </table:table-cell>
          <table:table-cell office:value-type="string" calcext:value-type="string">
            <text:p>us</text:p>
          </table:table-cell>
          <table:table-cell office:value-type="float" office:value="104" calcext:value-type="float">
            <text:p>104</text:p>
          </table:table-cell>
          <table:table-cell office:value-type="float" office:value="293.953" calcext:value-type="float">
            <text:p>293.9530</text:p>
          </table:table-cell>
          <table:table-cell office:value-type="float" office:value="104" calcext:value-type="float">
            <text:p>104</text:p>
          </table:table-cell>
          <table:table-cell office:value-type="float" office:value="293.953" calcext:value-type="float">
            <text:p>293.9530</text:p>
          </table:table-cell>
          <table:table-cell table:formula="of:=IF([.E7]=[.G7];&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2-eplus.json</text:p>
          </table:table-cell>
          <table:table-cell office:value-type="float" office:value="10011" calcext:value-type="float">
            <text:p>10011</text:p>
          </table:table-cell>
          <table:table-cell office:value-type="string" calcext:value-type="string">
            <text:p>us</text:p>
          </table:table-cell>
          <table:table-cell office:value-type="float" office:value="55" calcext:value-type="float">
            <text:p>55</text:p>
          </table:table-cell>
          <table:table-cell office:value-type="float" office:value="481.757" calcext:value-type="float">
            <text:p>481.7570</text:p>
          </table:table-cell>
          <table:table-cell office:value-type="float" office:value="55" calcext:value-type="float">
            <text:p>55</text:p>
          </table:table-cell>
          <table:table-cell office:value-type="float" office:value="481.759" calcext:value-type="float">
            <text:p>481.7590</text:p>
          </table:table-cell>
          <table:table-cell table:formula="of:=IF([.E8]=[.G8];&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2-free.json</text:p>
          </table:table-cell>
          <table:table-cell office:value-type="float" office:value="5906" calcext:value-type="float">
            <text:p>5906</text:p>
          </table:table-cell>
          <table:table-cell office:value-type="string" calcext:value-type="string">
            <text:p>us</text:p>
          </table:table-cell>
          <table:table-cell office:value-type="float" office:value="140" calcext:value-type="float">
            <text:p>140</text:p>
          </table:table-cell>
          <table:table-cell office:value-type="float" office:value="518.1" calcext:value-type="float">
            <text:p>518.1000</text:p>
          </table:table-cell>
          <table:table-cell office:value-type="float" office:value="140" calcext:value-type="float">
            <text:p>140</text:p>
          </table:table-cell>
          <table:table-cell office:value-type="float" office:value="518.1" calcext:value-type="float">
            <text:p>518.1000</text:p>
          </table:table-cell>
          <table:table-cell table:formula="of:=IF([.E9]=[.G9];&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2-race.json</text:p>
          </table:table-cell>
          <table:table-cell office:value-type="float" office:value="5694" calcext:value-type="float">
            <text:p>5694</text:p>
          </table:table-cell>
          <table:table-cell office:value-type="string" calcext:value-type="string">
            <text:p>us</text:p>
          </table:table-cell>
          <table:table-cell office:value-type="float" office:value="121" calcext:value-type="float">
            <text:p>121</text:p>
          </table:table-cell>
          <table:table-cell office:value-type="float" office:value="330.083" calcext:value-type="float">
            <text:p>330.0830</text:p>
          </table:table-cell>
          <table:table-cell office:value-type="float" office:value="121" calcext:value-type="float">
            <text:p>121</text:p>
          </table:table-cell>
          <table:table-cell office:value-type="float" office:value="330.083" calcext:value-type="float">
            <text:p>330.0830</text:p>
          </table:table-cell>
          <table:table-cell table:formula="of:=IF([.E10]=[.G10];&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4-eplus.json</text:p>
          </table:table-cell>
          <table:table-cell office:value-type="float" office:value="13449" calcext:value-type="float">
            <text:p>13449</text:p>
          </table:table-cell>
          <table:table-cell office:value-type="string" calcext:value-type="string">
            <text:p>us</text:p>
          </table:table-cell>
          <table:table-cell office:value-type="float" office:value="100" calcext:value-type="float">
            <text:p>100</text:p>
          </table:table-cell>
          <table:table-cell office:value-type="float" office:value="670.982" calcext:value-type="float">
            <text:p>670.9820</text:p>
          </table:table-cell>
          <table:table-cell office:value-type="float" office:value="100" calcext:value-type="float">
            <text:p>100</text:p>
          </table:table-cell>
          <table:table-cell office:value-type="float" office:value="670.979" calcext:value-type="float">
            <text:p>670.9790</text:p>
          </table:table-cell>
          <table:table-cell table:formula="of:=IF([.E11]=[.G11];&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4-free.json</text:p>
          </table:table-cell>
          <table:table-cell office:value-type="float" office:value="7678" calcext:value-type="float">
            <text:p>7678</text:p>
          </table:table-cell>
          <table:table-cell office:value-type="string" calcext:value-type="string">
            <text:p>us</text:p>
          </table:table-cell>
          <table:table-cell office:value-type="float" office:value="173" calcext:value-type="float">
            <text:p>173</text:p>
          </table:table-cell>
          <table:table-cell office:value-type="float" office:value="638.923" calcext:value-type="float">
            <text:p>638.9230</text:p>
          </table:table-cell>
          <table:table-cell office:value-type="float" office:value="173" calcext:value-type="float">
            <text:p>173</text:p>
          </table:table-cell>
          <table:table-cell office:value-type="float" office:value="638.923" calcext:value-type="float">
            <text:p>638.9230</text:p>
          </table:table-cell>
          <table:table-cell table:formula="of:=IF([.E12]=[.G12];&quot;ok&quot;;&quot;diff&quot;)" office:value-type="string" office:string-value="ok" calcext:value-type="string">
            <text:p>ok</text:p>
          </table:table-cell>
          <table:covered-table-cell table:number-columns-repeated="9"/>
        </table:table-row>
        <table:table-row table:style-name="ro1">
          <table:table-cell office:value-type="string" calcext:value-type="string">
            <text:p>bradford-4-race.json</text:p>
          </table:table-cell>
          <table:table-cell office:value-type="float" office:value="7414" calcext:value-type="float">
            <text:p>7414</text:p>
          </table:table-cell>
          <table:table-cell office:value-type="string" calcext:value-type="string">
            <text:p>us</text:p>
          </table:table-cell>
          <table:table-cell office:value-type="float" office:value="180" calcext:value-type="float">
            <text:p>180</text:p>
          </table:table-cell>
          <table:table-cell office:value-type="float" office:value="398.538" calcext:value-type="float">
            <text:p>398.5380</text:p>
          </table:table-cell>
          <table:table-cell office:value-type="float" office:value="180" calcext:value-type="float">
            <text:p>180</text:p>
          </table:table-cell>
          <table:table-cell office:value-type="float" office:value="398.539" calcext:value-type="float">
            <text:p>398.5390</text:p>
          </table:table-cell>
          <table:table-cell table:formula="of:=IF([.E13]=[.G13];&quot;ok&quot;;&quot;diff&quot;)" office:value-type="string" office:string-value="diff" calcext:value-type="string">
            <text:p>diff</text:p>
          </table:table-cell>
          <table:covered-table-cell table:number-columns-repeated="9"/>
        </table:table-row>
        <table:table-row table:style-name="ro1">
          <table:table-cell office:value-type="string" calcext:value-type="string">
            <text:p>bradford_nt-10-eplus.json</text:p>
          </table:table-cell>
          <table:table-cell office:value-type="float" office:value="15001" calcext:value-type="float">
            <text:p>15001</text:p>
          </table:table-cell>
          <table:table-cell office:value-type="string" calcext:value-type="string">
            <text:p>us</text:p>
          </table:table-cell>
          <table:table-cell office:value-type="float" office:value="72" calcext:value-type="float">
            <text:p>72</text:p>
          </table:table-cell>
          <table:table-cell office:value-type="float" office:value="731.55" calcext:value-type="float">
            <text:p>731.5500</text:p>
          </table:table-cell>
          <table:table-cell office:value-type="float" office:value="72" calcext:value-type="float">
            <text:p>72</text:p>
          </table:table-cell>
          <table:table-cell office:value-type="float" office:value="731.549" calcext:value-type="float">
            <text:p>731.5490</text:p>
          </table:table-cell>
          <table:table-cell table:formula="of:=IF([.E14]=[.G14];&quot;ok&quot;;&quot;diff&quot;)" office:value-type="string" office:string-value="diff" calcext:value-type="string">
            <text:p>diff</text:p>
          </table:table-cell>
          <table:table-cell table:number-columns-repeated="9"/>
        </table:table-row>
        <table:table-row table:style-name="ro1">
          <table:table-cell office:value-type="string" calcext:value-type="string">
            <text:p>bradford_nt-10-free.json</text:p>
          </table:table-cell>
          <table:table-cell office:value-type="float" office:value="8827" calcext:value-type="float">
            <text:p>8827</text:p>
          </table:table-cell>
          <table:table-cell office:value-type="string" calcext:value-type="string">
            <text:p>us</text:p>
          </table:table-cell>
          <table:table-cell office:value-type="float" office:value="250" calcext:value-type="float">
            <text:p>250</text:p>
          </table:table-cell>
          <table:table-cell office:value-type="float" office:value="751.623" calcext:value-type="float">
            <text:p>751.6230</text:p>
          </table:table-cell>
          <table:table-cell office:value-type="float" office:value="250" calcext:value-type="float">
            <text:p>250</text:p>
          </table:table-cell>
          <table:table-cell office:value-type="float" office:value="751.623" calcext:value-type="float">
            <text:p>751.6230</text:p>
          </table:table-cell>
          <table:table-cell table:formula="of:=IF([.E15]=[.G15];&quot;ok&quot;;&quot;diff&quot;)" office:value-type="string" office:string-value="ok" calcext:value-type="string">
            <text:p>ok</text:p>
          </table:table-cell>
          <table:table-cell table:number-columns-repeated="9"/>
        </table:table-row>
        <table:table-row table:style-name="ro1">
          <table:table-cell office:value-type="string" calcext:value-type="string">
            <text:p>bradford_nt-10-race.json</text:p>
          </table:table-cell>
          <table:table-cell office:value-type="float" office:value="8398" calcext:value-type="float">
            <text:p>8398</text:p>
          </table:table-cell>
          <table:table-cell office:value-type="string" calcext:value-type="string">
            <text:p>us</text:p>
          </table:table-cell>
          <table:table-cell office:value-type="float" office:value="266" calcext:value-type="float">
            <text:p>266</text:p>
          </table:table-cell>
          <table:table-cell office:value-type="float" office:value="501.557" calcext:value-type="float">
            <text:p>501.5570</text:p>
          </table:table-cell>
          <table:table-cell office:value-type="float" office:value="266" calcext:value-type="float">
            <text:p>266</text:p>
          </table:table-cell>
          <table:table-cell office:value-type="float" office:value="501.554" calcext:value-type="float">
            <text:p>501.5540</text:p>
          </table:table-cell>
          <table:table-cell table:formula="of:=IF([.E16]=[.G16];&quot;ok&quot;;&quot;diff&quot;)" office:value-type="string" office:string-value="diff" calcext:value-type="string">
            <text:p>diff</text:p>
          </table:table-cell>
          <table:table-cell table:number-columns-repeated="9"/>
        </table:table-row>
        <table:table-row table:style-name="ro1">
          <table:table-cell office:value-type="string" calcext:value-type="string">
            <text:p>bradford_nt-1-eplus.json</text:p>
          </table:table-cell>
          <table:table-cell office:value-type="float" office:value="3629" calcext:value-type="float">
            <text:p>3629</text:p>
          </table:table-cell>
          <table:table-cell office:value-type="string" calcext:value-type="string">
            <text:p>us</text:p>
          </table:table-cell>
          <table:table-cell office:value-type="float" office:value="0" calcext:value-type="float">
            <text:p>0</text:p>
          </table:table-cell>
          <table:table-cell office:value-type="float" office:value="229.701" calcext:value-type="float">
            <text:p>229.7010</text:p>
          </table:table-cell>
          <table:table-cell office:value-type="float" office:value="0" calcext:value-type="float">
            <text:p>0</text:p>
          </table:table-cell>
          <table:table-cell office:value-type="float" office:value="229.701" calcext:value-type="float">
            <text:p>229.7010</text:p>
          </table:table-cell>
          <table:table-cell table:formula="of:=IF([.E17]=[.G17];&quot;ok&quot;;&quot;diff&quot;)" office:value-type="string" office:string-value="ok" calcext:value-type="string">
            <text:p>ok</text:p>
          </table:table-cell>
          <table:table-cell table:number-columns-repeated="9"/>
        </table:table-row>
        <table:table-row table:style-name="ro1">
          <table:table-cell office:value-type="string" calcext:value-type="string">
            <text:p>bradford_nt-2-eplus.json</text:p>
          </table:table-cell>
          <table:table-cell office:value-type="float" office:value="4570" calcext:value-type="float">
            <text:p>4570</text:p>
          </table:table-cell>
          <table:table-cell office:value-type="string" calcext:value-type="string">
            <text:p>us</text:p>
          </table:table-cell>
          <table:table-cell office:value-type="float" office:value="9" calcext:value-type="float">
            <text:p>9</text:p>
          </table:table-cell>
          <table:table-cell office:value-type="float" office:value="238.671" calcext:value-type="float">
            <text:p>238.6710</text:p>
          </table:table-cell>
          <table:table-cell office:value-type="float" office:value="9" calcext:value-type="float">
            <text:p>9</text:p>
          </table:table-cell>
          <table:table-cell office:value-type="float" office:value="238.671" calcext:value-type="float">
            <text:p>238.6710</text:p>
          </table:table-cell>
          <table:table-cell table:formula="of:=IF([.E18]=[.G18];&quot;ok&quot;;&quot;diff&quot;)" office:value-type="string" office:string-value="ok" calcext:value-type="string">
            <text:p>ok</text:p>
          </table:table-cell>
          <table:table-cell table:number-columns-repeated="9"/>
        </table:table-row>
        <table:table-row table:style-name="ro1">
          <table:table-cell office:value-type="string" calcext:value-type="string">
            <text:p>bradford_nt-4-eplus.json</text:p>
          </table:table-cell>
          <table:table-cell office:value-type="float" office:value="7252" calcext:value-type="float">
            <text:p>7252</text:p>
          </table:table-cell>
          <table:table-cell office:value-type="string" calcext:value-type="string">
            <text:p>us</text:p>
          </table:table-cell>
          <table:table-cell office:value-type="float" office:value="18" calcext:value-type="float">
            <text:p>18</text:p>
          </table:table-cell>
          <table:table-cell office:value-type="float" office:value="326.14" calcext:value-type="float">
            <text:p>326.1400</text:p>
          </table:table-cell>
          <table:table-cell office:value-type="float" office:value="18" calcext:value-type="float">
            <text:p>18</text:p>
          </table:table-cell>
          <table:table-cell office:value-type="float" office:value="326.138" calcext:value-type="float">
            <text:p>326.1380</text:p>
          </table:table-cell>
          <table:table-cell table:formula="of:=IF([.E19]=[.G19];&quot;ok&quot;;&quot;diff&quot;)" office:value-type="string" office:string-value="diff" calcext:value-type="string">
            <text:p>diff</text:p>
          </table:table-cell>
          <table:table-cell table:number-columns-repeated="9"/>
        </table:table-row>
        <table:table-row table:style-name="ro1">
          <table:table-cell office:value-type="string" calcext:value-type="string">
            <text:p>bradford_nt-4-race.json</text:p>
          </table:table-cell>
          <table:table-cell office:value-type="float" office:value="3997" calcext:value-type="float">
            <text:p>3997</text:p>
          </table:table-cell>
          <table:table-cell office:value-type="string" calcext:value-type="string">
            <text:p>us</text:p>
          </table:table-cell>
          <table:table-cell office:value-type="float" office:value="163" calcext:value-type="float">
            <text:p>163</text:p>
          </table:table-cell>
          <table:table-cell office:value-type="float" office:value="320.829" calcext:value-type="float">
            <text:p>320.8290</text:p>
          </table:table-cell>
          <table:table-cell office:value-type="float" office:value="163" calcext:value-type="float">
            <text:p>163</text:p>
          </table:table-cell>
          <table:table-cell office:value-type="float" office:value="320.829" calcext:value-type="float">
            <text:p>320.8290</text:p>
          </table:table-cell>
          <table:table-cell table:formula="of:=IF([.E20]=[.G20];&quot;ok&quot;;&quot;diff&quot;)" office:value-type="string" office:string-value="ok" calcext:value-type="string">
            <text:p>ok</text:p>
          </table:table-cell>
          <table:table-cell table:number-columns-repeated="9"/>
        </table:table-row>
        <table:table-row table:style-name="ro1">
          <table:table-cell office:value-type="string" calcext:value-type="string">
            <text:p>K.json</text:p>
          </table:table-cell>
          <table:table-cell office:value-type="float" office:value="214" calcext:value-type="float">
            <text:p>214</text:p>
          </table:table-cell>
          <table:table-cell office:value-type="string" calcext:value-type="string">
            <text:p>us</text:p>
          </table:table-cell>
          <table:table-cell office:value-type="float" office:value="0" calcext:value-type="float">
            <text:p>0</text:p>
          </table:table-cell>
          <table:table-cell office:value-type="float" office:value="28.8894" calcext:value-type="float">
            <text:p>28.8894</text:p>
          </table:table-cell>
          <table:table-cell office:value-type="float" office:value="0" calcext:value-type="float">
            <text:p>0</text:p>
          </table:table-cell>
          <table:table-cell office:value-type="float" office:value="28.8894" calcext:value-type="float">
            <text:p>28.8894</text:p>
          </table:table-cell>
          <table:table-cell table:formula="of:=IF([.E21]=[.G21];&quot;ok&quot;;&quot;diff&quot;)" office:value-type="string" office:string-value="ok" calcext:value-type="string">
            <text:p>ok</text:p>
          </table:table-cell>
          <table:table-cell table:number-columns-repeated="9"/>
        </table:table-row>
        <table:table-row table:style-name="ro1">
          <table:table-cell office:value-type="string" calcext:value-type="string">
            <text:p>siemens1.json</text:p>
          </table:table-cell>
          <table:table-cell office:value-type="float" office:value="823" calcext:value-type="float">
            <text:p>823</text:p>
          </table:table-cell>
          <table:table-cell office:value-type="string" calcext:value-type="string">
            <text:p>us</text:p>
          </table:table-cell>
          <table:table-cell office:value-type="float" office:value="2" calcext:value-type="float">
            <text:p>2</text:p>
          </table:table-cell>
          <table:table-cell office:value-type="float" office:value="19.5259" calcext:value-type="float">
            <text:p>19.5259</text:p>
          </table:table-cell>
          <table:table-cell office:value-type="float" office:value="2" calcext:value-type="float">
            <text:p>2</text:p>
          </table:table-cell>
          <table:table-cell office:value-type="float" office:value="19.5259" calcext:value-type="float">
            <text:p>19.5259</text:p>
          </table:table-cell>
          <table:table-cell table:formula="of:=IF([.E22]=[.G22];&quot;ok&quot;;&quot;diff&quot;)" office:value-type="string" office:string-value="ok" calcext:value-type="string">
            <text:p>ok</text:p>
          </table:table-cell>
          <table:table-cell table:number-columns-repeated="9"/>
        </table:table-row>
        <table:table-row table:style-name="ro1">
          <table:table-cell office:value-type="string" calcext:value-type="string">
            <text:p>siemens2.json</text:p>
          </table:table-cell>
          <table:table-cell office:value-type="float" office:value="2947" calcext:value-type="float">
            <text:p>2947</text:p>
          </table:table-cell>
          <table:table-cell office:value-type="string" calcext:value-type="string">
            <text:p>us</text:p>
          </table:table-cell>
          <table:table-cell office:value-type="float" office:value="20" calcext:value-type="float">
            <text:p>20</text:p>
          </table:table-cell>
          <table:table-cell office:value-type="float" office:value="41.8666" calcext:value-type="float">
            <text:p>41.8666</text:p>
          </table:table-cell>
          <table:table-cell office:value-type="float" office:value="20" calcext:value-type="float">
            <text:p>20</text:p>
          </table:table-cell>
          <table:table-cell office:value-type="float" office:value="41.8667" calcext:value-type="float">
            <text:p>41.8667</text:p>
          </table:table-cell>
          <table:table-cell table:formula="of:=IF([.E23]=[.G23];&quot;ok&quot;;&quot;diff&quot;)" office:value-type="string" office:string-value="diff" calcext:value-type="string">
            <text:p>diff</text:p>
          </table:table-cell>
          <table:table-cell table:number-columns-repeated="9"/>
        </table:table-row>
        <table:table-row table:style-name="ro1">
          <table:table-cell office:value-type="string" calcext:value-type="string">
            <text:p>siemens3.json</text:p>
          </table:table-cell>
          <table:table-cell office:value-type="float" office:value="2486" calcext:value-type="float">
            <text:p>2486</text:p>
          </table:table-cell>
          <table:table-cell office:value-type="string" calcext:value-type="string">
            <text:p>us</text:p>
          </table:table-cell>
          <table:table-cell office:value-type="float" office:value="120" calcext:value-type="float">
            <text:p>120</text:p>
          </table:table-cell>
          <table:table-cell office:value-type="float" office:value="36.1609" calcext:value-type="float">
            <text:p>36.1609</text:p>
          </table:table-cell>
          <table:table-cell office:value-type="float" office:value="120" calcext:value-type="float">
            <text:p>120</text:p>
          </table:table-cell>
          <table:table-cell office:value-type="float" office:value="36.1609" calcext:value-type="float">
            <text:p>36.1609</text:p>
          </table:table-cell>
          <table:table-cell table:formula="of:=IF([.E24]=[.G24];&quot;ok&quot;;&quot;diff&quot;)" office:value-type="string" office:string-value="ok" calcext:value-type="string">
            <text:p>ok</text:p>
          </table:table-cell>
          <table:table-cell table:number-columns-repeated="9"/>
        </table:table-row>
        <table:table-row table:style-name="ro1">
          <table:table-cell office:value-type="string" calcext:value-type="string">
            <text:p>siemens4.json</text:p>
          </table:table-cell>
          <table:table-cell office:value-type="float" office:value="12930" calcext:value-type="float">
            <text:p>12930</text:p>
          </table:table-cell>
          <table:table-cell office:value-type="string" calcext:value-type="string">
            <text:p>us</text:p>
          </table:table-cell>
          <table:table-cell office:value-type="float" office:value="256" calcext:value-type="float">
            <text:p>256</text:p>
          </table:table-cell>
          <table:table-cell office:value-type="float" office:value="168.692" calcext:value-type="float">
            <text:p>168.6920</text:p>
          </table:table-cell>
          <table:table-cell office:value-type="float" office:value="256" calcext:value-type="float">
            <text:p>256</text:p>
          </table:table-cell>
          <table:table-cell office:value-type="float" office:value="168.692" calcext:value-type="float">
            <text:p>168.6920</text:p>
          </table:table-cell>
          <table:table-cell table:formula="of:=IF([.E25]=[.G25];&quot;ok&quot;;&quot;diff&quot;)" office:value-type="string" office:string-value="ok" calcext:value-type="string">
            <text:p>ok</text:p>
          </table:table-cell>
          <table:table-cell table:number-columns-repeated="9"/>
        </table:table-row>
        <table:table-row table:style-name="ro1">
          <table:table-cell office:value-type="string" calcext:value-type="string">
            <text:p>Swisscom.json</text:p>
          </table:table-cell>
          <table:table-cell office:value-type="float" office:value="110" calcext:value-type="float">
            <text:p>110</text:p>
          </table:table-cell>
          <table:table-cell office:value-type="string" calcext:value-type="string">
            <text:p>us</text:p>
          </table:table-cell>
          <table:table-cell office:value-type="float" office:value="97" calcext:value-type="float">
            <text:p>97</text:p>
          </table:table-cell>
          <table:table-cell office:value-type="float" office:value="19.427" calcext:value-type="float">
            <text:p>19.4270</text:p>
          </table:table-cell>
          <table:table-cell office:value-type="float" office:value="97" calcext:value-type="float">
            <text:p>97</text:p>
          </table:table-cell>
          <table:table-cell office:value-type="float" office:value="19.427" calcext:value-type="float">
            <text:p>19.4270</text:p>
          </table:table-cell>
          <table:table-cell table:formula="of:=IF([.E26]=[.G26];&quot;ok&quot;;&quot;diff&quot;)" office:value-type="string" office:string-value="ok" calcext:value-type="string">
            <text:p>ok</text:p>
          </table:table-cell>
          <table:table-cell table:number-columns-repeated="9"/>
        </table:table-row>
        <table:table-row table:style-name="ro1">
          <table:table-cell office:value-type="string" calcext:value-type="string">
            <text:p>Tiny.json</text:p>
          </table:table-cell>
          <table:table-cell office:value-type="float" office:value="2" calcext:value-type="float">
            <text:p>2</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00</text:p>
          </table:table-cell>
          <table:table-cell office:value-type="float" office:value="2" calcext:value-type="float">
            <text:p>2</text:p>
          </table:table-cell>
          <table:table-cell office:value-type="float" office:value="0.03" calcext:value-type="float">
            <text:p>0.0300</text:p>
          </table:table-cell>
          <table:table-cell table:formula="of:=IF([.E27]=[.G27];&quot;ok&quot;;&quot;diff&quot;)" office:value-type="string" office:string-value="ok" calcext:value-type="string">
            <text:p>ok</text:p>
          </table:table-cell>
          <table:table-cell table:number-columns-repeated="9"/>
        </table:table-row>
        <table:table-row table:style-name="ro1" table:number-rows-repeated="1048548">
          <table:table-cell table:number-columns-repeated="17"/>
        </table:table-row>
        <table:table-row table:style-name="ro1">
          <table:table-cell table:number-columns-repeated="17"/>
        </table:table-row>
      </table:table>
      <table:table table:name="test_greedy"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46859" calcext:value-type="float">
            <text:p>46859</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0]&lt;&gt;[.A11];AVERAGE([.B1:.B10]); &quot; &quot;)" office:value-type="float" office:value="46169" calcext:value-type="float">
            <text:p>46169</text:p>
          </table:table-cell>
        </table:table-row>
        <table:table-row table:style-name="ro1">
          <table:table-cell office:value-type="string" calcext:value-type="string">
            <text:p>./data/bradford-0-eplus.json</text:p>
          </table:table-cell>
          <table:table-cell office:value-type="float" office:value="45791" calcext:value-type="float">
            <text:p>45791</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5973" calcext:value-type="float">
            <text:p>45973</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5617" calcext:value-type="float">
            <text:p>45617</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6066" calcext:value-type="float">
            <text:p>46066</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4843" calcext:value-type="float">
            <text:p>44843</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7231" calcext:value-type="float">
            <text:p>47231</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6807" calcext:value-type="float">
            <text:p>46807</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5119" calcext:value-type="float">
            <text:p>45119</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47384" calcext:value-type="float">
            <text:p>47384</text:p>
          </table:table-cell>
          <table:table-cell office:value-type="string" calcext:value-type="string">
            <text:p>us</text:p>
          </table:table-cell>
          <table:table-cell office:value-type="float" office:value="0" calcext:value-type="float">
            <text:p>0</text:p>
          </table:table-cell>
          <table:table-cell office:value-type="float" office:value="10.7947" calcext:value-type="float">
            <text:p>10.7947</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6950" calcext:value-type="float">
            <text:p>266950</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0]&lt;&gt;[.A21];AVERAGE([.B11:.B20]); &quot; &quot;)" office:value-type="float" office:value="268321.3" calcext:value-type="float">
            <text:p>268321.3</text:p>
          </table:table-cell>
        </table:table-row>
        <table:table-row table:style-name="ro1">
          <table:table-cell office:value-type="string" calcext:value-type="string">
            <text:p>./data/bradford-10-eplus.json</text:p>
          </table:table-cell>
          <table:table-cell office:value-type="float" office:value="267333" calcext:value-type="float">
            <text:p>267333</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8188" calcext:value-type="float">
            <text:p>268188</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70314" calcext:value-type="float">
            <text:p>270314</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9689" calcext:value-type="float">
            <text:p>269689</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8883" calcext:value-type="float">
            <text:p>268883</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70593" calcext:value-type="float">
            <text:p>270593</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8313" calcext:value-type="float">
            <text:p>268313</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8442" calcext:value-type="float">
            <text:p>268442</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264508" calcext:value-type="float">
            <text:p>264508</text:p>
          </table:table-cell>
          <table:table-cell office:value-type="string" calcext:value-type="string">
            <text:p>us</text:p>
          </table:table-cell>
          <table:table-cell office:value-type="float" office:value="26" calcext:value-type="float">
            <text:p>26</text:p>
          </table:table-cell>
          <table:table-cell office:value-type="float" office:value="733.206" calcext:value-type="float">
            <text:p>733.206</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29888" calcext:value-type="float">
            <text:p>129888</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0]&lt;&gt;[.A31];AVERAGE([.B21:.B30]); &quot; &quot;)" office:value-type="float" office:value="131352.4" calcext:value-type="float">
            <text:p>131352.4</text:p>
          </table:table-cell>
        </table:table-row>
        <table:table-row table:style-name="ro1">
          <table:table-cell office:value-type="string" calcext:value-type="string">
            <text:p>./data/bradford-10-free.json</text:p>
          </table:table-cell>
          <table:table-cell office:value-type="float" office:value="130253" calcext:value-type="float">
            <text:p>130253</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29883" calcext:value-type="float">
            <text:p>129883</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3742" calcext:value-type="float">
            <text:p>133742</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2678" calcext:value-type="float">
            <text:p>132678</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29152" calcext:value-type="float">
            <text:p>129152</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6746" calcext:value-type="float">
            <text:p>136746</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28572" calcext:value-type="float">
            <text:p>128572</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1317" calcext:value-type="float">
            <text:p>131317</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31293" calcext:value-type="float">
            <text:p>131293</text:p>
          </table:table-cell>
          <table:table-cell office:value-type="string" calcext:value-type="string">
            <text:p>us</text:p>
          </table:table-cell>
          <table:table-cell office:value-type="float" office:value="31" calcext:value-type="float">
            <text:p>31</text:p>
          </table:table-cell>
          <table:table-cell office:value-type="float" office:value="416.559" calcext:value-type="float">
            <text:p>416.559</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7016" calcext:value-type="float">
            <text:p>107016</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0]&lt;&gt;[.A41];AVERAGE([.B31:.B40]); &quot; &quot;)" office:value-type="float" office:value="107068.7" calcext:value-type="float">
            <text:p>107068.7</text:p>
          </table:table-cell>
        </table:table-row>
        <table:table-row table:style-name="ro1">
          <table:table-cell office:value-type="string" calcext:value-type="string">
            <text:p>./data/bradford-10-race.json</text:p>
          </table:table-cell>
          <table:table-cell office:value-type="float" office:value="108854" calcext:value-type="float">
            <text:p>108854</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6020" calcext:value-type="float">
            <text:p>106020</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6392" calcext:value-type="float">
            <text:p>106392</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9541" calcext:value-type="float">
            <text:p>109541</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5438" calcext:value-type="float">
            <text:p>105438</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5581" calcext:value-type="float">
            <text:p>105581</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6650" calcext:value-type="float">
            <text:p>106650</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7886" calcext:value-type="float">
            <text:p>107886</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07309" calcext:value-type="float">
            <text:p>107309</text:p>
          </table:table-cell>
          <table:table-cell office:value-type="string" calcext:value-type="string">
            <text:p>us</text:p>
          </table:table-cell>
          <table:table-cell office:value-type="float" office:value="25" calcext:value-type="float">
            <text:p>25</text:p>
          </table:table-cell>
          <table:table-cell office:value-type="float" office:value="160.802" calcext:value-type="float">
            <text:p>160.802</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2968" calcext:value-type="float">
            <text:p>102968</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0]&lt;&gt;[.A51];AVERAGE([.B41:.B50]); &quot; &quot;)" office:value-type="float" office:value="104354" calcext:value-type="float">
            <text:p>104354</text:p>
          </table:table-cell>
        </table:table-row>
        <table:table-row table:style-name="ro1">
          <table:table-cell office:value-type="string" calcext:value-type="string">
            <text:p>./data/bradford-1-eplus.json</text:p>
          </table:table-cell>
          <table:table-cell office:value-type="float" office:value="105717" calcext:value-type="float">
            <text:p>105717</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5160" calcext:value-type="float">
            <text:p>105160</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3639" calcext:value-type="float">
            <text:p>103639</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2563" calcext:value-type="float">
            <text:p>102563</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2444" calcext:value-type="float">
            <text:p>102444</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6427" calcext:value-type="float">
            <text:p>106427</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3652" calcext:value-type="float">
            <text:p>103652</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4769" calcext:value-type="float">
            <text:p>104769</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06201" calcext:value-type="float">
            <text:p>106201</text:p>
          </table:table-cell>
          <table:table-cell office:value-type="string" calcext:value-type="string">
            <text:p>us</text:p>
          </table:table-cell>
          <table:table-cell office:value-type="float" office:value="0" calcext:value-type="float">
            <text:p>0</text:p>
          </table:table-cell>
          <table:table-cell office:value-type="float" office:value="107.836" calcext:value-type="float">
            <text:p>107.836</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0177" calcext:value-type="float">
            <text:p>50177</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0]&lt;&gt;[.A61];AVERAGE([.B51:.B60]); &quot; &quot;)" office:value-type="float" office:value="50015.8" calcext:value-type="float">
            <text:p>50015.8</text:p>
          </table:table-cell>
        </table:table-row>
        <table:table-row table:style-name="ro1">
          <table:table-cell office:value-type="string" calcext:value-type="string">
            <text:p>./data/bradford-1-free.json</text:p>
          </table:table-cell>
          <table:table-cell office:value-type="float" office:value="48509" calcext:value-type="float">
            <text:p>48509</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49716" calcext:value-type="float">
            <text:p>49716</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49087" calcext:value-type="float">
            <text:p>49087</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1191" calcext:value-type="float">
            <text:p>51191</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1096" calcext:value-type="float">
            <text:p>51096</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0839" calcext:value-type="float">
            <text:p>50839</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49818" calcext:value-type="float">
            <text:p>49818</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0504" calcext:value-type="float">
            <text:p>50504</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49221" calcext:value-type="float">
            <text:p>49221</text:p>
          </table:table-cell>
          <table:table-cell office:value-type="string" calcext:value-type="string">
            <text:p>us</text:p>
          </table:table-cell>
          <table:table-cell office:value-type="float" office:value="0" calcext:value-type="float">
            <text:p>0</text:p>
          </table:table-cell>
          <table:table-cell office:value-type="float" office:value="15.2628" calcext:value-type="float">
            <text:p>15.2628</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580" calcext:value-type="float">
            <text:p>41580</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0]&lt;&gt;[.A71];AVERAGE([.B61:.B70]); &quot; &quot;)" office:value-type="float" office:value="41789.2" calcext:value-type="float">
            <text:p>41789.2</text:p>
          </table:table-cell>
        </table:table-row>
        <table:table-row table:style-name="ro1">
          <table:table-cell office:value-type="string" calcext:value-type="string">
            <text:p>./data/bradford-1-race.json</text:p>
          </table:table-cell>
          <table:table-cell office:value-type="float" office:value="41731" calcext:value-type="float">
            <text:p>41731</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2413" calcext:value-type="float">
            <text:p>42413</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395" calcext:value-type="float">
            <text:p>41395</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2015" calcext:value-type="float">
            <text:p>42015</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221" calcext:value-type="float">
            <text:p>41221</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586" calcext:value-type="float">
            <text:p>41586</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2013" calcext:value-type="float">
            <text:p>42013</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1640" calcext:value-type="float">
            <text:p>41640</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2298" calcext:value-type="float">
            <text:p>42298</text:p>
          </table:table-cell>
          <table:table-cell office:value-type="string" calcext:value-type="string">
            <text:p>us</text:p>
          </table:table-cell>
          <table:table-cell office:value-type="float" office:value="0" calcext:value-type="float">
            <text:p>0</text:p>
          </table:table-cell>
          <table:table-cell office:value-type="float" office:value="3.94305" calcext:value-type="float">
            <text:p>3.94305</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34681" calcext:value-type="float">
            <text:p>134681</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0]&lt;&gt;[.A81];AVERAGE([.B71:.B80]); &quot; &quot;)" office:value-type="float" office:value="138722.7" calcext:value-type="float">
            <text:p>138722.7</text:p>
          </table:table-cell>
        </table:table-row>
        <table:table-row table:style-name="ro1">
          <table:table-cell office:value-type="string" calcext:value-type="string">
            <text:p>./data/bradford-2-eplus.json</text:p>
          </table:table-cell>
          <table:table-cell office:value-type="float" office:value="135070" calcext:value-type="float">
            <text:p>135070</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36449" calcext:value-type="float">
            <text:p>136449</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1447" calcext:value-type="float">
            <text:p>141447</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0096" calcext:value-type="float">
            <text:p>140096</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37018" calcext:value-type="float">
            <text:p>137018</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0834" calcext:value-type="float">
            <text:p>140834</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35947" calcext:value-type="float">
            <text:p>135947</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2641" calcext:value-type="float">
            <text:p>142641</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43044" calcext:value-type="float">
            <text:p>143044</text:p>
          </table:table-cell>
          <table:table-cell office:value-type="string" calcext:value-type="string">
            <text:p>us</text:p>
          </table:table-cell>
          <table:table-cell office:value-type="float" office:value="2" calcext:value-type="float">
            <text:p>2</text:p>
          </table:table-cell>
          <table:table-cell office:value-type="float" office:value="201.418" calcext:value-type="float">
            <text:p>201.418</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5191" calcext:value-type="float">
            <text:p>65191</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0]&lt;&gt;[.A91];AVERAGE([.B81:.B90]); &quot; &quot;)" office:value-type="float" office:value="66003.6" calcext:value-type="float">
            <text:p>66003.6</text:p>
          </table:table-cell>
        </table:table-row>
        <table:table-row table:style-name="ro1">
          <table:table-cell office:value-type="string" calcext:value-type="string">
            <text:p>./data/bradford-2-free.json</text:p>
          </table:table-cell>
          <table:table-cell office:value-type="float" office:value="67149" calcext:value-type="float">
            <text:p>67149</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4817" calcext:value-type="float">
            <text:p>64817</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5165" calcext:value-type="float">
            <text:p>65165</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7003" calcext:value-type="float">
            <text:p>67003</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6940" calcext:value-type="float">
            <text:p>66940</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5351" calcext:value-type="float">
            <text:p>65351</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6109" calcext:value-type="float">
            <text:p>66109</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5464" calcext:value-type="float">
            <text:p>65464</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66847" calcext:value-type="float">
            <text:p>66847</text:p>
          </table:table-cell>
          <table:table-cell office:value-type="string" calcext:value-type="string">
            <text:p>us</text:p>
          </table:table-cell>
          <table:table-cell office:value-type="float" office:value="3" calcext:value-type="float">
            <text:p>3</text:p>
          </table:table-cell>
          <table:table-cell office:value-type="float" office:value="57.2911" calcext:value-type="float">
            <text:p>57.2911</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4525" calcext:value-type="float">
            <text:p>54525</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0]&lt;&gt;[.A101];AVERAGE([.B91:.B100]); &quot; &quot;)" office:value-type="float" office:value="54804" calcext:value-type="float">
            <text:p>54804</text:p>
          </table:table-cell>
        </table:table-row>
        <table:table-row table:style-name="ro1">
          <table:table-cell office:value-type="string" calcext:value-type="string">
            <text:p>./data/bradford-2-race.json</text:p>
          </table:table-cell>
          <table:table-cell office:value-type="float" office:value="55005" calcext:value-type="float">
            <text:p>55005</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4881" calcext:value-type="float">
            <text:p>54881</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3754" calcext:value-type="float">
            <text:p>53754</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5044" calcext:value-type="float">
            <text:p>55044</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6144" calcext:value-type="float">
            <text:p>56144</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5231" calcext:value-type="float">
            <text:p>55231</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4534" calcext:value-type="float">
            <text:p>54534</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3842" calcext:value-type="float">
            <text:p>53842</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55080" calcext:value-type="float">
            <text:p>55080</text:p>
          </table:table-cell>
          <table:table-cell office:value-type="string" calcext:value-type="string">
            <text:p>us</text:p>
          </table:table-cell>
          <table:table-cell office:value-type="float" office:value="0" calcext:value-type="float">
            <text:p>0</text:p>
          </table:table-cell>
          <table:table-cell office:value-type="float" office:value="15.0415" calcext:value-type="float">
            <text:p>15.0415</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7348" calcext:value-type="float">
            <text:p>187348</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0]&lt;&gt;[.A111];AVERAGE([.B101:.B110]); &quot; &quot;)" office:value-type="float" office:value="186660.8" calcext:value-type="float">
            <text:p>186660.8</text:p>
          </table:table-cell>
        </table:table-row>
        <table:table-row table:style-name="ro1">
          <table:table-cell office:value-type="string" calcext:value-type="string">
            <text:p>./data/bradford-4-eplus.json</text:p>
          </table:table-cell>
          <table:table-cell office:value-type="float" office:value="186869" calcext:value-type="float">
            <text:p>186869</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6617" calcext:value-type="float">
            <text:p>186617</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3026" calcext:value-type="float">
            <text:p>183026</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4601" calcext:value-type="float">
            <text:p>184601</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5270" calcext:value-type="float">
            <text:p>185270</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92592" calcext:value-type="float">
            <text:p>192592</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90765" calcext:value-type="float">
            <text:p>190765</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7357" calcext:value-type="float">
            <text:p>187357</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182163" calcext:value-type="float">
            <text:p>182163</text:p>
          </table:table-cell>
          <table:table-cell office:value-type="string" calcext:value-type="string">
            <text:p>us</text:p>
          </table:table-cell>
          <table:table-cell office:value-type="float" office:value="1" calcext:value-type="float">
            <text:p>1</text:p>
          </table:table-cell>
          <table:table-cell office:value-type="float" office:value="354.394" calcext:value-type="float">
            <text:p>354.394</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7634" calcext:value-type="float">
            <text:p>87634</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0]&lt;&gt;[.A121];AVERAGE([.B111:.B120]); &quot; &quot;)" office:value-type="float" office:value="89140.2" calcext:value-type="float">
            <text:p>89140.2</text:p>
          </table:table-cell>
        </table:table-row>
        <table:table-row table:style-name="ro1">
          <table:table-cell office:value-type="string" calcext:value-type="string">
            <text:p>./data/bradford-4-free.json</text:p>
          </table:table-cell>
          <table:table-cell office:value-type="float" office:value="90055" calcext:value-type="float">
            <text:p>90055</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427" calcext:value-type="float">
            <text:p>88427</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486" calcext:value-type="float">
            <text:p>88486</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072" calcext:value-type="float">
            <text:p>88072</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998" calcext:value-type="float">
            <text:p>88998</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7060" calcext:value-type="float">
            <text:p>87060</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90915" calcext:value-type="float">
            <text:p>90915</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88833" calcext:value-type="float">
            <text:p>88833</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92922" calcext:value-type="float">
            <text:p>92922</text:p>
          </table:table-cell>
          <table:table-cell office:value-type="string" calcext:value-type="string">
            <text:p>us</text:p>
          </table:table-cell>
          <table:table-cell office:value-type="float" office:value="1" calcext:value-type="float">
            <text:p>1</text:p>
          </table:table-cell>
          <table:table-cell office:value-type="float" office:value="153.348" calcext:value-type="float">
            <text:p>153.348</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3652" calcext:value-type="float">
            <text:p>73652</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0]&lt;&gt;[.A131];AVERAGE([.B121:.B130]); &quot; &quot;)" office:value-type="float" office:value="73358.8" calcext:value-type="float">
            <text:p>73358.8</text:p>
          </table:table-cell>
        </table:table-row>
        <table:table-row table:style-name="ro1">
          <table:table-cell office:value-type="string" calcext:value-type="string">
            <text:p>./data/bradford-4-race.json</text:p>
          </table:table-cell>
          <table:table-cell office:value-type="float" office:value="74093" calcext:value-type="float">
            <text:p>74093</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1673" calcext:value-type="float">
            <text:p>71673</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3625" calcext:value-type="float">
            <text:p>73625</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1369" calcext:value-type="float">
            <text:p>71369</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1821" calcext:value-type="float">
            <text:p>71821</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8507" calcext:value-type="float">
            <text:p>78507</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1764" calcext:value-type="float">
            <text:p>71764</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2604" calcext:value-type="float">
            <text:p>72604</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74480" calcext:value-type="float">
            <text:p>74480</text:p>
          </table:table-cell>
          <table:table-cell office:value-type="string" calcext:value-type="string">
            <text:p>us</text:p>
          </table:table-cell>
          <table:table-cell office:value-type="float" office:value="2" calcext:value-type="float">
            <text:p>2</text:p>
          </table:table-cell>
          <table:table-cell office:value-type="float" office:value="48.7204" calcext:value-type="float">
            <text:p>48.7204</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2331" calcext:value-type="float">
            <text:p>202331</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0]&lt;&gt;[.A141];AVERAGE([.B131:.B140]); &quot; &quot;)" office:value-type="float" office:value="203807.2" calcext:value-type="float">
            <text:p>203807.2</text:p>
          </table:table-cell>
        </table:table-row>
        <table:table-row table:style-name="ro1">
          <table:table-cell office:value-type="string" calcext:value-type="string">
            <text:p>./data/bradford_nt-10-eplus.json</text:p>
          </table:table-cell>
          <table:table-cell office:value-type="float" office:value="203250" calcext:value-type="float">
            <text:p>203250</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3071" calcext:value-type="float">
            <text:p>203071</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3017" calcext:value-type="float">
            <text:p>203017</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8219" calcext:value-type="float">
            <text:p>208219</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7978" calcext:value-type="float">
            <text:p>207978</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0353" calcext:value-type="float">
            <text:p>200353</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2281" calcext:value-type="float">
            <text:p>202281</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6180" calcext:value-type="float">
            <text:p>206180</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01392" calcext:value-type="float">
            <text:p>201392</text:p>
          </table:table-cell>
          <table:table-cell office:value-type="string" calcext:value-type="string">
            <text:p>us</text:p>
          </table:table-cell>
          <table:table-cell office:value-type="float" office:value="0" calcext:value-type="float">
            <text:p>0</text:p>
          </table:table-cell>
          <table:table-cell office:value-type="float" office:value="322.447" calcext:value-type="float">
            <text:p>322.447</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7020" calcext:value-type="float">
            <text:p>97020</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0]&lt;&gt;[.A151];AVERAGE([.B141:.B150]); &quot; &quot;)" office:value-type="float" office:value="96066.3" calcext:value-type="float">
            <text:p>96066.3</text:p>
          </table:table-cell>
        </table:table-row>
        <table:table-row table:style-name="ro1">
          <table:table-cell office:value-type="string" calcext:value-type="string">
            <text:p>./data/bradford_nt-10-free.json</text:p>
          </table:table-cell>
          <table:table-cell office:value-type="float" office:value="94688" calcext:value-type="float">
            <text:p>94688</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5975" calcext:value-type="float">
            <text:p>95975</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5142" calcext:value-type="float">
            <text:p>95142</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047" calcext:value-type="float">
            <text:p>96047</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120" calcext:value-type="float">
            <text:p>96120</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177" calcext:value-type="float">
            <text:p>96177</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588" calcext:value-type="float">
            <text:p>96588</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5940" calcext:value-type="float">
            <text:p>95940</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96966" calcext:value-type="float">
            <text:p>96966</text:p>
          </table:table-cell>
          <table:table-cell office:value-type="string" calcext:value-type="string">
            <text:p>us</text:p>
          </table:table-cell>
          <table:table-cell office:value-type="float" office:value="0" calcext:value-type="float">
            <text:p>0</text:p>
          </table:table-cell>
          <table:table-cell office:value-type="float" office:value="80.3526" calcext:value-type="float">
            <text:p>80.3526</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2065" calcext:value-type="float">
            <text:p>82065</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0]&lt;&gt;[.A161];AVERAGE([.B151:.B160]); &quot; &quot;)" office:value-type="float" office:value="81374.7" calcext:value-type="float">
            <text:p>81374.7</text:p>
          </table:table-cell>
        </table:table-row>
        <table:table-row table:style-name="ro1">
          <table:table-cell office:value-type="string" calcext:value-type="string">
            <text:p>./data/bradford_nt-10-race.json</text:p>
          </table:table-cell>
          <table:table-cell office:value-type="float" office:value="80777" calcext:value-type="float">
            <text:p>80777</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79745" calcext:value-type="float">
            <text:p>79745</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79632" calcext:value-type="float">
            <text:p>79632</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2993" calcext:value-type="float">
            <text:p>82993</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0673" calcext:value-type="float">
            <text:p>80673</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1693" calcext:value-type="float">
            <text:p>81693</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0985" calcext:value-type="float">
            <text:p>80985</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2471" calcext:value-type="float">
            <text:p>82471</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82713" calcext:value-type="float">
            <text:p>82713</text:p>
          </table:table-cell>
          <table:table-cell office:value-type="string" calcext:value-type="string">
            <text:p>us</text:p>
          </table:table-cell>
          <table:table-cell office:value-type="float" office:value="0" calcext:value-type="float">
            <text:p>0</text:p>
          </table:table-cell>
          <table:table-cell office:value-type="float" office:value="26.8581" calcext:value-type="float">
            <text:p>26.8581</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090" calcext:value-type="float">
            <text:p>49090</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0]&lt;&gt;[.A171];AVERAGE([.B161:.B170]); &quot; &quot;)" office:value-type="float" office:value="48688.1" calcext:value-type="float">
            <text:p>48688.1</text:p>
          </table:table-cell>
        </table:table-row>
        <table:table-row table:style-name="ro1">
          <table:table-cell office:value-type="string" calcext:value-type="string">
            <text:p>./data/bradford_nt-1-eplus.json</text:p>
          </table:table-cell>
          <table:table-cell office:value-type="float" office:value="48003" calcext:value-type="float">
            <text:p>48003</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8008" calcext:value-type="float">
            <text:p>48008</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7474" calcext:value-type="float">
            <text:p>47474</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380" calcext:value-type="float">
            <text:p>49380</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8704" calcext:value-type="float">
            <text:p>48704</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832" calcext:value-type="float">
            <text:p>49832</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261" calcext:value-type="float">
            <text:p>49261</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7870" calcext:value-type="float">
            <text:p>47870</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49259" calcext:value-type="float">
            <text:p>49259</text:p>
          </table:table-cell>
          <table:table-cell office:value-type="string" calcext:value-type="string">
            <text:p>us</text:p>
          </table:table-cell>
          <table:table-cell office:value-type="float" office:value="0" calcext:value-type="float">
            <text:p>0</text:p>
          </table:table-cell>
          <table:table-cell office:value-type="float" office:value="13.0569" calcext:value-type="float">
            <text:p>13.0569</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903" calcext:value-type="float">
            <text:p>61903</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0]&lt;&gt;[.A181];AVERAGE([.B171:.B180]); &quot; &quot;)" office:value-type="float" office:value="62187.8" calcext:value-type="float">
            <text:p>62187.8</text:p>
          </table:table-cell>
        </table:table-row>
        <table:table-row table:style-name="ro1">
          <table:table-cell office:value-type="string" calcext:value-type="string">
            <text:p>./data/bradford_nt-2-eplus.json</text:p>
          </table:table-cell>
          <table:table-cell office:value-type="float" office:value="62316" calcext:value-type="float">
            <text:p>62316</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783" calcext:value-type="float">
            <text:p>61783</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232" calcext:value-type="float">
            <text:p>61232</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698" calcext:value-type="float">
            <text:p>61698</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4939" calcext:value-type="float">
            <text:p>64939</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674" calcext:value-type="float">
            <text:p>61674</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2525" calcext:value-type="float">
            <text:p>62525</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2356" calcext:value-type="float">
            <text:p>62356</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61452" calcext:value-type="float">
            <text:p>61452</text:p>
          </table:table-cell>
          <table:table-cell office:value-type="string" calcext:value-type="string">
            <text:p>us</text:p>
          </table:table-cell>
          <table:table-cell office:value-type="float" office:value="0" calcext:value-type="float">
            <text:p>0</text:p>
          </table:table-cell>
          <table:table-cell office:value-type="float" office:value="25.8038" calcext:value-type="float">
            <text:p>25.8038</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5859" calcext:value-type="float">
            <text:p>95859</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0]&lt;&gt;[.A191];AVERAGE([.B181:.B190]); &quot; &quot;)" office:value-type="float" office:value="95772.5" calcext:value-type="float">
            <text:p>95772.5</text:p>
          </table:table-cell>
        </table:table-row>
        <table:table-row table:style-name="ro1">
          <table:table-cell office:value-type="string" calcext:value-type="string">
            <text:p>./data/bradford_nt-4-eplus.json</text:p>
          </table:table-cell>
          <table:table-cell office:value-type="float" office:value="95329" calcext:value-type="float">
            <text:p>95329</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5505" calcext:value-type="float">
            <text:p>95505</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4501" calcext:value-type="float">
            <text:p>94501</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6314" calcext:value-type="float">
            <text:p>96314</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5444" calcext:value-type="float">
            <text:p>95444</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3588" calcext:value-type="float">
            <text:p>93588</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4856" calcext:value-type="float">
            <text:p>94856</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8123" calcext:value-type="float">
            <text:p>98123</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98206" calcext:value-type="float">
            <text:p>98206</text:p>
          </table:table-cell>
          <table:table-cell office:value-type="string" calcext:value-type="string">
            <text:p>us</text:p>
          </table:table-cell>
          <table:table-cell office:value-type="float" office:value="0" calcext:value-type="float">
            <text:p>0</text:p>
          </table:table-cell>
          <table:table-cell office:value-type="float" office:value="71.1352" calcext:value-type="float">
            <text:p>71.1352</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8278" calcext:value-type="float">
            <text:p>38278</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0]&lt;&gt;[.A201];AVERAGE([.B191:.B200]); &quot; &quot;)" office:value-type="float" office:value="38959.3" calcext:value-type="float">
            <text:p>38959.3</text:p>
          </table:table-cell>
        </table:table-row>
        <table:table-row table:style-name="ro1">
          <table:table-cell office:value-type="string" calcext:value-type="string">
            <text:p>./data/bradford_nt-4-race.json</text:p>
          </table:table-cell>
          <table:table-cell office:value-type="float" office:value="39229" calcext:value-type="float">
            <text:p>39229</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9711" calcext:value-type="float">
            <text:p>39711</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9311" calcext:value-type="float">
            <text:p>39311</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0027" calcext:value-type="float">
            <text:p>40027</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8015" calcext:value-type="float">
            <text:p>38015</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9095" calcext:value-type="float">
            <text:p>39095</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8331" calcext:value-type="float">
            <text:p>38331</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8459" calcext:value-type="float">
            <text:p>38459</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39137" calcext:value-type="float">
            <text:p>39137</text:p>
          </table:table-cell>
          <table:table-cell office:value-type="string" calcext:value-type="string">
            <text:p>us</text:p>
          </table:table-cell>
          <table:table-cell office:value-type="float" office:value="0" calcext:value-type="float">
            <text:p>0</text:p>
          </table:table-cell>
          <table:table-cell office:value-type="float" office:value="0.350009" calcext:value-type="float">
            <text:p>0.350009</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23" calcext:value-type="float">
            <text:p>2923</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0]&lt;&gt;[.A211];AVERAGE([.B201:.B210]); &quot; &quot;)" office:value-type="float" office:value="2965.7" calcext:value-type="float">
            <text:p>2965.7</text:p>
          </table:table-cell>
        </table:table-row>
        <table:table-row table:style-name="ro1">
          <table:table-cell office:value-type="string" calcext:value-type="string">
            <text:p>./data/K.json</text:p>
          </table:table-cell>
          <table:table-cell office:value-type="float" office:value="2977" calcext:value-type="float">
            <text:p>297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76" calcext:value-type="float">
            <text:p>2976</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58" calcext:value-type="float">
            <text:p>2958</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27" calcext:value-type="float">
            <text:p>292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027" calcext:value-type="float">
            <text:p>302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85" calcext:value-type="float">
            <text:p>2985</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60" calcext:value-type="float">
            <text:p>2960</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67" calcext:value-type="float">
            <text:p>296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2957" calcext:value-type="float">
            <text:p>2957</text:p>
          </table:table-cell>
          <table:table-cell office:value-type="string" calcext:value-type="string">
            <text:p>us</text:p>
          </table:table-cell>
          <table:table-cell office:value-type="float" office:value="0" calcext:value-type="float">
            <text:p>0</text:p>
          </table:table-cell>
          <table:table-cell office:value-type="float" office:value="4.38037" calcext:value-type="float">
            <text:p>4.38037</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272" calcext:value-type="float">
            <text:p>8272</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0]&lt;&gt;[.A221];AVERAGE([.B211:.B220]); &quot; &quot;)" office:value-type="float" office:value="8122.4" calcext:value-type="float">
            <text:p>8122.4</text:p>
          </table:table-cell>
        </table:table-row>
        <table:table-row table:style-name="ro1">
          <table:table-cell office:value-type="string" calcext:value-type="string">
            <text:p>./data/siemens1.json</text:p>
          </table:table-cell>
          <table:table-cell office:value-type="float" office:value="8082" calcext:value-type="float">
            <text:p>8082</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130" calcext:value-type="float">
            <text:p>8130</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7846" calcext:value-type="float">
            <text:p>7846</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584" calcext:value-type="float">
            <text:p>8584</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078" calcext:value-type="float">
            <text:p>8078</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094" calcext:value-type="float">
            <text:p>8094</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8197" calcext:value-type="float">
            <text:p>8197</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7984" calcext:value-type="float">
            <text:p>7984</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7957" calcext:value-type="float">
            <text:p>7957</text:p>
          </table:table-cell>
          <table:table-cell office:value-type="string" calcext:value-type="string">
            <text:p>us</text:p>
          </table:table-cell>
          <table:table-cell office:value-type="float" office:value="2" calcext:value-type="float">
            <text:p>2</text:p>
          </table:table-cell>
          <table:table-cell office:value-type="float" office:value="10.3284" calcext:value-type="float">
            <text:p>10.3284</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8393" calcext:value-type="float">
            <text:p>58393</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0]&lt;&gt;[.A231];AVERAGE([.B221:.B230]); &quot; &quot;)" office:value-type="float" office:value="58419.4" calcext:value-type="float">
            <text:p>58419.4</text:p>
          </table:table-cell>
        </table:table-row>
        <table:table-row table:style-name="ro1">
          <table:table-cell office:value-type="string" calcext:value-type="string">
            <text:p>./data/siemens2.json</text:p>
          </table:table-cell>
          <table:table-cell office:value-type="float" office:value="59418" calcext:value-type="float">
            <text:p>59418</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9256" calcext:value-type="float">
            <text:p>59256</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8447" calcext:value-type="float">
            <text:p>58447</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6063" calcext:value-type="float">
            <text:p>56063</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9004" calcext:value-type="float">
            <text:p>59004</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6899" calcext:value-type="float">
            <text:p>56899</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9145" calcext:value-type="float">
            <text:p>59145</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0296" calcext:value-type="float">
            <text:p>60296</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57273" calcext:value-type="float">
            <text:p>57273</text:p>
          </table:table-cell>
          <table:table-cell office:value-type="string" calcext:value-type="string">
            <text:p>us</text:p>
          </table:table-cell>
          <table:table-cell office:value-type="float" office:value="14" calcext:value-type="float">
            <text:p>14</text:p>
          </table:table-cell>
          <table:table-cell office:value-type="float" office:value="31.867" calcext:value-type="float">
            <text:p>31.867</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7222" calcext:value-type="float">
            <text:p>27222</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0]&lt;&gt;[.A241];AVERAGE([.B231:.B240]); &quot; &quot;)" office:value-type="float" office:value="27263.2" calcext:value-type="float">
            <text:p>27263.2</text:p>
          </table:table-cell>
        </table:table-row>
        <table:table-row table:style-name="ro1">
          <table:table-cell office:value-type="string" calcext:value-type="string">
            <text:p>./data/siemens3.json</text:p>
          </table:table-cell>
          <table:table-cell office:value-type="float" office:value="26682" calcext:value-type="float">
            <text:p>26682</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7000" calcext:value-type="float">
            <text:p>27000</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6852" calcext:value-type="float">
            <text:p>26852</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7985" calcext:value-type="float">
            <text:p>27985</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6440" calcext:value-type="float">
            <text:p>26440</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6642" calcext:value-type="float">
            <text:p>26642</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7108" calcext:value-type="float">
            <text:p>27108</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8413" calcext:value-type="float">
            <text:p>28413</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28288" calcext:value-type="float">
            <text:p>28288</text:p>
          </table:table-cell>
          <table:table-cell office:value-type="string" calcext:value-type="string">
            <text:p>us</text:p>
          </table:table-cell>
          <table:table-cell office:value-type="float" office:value="114" calcext:value-type="float">
            <text:p>114</text:p>
          </table:table-cell>
          <table:table-cell office:value-type="float" office:value="21.7963" calcext:value-type="float">
            <text:p>21.7963</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39428" calcext:value-type="float">
            <text:p>139428</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0]&lt;&gt;[.A251];AVERAGE([.B241:.B250]); &quot; &quot;)" office:value-type="float" office:value="140053.1" calcext:value-type="float">
            <text:p>140053.1</text:p>
          </table:table-cell>
        </table:table-row>
        <table:table-row table:style-name="ro1">
          <table:table-cell office:value-type="string" calcext:value-type="string">
            <text:p>./data/siemens4.json</text:p>
          </table:table-cell>
          <table:table-cell office:value-type="float" office:value="139915" calcext:value-type="float">
            <text:p>139915</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1617" calcext:value-type="float">
            <text:p>141617</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346" calcext:value-type="float">
            <text:p>140346</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116" calcext:value-type="float">
            <text:p>140116</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503" calcext:value-type="float">
            <text:p>140503</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815" calcext:value-type="float">
            <text:p>140815</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35948" calcext:value-type="float">
            <text:p>135948</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1465" calcext:value-type="float">
            <text:p>141465</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40378" calcext:value-type="float">
            <text:p>140378</text:p>
          </table:table-cell>
          <table:table-cell office:value-type="string" calcext:value-type="string">
            <text:p>us</text:p>
          </table:table-cell>
          <table:table-cell office:value-type="float" office:value="228" calcext:value-type="float">
            <text:p>228</text:p>
          </table:table-cell>
          <table:table-cell office:value-type="float" office:value="172.293" calcext:value-type="float">
            <text:p>172.293</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86" calcext:value-type="float">
            <text:p>586</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0]&lt;&gt;[.A261];AVERAGE([.B251:.B260]); &quot; &quot;)" office:value-type="float" office:value="593.6" calcext:value-type="float">
            <text:p>593.6</text:p>
          </table:table-cell>
        </table:table-row>
        <table:table-row table:style-name="ro1">
          <table:table-cell office:value-type="string" calcext:value-type="string">
            <text:p>./data/Swisscom.json</text:p>
          </table:table-cell>
          <table:table-cell office:value-type="float" office:value="585" calcext:value-type="float">
            <text:p>585</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89" calcext:value-type="float">
            <text:p>589</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87" calcext:value-type="float">
            <text:p>587</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91" calcext:value-type="float">
            <text:p>591</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35" calcext:value-type="float">
            <text:p>635</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92" calcext:value-type="float">
            <text:p>592</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87" calcext:value-type="float">
            <text:p>587</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93" calcext:value-type="float">
            <text:p>593</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591" calcext:value-type="float">
            <text:p>591</text:p>
          </table:table-cell>
          <table:table-cell office:value-type="string" calcext:value-type="string">
            <text:p>us</text:p>
          </table:table-cell>
          <table:table-cell office:value-type="float" office:value="31" calcext:value-type="float">
            <text:p>31</text:p>
          </table:table-cell>
          <table:table-cell office:value-type="float" office:value="30.321" calcext:value-type="float">
            <text:p>30.321</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0]&lt;&gt;[.A271];AVERAGE([.B261:.B270]); &quot; &quot;)" office:value-type="float" office:value="11.5" calcext:value-type="float">
            <text:p>11.5</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6" calcext:value-type="float">
            <text:p>16</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1" calcext:value-type="float">
            <text:p>11</text:p>
          </table:table-cell>
          <table:table-cell office:value-type="string" calcext:value-type="string">
            <text:p>us</text:p>
          </table:table-cell>
          <table:table-cell office:value-type="float" office:value="2" calcext:value-type="float">
            <text:p>2</text:p>
          </table:table-cell>
          <table:table-cell office:value-type="float" office:value="0.03" calcext:value-type="float">
            <text:p>0.03</text:p>
          </table:table-cell>
          <table:table-cell table:formula="of:=IF([.A279]&lt;&gt;[.A280];AVERAGE([.B270:.B279]); &quot; &quot;)" office:value-type="string" office:string-value=" " calcext:value-type="string">
            <text:p><text:s/></text:p>
          </table:table-cell>
        </table:table-row>
      </table:table>
      <table:table table:name="test_greedy_degree" table:style-name="ta1">
        <table:table-column table:style-name="co13" table:default-cell-style-name="Default"/>
        <table:table-column table:style-name="co14" table:default-cell-style-name="Default"/>
        <table:table-column table:style-name="co3" table:default-cell-style-name="Default"/>
        <table:table-column table:style-name="co4" table:default-cell-style-name="Default"/>
        <table:table-column table:style-name="co15"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64334" calcext:value-type="float">
            <text:p>64334</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0]&lt;&gt;[.A11];AVERAGE([.B1:.B10]); &quot; &quot;)" office:value-type="float" office:value="64343.6" calcext:value-type="float">
            <text:p>64343.6</text:p>
          </table:table-cell>
        </table:table-row>
        <table:table-row table:style-name="ro1">
          <table:table-cell office:value-type="string" calcext:value-type="string">
            <text:p>./data/bradford-0-eplus.json</text:p>
          </table:table-cell>
          <table:table-cell office:value-type="float" office:value="63677" calcext:value-type="float">
            <text:p>6367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682" calcext:value-type="float">
            <text:p>64682</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341" calcext:value-type="float">
            <text:p>64341</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6967" calcext:value-type="float">
            <text:p>6696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218" calcext:value-type="float">
            <text:p>65218</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3656" calcext:value-type="float">
            <text:p>63656</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3974" calcext:value-type="float">
            <text:p>63974</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227" calcext:value-type="float">
            <text:p>6522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1360" calcext:value-type="float">
            <text:p>61360</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2269" calcext:value-type="float">
            <text:p>382269</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0]&lt;&gt;[.A21];AVERAGE([.B11:.B20]); &quot; &quot;)" office:value-type="float" office:value="380018.9" calcext:value-type="float">
            <text:p>380018.9</text:p>
          </table:table-cell>
        </table:table-row>
        <table:table-row table:style-name="ro1">
          <table:table-cell office:value-type="string" calcext:value-type="string">
            <text:p>./data/bradford-10-eplus.json</text:p>
          </table:table-cell>
          <table:table-cell office:value-type="float" office:value="372976" calcext:value-type="float">
            <text:p>37297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5514" calcext:value-type="float">
            <text:p>385514</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6554" calcext:value-type="float">
            <text:p>386554</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2051" calcext:value-type="float">
            <text:p>382051</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9868" calcext:value-type="float">
            <text:p>379868</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0811" calcext:value-type="float">
            <text:p>380811</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80546" calcext:value-type="float">
            <text:p>38054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2388" calcext:value-type="float">
            <text:p>372388</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7212" calcext:value-type="float">
            <text:p>377212</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3627" calcext:value-type="float">
            <text:p>163627</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0]&lt;&gt;[.A31];AVERAGE([.B21:.B30]); &quot; &quot;)" office:value-type="float" office:value="160922.5" calcext:value-type="float">
            <text:p>160922.5</text:p>
          </table:table-cell>
        </table:table-row>
        <table:table-row table:style-name="ro1">
          <table:table-cell office:value-type="string" calcext:value-type="string">
            <text:p>./data/bradford-10-free.json</text:p>
          </table:table-cell>
          <table:table-cell office:value-type="float" office:value="159914" calcext:value-type="float">
            <text:p>159914</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6816" calcext:value-type="float">
            <text:p>156816</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9926" calcext:value-type="float">
            <text:p>159926</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3155" calcext:value-type="float">
            <text:p>163155</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8470" calcext:value-type="float">
            <text:p>158470</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2584" calcext:value-type="float">
            <text:p>162584</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2981" calcext:value-type="float">
            <text:p>162981</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1683" calcext:value-type="float">
            <text:p>161683</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0069" calcext:value-type="float">
            <text:p>160069</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0681" calcext:value-type="float">
            <text:p>130681</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0]&lt;&gt;[.A41];AVERAGE([.B31:.B40]); &quot; &quot;)" office:value-type="float" office:value="130604.6" calcext:value-type="float">
            <text:p>130604.6</text:p>
          </table:table-cell>
        </table:table-row>
        <table:table-row table:style-name="ro1">
          <table:table-cell office:value-type="string" calcext:value-type="string">
            <text:p>./data/bradford-10-race.json</text:p>
          </table:table-cell>
          <table:table-cell office:value-type="float" office:value="131290" calcext:value-type="float">
            <text:p>131290</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7167" calcext:value-type="float">
            <text:p>127167</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6893" calcext:value-type="float">
            <text:p>126893</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402" calcext:value-type="float">
            <text:p>129402</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1724" calcext:value-type="float">
            <text:p>131724</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0609" calcext:value-type="float">
            <text:p>130609</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1885" calcext:value-type="float">
            <text:p>131885</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2970" calcext:value-type="float">
            <text:p>132970</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3425" calcext:value-type="float">
            <text:p>133425</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0345" calcext:value-type="float">
            <text:p>14034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0]&lt;&gt;[.A51];AVERAGE([.B41:.B50]); &quot; &quot;)" office:value-type="float" office:value="143938.2" calcext:value-type="float">
            <text:p>143938.2</text:p>
          </table:table-cell>
        </table:table-row>
        <table:table-row table:style-name="ro1">
          <table:table-cell office:value-type="string" calcext:value-type="string">
            <text:p>./data/bradford-1-eplus.json</text:p>
          </table:table-cell>
          <table:table-cell office:value-type="float" office:value="143634" calcext:value-type="float">
            <text:p>143634</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998" calcext:value-type="float">
            <text:p>143998</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4565" calcext:value-type="float">
            <text:p>14456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4662" calcext:value-type="float">
            <text:p>144662</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450" calcext:value-type="float">
            <text:p>143450</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636" calcext:value-type="float">
            <text:p>143636</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6868" calcext:value-type="float">
            <text:p>146868</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6599" calcext:value-type="float">
            <text:p>146599</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1625" calcext:value-type="float">
            <text:p>14162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383" calcext:value-type="float">
            <text:p>63383</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0]&lt;&gt;[.A61];AVERAGE([.B51:.B60]); &quot; &quot;)" office:value-type="float" office:value="62917.8" calcext:value-type="float">
            <text:p>62917.8</text:p>
          </table:table-cell>
        </table:table-row>
        <table:table-row table:style-name="ro1">
          <table:table-cell office:value-type="string" calcext:value-type="string">
            <text:p>./data/bradford-1-free.json</text:p>
          </table:table-cell>
          <table:table-cell office:value-type="float" office:value="62343" calcext:value-type="float">
            <text:p>62343</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5106" calcext:value-type="float">
            <text:p>65106</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870" calcext:value-type="float">
            <text:p>63870</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551" calcext:value-type="float">
            <text:p>62551</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562" calcext:value-type="float">
            <text:p>62562</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871" calcext:value-type="float">
            <text:p>62871</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766" calcext:value-type="float">
            <text:p>63766</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775" calcext:value-type="float">
            <text:p>61775</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951" calcext:value-type="float">
            <text:p>60951</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220" calcext:value-type="float">
            <text:p>5322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0]&lt;&gt;[.A71];AVERAGE([.B61:.B70]); &quot; &quot;)" office:value-type="float" office:value="51791.3" calcext:value-type="float">
            <text:p>51791.3</text:p>
          </table:table-cell>
        </table:table-row>
        <table:table-row table:style-name="ro1">
          <table:table-cell office:value-type="string" calcext:value-type="string">
            <text:p>./data/bradford-1-race.json</text:p>
          </table:table-cell>
          <table:table-cell office:value-type="float" office:value="52480" calcext:value-type="float">
            <text:p>5248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914" calcext:value-type="float">
            <text:p>51914</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788" calcext:value-type="float">
            <text:p>51788</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2459" calcext:value-type="float">
            <text:p>52459</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538" calcext:value-type="float">
            <text:p>51538</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597" calcext:value-type="float">
            <text:p>51597</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206" calcext:value-type="float">
            <text:p>50206</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503" calcext:value-type="float">
            <text:p>50503</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2208" calcext:value-type="float">
            <text:p>52208</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2875" calcext:value-type="float">
            <text:p>192875</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0]&lt;&gt;[.A81];AVERAGE([.B71:.B80]); &quot; &quot;)" office:value-type="float" office:value="189204.5" calcext:value-type="float">
            <text:p>189204.5</text:p>
          </table:table-cell>
        </table:table-row>
        <table:table-row table:style-name="ro1">
          <table:table-cell office:value-type="string" calcext:value-type="string">
            <text:p>./data/bradford-2-eplus.json</text:p>
          </table:table-cell>
          <table:table-cell office:value-type="float" office:value="185699" calcext:value-type="float">
            <text:p>185699</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2693" calcext:value-type="float">
            <text:p>192693</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5366" calcext:value-type="float">
            <text:p>185366</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6315" calcext:value-type="float">
            <text:p>186315</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4134" calcext:value-type="float">
            <text:p>194134</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5588" calcext:value-type="float">
            <text:p>185588</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1180" calcext:value-type="float">
            <text:p>191180</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7728" calcext:value-type="float">
            <text:p>187728</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0467" calcext:value-type="float">
            <text:p>190467</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538" calcext:value-type="float">
            <text:p>84538</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0]&lt;&gt;[.A91];AVERAGE([.B81:.B90]); &quot; &quot;)" office:value-type="float" office:value="83613.3" calcext:value-type="float">
            <text:p>83613.3</text:p>
          </table:table-cell>
        </table:table-row>
        <table:table-row table:style-name="ro1">
          <table:table-cell office:value-type="string" calcext:value-type="string">
            <text:p>./data/bradford-2-free.json</text:p>
          </table:table-cell>
          <table:table-cell office:value-type="float" office:value="83152" calcext:value-type="float">
            <text:p>83152</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830" calcext:value-type="float">
            <text:p>84830</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460" calcext:value-type="float">
            <text:p>83460</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233" calcext:value-type="float">
            <text:p>8423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765" calcext:value-type="float">
            <text:p>83765</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173" calcext:value-type="float">
            <text:p>8417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1139" calcext:value-type="float">
            <text:p>81139</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2720" calcext:value-type="float">
            <text:p>82720</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123" calcext:value-type="float">
            <text:p>8412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890" calcext:value-type="float">
            <text:p>68890</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0]&lt;&gt;[.A101];AVERAGE([.B91:.B100]); &quot; &quot;)" office:value-type="float" office:value="67035.9" calcext:value-type="float">
            <text:p>67035.9</text:p>
          </table:table-cell>
        </table:table-row>
        <table:table-row table:style-name="ro1">
          <table:table-cell office:value-type="string" calcext:value-type="string">
            <text:p>./data/bradford-2-race.json</text:p>
          </table:table-cell>
          <table:table-cell office:value-type="float" office:value="67161" calcext:value-type="float">
            <text:p>67161</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444" calcext:value-type="float">
            <text:p>67444</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523" calcext:value-type="float">
            <text:p>64523</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9045" calcext:value-type="float">
            <text:p>6904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378" calcext:value-type="float">
            <text:p>67378</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3635" calcext:value-type="float">
            <text:p>6363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579" calcext:value-type="float">
            <text:p>68579</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380" calcext:value-type="float">
            <text:p>66380</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324" calcext:value-type="float">
            <text:p>67324</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3959" calcext:value-type="float">
            <text:p>253959</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0]&lt;&gt;[.A111];AVERAGE([.B101:.B110]); &quot; &quot;)" office:value-type="float" office:value="255759.1" calcext:value-type="float">
            <text:p>255759.1</text:p>
          </table:table-cell>
        </table:table-row>
        <table:table-row table:style-name="ro1">
          <table:table-cell office:value-type="string" calcext:value-type="string">
            <text:p>./data/bradford-4-eplus.json</text:p>
          </table:table-cell>
          <table:table-cell office:value-type="float" office:value="258609" calcext:value-type="float">
            <text:p>258609</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7067" calcext:value-type="float">
            <text:p>257067</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1606" calcext:value-type="float">
            <text:p>25160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7296" calcext:value-type="float">
            <text:p>25729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8447" calcext:value-type="float">
            <text:p>258447</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5804" calcext:value-type="float">
            <text:p>255804</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7725" calcext:value-type="float">
            <text:p>257725</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4415" calcext:value-type="float">
            <text:p>254415</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2663" calcext:value-type="float">
            <text:p>252663</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6708" calcext:value-type="float">
            <text:p>116708</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0]&lt;&gt;[.A121];AVERAGE([.B111:.B120]); &quot; &quot;)" office:value-type="float" office:value="113430" calcext:value-type="float">
            <text:p>113430</text:p>
          </table:table-cell>
        </table:table-row>
        <table:table-row table:style-name="ro1">
          <table:table-cell office:value-type="string" calcext:value-type="string">
            <text:p>./data/bradford-4-free.json</text:p>
          </table:table-cell>
          <table:table-cell office:value-type="float" office:value="113966" calcext:value-type="float">
            <text:p>113966</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861" calcext:value-type="float">
            <text:p>110861</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2446" calcext:value-type="float">
            <text:p>112446</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600" calcext:value-type="float">
            <text:p>114600</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613" calcext:value-type="float">
            <text:p>113613</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243" calcext:value-type="float">
            <text:p>111243</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700" calcext:value-type="float">
            <text:p>114700</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901" calcext:value-type="float">
            <text:p>111901</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262" calcext:value-type="float">
            <text:p>114262</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9906" calcext:value-type="float">
            <text:p>89906</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0]&lt;&gt;[.A131];AVERAGE([.B121:.B130]); &quot; &quot;)" office:value-type="float" office:value="87732.7" calcext:value-type="float">
            <text:p>87732.7</text:p>
          </table:table-cell>
        </table:table-row>
        <table:table-row table:style-name="ro1">
          <table:table-cell office:value-type="string" calcext:value-type="string">
            <text:p>./data/bradford-4-race.json</text:p>
          </table:table-cell>
          <table:table-cell office:value-type="float" office:value="88870" calcext:value-type="float">
            <text:p>88870</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0358" calcext:value-type="float">
            <text:p>90358</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564" calcext:value-type="float">
            <text:p>88564</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5828" calcext:value-type="float">
            <text:p>85828</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4132" calcext:value-type="float">
            <text:p>84132</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9222" calcext:value-type="float">
            <text:p>89222</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6692" calcext:value-type="float">
            <text:p>86692</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6129" calcext:value-type="float">
            <text:p>86129</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7626" calcext:value-type="float">
            <text:p>87626</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22074" calcext:value-type="float">
            <text:p>322074</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0]&lt;&gt;[.A141];AVERAGE([.B131:.B140]); &quot; &quot;)" office:value-type="float" office:value="313417.8" calcext:value-type="float">
            <text:p>313417.8</text:p>
          </table:table-cell>
        </table:table-row>
        <table:table-row table:style-name="ro1">
          <table:table-cell office:value-type="string" calcext:value-type="string">
            <text:p>./data/bradford_nt-10-eplus.json</text:p>
          </table:table-cell>
          <table:table-cell office:value-type="float" office:value="313596" calcext:value-type="float">
            <text:p>313596</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2080" calcext:value-type="float">
            <text:p>312080</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9393" calcext:value-type="float">
            <text:p>309393</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4022" calcext:value-type="float">
            <text:p>314022</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3259" calcext:value-type="float">
            <text:p>313259</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6605" calcext:value-type="float">
            <text:p>316605</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5145" calcext:value-type="float">
            <text:p>315145</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7593" calcext:value-type="float">
            <text:p>307593</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0411" calcext:value-type="float">
            <text:p>310411</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019" calcext:value-type="float">
            <text:p>130019</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0]&lt;&gt;[.A151];AVERAGE([.B141:.B150]); &quot; &quot;)" office:value-type="float" office:value="134866.6" calcext:value-type="float">
            <text:p>134866.6</text:p>
          </table:table-cell>
        </table:table-row>
        <table:table-row table:style-name="ro1">
          <table:table-cell office:value-type="string" calcext:value-type="string">
            <text:p>./data/bradford_nt-10-free.json</text:p>
          </table:table-cell>
          <table:table-cell office:value-type="float" office:value="130387" calcext:value-type="float">
            <text:p>130387</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8267" calcext:value-type="float">
            <text:p>138267</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3006" calcext:value-type="float">
            <text:p>133006</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4095" calcext:value-type="float">
            <text:p>134095</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8335" calcext:value-type="float">
            <text:p>138335</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3503" calcext:value-type="float">
            <text:p>133503</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4144" calcext:value-type="float">
            <text:p>134144</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9486" calcext:value-type="float">
            <text:p>139486</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7424" calcext:value-type="float">
            <text:p>137424</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202" calcext:value-type="float">
            <text:p>105202</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0]&lt;&gt;[.A161];AVERAGE([.B151:.B160]); &quot; &quot;)" office:value-type="float" office:value="106458.1" calcext:value-type="float">
            <text:p>106458.1</text:p>
          </table:table-cell>
        </table:table-row>
        <table:table-row table:style-name="ro1">
          <table:table-cell office:value-type="string" calcext:value-type="string">
            <text:p>./data/bradford_nt-10-race.json</text:p>
          </table:table-cell>
          <table:table-cell office:value-type="float" office:value="106716" calcext:value-type="float">
            <text:p>106716</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3813" calcext:value-type="float">
            <text:p>103813</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8090" calcext:value-type="float">
            <text:p>108090</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218" calcext:value-type="float">
            <text:p>104218</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6558" calcext:value-type="float">
            <text:p>106558</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7852" calcext:value-type="float">
            <text:p>107852</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807" calcext:value-type="float">
            <text:p>105807</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9911" calcext:value-type="float">
            <text:p>109911</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6414" calcext:value-type="float">
            <text:p>106414</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708" calcext:value-type="float">
            <text:p>69708</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0]&lt;&gt;[.A171];AVERAGE([.B161:.B170]); &quot; &quot;)" office:value-type="float" office:value="68311.5" calcext:value-type="float">
            <text:p>68311.5</text:p>
          </table:table-cell>
        </table:table-row>
        <table:table-row table:style-name="ro1">
          <table:table-cell office:value-type="string" calcext:value-type="string">
            <text:p>./data/bradford_nt-1-eplus.json</text:p>
          </table:table-cell>
          <table:table-cell office:value-type="float" office:value="68994" calcext:value-type="float">
            <text:p>68994</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005" calcext:value-type="float">
            <text:p>68005</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874" calcext:value-type="float">
            <text:p>68874</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1543" calcext:value-type="float">
            <text:p>71543</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219" calcext:value-type="float">
            <text:p>69219</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5265" calcext:value-type="float">
            <text:p>65265</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443" calcext:value-type="float">
            <text:p>68443</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015" calcext:value-type="float">
            <text:p>68015</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5049" calcext:value-type="float">
            <text:p>65049</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706" calcext:value-type="float">
            <text:p>87706</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0]&lt;&gt;[.A181];AVERAGE([.B171:.B180]); &quot; &quot;)" office:value-type="float" office:value="87655.5" calcext:value-type="float">
            <text:p>87655.5</text:p>
          </table:table-cell>
        </table:table-row>
        <table:table-row table:style-name="ro1">
          <table:table-cell office:value-type="string" calcext:value-type="string">
            <text:p>./data/bradford_nt-2-eplus.json</text:p>
          </table:table-cell>
          <table:table-cell office:value-type="float" office:value="89394" calcext:value-type="float">
            <text:p>89394</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160" calcext:value-type="float">
            <text:p>88160</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9854" calcext:value-type="float">
            <text:p>89854</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5670" calcext:value-type="float">
            <text:p>85670</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619" calcext:value-type="float">
            <text:p>87619</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082" calcext:value-type="float">
            <text:p>87082</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183" calcext:value-type="float">
            <text:p>86183</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4028" calcext:value-type="float">
            <text:p>84028</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0859" calcext:value-type="float">
            <text:p>90859</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2689" calcext:value-type="float">
            <text:p>14268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0]&lt;&gt;[.A191];AVERAGE([.B181:.B190]); &quot; &quot;)" office:value-type="float" office:value="138320.9" calcext:value-type="float">
            <text:p>138320.9</text:p>
          </table:table-cell>
        </table:table-row>
        <table:table-row table:style-name="ro1">
          <table:table-cell office:value-type="string" calcext:value-type="string">
            <text:p>./data/bradford_nt-4-eplus.json</text:p>
          </table:table-cell>
          <table:table-cell office:value-type="float" office:value="138122" calcext:value-type="float">
            <text:p>138122</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6474" calcext:value-type="float">
            <text:p>136474</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5852" calcext:value-type="float">
            <text:p>135852</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509" calcext:value-type="float">
            <text:p>13750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9477" calcext:value-type="float">
            <text:p>139477</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1413" calcext:value-type="float">
            <text:p>141413</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823" calcext:value-type="float">
            <text:p>137823</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5601" calcext:value-type="float">
            <text:p>135601</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8249" calcext:value-type="float">
            <text:p>13824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814" calcext:value-type="float">
            <text:p>48814</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0]&lt;&gt;[.A201];AVERAGE([.B191:.B200]); &quot; &quot;)" office:value-type="float" office:value="50074.9" calcext:value-type="float">
            <text:p>50074.9</text:p>
          </table:table-cell>
        </table:table-row>
        <table:table-row table:style-name="ro1">
          <table:table-cell office:value-type="string" calcext:value-type="string">
            <text:p>./data/bradford_nt-4-race.json</text:p>
          </table:table-cell>
          <table:table-cell office:value-type="float" office:value="49898" calcext:value-type="float">
            <text:p>49898</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684" calcext:value-type="float">
            <text:p>49684</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513" calcext:value-type="float">
            <text:p>5151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0256" calcext:value-type="float">
            <text:p>50256</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303" calcext:value-type="float">
            <text:p>4830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871" calcext:value-type="float">
            <text:p>49871</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2243" calcext:value-type="float">
            <text:p>5224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0514" calcext:value-type="float">
            <text:p>50514</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653" calcext:value-type="float">
            <text:p>4965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76" calcext:value-type="float">
            <text:p>4276</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0]&lt;&gt;[.A211];AVERAGE([.B201:.B210]); &quot; &quot;)" office:value-type="float" office:value="4253.1" calcext:value-type="float">
            <text:p>4253.1</text:p>
          </table:table-cell>
        </table:table-row>
        <table:table-row table:style-name="ro1">
          <table:table-cell office:value-type="string" calcext:value-type="string">
            <text:p>./data/K.json</text:p>
          </table:table-cell>
          <table:table-cell office:value-type="float" office:value="4183" calcext:value-type="float">
            <text:p>418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00" calcext:value-type="float">
            <text:p>4300</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193" calcext:value-type="float">
            <text:p>419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413" calcext:value-type="float">
            <text:p>441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88" calcext:value-type="float">
            <text:p>4288</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28" calcext:value-type="float">
            <text:p>4328</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23" calcext:value-type="float">
            <text:p>422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157" calcext:value-type="float">
            <text:p>4157</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170" calcext:value-type="float">
            <text:p>4170</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257" calcext:value-type="float">
            <text:p>10257</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0]&lt;&gt;[.A221];AVERAGE([.B211:.B220]); &quot; &quot;)" office:value-type="float" office:value="9969.1" calcext:value-type="float">
            <text:p>9969.1</text:p>
          </table:table-cell>
        </table:table-row>
        <table:table-row table:style-name="ro1">
          <table:table-cell office:value-type="string" calcext:value-type="string">
            <text:p>./data/siemens1.json</text:p>
          </table:table-cell>
          <table:table-cell office:value-type="float" office:value="9540" calcext:value-type="float">
            <text:p>954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277" calcext:value-type="float">
            <text:p>10277</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722" calcext:value-type="float">
            <text:p>9722</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965" calcext:value-type="float">
            <text:p>9965</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133" calcext:value-type="float">
            <text:p>10133</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894" calcext:value-type="float">
            <text:p>10894</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60" calcext:value-type="float">
            <text:p>966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14" calcext:value-type="float">
            <text:p>9614</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29" calcext:value-type="float">
            <text:p>9629</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735" calcext:value-type="float">
            <text:p>65735</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0]&lt;&gt;[.A231];AVERAGE([.B221:.B230]); &quot; &quot;)" office:value-type="float" office:value="67269.8" calcext:value-type="float">
            <text:p>67269.8</text:p>
          </table:table-cell>
        </table:table-row>
        <table:table-row table:style-name="ro1">
          <table:table-cell office:value-type="string" calcext:value-type="string">
            <text:p>./data/siemens2.json</text:p>
          </table:table-cell>
          <table:table-cell office:value-type="float" office:value="70617" calcext:value-type="float">
            <text:p>70617</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717" calcext:value-type="float">
            <text:p>67717</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099" calcext:value-type="float">
            <text:p>66099</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8393" calcext:value-type="float">
            <text:p>68393</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589" calcext:value-type="float">
            <text:p>66589</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893" calcext:value-type="float">
            <text:p>65893</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447" calcext:value-type="float">
            <text:p>66447</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126" calcext:value-type="float">
            <text:p>66126</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9082" calcext:value-type="float">
            <text:p>69082</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653" calcext:value-type="float">
            <text:p>32653</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0]&lt;&gt;[.A241];AVERAGE([.B231:.B240]); &quot; &quot;)" office:value-type="float" office:value="32647.3" calcext:value-type="float">
            <text:p>32647.3</text:p>
          </table:table-cell>
        </table:table-row>
        <table:table-row table:style-name="ro1">
          <table:table-cell office:value-type="string" calcext:value-type="string">
            <text:p>./data/siemens3.json</text:p>
          </table:table-cell>
          <table:table-cell office:value-type="float" office:value="32031" calcext:value-type="float">
            <text:p>32031</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930" calcext:value-type="float">
            <text:p>32930</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097" calcext:value-type="float">
            <text:p>32097</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254" calcext:value-type="float">
            <text:p>33254</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299" calcext:value-type="float">
            <text:p>33299</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082" calcext:value-type="float">
            <text:p>33082</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715" calcext:value-type="float">
            <text:p>31715</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596" calcext:value-type="float">
            <text:p>31596</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816" calcext:value-type="float">
            <text:p>33816</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9934" calcext:value-type="float">
            <text:p>189934</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0]&lt;&gt;[.A251];AVERAGE([.B241:.B250]); &quot; &quot;)" office:value-type="float" office:value="191339.3" calcext:value-type="float">
            <text:p>191339.3</text:p>
          </table:table-cell>
        </table:table-row>
        <table:table-row table:style-name="ro1">
          <table:table-cell office:value-type="string" calcext:value-type="string">
            <text:p>./data/siemens4.json</text:p>
          </table:table-cell>
          <table:table-cell office:value-type="float" office:value="188988" calcext:value-type="float">
            <text:p>188988</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1179" calcext:value-type="float">
            <text:p>191179</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1126" calcext:value-type="float">
            <text:p>191126</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0041" calcext:value-type="float">
            <text:p>19004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1824" calcext:value-type="float">
            <text:p>191824</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3383" calcext:value-type="float">
            <text:p>193383</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4385" calcext:value-type="float">
            <text:p>194385</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0341" calcext:value-type="float">
            <text:p>19034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92192" calcext:value-type="float">
            <text:p>192192</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58" calcext:value-type="float">
            <text:p>758</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0]&lt;&gt;[.A261];AVERAGE([.B251:.B260]); &quot; &quot;)" office:value-type="float" office:value="698.6" calcext:value-type="float">
            <text:p>698.6</text:p>
          </table:table-cell>
        </table:table-row>
        <table:table-row table:style-name="ro1">
          <table:table-cell office:value-type="string" calcext:value-type="string">
            <text:p>./data/Swisscom.json</text:p>
          </table:table-cell>
          <table:table-cell office:value-type="float" office:value="695" calcext:value-type="float">
            <text:p>695</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72" calcext:value-type="float">
            <text:p>672</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76" calcext:value-type="float">
            <text:p>676</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34" calcext:value-type="float">
            <text:p>734</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71" calcext:value-type="float">
            <text:p>671</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07" calcext:value-type="float">
            <text:p>707</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33" calcext:value-type="float">
            <text:p>733</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9" calcext:value-type="float">
            <text:p>669</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71" calcext:value-type="float">
            <text:p>671</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5" calcext:value-type="float">
            <text:p>15</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0]&lt;&gt;[.A271];AVERAGE([.B261:.B270]); &quot; &quot;)" office:value-type="float" office:value="13" calcext:value-type="float">
            <text:p>13</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8" calcext:value-type="float">
            <text:p>18</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9]&lt;&gt;[.A280];AVERAGE([.B270:.B279]); &quot; &quot;)" office:value-type="string" office:string-value=" " calcext:value-type="string">
            <text:p><text:s/></text:p>
          </table:table-cell>
        </table:table-row>
      </table:table>
      <table:table table:name="test_greedy_degree_ver2" table:style-name="ta1">
        <table:table-column table:style-name="co13" table:default-cell-style-name="Default"/>
        <table:table-column table:style-name="co14" table:default-cell-style-name="Default"/>
        <table:table-column table:style-name="co3" table:default-cell-style-name="Default"/>
        <table:table-column table:style-name="co4" table:default-cell-style-name="Default"/>
        <table:table-column table:style-name="co15"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62604" calcext:value-type="float">
            <text:p>62604</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0]&lt;&gt;[.A11];AVERAGE([.B1:.B10]); &quot; &quot;)" office:value-type="float" office:value="61989.1" calcext:value-type="float">
            <text:p>61989.1</text:p>
          </table:table-cell>
        </table:table-row>
        <table:table-row table:style-name="ro1">
          <table:table-cell office:value-type="string" calcext:value-type="string">
            <text:p>./data/bradford-0-eplus.json</text:p>
          </table:table-cell>
          <table:table-cell office:value-type="float" office:value="65290" calcext:value-type="float">
            <text:p>65290</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537" calcext:value-type="float">
            <text:p>6553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725" calcext:value-type="float">
            <text:p>60725</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59742" calcext:value-type="float">
            <text:p>59742</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739" calcext:value-type="float">
            <text:p>60739</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926" calcext:value-type="float">
            <text:p>60926</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055" calcext:value-type="float">
            <text:p>60055</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1537" calcext:value-type="float">
            <text:p>61537</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2736" calcext:value-type="float">
            <text:p>62736</text:p>
          </table:table-cell>
          <table:table-cell office:value-type="string" calcext:value-type="string">
            <text:p>us</text:p>
          </table:table-cell>
          <table:table-cell office:value-type="float" office:value="0" calcext:value-type="float">
            <text:p>0</text:p>
          </table:table-cell>
          <table:table-cell office:value-type="float" office:value="8.08944" calcext:value-type="float">
            <text:p>8.08944</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69133" calcext:value-type="float">
            <text:p>369133</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0]&lt;&gt;[.A21];AVERAGE([.B11:.B20]); &quot; &quot;)" office:value-type="float" office:value="372920.6" calcext:value-type="float">
            <text:p>372920.6</text:p>
          </table:table-cell>
        </table:table-row>
        <table:table-row table:style-name="ro1">
          <table:table-cell office:value-type="string" calcext:value-type="string">
            <text:p>./data/bradford-10-eplus.json</text:p>
          </table:table-cell>
          <table:table-cell office:value-type="float" office:value="376954" calcext:value-type="float">
            <text:p>376954</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67092" calcext:value-type="float">
            <text:p>367092</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0286" calcext:value-type="float">
            <text:p>37028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5740" calcext:value-type="float">
            <text:p>375740</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1573" calcext:value-type="float">
            <text:p>371573</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9361" calcext:value-type="float">
            <text:p>379361</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6675" calcext:value-type="float">
            <text:p>376675</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72826" calcext:value-type="float">
            <text:p>37282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69566" calcext:value-type="float">
            <text:p>369566</text:p>
          </table:table-cell>
          <table:table-cell office:value-type="string" calcext:value-type="string">
            <text:p>us</text:p>
          </table:table-cell>
          <table:table-cell office:value-type="float" office:value="4" calcext:value-type="float">
            <text:p>4</text:p>
          </table:table-cell>
          <table:table-cell office:value-type="float" office:value="633.486" calcext:value-type="float">
            <text:p>633.486</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6251" calcext:value-type="float">
            <text:p>156251</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0]&lt;&gt;[.A31];AVERAGE([.B21:.B30]); &quot; &quot;)" office:value-type="float" office:value="161529.1" calcext:value-type="float">
            <text:p>161529.1</text:p>
          </table:table-cell>
        </table:table-row>
        <table:table-row table:style-name="ro1">
          <table:table-cell office:value-type="string" calcext:value-type="string">
            <text:p>./data/bradford-10-free.json</text:p>
          </table:table-cell>
          <table:table-cell office:value-type="float" office:value="163576" calcext:value-type="float">
            <text:p>163576</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7021" calcext:value-type="float">
            <text:p>167021</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8342" calcext:value-type="float">
            <text:p>158342</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3095" calcext:value-type="float">
            <text:p>163095</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8297" calcext:value-type="float">
            <text:p>158297</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7295" calcext:value-type="float">
            <text:p>157295</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8862" calcext:value-type="float">
            <text:p>168862</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0713" calcext:value-type="float">
            <text:p>160713</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1839" calcext:value-type="float">
            <text:p>161839</text:p>
          </table:table-cell>
          <table:table-cell office:value-type="string" calcext:value-type="string">
            <text:p>us</text:p>
          </table:table-cell>
          <table:table-cell office:value-type="float" office:value="8" calcext:value-type="float">
            <text:p>8</text:p>
          </table:table-cell>
          <table:table-cell office:value-type="float" office:value="335.068" calcext:value-type="float">
            <text:p>335.068</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8024" calcext:value-type="float">
            <text:p>128024</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0]&lt;&gt;[.A41];AVERAGE([.B31:.B40]); &quot; &quot;)" office:value-type="float" office:value="128701.1" calcext:value-type="float">
            <text:p>128701.1</text:p>
          </table:table-cell>
        </table:table-row>
        <table:table-row table:style-name="ro1">
          <table:table-cell office:value-type="string" calcext:value-type="string">
            <text:p>./data/bradford-10-race.json</text:p>
          </table:table-cell>
          <table:table-cell office:value-type="float" office:value="128918" calcext:value-type="float">
            <text:p>12891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688" calcext:value-type="float">
            <text:p>12968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208" calcext:value-type="float">
            <text:p>12920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5042" calcext:value-type="float">
            <text:p>125042</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8212" calcext:value-type="float">
            <text:p>128212</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428" calcext:value-type="float">
            <text:p>12942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9137" calcext:value-type="float">
            <text:p>129137</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1768" calcext:value-type="float">
            <text:p>131768</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7586" calcext:value-type="float">
            <text:p>127586</text:p>
          </table:table-cell>
          <table:table-cell office:value-type="string" calcext:value-type="string">
            <text:p>us</text:p>
          </table:table-cell>
          <table:table-cell office:value-type="float" office:value="4" calcext:value-type="float">
            <text:p>4</text:p>
          </table:table-cell>
          <table:table-cell office:value-type="float" office:value="122.936" calcext:value-type="float">
            <text:p>122.936</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2309" calcext:value-type="float">
            <text:p>142309</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0]&lt;&gt;[.A51];AVERAGE([.B41:.B50]); &quot; &quot;)" office:value-type="float" office:value="143027.9" calcext:value-type="float">
            <text:p>143027.9</text:p>
          </table:table-cell>
        </table:table-row>
        <table:table-row table:style-name="ro1">
          <table:table-cell office:value-type="string" calcext:value-type="string">
            <text:p>./data/bradford-1-eplus.json</text:p>
          </table:table-cell>
          <table:table-cell office:value-type="float" office:value="144235" calcext:value-type="float">
            <text:p>14423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2503" calcext:value-type="float">
            <text:p>142503</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5648" calcext:value-type="float">
            <text:p>145648</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274" calcext:value-type="float">
            <text:p>143274</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0585" calcext:value-type="float">
            <text:p>140585</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1538" calcext:value-type="float">
            <text:p>141538</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771" calcext:value-type="float">
            <text:p>143771</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190" calcext:value-type="float">
            <text:p>143190</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3226" calcext:value-type="float">
            <text:p>143226</text:p>
          </table:table-cell>
          <table:table-cell office:value-type="string" calcext:value-type="string">
            <text:p>us</text:p>
          </table:table-cell>
          <table:table-cell office:value-type="float" office:value="0" calcext:value-type="float">
            <text:p>0</text:p>
          </table:table-cell>
          <table:table-cell office:value-type="float" office:value="83.9883" calcext:value-type="float">
            <text:p>83.9883</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454" calcext:value-type="float">
            <text:p>62454</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0]&lt;&gt;[.A61];AVERAGE([.B51:.B60]); &quot; &quot;)" office:value-type="float" office:value="61777.4" calcext:value-type="float">
            <text:p>61777.4</text:p>
          </table:table-cell>
        </table:table-row>
        <table:table-row table:style-name="ro1">
          <table:table-cell office:value-type="string" calcext:value-type="string">
            <text:p>./data/bradford-1-free.json</text:p>
          </table:table-cell>
          <table:table-cell office:value-type="float" office:value="63130" calcext:value-type="float">
            <text:p>63130</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275" calcext:value-type="float">
            <text:p>61275</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319" calcext:value-type="float">
            <text:p>60319</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087" calcext:value-type="float">
            <text:p>63087</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397" calcext:value-type="float">
            <text:p>60397</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511" calcext:value-type="float">
            <text:p>62511</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694" calcext:value-type="float">
            <text:p>61694</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302" calcext:value-type="float">
            <text:p>61302</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605" calcext:value-type="float">
            <text:p>61605</text:p>
          </table:table-cell>
          <table:table-cell office:value-type="string" calcext:value-type="string">
            <text:p>us</text:p>
          </table:table-cell>
          <table:table-cell office:value-type="float" office:value="0" calcext:value-type="float">
            <text:p>0</text:p>
          </table:table-cell>
          <table:table-cell office:value-type="float" office:value="10.599" calcext:value-type="float">
            <text:p>10.599</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314" calcext:value-type="float">
            <text:p>50314</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0]&lt;&gt;[.A71];AVERAGE([.B61:.B70]); &quot; &quot;)" office:value-type="float" office:value="50423.4" calcext:value-type="float">
            <text:p>50423.4</text:p>
          </table:table-cell>
        </table:table-row>
        <table:table-row table:style-name="ro1">
          <table:table-cell office:value-type="string" calcext:value-type="string">
            <text:p>./data/bradford-1-race.json</text:p>
          </table:table-cell>
          <table:table-cell office:value-type="float" office:value="51118" calcext:value-type="float">
            <text:p>51118</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063" calcext:value-type="float">
            <text:p>51063</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146" calcext:value-type="float">
            <text:p>49146</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780" calcext:value-type="float">
            <text:p>5078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617" calcext:value-type="float">
            <text:p>50617</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070" calcext:value-type="float">
            <text:p>5107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825" calcext:value-type="float">
            <text:p>49825</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290" calcext:value-type="float">
            <text:p>50290</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011" calcext:value-type="float">
            <text:p>50011</text:p>
          </table:table-cell>
          <table:table-cell office:value-type="string" calcext:value-type="string">
            <text:p>us</text:p>
          </table:table-cell>
          <table:table-cell office:value-type="float" office:value="0" calcext:value-type="float">
            <text:p>0</text:p>
          </table:table-cell>
          <table:table-cell office:value-type="float" office:value="2.92143" calcext:value-type="float">
            <text:p>2.92143</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5559" calcext:value-type="float">
            <text:p>185559</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0]&lt;&gt;[.A81];AVERAGE([.B71:.B80]); &quot; &quot;)" office:value-type="float" office:value="188738" calcext:value-type="float">
            <text:p>188738</text:p>
          </table:table-cell>
        </table:table-row>
        <table:table-row table:style-name="ro1">
          <table:table-cell office:value-type="string" calcext:value-type="string">
            <text:p>./data/bradford-2-eplus.json</text:p>
          </table:table-cell>
          <table:table-cell office:value-type="float" office:value="193730" calcext:value-type="float">
            <text:p>193730</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8895" calcext:value-type="float">
            <text:p>188895</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6433" calcext:value-type="float">
            <text:p>186433</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0682" calcext:value-type="float">
            <text:p>190682</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7328" calcext:value-type="float">
            <text:p>187328</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9006" calcext:value-type="float">
            <text:p>189006</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5618" calcext:value-type="float">
            <text:p>185618</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91534" calcext:value-type="float">
            <text:p>191534</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8595" calcext:value-type="float">
            <text:p>188595</text:p>
          </table:table-cell>
          <table:table-cell office:value-type="string" calcext:value-type="string">
            <text:p>us</text:p>
          </table:table-cell>
          <table:table-cell office:value-type="float" office:value="0" calcext:value-type="float">
            <text:p>0</text:p>
          </table:table-cell>
          <table:table-cell office:value-type="float" office:value="162.695" calcext:value-type="float">
            <text:p>162.695</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5394" calcext:value-type="float">
            <text:p>85394</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0]&lt;&gt;[.A91];AVERAGE([.B81:.B90]); &quot; &quot;)" office:value-type="float" office:value="83664.4" calcext:value-type="float">
            <text:p>83664.4</text:p>
          </table:table-cell>
        </table:table-row>
        <table:table-row table:style-name="ro1">
          <table:table-cell office:value-type="string" calcext:value-type="string">
            <text:p>./data/bradford-2-free.json</text:p>
          </table:table-cell>
          <table:table-cell office:value-type="float" office:value="84863" calcext:value-type="float">
            <text:p>8486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956" calcext:value-type="float">
            <text:p>83956</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1715" calcext:value-type="float">
            <text:p>81715</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076" calcext:value-type="float">
            <text:p>83076</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1720" calcext:value-type="float">
            <text:p>81720</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219" calcext:value-type="float">
            <text:p>84219</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181" calcext:value-type="float">
            <text:p>83181</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783" calcext:value-type="float">
            <text:p>83783</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737" calcext:value-type="float">
            <text:p>84737</text:p>
          </table:table-cell>
          <table:table-cell office:value-type="string" calcext:value-type="string">
            <text:p>us</text:p>
          </table:table-cell>
          <table:table-cell office:value-type="float" office:value="0" calcext:value-type="float">
            <text:p>0</text:p>
          </table:table-cell>
          <table:table-cell office:value-type="float" office:value="39.363" calcext:value-type="float">
            <text:p>39.363</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446" calcext:value-type="float">
            <text:p>64446</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0]&lt;&gt;[.A101];AVERAGE([.B91:.B100]); &quot; &quot;)" office:value-type="float" office:value="66126" calcext:value-type="float">
            <text:p>66126</text:p>
          </table:table-cell>
        </table:table-row>
        <table:table-row table:style-name="ro1">
          <table:table-cell office:value-type="string" calcext:value-type="string">
            <text:p>./data/bradford-2-race.json</text:p>
          </table:table-cell>
          <table:table-cell office:value-type="float" office:value="67445" calcext:value-type="float">
            <text:p>6744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423" calcext:value-type="float">
            <text:p>66423</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309" calcext:value-type="float">
            <text:p>64309</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3866" calcext:value-type="float">
            <text:p>63866</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9045" calcext:value-type="float">
            <text:p>6904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959" calcext:value-type="float">
            <text:p>66959</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835" calcext:value-type="float">
            <text:p>6483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995" calcext:value-type="float">
            <text:p>66995</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937" calcext:value-type="float">
            <text:p>66937</text:p>
          </table:table-cell>
          <table:table-cell office:value-type="string" calcext:value-type="string">
            <text:p>us</text:p>
          </table:table-cell>
          <table:table-cell office:value-type="float" office:value="0" calcext:value-type="float">
            <text:p>0</text:p>
          </table:table-cell>
          <table:table-cell office:value-type="float" office:value="11.5683" calcext:value-type="float">
            <text:p>11.5683</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65324" calcext:value-type="float">
            <text:p>265324</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0]&lt;&gt;[.A111];AVERAGE([.B101:.B110]); &quot; &quot;)" office:value-type="float" office:value="255716.9" calcext:value-type="float">
            <text:p>255716.9</text:p>
          </table:table-cell>
        </table:table-row>
        <table:table-row table:style-name="ro1">
          <table:table-cell office:value-type="string" calcext:value-type="string">
            <text:p>./data/bradford-4-eplus.json</text:p>
          </table:table-cell>
          <table:table-cell office:value-type="float" office:value="260057" calcext:value-type="float">
            <text:p>260057</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5526" calcext:value-type="float">
            <text:p>24552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7930" calcext:value-type="float">
            <text:p>247930</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6543" calcext:value-type="float">
            <text:p>256543</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5575" calcext:value-type="float">
            <text:p>255575</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7446" calcext:value-type="float">
            <text:p>25744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1161" calcext:value-type="float">
            <text:p>251161</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8996" calcext:value-type="float">
            <text:p>258996</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8611" calcext:value-type="float">
            <text:p>258611</text:p>
          </table:table-cell>
          <table:table-cell office:value-type="string" calcext:value-type="string">
            <text:p>us</text:p>
          </table:table-cell>
          <table:table-cell office:value-type="float" office:value="0" calcext:value-type="float">
            <text:p>0</text:p>
          </table:table-cell>
          <table:table-cell office:value-type="float" office:value="289.495" calcext:value-type="float">
            <text:p>289.495</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472" calcext:value-type="float">
            <text:p>111472</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0]&lt;&gt;[.A121];AVERAGE([.B111:.B120]); &quot; &quot;)" office:value-type="float" office:value="111781.3" calcext:value-type="float">
            <text:p>111781.3</text:p>
          </table:table-cell>
        </table:table-row>
        <table:table-row table:style-name="ro1">
          <table:table-cell office:value-type="string" calcext:value-type="string">
            <text:p>./data/bradford-4-free.json</text:p>
          </table:table-cell>
          <table:table-cell office:value-type="float" office:value="111669" calcext:value-type="float">
            <text:p>111669</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08452" calcext:value-type="float">
            <text:p>108452</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220" calcext:value-type="float">
            <text:p>114220</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294" calcext:value-type="float">
            <text:p>110294</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738" calcext:value-type="float">
            <text:p>111738</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861" calcext:value-type="float">
            <text:p>113861</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828" calcext:value-type="float">
            <text:p>111828</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676" calcext:value-type="float">
            <text:p>113676</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603" calcext:value-type="float">
            <text:p>110603</text:p>
          </table:table-cell>
          <table:table-cell office:value-type="string" calcext:value-type="string">
            <text:p>us</text:p>
          </table:table-cell>
          <table:table-cell office:value-type="float" office:value="0" calcext:value-type="float">
            <text:p>0</text:p>
          </table:table-cell>
          <table:table-cell office:value-type="float" office:value="112.555" calcext:value-type="float">
            <text:p>112.555</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7717" calcext:value-type="float">
            <text:p>87717</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0]&lt;&gt;[.A131];AVERAGE([.B121:.B130]); &quot; &quot;)" office:value-type="float" office:value="87690.1" calcext:value-type="float">
            <text:p>87690.1</text:p>
          </table:table-cell>
        </table:table-row>
        <table:table-row table:style-name="ro1">
          <table:table-cell office:value-type="string" calcext:value-type="string">
            <text:p>./data/bradford-4-race.json</text:p>
          </table:table-cell>
          <table:table-cell office:value-type="float" office:value="85337" calcext:value-type="float">
            <text:p>85337</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9479" calcext:value-type="float">
            <text:p>89479</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890" calcext:value-type="float">
            <text:p>88890</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7704" calcext:value-type="float">
            <text:p>87704</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673" calcext:value-type="float">
            <text:p>88673</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331" calcext:value-type="float">
            <text:p>88331</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6518" calcext:value-type="float">
            <text:p>86518</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7648" calcext:value-type="float">
            <text:p>87648</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6604" calcext:value-type="float">
            <text:p>86604</text:p>
          </table:table-cell>
          <table:table-cell office:value-type="string" calcext:value-type="string">
            <text:p>us</text:p>
          </table:table-cell>
          <table:table-cell office:value-type="float" office:value="0" calcext:value-type="float">
            <text:p>0</text:p>
          </table:table-cell>
          <table:table-cell office:value-type="float" office:value="33.2805" calcext:value-type="float">
            <text:p>33.2805</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2257" calcext:value-type="float">
            <text:p>302257</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0]&lt;&gt;[.A141];AVERAGE([.B131:.B140]); &quot; &quot;)" office:value-type="float" office:value="305814.9" calcext:value-type="float">
            <text:p>305814.9</text:p>
          </table:table-cell>
        </table:table-row>
        <table:table-row table:style-name="ro1">
          <table:table-cell office:value-type="string" calcext:value-type="string">
            <text:p>./data/bradford_nt-10-eplus.json</text:p>
          </table:table-cell>
          <table:table-cell office:value-type="float" office:value="312828" calcext:value-type="float">
            <text:p>312828</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9132" calcext:value-type="float">
            <text:p>309132</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5590" calcext:value-type="float">
            <text:p>305590</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8868" calcext:value-type="float">
            <text:p>308868</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4407" calcext:value-type="float">
            <text:p>304407</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4565" calcext:value-type="float">
            <text:p>304565</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3072" calcext:value-type="float">
            <text:p>303072</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5200" calcext:value-type="float">
            <text:p>305200</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2230" calcext:value-type="float">
            <text:p>302230</text:p>
          </table:table-cell>
          <table:table-cell office:value-type="string" calcext:value-type="string">
            <text:p>us</text:p>
          </table:table-cell>
          <table:table-cell office:value-type="float" office:value="0" calcext:value-type="float">
            <text:p>0</text:p>
          </table:table-cell>
          <table:table-cell office:value-type="float" office:value="280.871" calcext:value-type="float">
            <text:p>280.871</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2977" calcext:value-type="float">
            <text:p>132977</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0]&lt;&gt;[.A151];AVERAGE([.B141:.B150]); &quot; &quot;)" office:value-type="float" office:value="132556.9" calcext:value-type="float">
            <text:p>132556.9</text:p>
          </table:table-cell>
        </table:table-row>
        <table:table-row table:style-name="ro1">
          <table:table-cell office:value-type="string" calcext:value-type="string">
            <text:p>./data/bradford_nt-10-free.json</text:p>
          </table:table-cell>
          <table:table-cell office:value-type="float" office:value="132168" calcext:value-type="float">
            <text:p>132168</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3533" calcext:value-type="float">
            <text:p>133533</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5108" calcext:value-type="float">
            <text:p>135108</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432" calcext:value-type="float">
            <text:p>130432</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2709" calcext:value-type="float">
            <text:p>132709</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4515" calcext:value-type="float">
            <text:p>134515</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1635" calcext:value-type="float">
            <text:p>131635</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1561" calcext:value-type="float">
            <text:p>131561</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931" calcext:value-type="float">
            <text:p>130931</text:p>
          </table:table-cell>
          <table:table-cell office:value-type="string" calcext:value-type="string">
            <text:p>us</text:p>
          </table:table-cell>
          <table:table-cell office:value-type="float" office:value="0" calcext:value-type="float">
            <text:p>0</text:p>
          </table:table-cell>
          <table:table-cell office:value-type="float" office:value="75.9987" calcext:value-type="float">
            <text:p>75.9987</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451" calcext:value-type="float">
            <text:p>105451</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0]&lt;&gt;[.A161];AVERAGE([.B151:.B160]); &quot; &quot;)" office:value-type="float" office:value="104540.7" calcext:value-type="float">
            <text:p>104540.7</text:p>
          </table:table-cell>
        </table:table-row>
        <table:table-row table:style-name="ro1">
          <table:table-cell office:value-type="string" calcext:value-type="string">
            <text:p>./data/bradford_nt-10-race.json</text:p>
          </table:table-cell>
          <table:table-cell office:value-type="float" office:value="105908" calcext:value-type="float">
            <text:p>105908</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2274" calcext:value-type="float">
            <text:p>102274</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244" calcext:value-type="float">
            <text:p>105244</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3685" calcext:value-type="float">
            <text:p>103685</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436" calcext:value-type="float">
            <text:p>104436</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526" calcext:value-type="float">
            <text:p>104526</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6218" calcext:value-type="float">
            <text:p>106218</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244" calcext:value-type="float">
            <text:p>104244</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3421" calcext:value-type="float">
            <text:p>103421</text:p>
          </table:table-cell>
          <table:table-cell office:value-type="string" calcext:value-type="string">
            <text:p>us</text:p>
          </table:table-cell>
          <table:table-cell office:value-type="float" office:value="0" calcext:value-type="float">
            <text:p>0</text:p>
          </table:table-cell>
          <table:table-cell office:value-type="float" office:value="22.4323" calcext:value-type="float">
            <text:p>22.4323</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043" calcext:value-type="float">
            <text:p>67043</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0]&lt;&gt;[.A171];AVERAGE([.B161:.B170]); &quot; &quot;)" office:value-type="float" office:value="67473.6" calcext:value-type="float">
            <text:p>67473.6</text:p>
          </table:table-cell>
        </table:table-row>
        <table:table-row table:style-name="ro1">
          <table:table-cell office:value-type="string" calcext:value-type="string">
            <text:p>./data/bradford_nt-1-eplus.json</text:p>
          </table:table-cell>
          <table:table-cell office:value-type="float" office:value="67311" calcext:value-type="float">
            <text:p>67311</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998" calcext:value-type="float">
            <text:p>68998</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815" calcext:value-type="float">
            <text:p>67815</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6830" calcext:value-type="float">
            <text:p>66830</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841" calcext:value-type="float">
            <text:p>67841</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5789" calcext:value-type="float">
            <text:p>65789</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5836" calcext:value-type="float">
            <text:p>65836</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821" calcext:value-type="float">
            <text:p>67821</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452" calcext:value-type="float">
            <text:p>69452</text:p>
          </table:table-cell>
          <table:table-cell office:value-type="string" calcext:value-type="string">
            <text:p>us</text:p>
          </table:table-cell>
          <table:table-cell office:value-type="float" office:value="0" calcext:value-type="float">
            <text:p>0</text:p>
          </table:table-cell>
          <table:table-cell office:value-type="float" office:value="10.196" calcext:value-type="float">
            <text:p>10.196</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339" calcext:value-type="float">
            <text:p>86339</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0]&lt;&gt;[.A181];AVERAGE([.B171:.B180]); &quot; &quot;)" office:value-type="float" office:value="85822.8" calcext:value-type="float">
            <text:p>85822.8</text:p>
          </table:table-cell>
        </table:table-row>
        <table:table-row table:style-name="ro1">
          <table:table-cell office:value-type="string" calcext:value-type="string">
            <text:p>./data/bradford_nt-2-eplus.json</text:p>
          </table:table-cell>
          <table:table-cell office:value-type="float" office:value="83193" calcext:value-type="float">
            <text:p>83193</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022" calcext:value-type="float">
            <text:p>87022</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221" calcext:value-type="float">
            <text:p>86221</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4595" calcext:value-type="float">
            <text:p>84595</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935" calcext:value-type="float">
            <text:p>86935</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5073" calcext:value-type="float">
            <text:p>85073</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485" calcext:value-type="float">
            <text:p>88485</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4618" calcext:value-type="float">
            <text:p>84618</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5747" calcext:value-type="float">
            <text:p>85747</text:p>
          </table:table-cell>
          <table:table-cell office:value-type="string" calcext:value-type="string">
            <text:p>us</text:p>
          </table:table-cell>
          <table:table-cell office:value-type="float" office:value="0" calcext:value-type="float">
            <text:p>0</text:p>
          </table:table-cell>
          <table:table-cell office:value-type="float" office:value="19.2725" calcext:value-type="float">
            <text:p>19.2725</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344" calcext:value-type="float">
            <text:p>137344</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0]&lt;&gt;[.A191];AVERAGE([.B181:.B190]); &quot; &quot;)" office:value-type="float" office:value="135849.9" calcext:value-type="float">
            <text:p>135849.9</text:p>
          </table:table-cell>
        </table:table-row>
        <table:table-row table:style-name="ro1">
          <table:table-cell office:value-type="string" calcext:value-type="string">
            <text:p>./data/bradford_nt-4-eplus.json</text:p>
          </table:table-cell>
          <table:table-cell office:value-type="float" office:value="133139" calcext:value-type="float">
            <text:p>13313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6987" calcext:value-type="float">
            <text:p>136987</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6062" calcext:value-type="float">
            <text:p>136062</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4299" calcext:value-type="float">
            <text:p>134299</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617" calcext:value-type="float">
            <text:p>137617</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5841" calcext:value-type="float">
            <text:p>135841</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4698" calcext:value-type="float">
            <text:p>134698</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3626" calcext:value-type="float">
            <text:p>133626</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8886" calcext:value-type="float">
            <text:p>138886</text:p>
          </table:table-cell>
          <table:table-cell office:value-type="string" calcext:value-type="string">
            <text:p>us</text:p>
          </table:table-cell>
          <table:table-cell office:value-type="float" office:value="0" calcext:value-type="float">
            <text:p>0</text:p>
          </table:table-cell>
          <table:table-cell office:value-type="float" office:value="55.7754" calcext:value-type="float">
            <text:p>55.7754</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800" calcext:value-type="float">
            <text:p>49800</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0]&lt;&gt;[.A201];AVERAGE([.B191:.B200]); &quot; &quot;)" office:value-type="float" office:value="48698.8" calcext:value-type="float">
            <text:p>48698.8</text:p>
          </table:table-cell>
        </table:table-row>
        <table:table-row table:style-name="ro1">
          <table:table-cell office:value-type="string" calcext:value-type="string">
            <text:p>./data/bradford_nt-4-race.json</text:p>
          </table:table-cell>
          <table:table-cell office:value-type="float" office:value="47695" calcext:value-type="float">
            <text:p>47695</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855" calcext:value-type="float">
            <text:p>48855</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863" calcext:value-type="float">
            <text:p>4986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868" calcext:value-type="float">
            <text:p>48868</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0425" calcext:value-type="float">
            <text:p>50425</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153" calcext:value-type="float">
            <text:p>48153</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7049" calcext:value-type="float">
            <text:p>47049</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276" calcext:value-type="float">
            <text:p>48276</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004" calcext:value-type="float">
            <text:p>48004</text:p>
          </table:table-cell>
          <table:table-cell office:value-type="string" calcext:value-type="string">
            <text:p>us</text:p>
          </table:table-cell>
          <table:table-cell office:value-type="float" office:value="0" calcext:value-type="float">
            <text:p>0</text:p>
          </table:table-cell>
          <table:table-cell office:value-type="float" office:value="1.05598" calcext:value-type="float">
            <text:p>1.05598</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408" calcext:value-type="float">
            <text:p>4408</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0]&lt;&gt;[.A211];AVERAGE([.B201:.B210]); &quot; &quot;)" office:value-type="float" office:value="4328.6" calcext:value-type="float">
            <text:p>4328.6</text:p>
          </table:table-cell>
        </table:table-row>
        <table:table-row table:style-name="ro1">
          <table:table-cell office:value-type="string" calcext:value-type="string">
            <text:p>./data/K.json</text:p>
          </table:table-cell>
          <table:table-cell office:value-type="float" office:value="4293" calcext:value-type="float">
            <text:p>4293</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32" calcext:value-type="float">
            <text:p>4232</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60" calcext:value-type="float">
            <text:p>4360</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51" calcext:value-type="float">
            <text:p>4351</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598" calcext:value-type="float">
            <text:p>4598</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141" calcext:value-type="float">
            <text:p>4141</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20" calcext:value-type="float">
            <text:p>4220</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32" calcext:value-type="float">
            <text:p>4332</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51" calcext:value-type="float">
            <text:p>4351</text:p>
          </table:table-cell>
          <table:table-cell office:value-type="string" calcext:value-type="string">
            <text:p>us</text:p>
          </table:table-cell>
          <table:table-cell office:value-type="float" office:value="0" calcext:value-type="float">
            <text:p>0</text:p>
          </table:table-cell>
          <table:table-cell office:value-type="float" office:value="5.53322" calcext:value-type="float">
            <text:p>5.53322</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450" calcext:value-type="float">
            <text:p>945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0]&lt;&gt;[.A221];AVERAGE([.B211:.B220]); &quot; &quot;)" office:value-type="float" office:value="9736.2" calcext:value-type="float">
            <text:p>9736.2</text:p>
          </table:table-cell>
        </table:table-row>
        <table:table-row table:style-name="ro1">
          <table:table-cell office:value-type="string" calcext:value-type="string">
            <text:p>./data/siemens1.json</text:p>
          </table:table-cell>
          <table:table-cell office:value-type="float" office:value="9660" calcext:value-type="float">
            <text:p>966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547" calcext:value-type="float">
            <text:p>9547</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709" calcext:value-type="float">
            <text:p>9709</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631" calcext:value-type="float">
            <text:p>10631</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504" calcext:value-type="float">
            <text:p>9504</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941" calcext:value-type="float">
            <text:p>9941</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40" calcext:value-type="float">
            <text:p>9640</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98" calcext:value-type="float">
            <text:p>9698</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582" calcext:value-type="float">
            <text:p>9582</text:p>
          </table:table-cell>
          <table:table-cell office:value-type="string" calcext:value-type="string">
            <text:p>us</text:p>
          </table:table-cell>
          <table:table-cell office:value-type="float" office:value="0" calcext:value-type="float">
            <text:p>0</text:p>
          </table:table-cell>
          <table:table-cell office:value-type="float" office:value="9.68261" calcext:value-type="float">
            <text:p>9.68261</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464" calcext:value-type="float">
            <text:p>66464</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0]&lt;&gt;[.A231];AVERAGE([.B221:.B230]); &quot; &quot;)" office:value-type="float" office:value="64929.4" calcext:value-type="float">
            <text:p>64929.4</text:p>
          </table:table-cell>
        </table:table-row>
        <table:table-row table:style-name="ro1">
          <table:table-cell office:value-type="string" calcext:value-type="string">
            <text:p>./data/siemens2.json</text:p>
          </table:table-cell>
          <table:table-cell office:value-type="float" office:value="64035" calcext:value-type="float">
            <text:p>64035</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1938" calcext:value-type="float">
            <text:p>61938</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068" calcext:value-type="float">
            <text:p>65068</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173" calcext:value-type="float">
            <text:p>66173</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530" calcext:value-type="float">
            <text:p>64530</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695" calcext:value-type="float">
            <text:p>64695</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801" calcext:value-type="float">
            <text:p>65801</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778" calcext:value-type="float">
            <text:p>65778</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812" calcext:value-type="float">
            <text:p>64812</text:p>
          </table:table-cell>
          <table:table-cell office:value-type="string" calcext:value-type="string">
            <text:p>us</text:p>
          </table:table-cell>
          <table:table-cell office:value-type="float" office:value="20" calcext:value-type="float">
            <text:p>20</text:p>
          </table:table-cell>
          <table:table-cell office:value-type="float" office:value="29.6937" calcext:value-type="float">
            <text:p>29.6937</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704" calcext:value-type="float">
            <text:p>32704</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0]&lt;&gt;[.A241];AVERAGE([.B231:.B240]); &quot; &quot;)" office:value-type="float" office:value="31899.8" calcext:value-type="float">
            <text:p>31899.8</text:p>
          </table:table-cell>
        </table:table-row>
        <table:table-row table:style-name="ro1">
          <table:table-cell office:value-type="string" calcext:value-type="string">
            <text:p>./data/siemens3.json</text:p>
          </table:table-cell>
          <table:table-cell office:value-type="float" office:value="32104" calcext:value-type="float">
            <text:p>32104</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215" calcext:value-type="float">
            <text:p>32215</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237" calcext:value-type="float">
            <text:p>31237</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0410" calcext:value-type="float">
            <text:p>30410</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934" calcext:value-type="float">
            <text:p>31934</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120" calcext:value-type="float">
            <text:p>32120</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1430" calcext:value-type="float">
            <text:p>31430</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235" calcext:value-type="float">
            <text:p>32235</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609" calcext:value-type="float">
            <text:p>32609</text:p>
          </table:table-cell>
          <table:table-cell office:value-type="string" calcext:value-type="string">
            <text:p>us</text:p>
          </table:table-cell>
          <table:table-cell office:value-type="float" office:value="116" calcext:value-type="float">
            <text:p>116</text:p>
          </table:table-cell>
          <table:table-cell office:value-type="float" office:value="21.4039" calcext:value-type="float">
            <text:p>21.4039</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7086" calcext:value-type="float">
            <text:p>187086</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0]&lt;&gt;[.A251];AVERAGE([.B241:.B250]); &quot; &quot;)" office:value-type="float" office:value="184999.9" calcext:value-type="float">
            <text:p>184999.9</text:p>
          </table:table-cell>
        </table:table-row>
        <table:table-row table:style-name="ro1">
          <table:table-cell office:value-type="string" calcext:value-type="string">
            <text:p>./data/siemens4.json</text:p>
          </table:table-cell>
          <table:table-cell office:value-type="float" office:value="188453" calcext:value-type="float">
            <text:p>188453</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3480" calcext:value-type="float">
            <text:p>183480</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965" calcext:value-type="float">
            <text:p>185965</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4206" calcext:value-type="float">
            <text:p>184206</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3271" calcext:value-type="float">
            <text:p>18327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711" calcext:value-type="float">
            <text:p>18571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2881" calcext:value-type="float">
            <text:p>182881</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637" calcext:value-type="float">
            <text:p>185637</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3309" calcext:value-type="float">
            <text:p>183309</text:p>
          </table:table-cell>
          <table:table-cell office:value-type="string" calcext:value-type="string">
            <text:p>us</text:p>
          </table:table-cell>
          <table:table-cell office:value-type="float" office:value="206" calcext:value-type="float">
            <text:p>206</text:p>
          </table:table-cell>
          <table:table-cell office:value-type="float" office:value="165.332" calcext:value-type="float">
            <text:p>165.332</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6" calcext:value-type="float">
            <text:p>666</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0]&lt;&gt;[.A261];AVERAGE([.B251:.B260]); &quot; &quot;)" office:value-type="float" office:value="695.6" calcext:value-type="float">
            <text:p>695.6</text:p>
          </table:table-cell>
        </table:table-row>
        <table:table-row table:style-name="ro1">
          <table:table-cell office:value-type="string" calcext:value-type="string">
            <text:p>./data/Swisscom.json</text:p>
          </table:table-cell>
          <table:table-cell office:value-type="float" office:value="678" calcext:value-type="float">
            <text:p>678</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8" calcext:value-type="float">
            <text:p>668</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1" calcext:value-type="float">
            <text:p>661</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7" calcext:value-type="float">
            <text:p>667</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22" calcext:value-type="float">
            <text:p>722</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80" calcext:value-type="float">
            <text:p>680</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52" calcext:value-type="float">
            <text:p>752</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9" calcext:value-type="float">
            <text:p>669</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793" calcext:value-type="float">
            <text:p>793</text:p>
          </table:table-cell>
          <table:table-cell office:value-type="string" calcext:value-type="string">
            <text:p>us</text:p>
          </table:table-cell>
          <table:table-cell office:value-type="float" office:value="28" calcext:value-type="float">
            <text:p>28</text:p>
          </table:table-cell>
          <table:table-cell office:value-type="float" office:value="31.52" calcext:value-type="float">
            <text:p>31.52</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7" calcext:value-type="float">
            <text:p>17</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0]&lt;&gt;[.A271];AVERAGE([.B261:.B270]); &quot; &quot;)" office:value-type="float" office:value="12.5" calcext:value-type="float">
            <text:p>12.5</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0" calcext:value-type="float">
            <text:p>0</text:p>
          </table:table-cell>
          <table:table-cell office:value-type="float" office:value="0.03" calcext:value-type="float">
            <text:p>0.03</text:p>
          </table:table-cell>
          <table:table-cell table:formula="of:=IF([.A279]&lt;&gt;[.A280];AVERAGE([.B270:.B279]); &quot; &quot;)" office:value-type="string" office:string-value=" " calcext:value-type="string">
            <text:p><text:s/></text:p>
          </table:table-cell>
        </table:table-row>
      </table:table>
      <table:table table:name="test_greedy_degree_ascending" table:style-name="ta1">
        <table:table-column table:style-name="co13" table:default-cell-style-name="Default"/>
        <table:table-column table:style-name="co14" table:default-cell-style-name="Default"/>
        <table:table-column table:style-name="co3" table:default-cell-style-name="Default"/>
        <table:table-column table:style-name="co4" table:default-cell-style-name="Default"/>
        <table:table-column table:style-name="co15"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66155" calcext:value-type="float">
            <text:p>66155</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0]&lt;&gt;[.A11];AVERAGE([.B1:.B10]); &quot; &quot;)" office:value-type="float" office:value="63888" calcext:value-type="float">
            <text:p>63888</text:p>
          </table:table-cell>
        </table:table-row>
        <table:table-row table:style-name="ro1">
          <table:table-cell office:value-type="string" calcext:value-type="string">
            <text:p>./data/bradford-0-eplus.json</text:p>
          </table:table-cell>
          <table:table-cell office:value-type="float" office:value="64653" calcext:value-type="float">
            <text:p>64653</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721" calcext:value-type="float">
            <text:p>64721</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516" calcext:value-type="float">
            <text:p>64516</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2282" calcext:value-type="float">
            <text:p>62282</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453" calcext:value-type="float">
            <text:p>64453</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2097" calcext:value-type="float">
            <text:p>62097</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401" calcext:value-type="float">
            <text:p>65401</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3861" calcext:value-type="float">
            <text:p>63861</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0741" calcext:value-type="float">
            <text:p>60741</text:p>
          </table:table-cell>
          <table:table-cell office:value-type="string" calcext:value-type="string">
            <text:p>us</text:p>
          </table:table-cell>
          <table:table-cell office:value-type="float" office:value="0" calcext:value-type="float">
            <text:p>0</text:p>
          </table:table-cell>
          <table:table-cell office:value-type="float" office:value="24.1976" calcext:value-type="float">
            <text:p>24.1976</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5117" calcext:value-type="float">
            <text:p>355117</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0]&lt;&gt;[.A21];AVERAGE([.B11:.B20]); &quot; &quot;)" office:value-type="float" office:value="351652.5" calcext:value-type="float">
            <text:p>351652.5</text:p>
          </table:table-cell>
        </table:table-row>
        <table:table-row table:style-name="ro1">
          <table:table-cell office:value-type="string" calcext:value-type="string">
            <text:p>./data/bradford-10-eplus.json</text:p>
          </table:table-cell>
          <table:table-cell office:value-type="float" office:value="352433" calcext:value-type="float">
            <text:p>352433</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8148" calcext:value-type="float">
            <text:p>348148</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5705" calcext:value-type="float">
            <text:p>355705</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4540" calcext:value-type="float">
            <text:p>354540</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1881" calcext:value-type="float">
            <text:p>351881</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9481" calcext:value-type="float">
            <text:p>349481</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4694" calcext:value-type="float">
            <text:p>354694</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7520" calcext:value-type="float">
            <text:p>347520</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7006" calcext:value-type="float">
            <text:p>347006</text:p>
          </table:table-cell>
          <table:table-cell office:value-type="string" calcext:value-type="string">
            <text:p>us</text:p>
          </table:table-cell>
          <table:table-cell office:value-type="float" office:value="57" calcext:value-type="float">
            <text:p>57</text:p>
          </table:table-cell>
          <table:table-cell office:value-type="float" office:value="852.452" calcext:value-type="float">
            <text:p>852.452</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0854" calcext:value-type="float">
            <text:p>150854</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0]&lt;&gt;[.A31];AVERAGE([.B21:.B30]); &quot; &quot;)" office:value-type="float" office:value="154064.7" calcext:value-type="float">
            <text:p>154064.7</text:p>
          </table:table-cell>
        </table:table-row>
        <table:table-row table:style-name="ro1">
          <table:table-cell office:value-type="string" calcext:value-type="string">
            <text:p>./data/bradford-10-free.json</text:p>
          </table:table-cell>
          <table:table-cell office:value-type="float" office:value="155620" calcext:value-type="float">
            <text:p>155620</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5591" calcext:value-type="float">
            <text:p>155591</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8611" calcext:value-type="float">
            <text:p>158611</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5083" calcext:value-type="float">
            <text:p>155083</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2466" calcext:value-type="float">
            <text:p>152466</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47624" calcext:value-type="float">
            <text:p>147624</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5983" calcext:value-type="float">
            <text:p>155983</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3394" calcext:value-type="float">
            <text:p>153394</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5421" calcext:value-type="float">
            <text:p>155421</text:p>
          </table:table-cell>
          <table:table-cell office:value-type="string" calcext:value-type="string">
            <text:p>us</text:p>
          </table:table-cell>
          <table:table-cell office:value-type="float" office:value="58" calcext:value-type="float">
            <text:p>58</text:p>
          </table:table-cell>
          <table:table-cell office:value-type="float" office:value="544.972" calcext:value-type="float">
            <text:p>544.972</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3952" calcext:value-type="float">
            <text:p>123952</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0]&lt;&gt;[.A41];AVERAGE([.B31:.B40]); &quot; &quot;)" office:value-type="float" office:value="125424.6" calcext:value-type="float">
            <text:p>125424.6</text:p>
          </table:table-cell>
        </table:table-row>
        <table:table-row table:style-name="ro1">
          <table:table-cell office:value-type="string" calcext:value-type="string">
            <text:p>./data/bradford-10-race.json</text:p>
          </table:table-cell>
          <table:table-cell office:value-type="float" office:value="125793" calcext:value-type="float">
            <text:p>125793</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5665" calcext:value-type="float">
            <text:p>125665</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3112" calcext:value-type="float">
            <text:p>123112</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7608" calcext:value-type="float">
            <text:p>127608</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6829" calcext:value-type="float">
            <text:p>126829</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5487" calcext:value-type="float">
            <text:p>125487</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4638" calcext:value-type="float">
            <text:p>124638</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3228" calcext:value-type="float">
            <text:p>123228</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27934" calcext:value-type="float">
            <text:p>127934</text:p>
          </table:table-cell>
          <table:table-cell office:value-type="string" calcext:value-type="string">
            <text:p>us</text:p>
          </table:table-cell>
          <table:table-cell office:value-type="float" office:value="73" calcext:value-type="float">
            <text:p>73</text:p>
          </table:table-cell>
          <table:table-cell office:value-type="float" office:value="275.026" calcext:value-type="float">
            <text:p>275.026</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0276" calcext:value-type="float">
            <text:p>130276</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0]&lt;&gt;[.A51];AVERAGE([.B41:.B50]); &quot; &quot;)" office:value-type="float" office:value="134040.7" calcext:value-type="float">
            <text:p>134040.7</text:p>
          </table:table-cell>
        </table:table-row>
        <table:table-row table:style-name="ro1">
          <table:table-cell office:value-type="string" calcext:value-type="string">
            <text:p>./data/bradford-1-eplus.json</text:p>
          </table:table-cell>
          <table:table-cell office:value-type="float" office:value="131753" calcext:value-type="float">
            <text:p>131753</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4012" calcext:value-type="float">
            <text:p>134012</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5973" calcext:value-type="float">
            <text:p>135973</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28564" calcext:value-type="float">
            <text:p>128564</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7666" calcext:value-type="float">
            <text:p>137666</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9871" calcext:value-type="float">
            <text:p>139871</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1923" calcext:value-type="float">
            <text:p>131923</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7815" calcext:value-type="float">
            <text:p>137815</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2554" calcext:value-type="float">
            <text:p>132554</text:p>
          </table:table-cell>
          <table:table-cell office:value-type="string" calcext:value-type="string">
            <text:p>us</text:p>
          </table:table-cell>
          <table:table-cell office:value-type="float" office:value="1" calcext:value-type="float">
            <text:p>1</text:p>
          </table:table-cell>
          <table:table-cell office:value-type="float" office:value="154.518" calcext:value-type="float">
            <text:p>154.518</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8634" calcext:value-type="float">
            <text:p>58634</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0]&lt;&gt;[.A61];AVERAGE([.B51:.B60]); &quot; &quot;)" office:value-type="float" office:value="60417.4" calcext:value-type="float">
            <text:p>60417.4</text:p>
          </table:table-cell>
        </table:table-row>
        <table:table-row table:style-name="ro1">
          <table:table-cell office:value-type="string" calcext:value-type="string">
            <text:p>./data/bradford-1-free.json</text:p>
          </table:table-cell>
          <table:table-cell office:value-type="float" office:value="61208" calcext:value-type="float">
            <text:p>61208</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532" calcext:value-type="float">
            <text:p>61532</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658" calcext:value-type="float">
            <text:p>60658</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594" calcext:value-type="float">
            <text:p>61594</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343" calcext:value-type="float">
            <text:p>62343</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6788" calcext:value-type="float">
            <text:p>56788</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0951" calcext:value-type="float">
            <text:p>60951</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59290" calcext:value-type="float">
            <text:p>59290</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176" calcext:value-type="float">
            <text:p>61176</text:p>
          </table:table-cell>
          <table:table-cell office:value-type="string" calcext:value-type="string">
            <text:p>us</text:p>
          </table:table-cell>
          <table:table-cell office:value-type="float" office:value="0" calcext:value-type="float">
            <text:p>0</text:p>
          </table:table-cell>
          <table:table-cell office:value-type="float" office:value="53.8051" calcext:value-type="float">
            <text:p>53.8051</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939" calcext:value-type="float">
            <text:p>49939</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0]&lt;&gt;[.A71];AVERAGE([.B61:.B70]); &quot; &quot;)" office:value-type="float" office:value="50109.6" calcext:value-type="float">
            <text:p>50109.6</text:p>
          </table:table-cell>
        </table:table-row>
        <table:table-row table:style-name="ro1">
          <table:table-cell office:value-type="string" calcext:value-type="string">
            <text:p>./data/bradford-1-race.json</text:p>
          </table:table-cell>
          <table:table-cell office:value-type="float" office:value="50429" calcext:value-type="float">
            <text:p>50429</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599" calcext:value-type="float">
            <text:p>50599</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622" calcext:value-type="float">
            <text:p>50622</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762" calcext:value-type="float">
            <text:p>49762</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214" calcext:value-type="float">
            <text:p>50214</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019" calcext:value-type="float">
            <text:p>50019</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111" calcext:value-type="float">
            <text:p>49111</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0598" calcext:value-type="float">
            <text:p>50598</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49803" calcext:value-type="float">
            <text:p>49803</text:p>
          </table:table-cell>
          <table:table-cell office:value-type="string" calcext:value-type="string">
            <text:p>us</text:p>
          </table:table-cell>
          <table:table-cell office:value-type="float" office:value="4" calcext:value-type="float">
            <text:p>4</text:p>
          </table:table-cell>
          <table:table-cell office:value-type="float" office:value="20.5172" calcext:value-type="float">
            <text:p>20.5172</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1003" calcext:value-type="float">
            <text:p>171003</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0]&lt;&gt;[.A81];AVERAGE([.B71:.B80]); &quot; &quot;)" office:value-type="float" office:value="175704.7" calcext:value-type="float">
            <text:p>175704.7</text:p>
          </table:table-cell>
        </table:table-row>
        <table:table-row table:style-name="ro1">
          <table:table-cell office:value-type="string" calcext:value-type="string">
            <text:p>./data/bradford-2-eplus.json</text:p>
          </table:table-cell>
          <table:table-cell office:value-type="float" office:value="172201" calcext:value-type="float">
            <text:p>172201</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66909" calcext:value-type="float">
            <text:p>166909</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3060" calcext:value-type="float">
            <text:p>173060</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8546" calcext:value-type="float">
            <text:p>178546</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7832" calcext:value-type="float">
            <text:p>177832</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9628" calcext:value-type="float">
            <text:p>189628</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7597" calcext:value-type="float">
            <text:p>177597</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5476" calcext:value-type="float">
            <text:p>175476</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4795" calcext:value-type="float">
            <text:p>174795</text:p>
          </table:table-cell>
          <table:table-cell office:value-type="string" calcext:value-type="string">
            <text:p>us</text:p>
          </table:table-cell>
          <table:table-cell office:value-type="float" office:value="9" calcext:value-type="float">
            <text:p>9</text:p>
          </table:table-cell>
          <table:table-cell office:value-type="float" office:value="262.903" calcext:value-type="float">
            <text:p>262.903</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8019" calcext:value-type="float">
            <text:p>78019</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0]&lt;&gt;[.A91];AVERAGE([.B81:.B90]); &quot; &quot;)" office:value-type="float" office:value="76662.4" calcext:value-type="float">
            <text:p>76662.4</text:p>
          </table:table-cell>
        </table:table-row>
        <table:table-row table:style-name="ro1">
          <table:table-cell office:value-type="string" calcext:value-type="string">
            <text:p>./data/bradford-2-free.json</text:p>
          </table:table-cell>
          <table:table-cell office:value-type="float" office:value="75563" calcext:value-type="float">
            <text:p>75563</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3155" calcext:value-type="float">
            <text:p>73155</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9564" calcext:value-type="float">
            <text:p>79564</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5695" calcext:value-type="float">
            <text:p>75695</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6790" calcext:value-type="float">
            <text:p>76790</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7494" calcext:value-type="float">
            <text:p>77494</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7731" calcext:value-type="float">
            <text:p>77731</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7538" calcext:value-type="float">
            <text:p>77538</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5075" calcext:value-type="float">
            <text:p>75075</text:p>
          </table:table-cell>
          <table:table-cell office:value-type="string" calcext:value-type="string">
            <text:p>us</text:p>
          </table:table-cell>
          <table:table-cell office:value-type="float" office:value="12" calcext:value-type="float">
            <text:p>12</text:p>
          </table:table-cell>
          <table:table-cell office:value-type="float" office:value="109.325" calcext:value-type="float">
            <text:p>109.325</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457" calcext:value-type="float">
            <text:p>64457</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0]&lt;&gt;[.A101];AVERAGE([.B91:.B100]); &quot; &quot;)" office:value-type="float" office:value="64669.1" calcext:value-type="float">
            <text:p>64669.1</text:p>
          </table:table-cell>
        </table:table-row>
        <table:table-row table:style-name="ro1">
          <table:table-cell office:value-type="string" calcext:value-type="string">
            <text:p>./data/bradford-2-race.json</text:p>
          </table:table-cell>
          <table:table-cell office:value-type="float" office:value="65386" calcext:value-type="float">
            <text:p>65386</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5430" calcext:value-type="float">
            <text:p>65430</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979" calcext:value-type="float">
            <text:p>64979</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3658" calcext:value-type="float">
            <text:p>63658</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414" calcext:value-type="float">
            <text:p>64414</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5076" calcext:value-type="float">
            <text:p>65076</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588" calcext:value-type="float">
            <text:p>64588</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453" calcext:value-type="float">
            <text:p>64453</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4250" calcext:value-type="float">
            <text:p>64250</text:p>
          </table:table-cell>
          <table:table-cell office:value-type="string" calcext:value-type="string">
            <text:p>us</text:p>
          </table:table-cell>
          <table:table-cell office:value-type="float" office:value="11" calcext:value-type="float">
            <text:p>11</text:p>
          </table:table-cell>
          <table:table-cell office:value-type="float" office:value="46.8356" calcext:value-type="float">
            <text:p>46.8356</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8541" calcext:value-type="float">
            <text:p>258541</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0]&lt;&gt;[.A111];AVERAGE([.B101:.B110]); &quot; &quot;)" office:value-type="float" office:value="250901.5" calcext:value-type="float">
            <text:p>250901.5</text:p>
          </table:table-cell>
        </table:table-row>
        <table:table-row table:style-name="ro1">
          <table:table-cell office:value-type="string" calcext:value-type="string">
            <text:p>./data/bradford-4-eplus.json</text:p>
          </table:table-cell>
          <table:table-cell office:value-type="float" office:value="253441" calcext:value-type="float">
            <text:p>253441</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9822" calcext:value-type="float">
            <text:p>249822</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5178" calcext:value-type="float">
            <text:p>255178</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4056" calcext:value-type="float">
            <text:p>254056</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33601" calcext:value-type="float">
            <text:p>233601</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62752" calcext:value-type="float">
            <text:p>262752</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50601" calcext:value-type="float">
            <text:p>250601</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8324" calcext:value-type="float">
            <text:p>248324</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2699" calcext:value-type="float">
            <text:p>242699</text:p>
          </table:table-cell>
          <table:table-cell office:value-type="string" calcext:value-type="string">
            <text:p>us</text:p>
          </table:table-cell>
          <table:table-cell office:value-type="float" office:value="22" calcext:value-type="float">
            <text:p>22</text:p>
          </table:table-cell>
          <table:table-cell office:value-type="float" office:value="429.079" calcext:value-type="float">
            <text:p>429.079</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5704" calcext:value-type="float">
            <text:p>115704</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0]&lt;&gt;[.A121];AVERAGE([.B111:.B120]); &quot; &quot;)" office:value-type="float" office:value="114042.5" calcext:value-type="float">
            <text:p>114042.5</text:p>
          </table:table-cell>
        </table:table-row>
        <table:table-row table:style-name="ro1">
          <table:table-cell office:value-type="string" calcext:value-type="string">
            <text:p>./data/bradford-4-free.json</text:p>
          </table:table-cell>
          <table:table-cell office:value-type="float" office:value="114059" calcext:value-type="float">
            <text:p>114059</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7012" calcext:value-type="float">
            <text:p>117012</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820" calcext:value-type="float">
            <text:p>111820</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094" calcext:value-type="float">
            <text:p>111094</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2586" calcext:value-type="float">
            <text:p>112586</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214" calcext:value-type="float">
            <text:p>114214</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5167" calcext:value-type="float">
            <text:p>115167</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4869" calcext:value-type="float">
            <text:p>114869</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900" calcext:value-type="float">
            <text:p>113900</text:p>
          </table:table-cell>
          <table:table-cell office:value-type="string" calcext:value-type="string">
            <text:p>us</text:p>
          </table:table-cell>
          <table:table-cell office:value-type="float" office:value="22" calcext:value-type="float">
            <text:p>22</text:p>
          </table:table-cell>
          <table:table-cell office:value-type="float" office:value="234.333" calcext:value-type="float">
            <text:p>234.333</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1704" calcext:value-type="float">
            <text:p>91704</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0]&lt;&gt;[.A131];AVERAGE([.B121:.B130]); &quot; &quot;)" office:value-type="float" office:value="90575.7" calcext:value-type="float">
            <text:p>90575.7</text:p>
          </table:table-cell>
        </table:table-row>
        <table:table-row table:style-name="ro1">
          <table:table-cell office:value-type="string" calcext:value-type="string">
            <text:p>./data/bradford-4-race.json</text:p>
          </table:table-cell>
          <table:table-cell office:value-type="float" office:value="91025" calcext:value-type="float">
            <text:p>91025</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940" calcext:value-type="float">
            <text:p>88940</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3521" calcext:value-type="float">
            <text:p>93521</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156" calcext:value-type="float">
            <text:p>88156</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0215" calcext:value-type="float">
            <text:p>90215</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997" calcext:value-type="float">
            <text:p>88997</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9644" calcext:value-type="float">
            <text:p>89644</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0790" calcext:value-type="float">
            <text:p>90790</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765" calcext:value-type="float">
            <text:p>92765</text:p>
          </table:table-cell>
          <table:table-cell office:value-type="string" calcext:value-type="string">
            <text:p>us</text:p>
          </table:table-cell>
          <table:table-cell office:value-type="float" office:value="25" calcext:value-type="float">
            <text:p>25</text:p>
          </table:table-cell>
          <table:table-cell office:value-type="float" office:value="100.976" calcext:value-type="float">
            <text:p>100.976</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5474" calcext:value-type="float">
            <text:p>305474</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0]&lt;&gt;[.A141];AVERAGE([.B131:.B140]); &quot; &quot;)" office:value-type="float" office:value="309956.2" calcext:value-type="float">
            <text:p>309956.2</text:p>
          </table:table-cell>
        </table:table-row>
        <table:table-row table:style-name="ro1">
          <table:table-cell office:value-type="string" calcext:value-type="string">
            <text:p>./data/bradford_nt-10-eplus.json</text:p>
          </table:table-cell>
          <table:table-cell office:value-type="float" office:value="307252" calcext:value-type="float">
            <text:p>307252</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26408" calcext:value-type="float">
            <text:p>326408</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0087" calcext:value-type="float">
            <text:p>300087</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1161" calcext:value-type="float">
            <text:p>311161</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0771" calcext:value-type="float">
            <text:p>310771</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3345" calcext:value-type="float">
            <text:p>313345</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2747" calcext:value-type="float">
            <text:p>302747</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04264" calcext:value-type="float">
            <text:p>304264</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318053" calcext:value-type="float">
            <text:p>318053</text:p>
          </table:table-cell>
          <table:table-cell office:value-type="string" calcext:value-type="string">
            <text:p>us</text:p>
          </table:table-cell>
          <table:table-cell office:value-type="float" office:value="2" calcext:value-type="float">
            <text:p>2</text:p>
          </table:table-cell>
          <table:table-cell office:value-type="float" office:value="405.612" calcext:value-type="float">
            <text:p>405.612</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9505" calcext:value-type="float">
            <text:p>139505</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0]&lt;&gt;[.A151];AVERAGE([.B141:.B150]); &quot; &quot;)" office:value-type="float" office:value="141497.2" calcext:value-type="float">
            <text:p>141497.2</text:p>
          </table:table-cell>
        </table:table-row>
        <table:table-row table:style-name="ro1">
          <table:table-cell office:value-type="string" calcext:value-type="string">
            <text:p>./data/bradford_nt-10-free.json</text:p>
          </table:table-cell>
          <table:table-cell office:value-type="float" office:value="142093" calcext:value-type="float">
            <text:p>142093</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055" calcext:value-type="float">
            <text:p>141055</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4794" calcext:value-type="float">
            <text:p>144794</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444" calcext:value-type="float">
            <text:p>141444</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2086" calcext:value-type="float">
            <text:p>142086</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502" calcext:value-type="float">
            <text:p>141502</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471" calcext:value-type="float">
            <text:p>141471</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41369" calcext:value-type="float">
            <text:p>141369</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9653" calcext:value-type="float">
            <text:p>139653</text:p>
          </table:table-cell>
          <table:table-cell office:value-type="string" calcext:value-type="string">
            <text:p>us</text:p>
          </table:table-cell>
          <table:table-cell office:value-type="float" office:value="2" calcext:value-type="float">
            <text:p>2</text:p>
          </table:table-cell>
          <table:table-cell office:value-type="float" office:value="133.585" calcext:value-type="float">
            <text:p>133.585</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2754" calcext:value-type="float">
            <text:p>112754</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0]&lt;&gt;[.A161];AVERAGE([.B151:.B160]); &quot; &quot;)" office:value-type="float" office:value="115357.8" calcext:value-type="float">
            <text:p>115357.8</text:p>
          </table:table-cell>
        </table:table-row>
        <table:table-row table:style-name="ro1">
          <table:table-cell office:value-type="string" calcext:value-type="string">
            <text:p>./data/bradford_nt-10-race.json</text:p>
          </table:table-cell>
          <table:table-cell office:value-type="float" office:value="115695" calcext:value-type="float">
            <text:p>115695</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20097" calcext:value-type="float">
            <text:p>120097</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5132" calcext:value-type="float">
            <text:p>115132</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1088" calcext:value-type="float">
            <text:p>111088</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7459" calcext:value-type="float">
            <text:p>117459</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4185" calcext:value-type="float">
            <text:p>114185</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5607" calcext:value-type="float">
            <text:p>115607</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6126" calcext:value-type="float">
            <text:p>116126</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15435" calcext:value-type="float">
            <text:p>115435</text:p>
          </table:table-cell>
          <table:table-cell office:value-type="string" calcext:value-type="string">
            <text:p>us</text:p>
          </table:table-cell>
          <table:table-cell office:value-type="float" office:value="6" calcext:value-type="float">
            <text:p>6</text:p>
          </table:table-cell>
          <table:table-cell office:value-type="float" office:value="67.8626" calcext:value-type="float">
            <text:p>67.8626</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1829" calcext:value-type="float">
            <text:p>71829</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0]&lt;&gt;[.A171];AVERAGE([.B161:.B170]); &quot; &quot;)" office:value-type="float" office:value="70432.8" calcext:value-type="float">
            <text:p>70432.8</text:p>
          </table:table-cell>
        </table:table-row>
        <table:table-row table:style-name="ro1">
          <table:table-cell office:value-type="string" calcext:value-type="string">
            <text:p>./data/bradford_nt-1-eplus.json</text:p>
          </table:table-cell>
          <table:table-cell office:value-type="float" office:value="68737" calcext:value-type="float">
            <text:p>68737</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1132" calcext:value-type="float">
            <text:p>71132</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1916" calcext:value-type="float">
            <text:p>71916</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6271" calcext:value-type="float">
            <text:p>76271</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845" calcext:value-type="float">
            <text:p>67845</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0397" calcext:value-type="float">
            <text:p>70397</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2395" calcext:value-type="float">
            <text:p>62395</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4689" calcext:value-type="float">
            <text:p>74689</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117" calcext:value-type="float">
            <text:p>69117</text:p>
          </table:table-cell>
          <table:table-cell office:value-type="string" calcext:value-type="string">
            <text:p>us</text:p>
          </table:table-cell>
          <table:table-cell office:value-type="float" office:value="0" calcext:value-type="float">
            <text:p>0</text:p>
          </table:table-cell>
          <table:table-cell office:value-type="float" office:value="27.4193" calcext:value-type="float">
            <text:p>27.4193</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4020" calcext:value-type="float">
            <text:p>94020</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0]&lt;&gt;[.A181];AVERAGE([.B171:.B180]); &quot; &quot;)" office:value-type="float" office:value="89127.2" calcext:value-type="float">
            <text:p>89127.2</text:p>
          </table:table-cell>
        </table:table-row>
        <table:table-row table:style-name="ro1">
          <table:table-cell office:value-type="string" calcext:value-type="string">
            <text:p>./data/bradford_nt-2-eplus.json</text:p>
          </table:table-cell>
          <table:table-cell office:value-type="float" office:value="91557" calcext:value-type="float">
            <text:p>91557</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819" calcext:value-type="float">
            <text:p>86819</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1607" calcext:value-type="float">
            <text:p>91607</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0435" calcext:value-type="float">
            <text:p>90435</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3226" calcext:value-type="float">
            <text:p>83226</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491" calcext:value-type="float">
            <text:p>88491</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4590" calcext:value-type="float">
            <text:p>84590</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91891" calcext:value-type="float">
            <text:p>91891</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636" calcext:value-type="float">
            <text:p>88636</text:p>
          </table:table-cell>
          <table:table-cell office:value-type="string" calcext:value-type="string">
            <text:p>us</text:p>
          </table:table-cell>
          <table:table-cell office:value-type="float" office:value="0" calcext:value-type="float">
            <text:p>0</text:p>
          </table:table-cell>
          <table:table-cell office:value-type="float" office:value="43.6201" calcext:value-type="float">
            <text:p>43.6201</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56086" calcext:value-type="float">
            <text:p>156086</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0]&lt;&gt;[.A191];AVERAGE([.B181:.B190]); &quot; &quot;)" office:value-type="float" office:value="146682.2" calcext:value-type="float">
            <text:p>146682.2</text:p>
          </table:table-cell>
        </table:table-row>
        <table:table-row table:style-name="ro1">
          <table:table-cell office:value-type="string" calcext:value-type="string">
            <text:p>./data/bradford_nt-4-eplus.json</text:p>
          </table:table-cell>
          <table:table-cell office:value-type="float" office:value="143829" calcext:value-type="float">
            <text:p>143829</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1609" calcext:value-type="float">
            <text:p>141609</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50064" calcext:value-type="float">
            <text:p>150064</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4193" calcext:value-type="float">
            <text:p>144193</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7164" calcext:value-type="float">
            <text:p>147164</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4942" calcext:value-type="float">
            <text:p>144942</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7470" calcext:value-type="float">
            <text:p>147470</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8331" calcext:value-type="float">
            <text:p>148331</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43134" calcext:value-type="float">
            <text:p>143134</text:p>
          </table:table-cell>
          <table:table-cell office:value-type="string" calcext:value-type="string">
            <text:p>us</text:p>
          </table:table-cell>
          <table:table-cell office:value-type="float" office:value="0" calcext:value-type="float">
            <text:p>0</text:p>
          </table:table-cell>
          <table:table-cell office:value-type="float" office:value="98.4144" calcext:value-type="float">
            <text:p>98.4144</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7105" calcext:value-type="float">
            <text:p>57105</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0]&lt;&gt;[.A201];AVERAGE([.B191:.B200]); &quot; &quot;)" office:value-type="float" office:value="53425.4" calcext:value-type="float">
            <text:p>53425.4</text:p>
          </table:table-cell>
        </table:table-row>
        <table:table-row table:style-name="ro1">
          <table:table-cell office:value-type="string" calcext:value-type="string">
            <text:p>./data/bradford_nt-4-race.json</text:p>
          </table:table-cell>
          <table:table-cell office:value-type="float" office:value="51406" calcext:value-type="float">
            <text:p>51406</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884" calcext:value-type="float">
            <text:p>51884</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398" calcext:value-type="float">
            <text:p>53398</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8170" calcext:value-type="float">
            <text:p>58170</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684" calcext:value-type="float">
            <text:p>53684</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721" calcext:value-type="float">
            <text:p>53721</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8048" calcext:value-type="float">
            <text:p>48048</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019" calcext:value-type="float">
            <text:p>53019</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819" calcext:value-type="float">
            <text:p>53819</text:p>
          </table:table-cell>
          <table:table-cell office:value-type="string" calcext:value-type="string">
            <text:p>us</text:p>
          </table:table-cell>
          <table:table-cell office:value-type="float" office:value="0" calcext:value-type="float">
            <text:p>0</text:p>
          </table:table-cell>
          <table:table-cell office:value-type="float" office:value="4.93781" calcext:value-type="float">
            <text:p>4.93781</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39" calcext:value-type="float">
            <text:p>4339</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0]&lt;&gt;[.A211];AVERAGE([.B201:.B210]); &quot; &quot;)" office:value-type="float" office:value="4343.2" calcext:value-type="float">
            <text:p>4343.2</text:p>
          </table:table-cell>
        </table:table-row>
        <table:table-row table:style-name="ro1">
          <table:table-cell office:value-type="string" calcext:value-type="string">
            <text:p>./data/K.json</text:p>
          </table:table-cell>
          <table:table-cell office:value-type="float" office:value="4371" calcext:value-type="float">
            <text:p>4371</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76" calcext:value-type="float">
            <text:p>4376</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58" calcext:value-type="float">
            <text:p>4258</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32" calcext:value-type="float">
            <text:p>4332</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248" calcext:value-type="float">
            <text:p>4248</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83" calcext:value-type="float">
            <text:p>4383</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67" calcext:value-type="float">
            <text:p>4367</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400" calcext:value-type="float">
            <text:p>4400</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358" calcext:value-type="float">
            <text:p>4358</text:p>
          </table:table-cell>
          <table:table-cell office:value-type="string" calcext:value-type="string">
            <text:p>us</text:p>
          </table:table-cell>
          <table:table-cell office:value-type="float" office:value="0" calcext:value-type="float">
            <text:p>0</text:p>
          </table:table-cell>
          <table:table-cell office:value-type="float" office:value="6.44745" calcext:value-type="float">
            <text:p>6.44745</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35" calcext:value-type="float">
            <text:p>9635</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0]&lt;&gt;[.A221];AVERAGE([.B211:.B220]); &quot; &quot;)" office:value-type="float" office:value="9911.4" calcext:value-type="float">
            <text:p>9911.4</text:p>
          </table:table-cell>
        </table:table-row>
        <table:table-row table:style-name="ro1">
          <table:table-cell office:value-type="string" calcext:value-type="string">
            <text:p>./data/siemens1.json</text:p>
          </table:table-cell>
          <table:table-cell office:value-type="float" office:value="9640" calcext:value-type="float">
            <text:p>9640</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049" calcext:value-type="float">
            <text:p>10049</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969" calcext:value-type="float">
            <text:p>9969</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074" calcext:value-type="float">
            <text:p>10074</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734" calcext:value-type="float">
            <text:p>9734</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06" calcext:value-type="float">
            <text:p>9606</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332" calcext:value-type="float">
            <text:p>10332</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625" calcext:value-type="float">
            <text:p>9625</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450" calcext:value-type="float">
            <text:p>10450</text:p>
          </table:table-cell>
          <table:table-cell office:value-type="string" calcext:value-type="string">
            <text:p>us</text:p>
          </table:table-cell>
          <table:table-cell office:value-type="float" office:value="4" calcext:value-type="float">
            <text:p>4</text:p>
          </table:table-cell>
          <table:table-cell office:value-type="float" office:value="16.429" calcext:value-type="float">
            <text:p>16.429</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9487" calcext:value-type="float">
            <text:p>69487</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0]&lt;&gt;[.A231];AVERAGE([.B221:.B230]); &quot; &quot;)" office:value-type="float" office:value="69175.4" calcext:value-type="float">
            <text:p>69175.4</text:p>
          </table:table-cell>
        </table:table-row>
        <table:table-row table:style-name="ro1">
          <table:table-cell office:value-type="string" calcext:value-type="string">
            <text:p>./data/siemens2.json</text:p>
          </table:table-cell>
          <table:table-cell office:value-type="float" office:value="70380" calcext:value-type="float">
            <text:p>70380</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601" calcext:value-type="float">
            <text:p>67601</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8175" calcext:value-type="float">
            <text:p>68175</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044" calcext:value-type="float">
            <text:p>67044</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70103" calcext:value-type="float">
            <text:p>70103</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70260" calcext:value-type="float">
            <text:p>70260</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9803" calcext:value-type="float">
            <text:p>69803</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578" calcext:value-type="float">
            <text:p>67578</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71323" calcext:value-type="float">
            <text:p>71323</text:p>
          </table:table-cell>
          <table:table-cell office:value-type="string" calcext:value-type="string">
            <text:p>us</text:p>
          </table:table-cell>
          <table:table-cell office:value-type="float" office:value="58" calcext:value-type="float">
            <text:p>58</text:p>
          </table:table-cell>
          <table:table-cell office:value-type="float" office:value="34.8932" calcext:value-type="float">
            <text:p>34.8932</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921" calcext:value-type="float">
            <text:p>32921</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0]&lt;&gt;[.A241];AVERAGE([.B231:.B240]); &quot; &quot;)" office:value-type="float" office:value="32894.9" calcext:value-type="float">
            <text:p>32894.9</text:p>
          </table:table-cell>
        </table:table-row>
        <table:table-row table:style-name="ro1">
          <table:table-cell office:value-type="string" calcext:value-type="string">
            <text:p>./data/siemens3.json</text:p>
          </table:table-cell>
          <table:table-cell office:value-type="float" office:value="31760" calcext:value-type="float">
            <text:p>31760</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188" calcext:value-type="float">
            <text:p>32188</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590" calcext:value-type="float">
            <text:p>32590</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502" calcext:value-type="float">
            <text:p>32502</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518" calcext:value-type="float">
            <text:p>32518</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2721" calcext:value-type="float">
            <text:p>32721</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105" calcext:value-type="float">
            <text:p>34105</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589" calcext:value-type="float">
            <text:p>34589</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055" calcext:value-type="float">
            <text:p>33055</text:p>
          </table:table-cell>
          <table:table-cell office:value-type="string" calcext:value-type="string">
            <text:p>us</text:p>
          </table:table-cell>
          <table:table-cell office:value-type="float" office:value="228" calcext:value-type="float">
            <text:p>228</text:p>
          </table:table-cell>
          <table:table-cell office:value-type="float" office:value="27.2076" calcext:value-type="float">
            <text:p>27.2076</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721" calcext:value-type="float">
            <text:p>185721</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0]&lt;&gt;[.A251];AVERAGE([.B241:.B250]); &quot; &quot;)" office:value-type="float" office:value="185928.1" calcext:value-type="float">
            <text:p>185928.1</text:p>
          </table:table-cell>
        </table:table-row>
        <table:table-row table:style-name="ro1">
          <table:table-cell office:value-type="string" calcext:value-type="string">
            <text:p>./data/siemens4.json</text:p>
          </table:table-cell>
          <table:table-cell office:value-type="float" office:value="187079" calcext:value-type="float">
            <text:p>187079</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2996" calcext:value-type="float">
            <text:p>182996</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6018" calcext:value-type="float">
            <text:p>186018</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852" calcext:value-type="float">
            <text:p>185852</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9355" calcext:value-type="float">
            <text:p>189355</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5298" calcext:value-type="float">
            <text:p>185298</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8221" calcext:value-type="float">
            <text:p>188221</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2721" calcext:value-type="float">
            <text:p>182721</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86020" calcext:value-type="float">
            <text:p>186020</text:p>
          </table:table-cell>
          <table:table-cell office:value-type="string" calcext:value-type="string">
            <text:p>us</text:p>
          </table:table-cell>
          <table:table-cell office:value-type="float" office:value="460" calcext:value-type="float">
            <text:p>460</text:p>
          </table:table-cell>
          <table:table-cell office:value-type="float" office:value="178.143" calcext:value-type="float">
            <text:p>178.143</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5" calcext:value-type="float">
            <text:p>665</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0]&lt;&gt;[.A261];AVERAGE([.B251:.B260]); &quot; &quot;)" office:value-type="float" office:value="659.2" calcext:value-type="float">
            <text:p>659.2</text:p>
          </table:table-cell>
        </table:table-row>
        <table:table-row table:style-name="ro1">
          <table:table-cell office:value-type="string" calcext:value-type="string">
            <text:p>./data/Swisscom.json</text:p>
          </table:table-cell>
          <table:table-cell office:value-type="float" office:value="662" calcext:value-type="float">
            <text:p>662</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6" calcext:value-type="float">
            <text:p>656</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6" calcext:value-type="float">
            <text:p>656</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0" calcext:value-type="float">
            <text:p>660</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0" calcext:value-type="float">
            <text:p>660</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9" calcext:value-type="float">
            <text:p>659</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8" calcext:value-type="float">
            <text:p>658</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50" calcext:value-type="float">
            <text:p>650</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666" calcext:value-type="float">
            <text:p>666</text:p>
          </table:table-cell>
          <table:table-cell office:value-type="string" calcext:value-type="string">
            <text:p>us</text:p>
          </table:table-cell>
          <table:table-cell office:value-type="float" office:value="29" calcext:value-type="float">
            <text:p>29</text:p>
          </table:table-cell>
          <table:table-cell office:value-type="float" office:value="31.574" calcext:value-type="float">
            <text:p>31.574</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5" calcext:value-type="float">
            <text:p>15</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0]&lt;&gt;[.A271];AVERAGE([.B261:.B270]); &quot; &quot;)" office:value-type="float" office:value="13.6" calcext:value-type="float">
            <text:p>13.6</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2" calcext:value-type="float">
            <text:p>12</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8" calcext:value-type="float">
            <text:p>18</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3" calcext:value-type="float">
            <text:p>13</text:p>
          </table:table-cell>
          <table:table-cell office:value-type="string" calcext:value-type="string">
            <text:p>us</text:p>
          </table:table-cell>
          <table:table-cell office:value-type="float" office:value="2" calcext:value-type="float">
            <text:p>2</text:p>
          </table:table-cell>
          <table:table-cell office:value-type="float" office:value="0.04" calcext:value-type="float">
            <text:p>0.04</text:p>
          </table:table-cell>
          <table:table-cell table:formula="of:=IF([.A279]&lt;&gt;[.A280];AVERAGE([.B270:.B279]); &quot; &quot;)" office:value-type="string" office:string-value=" " calcext:value-type="string">
            <text:p><text:s/></text:p>
          </table:table-cell>
        </table:table-row>
      </table:table>
      <table:table table:name="test_dsatur" table:style-name="ta1">
        <table:table-column table:style-name="co13" table:default-cell-style-name="Default"/>
        <table:table-column table:style-name="co14" table:default-cell-style-name="Default"/>
        <table:table-column table:style-name="co3" table:number-columns-repeated="2" table:default-cell-style-name="Default"/>
        <table:table-column table:style-name="co16" table:default-cell-style-name="Default"/>
        <table:table-column table:style-name="co7" table:default-cell-style-name="Default"/>
        <table:table-row table:style-name="ro1">
          <table:table-cell office:value-type="string" calcext:value-type="string">
            <text:p>./data/bradford-0-eplus.json</text:p>
          </table:table-cell>
          <table:table-cell office:value-type="float" office:value="59265" calcext:value-type="float">
            <text:p>59265</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0]&lt;&gt;[.A11];AVERAGE([.B1:.B10]); &quot; &quot;)" office:value-type="float" office:value="64888.3" calcext:value-type="float">
            <text:p>64888.3</text:p>
          </table:table-cell>
        </table:table-row>
        <table:table-row table:style-name="ro1">
          <table:table-cell office:value-type="string" calcext:value-type="string">
            <text:p>./data/bradford-0-eplus.json</text:p>
          </table:table-cell>
          <table:table-cell office:value-type="float" office:value="65298" calcext:value-type="float">
            <text:p>65298</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1]&lt;&gt;[.A12];AVERAGE([.B2:.B11]);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200" calcext:value-type="float">
            <text:p>64200</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2]&lt;&gt;[.A13];AVERAGE([.B3:.B12]);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906" calcext:value-type="float">
            <text:p>65906</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3]&lt;&gt;[.A14];AVERAGE([.B4:.B13]);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5802" calcext:value-type="float">
            <text:p>65802</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4]&lt;&gt;[.A15];AVERAGE([.B5:.B14]);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6850" calcext:value-type="float">
            <text:p>66850</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5]&lt;&gt;[.A16];AVERAGE([.B6:.B15]);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2782" calcext:value-type="float">
            <text:p>62782</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6]&lt;&gt;[.A17];AVERAGE([.B7:.B16]);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7225" calcext:value-type="float">
            <text:p>67225</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7]&lt;&gt;[.A18];AVERAGE([.B8:.B17]);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7182" calcext:value-type="float">
            <text:p>67182</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8]&lt;&gt;[.A19];AVERAGE([.B9:.B18]); &quot; &quot;)" office:value-type="string" office:string-value=" " calcext:value-type="string">
            <text:p><text:s/></text:p>
          </table:table-cell>
        </table:table-row>
        <table:table-row table:style-name="ro1">
          <table:table-cell office:value-type="string" calcext:value-type="string">
            <text:p>./data/bradford-0-eplus.json</text:p>
          </table:table-cell>
          <table:table-cell office:value-type="float" office:value="64373" calcext:value-type="float">
            <text:p>64373</text:p>
          </table:table-cell>
          <table:table-cell office:value-type="string" calcext:value-type="string">
            <text:p>us</text:p>
          </table:table-cell>
          <table:table-cell office:value-type="float" office:value="0" calcext:value-type="float">
            <text:p>0</text:p>
          </table:table-cell>
          <table:table-cell office:value-type="float" office:value="8.34112" calcext:value-type="float">
            <text:p>8.34112</text:p>
          </table:table-cell>
          <table:table-cell table:formula="of:=IF([.A19]&lt;&gt;[.A20];AVERAGE([.B10:.B19]);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37226" calcext:value-type="float">
            <text:p>337226</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0]&lt;&gt;[.A21];AVERAGE([.B11:.B20]); &quot; &quot;)" office:value-type="float" office:value="346585" calcext:value-type="float">
            <text:p>346585</text:p>
          </table:table-cell>
        </table:table-row>
        <table:table-row table:style-name="ro1">
          <table:table-cell office:value-type="string" calcext:value-type="string">
            <text:p>./data/bradford-10-eplus.json</text:p>
          </table:table-cell>
          <table:table-cell office:value-type="float" office:value="348724" calcext:value-type="float">
            <text:p>348724</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1]&lt;&gt;[.A22];AVERAGE([.B12:.B21]);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5711" calcext:value-type="float">
            <text:p>345711</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2]&lt;&gt;[.A23];AVERAGE([.B13:.B22]);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0745" calcext:value-type="float">
            <text:p>350745</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3]&lt;&gt;[.A24];AVERAGE([.B14:.B23]);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6929" calcext:value-type="float">
            <text:p>346929</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4]&lt;&gt;[.A25];AVERAGE([.B15:.B24]);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8123" calcext:value-type="float">
            <text:p>348123</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5]&lt;&gt;[.A26];AVERAGE([.B16:.B25]);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3645" calcext:value-type="float">
            <text:p>343645</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6]&lt;&gt;[.A27];AVERAGE([.B17:.B26]);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4069" calcext:value-type="float">
            <text:p>344069</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7]&lt;&gt;[.A28];AVERAGE([.B18:.B27]);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55467" calcext:value-type="float">
            <text:p>355467</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8]&lt;&gt;[.A29];AVERAGE([.B19:.B28]); &quot; &quot;)" office:value-type="string" office:string-value=" " calcext:value-type="string">
            <text:p><text:s/></text:p>
          </table:table-cell>
        </table:table-row>
        <table:table-row table:style-name="ro1">
          <table:table-cell office:value-type="string" calcext:value-type="string">
            <text:p>./data/bradford-10-eplus.json</text:p>
          </table:table-cell>
          <table:table-cell office:value-type="float" office:value="345211" calcext:value-type="float">
            <text:p>345211</text:p>
          </table:table-cell>
          <table:table-cell office:value-type="string" calcext:value-type="string">
            <text:p>us</text:p>
          </table:table-cell>
          <table:table-cell office:value-type="float" office:value="0" calcext:value-type="float">
            <text:p>0</text:p>
          </table:table-cell>
          <table:table-cell office:value-type="float" office:value="658.302" calcext:value-type="float">
            <text:p>658.302</text:p>
          </table:table-cell>
          <table:table-cell table:formula="of:=IF([.A29]&lt;&gt;[.A30];AVERAGE([.B20:.B29]);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2322" calcext:value-type="float">
            <text:p>162322</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0]&lt;&gt;[.A31];AVERAGE([.B21:.B30]); &quot; &quot;)" office:value-type="float" office:value="162881.1" calcext:value-type="float">
            <text:p>162881.1</text:p>
          </table:table-cell>
        </table:table-row>
        <table:table-row table:style-name="ro1">
          <table:table-cell office:value-type="string" calcext:value-type="string">
            <text:p>./data/bradford-10-free.json</text:p>
          </table:table-cell>
          <table:table-cell office:value-type="float" office:value="160937" calcext:value-type="float">
            <text:p>160937</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1]&lt;&gt;[.A32];AVERAGE([.B22:.B31]);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59616" calcext:value-type="float">
            <text:p>159616</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2]&lt;&gt;[.A33];AVERAGE([.B23:.B32]);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1080" calcext:value-type="float">
            <text:p>161080</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3]&lt;&gt;[.A34];AVERAGE([.B24:.B33]);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1539" calcext:value-type="float">
            <text:p>161539</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4]&lt;&gt;[.A35];AVERAGE([.B25:.B34]);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7784" calcext:value-type="float">
            <text:p>167784</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5]&lt;&gt;[.A36];AVERAGE([.B26:.B35]);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0800" calcext:value-type="float">
            <text:p>160800</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6]&lt;&gt;[.A37];AVERAGE([.B27:.B36]);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6944" calcext:value-type="float">
            <text:p>166944</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7]&lt;&gt;[.A38];AVERAGE([.B28:.B37]);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2313" calcext:value-type="float">
            <text:p>162313</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8]&lt;&gt;[.A39];AVERAGE([.B29:.B38]); &quot; &quot;)" office:value-type="string" office:string-value=" " calcext:value-type="string">
            <text:p><text:s/></text:p>
          </table:table-cell>
        </table:table-row>
        <table:table-row table:style-name="ro1">
          <table:table-cell office:value-type="string" calcext:value-type="string">
            <text:p>./data/bradford-10-free.json</text:p>
          </table:table-cell>
          <table:table-cell office:value-type="float" office:value="165476" calcext:value-type="float">
            <text:p>165476</text:p>
          </table:table-cell>
          <table:table-cell office:value-type="string" calcext:value-type="string">
            <text:p>us</text:p>
          </table:table-cell>
          <table:table-cell office:value-type="float" office:value="3" calcext:value-type="float">
            <text:p>3</text:p>
          </table:table-cell>
          <table:table-cell office:value-type="float" office:value="341.278" calcext:value-type="float">
            <text:p>341.278</text:p>
          </table:table-cell>
          <table:table-cell table:formula="of:=IF([.A39]&lt;&gt;[.A40];AVERAGE([.B30:.B39]);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4116" calcext:value-type="float">
            <text:p>134116</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0]&lt;&gt;[.A41];AVERAGE([.B31:.B40]); &quot; &quot;)" office:value-type="float" office:value="134580" calcext:value-type="float">
            <text:p>134580</text:p>
          </table:table-cell>
        </table:table-row>
        <table:table-row table:style-name="ro1">
          <table:table-cell office:value-type="string" calcext:value-type="string">
            <text:p>./data/bradford-10-race.json</text:p>
          </table:table-cell>
          <table:table-cell office:value-type="float" office:value="137971" calcext:value-type="float">
            <text:p>137971</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1]&lt;&gt;[.A42];AVERAGE([.B32:.B41]);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2807" calcext:value-type="float">
            <text:p>132807</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2]&lt;&gt;[.A43];AVERAGE([.B33:.B42]);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3416" calcext:value-type="float">
            <text:p>133416</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3]&lt;&gt;[.A44];AVERAGE([.B34:.B43]);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0226" calcext:value-type="float">
            <text:p>130226</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4]&lt;&gt;[.A45];AVERAGE([.B35:.B44]);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0614" calcext:value-type="float">
            <text:p>130614</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5]&lt;&gt;[.A46];AVERAGE([.B36:.B45]);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6720" calcext:value-type="float">
            <text:p>136720</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6]&lt;&gt;[.A47];AVERAGE([.B37:.B46]);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4162" calcext:value-type="float">
            <text:p>134162</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7]&lt;&gt;[.A48];AVERAGE([.B38:.B47]);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34139" calcext:value-type="float">
            <text:p>134139</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8]&lt;&gt;[.A49];AVERAGE([.B39:.B48]); &quot; &quot;)" office:value-type="string" office:string-value=" " calcext:value-type="string">
            <text:p><text:s/></text:p>
          </table:table-cell>
        </table:table-row>
        <table:table-row table:style-name="ro1">
          <table:table-cell office:value-type="string" calcext:value-type="string">
            <text:p>./data/bradford-10-race.json</text:p>
          </table:table-cell>
          <table:table-cell office:value-type="float" office:value="141629" calcext:value-type="float">
            <text:p>141629</text:p>
          </table:table-cell>
          <table:table-cell office:value-type="string" calcext:value-type="string">
            <text:p>us</text:p>
          </table:table-cell>
          <table:table-cell office:value-type="float" office:value="1" calcext:value-type="float">
            <text:p>1</text:p>
          </table:table-cell>
          <table:table-cell office:value-type="float" office:value="139.179" calcext:value-type="float">
            <text:p>139.179</text:p>
          </table:table-cell>
          <table:table-cell table:formula="of:=IF([.A49]&lt;&gt;[.A50];AVERAGE([.B40:.B49]);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40221" calcext:value-type="float">
            <text:p>140221</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0]&lt;&gt;[.A51];AVERAGE([.B41:.B50]); &quot; &quot;)" office:value-type="float" office:value="136879.5" calcext:value-type="float">
            <text:p>136879.5</text:p>
          </table:table-cell>
        </table:table-row>
        <table:table-row table:style-name="ro1">
          <table:table-cell office:value-type="string" calcext:value-type="string">
            <text:p>./data/bradford-1-eplus.json</text:p>
          </table:table-cell>
          <table:table-cell office:value-type="float" office:value="132205" calcext:value-type="float">
            <text:p>132205</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1]&lt;&gt;[.A52];AVERAGE([.B42:.B51]);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8067" calcext:value-type="float">
            <text:p>138067</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2]&lt;&gt;[.A53];AVERAGE([.B43:.B52]);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3718" calcext:value-type="float">
            <text:p>133718</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3]&lt;&gt;[.A54];AVERAGE([.B44:.B53]);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9041" calcext:value-type="float">
            <text:p>139041</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4]&lt;&gt;[.A55];AVERAGE([.B45:.B54]);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9582" calcext:value-type="float">
            <text:p>139582</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5]&lt;&gt;[.A56];AVERAGE([.B46:.B55]);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8922" calcext:value-type="float">
            <text:p>138922</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6]&lt;&gt;[.A57];AVERAGE([.B47:.B56]);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6232" calcext:value-type="float">
            <text:p>136232</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7]&lt;&gt;[.A58];AVERAGE([.B48:.B57]);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5089" calcext:value-type="float">
            <text:p>135089</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8]&lt;&gt;[.A59];AVERAGE([.B49:.B58]); &quot; &quot;)" office:value-type="string" office:string-value=" " calcext:value-type="string">
            <text:p><text:s/></text:p>
          </table:table-cell>
        </table:table-row>
        <table:table-row table:style-name="ro1">
          <table:table-cell office:value-type="string" calcext:value-type="string">
            <text:p>./data/bradford-1-eplus.json</text:p>
          </table:table-cell>
          <table:table-cell office:value-type="float" office:value="135718" calcext:value-type="float">
            <text:p>135718</text:p>
          </table:table-cell>
          <table:table-cell office:value-type="string" calcext:value-type="string">
            <text:p>us</text:p>
          </table:table-cell>
          <table:table-cell office:value-type="float" office:value="0" calcext:value-type="float">
            <text:p>0</text:p>
          </table:table-cell>
          <table:table-cell office:value-type="float" office:value="92.7182" calcext:value-type="float">
            <text:p>92.7182</text:p>
          </table:table-cell>
          <table:table-cell table:formula="of:=IF([.A59]&lt;&gt;[.A60];AVERAGE([.B50:.B59]);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614" calcext:value-type="float">
            <text:p>62614</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0]&lt;&gt;[.A61];AVERAGE([.B51:.B60]); &quot; &quot;)" office:value-type="float" office:value="63783.1" calcext:value-type="float">
            <text:p>63783.1</text:p>
          </table:table-cell>
        </table:table-row>
        <table:table-row table:style-name="ro1">
          <table:table-cell office:value-type="string" calcext:value-type="string">
            <text:p>./data/bradford-1-free.json</text:p>
          </table:table-cell>
          <table:table-cell office:value-type="float" office:value="62638" calcext:value-type="float">
            <text:p>62638</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1]&lt;&gt;[.A62];AVERAGE([.B52:.B61]);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1913" calcext:value-type="float">
            <text:p>61913</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2]&lt;&gt;[.A63];AVERAGE([.B53:.B62]);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649" calcext:value-type="float">
            <text:p>62649</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3]&lt;&gt;[.A64];AVERAGE([.B54:.B63]);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5655" calcext:value-type="float">
            <text:p>65655</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4]&lt;&gt;[.A65];AVERAGE([.B55:.B64]);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3082" calcext:value-type="float">
            <text:p>63082</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5]&lt;&gt;[.A66];AVERAGE([.B56:.B65]);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4667" calcext:value-type="float">
            <text:p>64667</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6]&lt;&gt;[.A67];AVERAGE([.B57:.B66]);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5724" calcext:value-type="float">
            <text:p>65724</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7]&lt;&gt;[.A68];AVERAGE([.B58:.B67]);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6405" calcext:value-type="float">
            <text:p>66405</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8]&lt;&gt;[.A69];AVERAGE([.B59:.B68]); &quot; &quot;)" office:value-type="string" office:string-value=" " calcext:value-type="string">
            <text:p><text:s/></text:p>
          </table:table-cell>
        </table:table-row>
        <table:table-row table:style-name="ro1">
          <table:table-cell office:value-type="string" calcext:value-type="string">
            <text:p>./data/bradford-1-free.json</text:p>
          </table:table-cell>
          <table:table-cell office:value-type="float" office:value="62484" calcext:value-type="float">
            <text:p>62484</text:p>
          </table:table-cell>
          <table:table-cell office:value-type="string" calcext:value-type="string">
            <text:p>us</text:p>
          </table:table-cell>
          <table:table-cell office:value-type="float" office:value="0" calcext:value-type="float">
            <text:p>0</text:p>
          </table:table-cell>
          <table:table-cell office:value-type="float" office:value="11.7331" calcext:value-type="float">
            <text:p>11.7331</text:p>
          </table:table-cell>
          <table:table-cell table:formula="of:=IF([.A69]&lt;&gt;[.A70];AVERAGE([.B60:.B69]);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723" calcext:value-type="float">
            <text:p>53723</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0]&lt;&gt;[.A71];AVERAGE([.B61:.B70]); &quot; &quot;)" office:value-type="float" office:value="52945" calcext:value-type="float">
            <text:p>52945</text:p>
          </table:table-cell>
        </table:table-row>
        <table:table-row table:style-name="ro1">
          <table:table-cell office:value-type="string" calcext:value-type="string">
            <text:p>./data/bradford-1-race.json</text:p>
          </table:table-cell>
          <table:table-cell office:value-type="float" office:value="52599" calcext:value-type="float">
            <text:p>52599</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1]&lt;&gt;[.A72];AVERAGE([.B62:.B71]);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2874" calcext:value-type="float">
            <text:p>52874</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2]&lt;&gt;[.A73];AVERAGE([.B63:.B72]);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184" calcext:value-type="float">
            <text:p>53184</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3]&lt;&gt;[.A74];AVERAGE([.B64:.B73]);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190" calcext:value-type="float">
            <text:p>53190</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4]&lt;&gt;[.A75];AVERAGE([.B65:.B74]);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2090" calcext:value-type="float">
            <text:p>52090</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5]&lt;&gt;[.A76];AVERAGE([.B66:.B75]);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462" calcext:value-type="float">
            <text:p>53462</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6]&lt;&gt;[.A77];AVERAGE([.B67:.B76]);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428" calcext:value-type="float">
            <text:p>53428</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7]&lt;&gt;[.A78];AVERAGE([.B68:.B77]);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3329" calcext:value-type="float">
            <text:p>53329</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8]&lt;&gt;[.A79];AVERAGE([.B69:.B78]); &quot; &quot;)" office:value-type="string" office:string-value=" " calcext:value-type="string">
            <text:p><text:s/></text:p>
          </table:table-cell>
        </table:table-row>
        <table:table-row table:style-name="ro1">
          <table:table-cell office:value-type="string" calcext:value-type="string">
            <text:p>./data/bradford-1-race.json</text:p>
          </table:table-cell>
          <table:table-cell office:value-type="float" office:value="51571" calcext:value-type="float">
            <text:p>51571</text:p>
          </table:table-cell>
          <table:table-cell office:value-type="string" calcext:value-type="string">
            <text:p>us</text:p>
          </table:table-cell>
          <table:table-cell office:value-type="float" office:value="0" calcext:value-type="float">
            <text:p>0</text:p>
          </table:table-cell>
          <table:table-cell office:value-type="float" office:value="4.90447" calcext:value-type="float">
            <text:p>4.90447</text:p>
          </table:table-cell>
          <table:table-cell table:formula="of:=IF([.A79]&lt;&gt;[.A80];AVERAGE([.B70:.B79]);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0739" calcext:value-type="float">
            <text:p>180739</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0]&lt;&gt;[.A81];AVERAGE([.B71:.B80]); &quot; &quot;)" office:value-type="float" office:value="177260.8" calcext:value-type="float">
            <text:p>177260.8</text:p>
          </table:table-cell>
        </table:table-row>
        <table:table-row table:style-name="ro1">
          <table:table-cell office:value-type="string" calcext:value-type="string">
            <text:p>./data/bradford-2-eplus.json</text:p>
          </table:table-cell>
          <table:table-cell office:value-type="float" office:value="178949" calcext:value-type="float">
            <text:p>178949</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1]&lt;&gt;[.A82];AVERAGE([.B72:.B81]);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8858" calcext:value-type="float">
            <text:p>178858</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2]&lt;&gt;[.A83];AVERAGE([.B73:.B82]);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82187" calcext:value-type="float">
            <text:p>182187</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3]&lt;&gt;[.A84];AVERAGE([.B74:.B83]);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3313" calcext:value-type="float">
            <text:p>173313</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4]&lt;&gt;[.A85];AVERAGE([.B75:.B84]);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6112" calcext:value-type="float">
            <text:p>176112</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5]&lt;&gt;[.A86];AVERAGE([.B76:.B85]);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3318" calcext:value-type="float">
            <text:p>173318</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6]&lt;&gt;[.A87];AVERAGE([.B77:.B86]);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6846" calcext:value-type="float">
            <text:p>176846</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7]&lt;&gt;[.A88];AVERAGE([.B78:.B87]);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5543" calcext:value-type="float">
            <text:p>175543</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8]&lt;&gt;[.A89];AVERAGE([.B79:.B88]); &quot; &quot;)" office:value-type="string" office:string-value=" " calcext:value-type="string">
            <text:p><text:s/></text:p>
          </table:table-cell>
        </table:table-row>
        <table:table-row table:style-name="ro1">
          <table:table-cell office:value-type="string" calcext:value-type="string">
            <text:p>./data/bradford-2-eplus.json</text:p>
          </table:table-cell>
          <table:table-cell office:value-type="float" office:value="176743" calcext:value-type="float">
            <text:p>176743</text:p>
          </table:table-cell>
          <table:table-cell office:value-type="string" calcext:value-type="string">
            <text:p>us</text:p>
          </table:table-cell>
          <table:table-cell office:value-type="float" office:value="0" calcext:value-type="float">
            <text:p>0</text:p>
          </table:table-cell>
          <table:table-cell office:value-type="float" office:value="178.545" calcext:value-type="float">
            <text:p>178.545</text:p>
          </table:table-cell>
          <table:table-cell table:formula="of:=IF([.A89]&lt;&gt;[.A90];AVERAGE([.B80:.B89]);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1736" calcext:value-type="float">
            <text:p>81736</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0]&lt;&gt;[.A91];AVERAGE([.B81:.B90]); &quot; &quot;)" office:value-type="float" office:value="82849.2" calcext:value-type="float">
            <text:p>82849.2</text:p>
          </table:table-cell>
        </table:table-row>
        <table:table-row table:style-name="ro1">
          <table:table-cell office:value-type="string" calcext:value-type="string">
            <text:p>./data/bradford-2-free.json</text:p>
          </table:table-cell>
          <table:table-cell office:value-type="float" office:value="85653" calcext:value-type="float">
            <text:p>85653</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1]&lt;&gt;[.A92];AVERAGE([.B82:.B91]);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7077" calcext:value-type="float">
            <text:p>87077</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2]&lt;&gt;[.A93];AVERAGE([.B83:.B92]);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2797" calcext:value-type="float">
            <text:p>82797</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3]&lt;&gt;[.A94];AVERAGE([.B84:.B93]);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3318" calcext:value-type="float">
            <text:p>83318</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4]&lt;&gt;[.A95];AVERAGE([.B85:.B94]);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2541" calcext:value-type="float">
            <text:p>82541</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5]&lt;&gt;[.A96];AVERAGE([.B86:.B95]);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4317" calcext:value-type="float">
            <text:p>84317</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6]&lt;&gt;[.A97];AVERAGE([.B87:.B96]);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0927" calcext:value-type="float">
            <text:p>80927</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7]&lt;&gt;[.A98];AVERAGE([.B88:.B97]);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79501" calcext:value-type="float">
            <text:p>79501</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8]&lt;&gt;[.A99];AVERAGE([.B89:.B98]); &quot; &quot;)" office:value-type="string" office:string-value=" " calcext:value-type="string">
            <text:p><text:s/></text:p>
          </table:table-cell>
        </table:table-row>
        <table:table-row table:style-name="ro1">
          <table:table-cell office:value-type="string" calcext:value-type="string">
            <text:p>./data/bradford-2-free.json</text:p>
          </table:table-cell>
          <table:table-cell office:value-type="float" office:value="80625" calcext:value-type="float">
            <text:p>80625</text:p>
          </table:table-cell>
          <table:table-cell office:value-type="string" calcext:value-type="string">
            <text:p>us</text:p>
          </table:table-cell>
          <table:table-cell office:value-type="float" office:value="0" calcext:value-type="float">
            <text:p>0</text:p>
          </table:table-cell>
          <table:table-cell office:value-type="float" office:value="43.0754" calcext:value-type="float">
            <text:p>43.0754</text:p>
          </table:table-cell>
          <table:table-cell table:formula="of:=IF([.A99]&lt;&gt;[.A100];AVERAGE([.B90:.B99]);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290" calcext:value-type="float">
            <text:p>67290</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0]&lt;&gt;[.A101];AVERAGE([.B91:.B100]); &quot; &quot;)" office:value-type="float" office:value="67808.5" calcext:value-type="float">
            <text:p>67808.5</text:p>
          </table:table-cell>
        </table:table-row>
        <table:table-row table:style-name="ro1">
          <table:table-cell office:value-type="string" calcext:value-type="string">
            <text:p>./data/bradford-2-race.json</text:p>
          </table:table-cell>
          <table:table-cell office:value-type="float" office:value="68488" calcext:value-type="float">
            <text:p>68488</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1]&lt;&gt;[.A102];AVERAGE([.B92:.B101]);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488" calcext:value-type="float">
            <text:p>67488</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2]&lt;&gt;[.A103];AVERAGE([.B93:.B102]);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649" calcext:value-type="float">
            <text:p>67649</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3]&lt;&gt;[.A104];AVERAGE([.B94:.B103]);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884" calcext:value-type="float">
            <text:p>68884</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4]&lt;&gt;[.A105];AVERAGE([.B95:.B104]);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266" calcext:value-type="float">
            <text:p>68266</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5]&lt;&gt;[.A106];AVERAGE([.B96:.B105]);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7026" calcext:value-type="float">
            <text:p>67026</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6]&lt;&gt;[.A107];AVERAGE([.B97:.B106]);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6125" calcext:value-type="float">
            <text:p>66125</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7]&lt;&gt;[.A108];AVERAGE([.B98:.B107]);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419" calcext:value-type="float">
            <text:p>68419</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8]&lt;&gt;[.A109];AVERAGE([.B99:.B108]); &quot; &quot;)" office:value-type="string" office:string-value=" " calcext:value-type="string">
            <text:p><text:s/></text:p>
          </table:table-cell>
        </table:table-row>
        <table:table-row table:style-name="ro1">
          <table:table-cell office:value-type="string" calcext:value-type="string">
            <text:p>./data/bradford-2-race.json</text:p>
          </table:table-cell>
          <table:table-cell office:value-type="float" office:value="68450" calcext:value-type="float">
            <text:p>68450</text:p>
          </table:table-cell>
          <table:table-cell office:value-type="string" calcext:value-type="string">
            <text:p>us</text:p>
          </table:table-cell>
          <table:table-cell office:value-type="float" office:value="0" calcext:value-type="float">
            <text:p>0</text:p>
          </table:table-cell>
          <table:table-cell office:value-type="float" office:value="16.9547" calcext:value-type="float">
            <text:p>16.9547</text:p>
          </table:table-cell>
          <table:table-cell table:formula="of:=IF([.A109]&lt;&gt;[.A110];AVERAGE([.B100:.B109]);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38751" calcext:value-type="float">
            <text:p>238751</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0]&lt;&gt;[.A111];AVERAGE([.B101:.B110]); &quot; &quot;)" office:value-type="float" office:value="240849.2" calcext:value-type="float">
            <text:p>240849.2</text:p>
          </table:table-cell>
        </table:table-row>
        <table:table-row table:style-name="ro1">
          <table:table-cell office:value-type="string" calcext:value-type="string">
            <text:p>./data/bradford-4-eplus.json</text:p>
          </table:table-cell>
          <table:table-cell office:value-type="float" office:value="245268" calcext:value-type="float">
            <text:p>245268</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1]&lt;&gt;[.A112];AVERAGE([.B102:.B111]);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0006" calcext:value-type="float">
            <text:p>240006</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2]&lt;&gt;[.A113];AVERAGE([.B103:.B112]);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39618" calcext:value-type="float">
            <text:p>239618</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3]&lt;&gt;[.A114];AVERAGE([.B104:.B113]);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35581" calcext:value-type="float">
            <text:p>235581</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4]&lt;&gt;[.A115];AVERAGE([.B105:.B114]);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6154" calcext:value-type="float">
            <text:p>246154</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5]&lt;&gt;[.A116];AVERAGE([.B106:.B115]);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0845" calcext:value-type="float">
            <text:p>240845</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6]&lt;&gt;[.A117];AVERAGE([.B107:.B116]);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0133" calcext:value-type="float">
            <text:p>240133</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7]&lt;&gt;[.A118];AVERAGE([.B108:.B117]);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1645" calcext:value-type="float">
            <text:p>241645</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8]&lt;&gt;[.A119];AVERAGE([.B109:.B118]); &quot; &quot;)" office:value-type="string" office:string-value=" " calcext:value-type="string">
            <text:p><text:s/></text:p>
          </table:table-cell>
        </table:table-row>
        <table:table-row table:style-name="ro1">
          <table:table-cell office:value-type="string" calcext:value-type="string">
            <text:p>./data/bradford-4-eplus.json</text:p>
          </table:table-cell>
          <table:table-cell office:value-type="float" office:value="240491" calcext:value-type="float">
            <text:p>240491</text:p>
          </table:table-cell>
          <table:table-cell office:value-type="string" calcext:value-type="string">
            <text:p>us</text:p>
          </table:table-cell>
          <table:table-cell office:value-type="float" office:value="0" calcext:value-type="float">
            <text:p>0</text:p>
          </table:table-cell>
          <table:table-cell office:value-type="float" office:value="319.375" calcext:value-type="float">
            <text:p>319.375</text:p>
          </table:table-cell>
          <table:table-cell table:formula="of:=IF([.A119]&lt;&gt;[.A120];AVERAGE([.B110:.B119]);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5562" calcext:value-type="float">
            <text:p>115562</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0]&lt;&gt;[.A121];AVERAGE([.B111:.B120]); &quot; &quot;)" office:value-type="float" office:value="114330.2" calcext:value-type="float">
            <text:p>114330.2</text:p>
          </table:table-cell>
        </table:table-row>
        <table:table-row table:style-name="ro1">
          <table:table-cell office:value-type="string" calcext:value-type="string">
            <text:p>./data/bradford-4-free.json</text:p>
          </table:table-cell>
          <table:table-cell office:value-type="float" office:value="117535" calcext:value-type="float">
            <text:p>117535</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1]&lt;&gt;[.A122];AVERAGE([.B112:.B121]);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7128" calcext:value-type="float">
            <text:p>117128</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2]&lt;&gt;[.A123];AVERAGE([.B113:.B122]);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6277" calcext:value-type="float">
            <text:p>116277</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3]&lt;&gt;[.A124];AVERAGE([.B114:.B123]);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2385" calcext:value-type="float">
            <text:p>112385</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4]&lt;&gt;[.A125];AVERAGE([.B115:.B124]);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329" calcext:value-type="float">
            <text:p>110329</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5]&lt;&gt;[.A126];AVERAGE([.B116:.B125]);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3604" calcext:value-type="float">
            <text:p>113604</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6]&lt;&gt;[.A127];AVERAGE([.B117:.B126]);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8486" calcext:value-type="float">
            <text:p>118486</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7]&lt;&gt;[.A128];AVERAGE([.B118:.B127]);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1982" calcext:value-type="float">
            <text:p>111982</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8]&lt;&gt;[.A129];AVERAGE([.B119:.B128]); &quot; &quot;)" office:value-type="string" office:string-value=" " calcext:value-type="string">
            <text:p><text:s/></text:p>
          </table:table-cell>
        </table:table-row>
        <table:table-row table:style-name="ro1">
          <table:table-cell office:value-type="string" calcext:value-type="string">
            <text:p>./data/bradford-4-free.json</text:p>
          </table:table-cell>
          <table:table-cell office:value-type="float" office:value="110014" calcext:value-type="float">
            <text:p>110014</text:p>
          </table:table-cell>
          <table:table-cell office:value-type="string" calcext:value-type="string">
            <text:p>us</text:p>
          </table:table-cell>
          <table:table-cell office:value-type="float" office:value="1" calcext:value-type="float">
            <text:p>1</text:p>
          </table:table-cell>
          <table:table-cell office:value-type="float" office:value="118.561" calcext:value-type="float">
            <text:p>118.561</text:p>
          </table:table-cell>
          <table:table-cell table:formula="of:=IF([.A129]&lt;&gt;[.A130];AVERAGE([.B120:.B129]);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88724" calcext:value-type="float">
            <text:p>88724</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0]&lt;&gt;[.A131];AVERAGE([.B121:.B130]); &quot; &quot;)" office:value-type="float" office:value="92248.7" calcext:value-type="float">
            <text:p>92248.7</text:p>
          </table:table-cell>
        </table:table-row>
        <table:table-row table:style-name="ro1">
          <table:table-cell office:value-type="string" calcext:value-type="string">
            <text:p>./data/bradford-4-race.json</text:p>
          </table:table-cell>
          <table:table-cell office:value-type="float" office:value="93357" calcext:value-type="float">
            <text:p>93357</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1]&lt;&gt;[.A132];AVERAGE([.B122:.B131]);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464" calcext:value-type="float">
            <text:p>92464</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2]&lt;&gt;[.A133];AVERAGE([.B123:.B132]);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1485" calcext:value-type="float">
            <text:p>91485</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3]&lt;&gt;[.A134];AVERAGE([.B124:.B133]);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268" calcext:value-type="float">
            <text:p>92268</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4]&lt;&gt;[.A135];AVERAGE([.B125:.B134]);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358" calcext:value-type="float">
            <text:p>92358</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5]&lt;&gt;[.A136];AVERAGE([.B126:.B135]);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5450" calcext:value-type="float">
            <text:p>95450</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6]&lt;&gt;[.A137];AVERAGE([.B127:.B136]);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287" calcext:value-type="float">
            <text:p>92287</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7]&lt;&gt;[.A138];AVERAGE([.B128:.B137]);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2151" calcext:value-type="float">
            <text:p>92151</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8]&lt;&gt;[.A139];AVERAGE([.B129:.B138]); &quot; &quot;)" office:value-type="string" office:string-value=" " calcext:value-type="string">
            <text:p><text:s/></text:p>
          </table:table-cell>
        </table:table-row>
        <table:table-row table:style-name="ro1">
          <table:table-cell office:value-type="string" calcext:value-type="string">
            <text:p>./data/bradford-4-race.json</text:p>
          </table:table-cell>
          <table:table-cell office:value-type="float" office:value="91943" calcext:value-type="float">
            <text:p>91943</text:p>
          </table:table-cell>
          <table:table-cell office:value-type="string" calcext:value-type="string">
            <text:p>us</text:p>
          </table:table-cell>
          <table:table-cell office:value-type="float" office:value="0" calcext:value-type="float">
            <text:p>0</text:p>
          </table:table-cell>
          <table:table-cell office:value-type="float" office:value="39.6394" calcext:value-type="float">
            <text:p>39.6394</text:p>
          </table:table-cell>
          <table:table-cell table:formula="of:=IF([.A139]&lt;&gt;[.A140];AVERAGE([.B130:.B139]);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1959" calcext:value-type="float">
            <text:p>271959</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0]&lt;&gt;[.A141];AVERAGE([.B131:.B140]); &quot; &quot;)" office:value-type="float" office:value="277528.3" calcext:value-type="float">
            <text:p>277528.3</text:p>
          </table:table-cell>
        </table:table-row>
        <table:table-row table:style-name="ro1">
          <table:table-cell office:value-type="string" calcext:value-type="string">
            <text:p>./data/bradford_nt-10-eplus.json</text:p>
          </table:table-cell>
          <table:table-cell office:value-type="float" office:value="280781" calcext:value-type="float">
            <text:p>280781</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1]&lt;&gt;[.A142];AVERAGE([.B132:.B141]);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9520" calcext:value-type="float">
            <text:p>279520</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2]&lt;&gt;[.A143];AVERAGE([.B133:.B142]);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2343" calcext:value-type="float">
            <text:p>272343</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3]&lt;&gt;[.A144];AVERAGE([.B134:.B143]);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6047" calcext:value-type="float">
            <text:p>276047</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4]&lt;&gt;[.A145];AVERAGE([.B135:.B144]);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82699" calcext:value-type="float">
            <text:p>282699</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5]&lt;&gt;[.A146];AVERAGE([.B136:.B145]);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0467" calcext:value-type="float">
            <text:p>270467</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6]&lt;&gt;[.A147];AVERAGE([.B137:.B146]);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76807" calcext:value-type="float">
            <text:p>276807</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7]&lt;&gt;[.A148];AVERAGE([.B138:.B147]);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83731" calcext:value-type="float">
            <text:p>283731</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8]&lt;&gt;[.A149];AVERAGE([.B139:.B148]); &quot; &quot;)" office:value-type="string" office:string-value=" " calcext:value-type="string">
            <text:p><text:s/></text:p>
          </table:table-cell>
        </table:table-row>
        <table:table-row table:style-name="ro1">
          <table:table-cell office:value-type="string" calcext:value-type="string">
            <text:p>./data/bradford_nt-10-eplus.json</text:p>
          </table:table-cell>
          <table:table-cell office:value-type="float" office:value="280929" calcext:value-type="float">
            <text:p>280929</text:p>
          </table:table-cell>
          <table:table-cell office:value-type="string" calcext:value-type="string">
            <text:p>us</text:p>
          </table:table-cell>
          <table:table-cell office:value-type="float" office:value="0" calcext:value-type="float">
            <text:p>0</text:p>
          </table:table-cell>
          <table:table-cell office:value-type="float" office:value="307.306" calcext:value-type="float">
            <text:p>307.306</text:p>
          </table:table-cell>
          <table:table-cell table:formula="of:=IF([.A149]&lt;&gt;[.A150];AVERAGE([.B140:.B149]);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6024" calcext:value-type="float">
            <text:p>126024</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0]&lt;&gt;[.A151];AVERAGE([.B141:.B150]); &quot; &quot;)" office:value-type="float" office:value="128260.2" calcext:value-type="float">
            <text:p>128260.2</text:p>
          </table:table-cell>
        </table:table-row>
        <table:table-row table:style-name="ro1">
          <table:table-cell office:value-type="string" calcext:value-type="string">
            <text:p>./data/bradford_nt-10-free.json</text:p>
          </table:table-cell>
          <table:table-cell office:value-type="float" office:value="125195" calcext:value-type="float">
            <text:p>125195</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1]&lt;&gt;[.A152];AVERAGE([.B142:.B151]);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1396" calcext:value-type="float">
            <text:p>131396</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2]&lt;&gt;[.A153];AVERAGE([.B143:.B152]);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9365" calcext:value-type="float">
            <text:p>129365</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3]&lt;&gt;[.A154];AVERAGE([.B144:.B153]);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838" calcext:value-type="float">
            <text:p>130838</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4]&lt;&gt;[.A155];AVERAGE([.B145:.B154]);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6447" calcext:value-type="float">
            <text:p>126447</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5]&lt;&gt;[.A156];AVERAGE([.B146:.B155]);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2797" calcext:value-type="float">
            <text:p>132797</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6]&lt;&gt;[.A157];AVERAGE([.B147:.B156]);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30509" calcext:value-type="float">
            <text:p>130509</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7]&lt;&gt;[.A158];AVERAGE([.B148:.B157]);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5011" calcext:value-type="float">
            <text:p>125011</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8]&lt;&gt;[.A159];AVERAGE([.B149:.B158]); &quot; &quot;)" office:value-type="string" office:string-value=" " calcext:value-type="string">
            <text:p><text:s/></text:p>
          </table:table-cell>
        </table:table-row>
        <table:table-row table:style-name="ro1">
          <table:table-cell office:value-type="string" calcext:value-type="string">
            <text:p>./data/bradford_nt-10-free.json</text:p>
          </table:table-cell>
          <table:table-cell office:value-type="float" office:value="125020" calcext:value-type="float">
            <text:p>125020</text:p>
          </table:table-cell>
          <table:table-cell office:value-type="string" calcext:value-type="string">
            <text:p>us</text:p>
          </table:table-cell>
          <table:table-cell office:value-type="float" office:value="0" calcext:value-type="float">
            <text:p>0</text:p>
          </table:table-cell>
          <table:table-cell office:value-type="float" office:value="73.3331" calcext:value-type="float">
            <text:p>73.3331</text:p>
          </table:table-cell>
          <table:table-cell table:formula="of:=IF([.A159]&lt;&gt;[.A160];AVERAGE([.B150:.B159]);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9600" calcext:value-type="float">
            <text:p>109600</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0]&lt;&gt;[.A161];AVERAGE([.B151:.B160]); &quot; &quot;)" office:value-type="float" office:value="106740.3" calcext:value-type="float">
            <text:p>106740.3</text:p>
          </table:table-cell>
        </table:table-row>
        <table:table-row table:style-name="ro1">
          <table:table-cell office:value-type="string" calcext:value-type="string">
            <text:p>./data/bradford_nt-10-race.json</text:p>
          </table:table-cell>
          <table:table-cell office:value-type="float" office:value="110083" calcext:value-type="float">
            <text:p>110083</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1]&lt;&gt;[.A162];AVERAGE([.B152:.B161]);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6610" calcext:value-type="float">
            <text:p>106610</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2]&lt;&gt;[.A163];AVERAGE([.B153:.B162]);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4672" calcext:value-type="float">
            <text:p>104672</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3]&lt;&gt;[.A164];AVERAGE([.B154:.B163]);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329" calcext:value-type="float">
            <text:p>105329</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4]&lt;&gt;[.A165];AVERAGE([.B155:.B164]);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8071" calcext:value-type="float">
            <text:p>108071</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5]&lt;&gt;[.A166];AVERAGE([.B156:.B165]);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8340" calcext:value-type="float">
            <text:p>108340</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6]&lt;&gt;[.A167];AVERAGE([.B157:.B166]);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291" calcext:value-type="float">
            <text:p>105291</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7]&lt;&gt;[.A168];AVERAGE([.B158:.B167]);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3528" calcext:value-type="float">
            <text:p>103528</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8]&lt;&gt;[.A169];AVERAGE([.B159:.B168]); &quot; &quot;)" office:value-type="string" office:string-value=" " calcext:value-type="string">
            <text:p><text:s/></text:p>
          </table:table-cell>
        </table:table-row>
        <table:table-row table:style-name="ro1">
          <table:table-cell office:value-type="string" calcext:value-type="string">
            <text:p>./data/bradford_nt-10-race.json</text:p>
          </table:table-cell>
          <table:table-cell office:value-type="float" office:value="105879" calcext:value-type="float">
            <text:p>105879</text:p>
          </table:table-cell>
          <table:table-cell office:value-type="string" calcext:value-type="string">
            <text:p>us</text:p>
          </table:table-cell>
          <table:table-cell office:value-type="float" office:value="0" calcext:value-type="float">
            <text:p>0</text:p>
          </table:table-cell>
          <table:table-cell office:value-type="float" office:value="30.9329" calcext:value-type="float">
            <text:p>30.9329</text:p>
          </table:table-cell>
          <table:table-cell table:formula="of:=IF([.A169]&lt;&gt;[.A170];AVERAGE([.B160:.B169]);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251" calcext:value-type="float">
            <text:p>68251</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0]&lt;&gt;[.A171];AVERAGE([.B161:.B170]); &quot; &quot;)" office:value-type="float" office:value="68527.1" calcext:value-type="float">
            <text:p>68527.1</text:p>
          </table:table-cell>
        </table:table-row>
        <table:table-row table:style-name="ro1">
          <table:table-cell office:value-type="string" calcext:value-type="string">
            <text:p>./data/bradford_nt-1-eplus.json</text:p>
          </table:table-cell>
          <table:table-cell office:value-type="float" office:value="67313" calcext:value-type="float">
            <text:p>67313</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1]&lt;&gt;[.A172];AVERAGE([.B162:.B171]);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187" calcext:value-type="float">
            <text:p>67187</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2]&lt;&gt;[.A173];AVERAGE([.B163:.B172]);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185" calcext:value-type="float">
            <text:p>69185</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3]&lt;&gt;[.A174];AVERAGE([.B164:.B173]);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664" calcext:value-type="float">
            <text:p>67664</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4]&lt;&gt;[.A175];AVERAGE([.B165:.B174]);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9795" calcext:value-type="float">
            <text:p>69795</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5]&lt;&gt;[.A176];AVERAGE([.B166:.B175]);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72221" calcext:value-type="float">
            <text:p>72221</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6]&lt;&gt;[.A177];AVERAGE([.B167:.B176]);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432" calcext:value-type="float">
            <text:p>67432</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7]&lt;&gt;[.A178];AVERAGE([.B168:.B177]);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7512" calcext:value-type="float">
            <text:p>67512</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8]&lt;&gt;[.A179];AVERAGE([.B169:.B178]); &quot; &quot;)" office:value-type="string" office:string-value=" " calcext:value-type="string">
            <text:p><text:s/></text:p>
          </table:table-cell>
        </table:table-row>
        <table:table-row table:style-name="ro1">
          <table:table-cell office:value-type="string" calcext:value-type="string">
            <text:p>./data/bradford_nt-1-eplus.json</text:p>
          </table:table-cell>
          <table:table-cell office:value-type="float" office:value="68711" calcext:value-type="float">
            <text:p>68711</text:p>
          </table:table-cell>
          <table:table-cell office:value-type="string" calcext:value-type="string">
            <text:p>us</text:p>
          </table:table-cell>
          <table:table-cell office:value-type="float" office:value="0" calcext:value-type="float">
            <text:p>0</text:p>
          </table:table-cell>
          <table:table-cell office:value-type="float" office:value="10.7305" calcext:value-type="float">
            <text:p>10.7305</text:p>
          </table:table-cell>
          <table:table-cell table:formula="of:=IF([.A179]&lt;&gt;[.A180];AVERAGE([.B170:.B179]);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317" calcext:value-type="float">
            <text:p>86317</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0]&lt;&gt;[.A181];AVERAGE([.B171:.B180]); &quot; &quot;)" office:value-type="float" office:value="87689" calcext:value-type="float">
            <text:p>87689</text:p>
          </table:table-cell>
        </table:table-row>
        <table:table-row table:style-name="ro1">
          <table:table-cell office:value-type="string" calcext:value-type="string">
            <text:p>./data/bradford_nt-2-eplus.json</text:p>
          </table:table-cell>
          <table:table-cell office:value-type="float" office:value="88220" calcext:value-type="float">
            <text:p>88220</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1]&lt;&gt;[.A182];AVERAGE([.B172:.B181]);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9131" calcext:value-type="float">
            <text:p>89131</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2]&lt;&gt;[.A183];AVERAGE([.B173:.B182]);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3413" calcext:value-type="float">
            <text:p>83413</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3]&lt;&gt;[.A184];AVERAGE([.B174:.B183]);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8420" calcext:value-type="float">
            <text:p>88420</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4]&lt;&gt;[.A185];AVERAGE([.B175:.B184]);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9703" calcext:value-type="float">
            <text:p>89703</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5]&lt;&gt;[.A186];AVERAGE([.B176:.B185]);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696" calcext:value-type="float">
            <text:p>87696</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6]&lt;&gt;[.A187];AVERAGE([.B177:.B186]);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7925" calcext:value-type="float">
            <text:p>87925</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7]&lt;&gt;[.A188];AVERAGE([.B178:.B187]);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6537" calcext:value-type="float">
            <text:p>86537</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8]&lt;&gt;[.A189];AVERAGE([.B179:.B188]); &quot; &quot;)" office:value-type="string" office:string-value=" " calcext:value-type="string">
            <text:p><text:s/></text:p>
          </table:table-cell>
        </table:table-row>
        <table:table-row table:style-name="ro1">
          <table:table-cell office:value-type="string" calcext:value-type="string">
            <text:p>./data/bradford_nt-2-eplus.json</text:p>
          </table:table-cell>
          <table:table-cell office:value-type="float" office:value="89528" calcext:value-type="float">
            <text:p>89528</text:p>
          </table:table-cell>
          <table:table-cell office:value-type="string" calcext:value-type="string">
            <text:p>us</text:p>
          </table:table-cell>
          <table:table-cell office:value-type="float" office:value="0" calcext:value-type="float">
            <text:p>0</text:p>
          </table:table-cell>
          <table:table-cell office:value-type="float" office:value="21.1185" calcext:value-type="float">
            <text:p>21.1185</text:p>
          </table:table-cell>
          <table:table-cell table:formula="of:=IF([.A189]&lt;&gt;[.A190];AVERAGE([.B180:.B189]);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3362" calcext:value-type="float">
            <text:p>133362</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0]&lt;&gt;[.A191];AVERAGE([.B181:.B190]); &quot; &quot;)" office:value-type="float" office:value="132690" calcext:value-type="float">
            <text:p>132690</text:p>
          </table:table-cell>
        </table:table-row>
        <table:table-row table:style-name="ro1">
          <table:table-cell office:value-type="string" calcext:value-type="string">
            <text:p>./data/bradford_nt-4-eplus.json</text:p>
          </table:table-cell>
          <table:table-cell office:value-type="float" office:value="128846" calcext:value-type="float">
            <text:p>128846</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1]&lt;&gt;[.A192];AVERAGE([.B182:.B191]);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7833" calcext:value-type="float">
            <text:p>137833</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2]&lt;&gt;[.A193];AVERAGE([.B183:.B192]);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3521" calcext:value-type="float">
            <text:p>133521</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3]&lt;&gt;[.A194];AVERAGE([.B184:.B193]);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29133" calcext:value-type="float">
            <text:p>129133</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4]&lt;&gt;[.A195];AVERAGE([.B185:.B194]);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0485" calcext:value-type="float">
            <text:p>130485</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5]&lt;&gt;[.A196];AVERAGE([.B186:.B195]);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0035" calcext:value-type="float">
            <text:p>130035</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6]&lt;&gt;[.A197];AVERAGE([.B187:.B196]);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8509" calcext:value-type="float">
            <text:p>138509</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7]&lt;&gt;[.A198];AVERAGE([.B188:.B197]);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5080" calcext:value-type="float">
            <text:p>135080</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8]&lt;&gt;[.A199];AVERAGE([.B189:.B198]); &quot; &quot;)" office:value-type="string" office:string-value=" " calcext:value-type="string">
            <text:p><text:s/></text:p>
          </table:table-cell>
        </table:table-row>
        <table:table-row table:style-name="ro1">
          <table:table-cell office:value-type="string" calcext:value-type="string">
            <text:p>./data/bradford_nt-4-eplus.json</text:p>
          </table:table-cell>
          <table:table-cell office:value-type="float" office:value="130096" calcext:value-type="float">
            <text:p>130096</text:p>
          </table:table-cell>
          <table:table-cell office:value-type="string" calcext:value-type="string">
            <text:p>us</text:p>
          </table:table-cell>
          <table:table-cell office:value-type="float" office:value="0" calcext:value-type="float">
            <text:p>0</text:p>
          </table:table-cell>
          <table:table-cell office:value-type="float" office:value="61.1733" calcext:value-type="float">
            <text:p>61.1733</text:p>
          </table:table-cell>
          <table:table-cell table:formula="of:=IF([.A199]&lt;&gt;[.A200];AVERAGE([.B190:.B199]);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703" calcext:value-type="float">
            <text:p>49703</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0]&lt;&gt;[.A201];AVERAGE([.B191:.B200]); &quot; &quot;)" office:value-type="float" office:value="51919.8" calcext:value-type="float">
            <text:p>51919.8</text:p>
          </table:table-cell>
        </table:table-row>
        <table:table-row table:style-name="ro1">
          <table:table-cell office:value-type="string" calcext:value-type="string">
            <text:p>./data/bradford_nt-4-race.json</text:p>
          </table:table-cell>
          <table:table-cell office:value-type="float" office:value="51931" calcext:value-type="float">
            <text:p>51931</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1]&lt;&gt;[.A202];AVERAGE([.B192:.B201]);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49998" calcext:value-type="float">
            <text:p>49998</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2]&lt;&gt;[.A203];AVERAGE([.B193:.B202]);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5706" calcext:value-type="float">
            <text:p>55706</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3]&lt;&gt;[.A204];AVERAGE([.B194:.B203]);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318" calcext:value-type="float">
            <text:p>51318</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4]&lt;&gt;[.A205];AVERAGE([.B195:.B204]);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3113" calcext:value-type="float">
            <text:p>53113</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5]&lt;&gt;[.A206];AVERAGE([.B196:.B205]);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967" calcext:value-type="float">
            <text:p>51967</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6]&lt;&gt;[.A207];AVERAGE([.B197:.B206]);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2962" calcext:value-type="float">
            <text:p>52962</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7]&lt;&gt;[.A208];AVERAGE([.B198:.B207]);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485" calcext:value-type="float">
            <text:p>51485</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8]&lt;&gt;[.A209];AVERAGE([.B199:.B208]); &quot; &quot;)" office:value-type="string" office:string-value=" " calcext:value-type="string">
            <text:p><text:s/></text:p>
          </table:table-cell>
        </table:table-row>
        <table:table-row table:style-name="ro1">
          <table:table-cell office:value-type="string" calcext:value-type="string">
            <text:p>./data/bradford_nt-4-race.json</text:p>
          </table:table-cell>
          <table:table-cell office:value-type="float" office:value="51015" calcext:value-type="float">
            <text:p>51015</text:p>
          </table:table-cell>
          <table:table-cell office:value-type="string" calcext:value-type="string">
            <text:p>us</text:p>
          </table:table-cell>
          <table:table-cell office:value-type="float" office:value="0" calcext:value-type="float">
            <text:p>0</text:p>
          </table:table-cell>
          <table:table-cell office:value-type="float" office:value="0.778401" calcext:value-type="float">
            <text:p>0.778401</text:p>
          </table:table-cell>
          <table:table-cell table:formula="of:=IF([.A209]&lt;&gt;[.A210];AVERAGE([.B200:.B209]);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047" calcext:value-type="float">
            <text:p>4047</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0]&lt;&gt;[.A211];AVERAGE([.B201:.B210]); &quot; &quot;)" office:value-type="float" office:value="4040.3" calcext:value-type="float">
            <text:p>4040.3</text:p>
          </table:table-cell>
        </table:table-row>
        <table:table-row table:style-name="ro1">
          <table:table-cell office:value-type="string" calcext:value-type="string">
            <text:p>./data/K.json</text:p>
          </table:table-cell>
          <table:table-cell office:value-type="float" office:value="3979" calcext:value-type="float">
            <text:p>3979</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1]&lt;&gt;[.A212];AVERAGE([.B202:.B211]);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020" calcext:value-type="float">
            <text:p>4020</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2]&lt;&gt;[.A213];AVERAGE([.B203:.B212]);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58" calcext:value-type="float">
            <text:p>3958</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3]&lt;&gt;[.A214];AVERAGE([.B204:.B213]);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21" calcext:value-type="float">
            <text:p>3921</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4]&lt;&gt;[.A215];AVERAGE([.B205:.B214]);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52" calcext:value-type="float">
            <text:p>3952</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5]&lt;&gt;[.A216];AVERAGE([.B206:.B215]);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038" calcext:value-type="float">
            <text:p>4038</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6]&lt;&gt;[.A217];AVERAGE([.B207:.B216]);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4582" calcext:value-type="float">
            <text:p>4582</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7]&lt;&gt;[.A218];AVERAGE([.B208:.B217]);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70" calcext:value-type="float">
            <text:p>3970</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8]&lt;&gt;[.A219];AVERAGE([.B209:.B218]); &quot; &quot;)" office:value-type="string" office:string-value=" " calcext:value-type="string">
            <text:p><text:s/></text:p>
          </table:table-cell>
        </table:table-row>
        <table:table-row table:style-name="ro1">
          <table:table-cell office:value-type="string" calcext:value-type="string">
            <text:p>./data/K.json</text:p>
          </table:table-cell>
          <table:table-cell office:value-type="float" office:value="3936" calcext:value-type="float">
            <text:p>3936</text:p>
          </table:table-cell>
          <table:table-cell office:value-type="string" calcext:value-type="string">
            <text:p>us</text:p>
          </table:table-cell>
          <table:table-cell office:value-type="float" office:value="0" calcext:value-type="float">
            <text:p>0</text:p>
          </table:table-cell>
          <table:table-cell office:value-type="float" office:value="6.23593" calcext:value-type="float">
            <text:p>6.23593</text:p>
          </table:table-cell>
          <table:table-cell table:formula="of:=IF([.A219]&lt;&gt;[.A220];AVERAGE([.B210:.B219]);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754" calcext:value-type="float">
            <text:p>9754</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0]&lt;&gt;[.A221];AVERAGE([.B211:.B220]); &quot; &quot;)" office:value-type="float" office:value="9992.5" calcext:value-type="float">
            <text:p>9992.5</text:p>
          </table:table-cell>
        </table:table-row>
        <table:table-row table:style-name="ro1">
          <table:table-cell office:value-type="string" calcext:value-type="string">
            <text:p>./data/siemens1.json</text:p>
          </table:table-cell>
          <table:table-cell office:value-type="float" office:value="9709" calcext:value-type="float">
            <text:p>9709</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1]&lt;&gt;[.A222];AVERAGE([.B212:.B221]);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010" calcext:value-type="float">
            <text:p>10010</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2]&lt;&gt;[.A223];AVERAGE([.B213:.B222]);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807" calcext:value-type="float">
            <text:p>9807</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3]&lt;&gt;[.A224];AVERAGE([.B214:.B223]);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492" calcext:value-type="float">
            <text:p>10492</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4]&lt;&gt;[.A225];AVERAGE([.B215:.B224]);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443" calcext:value-type="float">
            <text:p>10443</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5]&lt;&gt;[.A226];AVERAGE([.B216:.B225]);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888" calcext:value-type="float">
            <text:p>9888</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6]&lt;&gt;[.A227];AVERAGE([.B217:.B226]);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10015" calcext:value-type="float">
            <text:p>10015</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7]&lt;&gt;[.A228];AVERAGE([.B218:.B227]);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883" calcext:value-type="float">
            <text:p>9883</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8]&lt;&gt;[.A229];AVERAGE([.B219:.B228]); &quot; &quot;)" office:value-type="string" office:string-value=" " calcext:value-type="string">
            <text:p><text:s/></text:p>
          </table:table-cell>
        </table:table-row>
        <table:table-row table:style-name="ro1">
          <table:table-cell office:value-type="string" calcext:value-type="string">
            <text:p>./data/siemens1.json</text:p>
          </table:table-cell>
          <table:table-cell office:value-type="float" office:value="9924" calcext:value-type="float">
            <text:p>9924</text:p>
          </table:table-cell>
          <table:table-cell office:value-type="string" calcext:value-type="string">
            <text:p>us</text:p>
          </table:table-cell>
          <table:table-cell office:value-type="float" office:value="0" calcext:value-type="float">
            <text:p>0</text:p>
          </table:table-cell>
          <table:table-cell office:value-type="float" office:value="8.1585" calcext:value-type="float">
            <text:p>8.1585</text:p>
          </table:table-cell>
          <table:table-cell table:formula="of:=IF([.A229]&lt;&gt;[.A230];AVERAGE([.B220:.B229]);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534" calcext:value-type="float">
            <text:p>65534</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0]&lt;&gt;[.A231];AVERAGE([.B221:.B230]); &quot; &quot;)" office:value-type="float" office:value="65608.4" calcext:value-type="float">
            <text:p>65608.4</text:p>
          </table:table-cell>
        </table:table-row>
        <table:table-row table:style-name="ro1">
          <table:table-cell office:value-type="string" calcext:value-type="string">
            <text:p>./data/siemens2.json</text:p>
          </table:table-cell>
          <table:table-cell office:value-type="float" office:value="65734" calcext:value-type="float">
            <text:p>65734</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1]&lt;&gt;[.A232];AVERAGE([.B222:.B231]);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573" calcext:value-type="float">
            <text:p>64573</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2]&lt;&gt;[.A233];AVERAGE([.B223:.B232]);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122" calcext:value-type="float">
            <text:p>66122</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3]&lt;&gt;[.A234];AVERAGE([.B224:.B233]);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338" calcext:value-type="float">
            <text:p>65338</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4]&lt;&gt;[.A235];AVERAGE([.B225:.B234]);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709" calcext:value-type="float">
            <text:p>64709</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5]&lt;&gt;[.A236];AVERAGE([.B226:.B235]);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7914" calcext:value-type="float">
            <text:p>67914</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6]&lt;&gt;[.A237];AVERAGE([.B227:.B236]);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6160" calcext:value-type="float">
            <text:p>66160</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7]&lt;&gt;[.A238];AVERAGE([.B228:.B237]);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5044" calcext:value-type="float">
            <text:p>65044</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8]&lt;&gt;[.A239];AVERAGE([.B229:.B238]); &quot; &quot;)" office:value-type="string" office:string-value=" " calcext:value-type="string">
            <text:p><text:s/></text:p>
          </table:table-cell>
        </table:table-row>
        <table:table-row table:style-name="ro1">
          <table:table-cell office:value-type="string" calcext:value-type="string">
            <text:p>./data/siemens2.json</text:p>
          </table:table-cell>
          <table:table-cell office:value-type="float" office:value="64956" calcext:value-type="float">
            <text:p>64956</text:p>
          </table:table-cell>
          <table:table-cell office:value-type="string" calcext:value-type="string">
            <text:p>us</text:p>
          </table:table-cell>
          <table:table-cell office:value-type="float" office:value="0" calcext:value-type="float">
            <text:p>0</text:p>
          </table:table-cell>
          <table:table-cell office:value-type="float" office:value="26.7274" calcext:value-type="float">
            <text:p>26.7274</text:p>
          </table:table-cell>
          <table:table-cell table:formula="of:=IF([.A239]&lt;&gt;[.A240];AVERAGE([.B230:.B239]);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571" calcext:value-type="float">
            <text:p>34571</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0]&lt;&gt;[.A241];AVERAGE([.B231:.B240]); &quot; &quot;)" office:value-type="float" office:value="34211.7" calcext:value-type="float">
            <text:p>34211.7</text:p>
          </table:table-cell>
        </table:table-row>
        <table:table-row table:style-name="ro1">
          <table:table-cell office:value-type="string" calcext:value-type="string">
            <text:p>./data/siemens3.json</text:p>
          </table:table-cell>
          <table:table-cell office:value-type="float" office:value="33531" calcext:value-type="float">
            <text:p>33531</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1]&lt;&gt;[.A242];AVERAGE([.B232:.B241]);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933" calcext:value-type="float">
            <text:p>34933</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2]&lt;&gt;[.A243];AVERAGE([.B233:.B242]);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611" calcext:value-type="float">
            <text:p>33611</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3]&lt;&gt;[.A244];AVERAGE([.B234:.B243]);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799" calcext:value-type="float">
            <text:p>33799</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4]&lt;&gt;[.A245];AVERAGE([.B235:.B244]);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496" calcext:value-type="float">
            <text:p>33496</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5]&lt;&gt;[.A246];AVERAGE([.B236:.B245]);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5240" calcext:value-type="float">
            <text:p>35240</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6]&lt;&gt;[.A247];AVERAGE([.B237:.B246]);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4414" calcext:value-type="float">
            <text:p>34414</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7]&lt;&gt;[.A248];AVERAGE([.B238:.B247]);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3323" calcext:value-type="float">
            <text:p>33323</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8]&lt;&gt;[.A249];AVERAGE([.B239:.B248]); &quot; &quot;)" office:value-type="string" office:string-value=" " calcext:value-type="string">
            <text:p><text:s/></text:p>
          </table:table-cell>
        </table:table-row>
        <table:table-row table:style-name="ro1">
          <table:table-cell office:value-type="string" calcext:value-type="string">
            <text:p>./data/siemens3.json</text:p>
          </table:table-cell>
          <table:table-cell office:value-type="float" office:value="35199" calcext:value-type="float">
            <text:p>35199</text:p>
          </table:table-cell>
          <table:table-cell office:value-type="string" calcext:value-type="string">
            <text:p>us</text:p>
          </table:table-cell>
          <table:table-cell office:value-type="float" office:value="20" calcext:value-type="float">
            <text:p>20</text:p>
          </table:table-cell>
          <table:table-cell office:value-type="float" office:value="15.7727" calcext:value-type="float">
            <text:p>15.7727</text:p>
          </table:table-cell>
          <table:table-cell table:formula="of:=IF([.A249]&lt;&gt;[.A250];AVERAGE([.B240:.B249]);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1232" calcext:value-type="float">
            <text:p>171232</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0]&lt;&gt;[.A251];AVERAGE([.B241:.B250]); &quot; &quot;)" office:value-type="float" office:value="175893.4" calcext:value-type="float">
            <text:p>175893.4</text:p>
          </table:table-cell>
        </table:table-row>
        <table:table-row table:style-name="ro1">
          <table:table-cell office:value-type="string" calcext:value-type="string">
            <text:p>./data/siemens4.json</text:p>
          </table:table-cell>
          <table:table-cell office:value-type="float" office:value="181212" calcext:value-type="float">
            <text:p>181212</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1]&lt;&gt;[.A252];AVERAGE([.B242:.B251]);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4905" calcext:value-type="float">
            <text:p>174905</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2]&lt;&gt;[.A253];AVERAGE([.B243:.B252]);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3551" calcext:value-type="float">
            <text:p>173551</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3]&lt;&gt;[.A254];AVERAGE([.B244:.B253]);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8880" calcext:value-type="float">
            <text:p>178880</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4]&lt;&gt;[.A255];AVERAGE([.B245:.B254]);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4326" calcext:value-type="float">
            <text:p>174326</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5]&lt;&gt;[.A256];AVERAGE([.B246:.B255]);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4052" calcext:value-type="float">
            <text:p>174052</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6]&lt;&gt;[.A257];AVERAGE([.B247:.B256]);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9591" calcext:value-type="float">
            <text:p>179591</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7]&lt;&gt;[.A258];AVERAGE([.B248:.B257]);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5293" calcext:value-type="float">
            <text:p>175293</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8]&lt;&gt;[.A259];AVERAGE([.B249:.B258]); &quot; &quot;)" office:value-type="string" office:string-value=" " calcext:value-type="string">
            <text:p><text:s/></text:p>
          </table:table-cell>
        </table:table-row>
        <table:table-row table:style-name="ro1">
          <table:table-cell office:value-type="string" calcext:value-type="string">
            <text:p>./data/siemens4.json</text:p>
          </table:table-cell>
          <table:table-cell office:value-type="float" office:value="175892" calcext:value-type="float">
            <text:p>175892</text:p>
          </table:table-cell>
          <table:table-cell office:value-type="string" calcext:value-type="string">
            <text:p>us</text:p>
          </table:table-cell>
          <table:table-cell office:value-type="float" office:value="8" calcext:value-type="float">
            <text:p>8</text:p>
          </table:table-cell>
          <table:table-cell office:value-type="float" office:value="136.198" calcext:value-type="float">
            <text:p>136.198</text:p>
          </table:table-cell>
          <table:table-cell table:formula="of:=IF([.A259]&lt;&gt;[.A260];AVERAGE([.B250:.B259]);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38" calcext:value-type="float">
            <text:p>938</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0]&lt;&gt;[.A261];AVERAGE([.B251:.B260]); &quot; &quot;)" office:value-type="float" office:value="974.5" calcext:value-type="float">
            <text:p>974.5</text:p>
          </table:table-cell>
        </table:table-row>
        <table:table-row table:style-name="ro1">
          <table:table-cell office:value-type="string" calcext:value-type="string">
            <text:p>./data/Swisscom.json</text:p>
          </table:table-cell>
          <table:table-cell office:value-type="float" office:value="934" calcext:value-type="float">
            <text:p>934</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1]&lt;&gt;[.A262];AVERAGE([.B252:.B261]);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24" calcext:value-type="float">
            <text:p>924</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2]&lt;&gt;[.A263];AVERAGE([.B253:.B262]);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14" calcext:value-type="float">
            <text:p>914</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3]&lt;&gt;[.A264];AVERAGE([.B254:.B263]);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20" calcext:value-type="float">
            <text:p>920</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4]&lt;&gt;[.A265];AVERAGE([.B255:.B264]);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22" calcext:value-type="float">
            <text:p>922</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5]&lt;&gt;[.A266];AVERAGE([.B256:.B265]);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54" calcext:value-type="float">
            <text:p>954</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6]&lt;&gt;[.A267];AVERAGE([.B257:.B266]);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16" calcext:value-type="float">
            <text:p>916</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7]&lt;&gt;[.A268];AVERAGE([.B258:.B267]);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923" calcext:value-type="float">
            <text:p>923</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8]&lt;&gt;[.A269];AVERAGE([.B259:.B268]); &quot; &quot;)" office:value-type="string" office:string-value=" " calcext:value-type="string">
            <text:p><text:s/></text:p>
          </table:table-cell>
        </table:table-row>
        <table:table-row table:style-name="ro1">
          <table:table-cell office:value-type="string" calcext:value-type="string">
            <text:p>./data/Swisscom.json</text:p>
          </table:table-cell>
          <table:table-cell office:value-type="float" office:value="1400" calcext:value-type="float">
            <text:p>1400</text:p>
          </table:table-cell>
          <table:table-cell office:value-type="string" calcext:value-type="string">
            <text:p>us</text:p>
          </table:table-cell>
          <table:table-cell office:value-type="float" office:value="9" calcext:value-type="float">
            <text:p>9</text:p>
          </table:table-cell>
          <table:table-cell office:value-type="float" office:value="29.849" calcext:value-type="float">
            <text:p>29.849</text:p>
          </table:table-cell>
          <table:table-cell table:formula="of:=IF([.A269]&lt;&gt;[.A270];AVERAGE([.B260:.B269]);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0]&lt;&gt;[.A271];AVERAGE([.B261:.B270]); &quot; &quot;)" office:value-type="float" office:value="14.7" calcext:value-type="float">
            <text:p>14.7</text:p>
          </table:table-cell>
        </table:table-row>
        <table:table-row table:style-name="ro1">
          <table:table-cell office:value-type="string" calcext:value-type="string">
            <text:p>./data/Tiny.json</text:p>
          </table:table-cell>
          <table:table-cell office:value-type="float" office:value="20" calcext:value-type="float">
            <text:p>20</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1]&lt;&gt;[.A272];AVERAGE([.B262:.B271]);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2]&lt;&gt;[.A273];AVERAGE([.B263:.B272]);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3]&lt;&gt;[.A274];AVERAGE([.B264:.B273]);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4]&lt;&gt;[.A275];AVERAGE([.B265:.B274]);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5]&lt;&gt;[.A276];AVERAGE([.B266:.B275]);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6]&lt;&gt;[.A277];AVERAGE([.B267:.B276]);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7]&lt;&gt;[.A278];AVERAGE([.B268:.B277]);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4" calcext:value-type="float">
            <text:p>14</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8]&lt;&gt;[.A279];AVERAGE([.B269:.B278]); &quot; &quot;)" office:value-type="string" office:string-value=" " calcext:value-type="string">
            <text:p><text:s/></text:p>
          </table:table-cell>
        </table:table-row>
        <table:table-row table:style-name="ro1">
          <table:table-cell office:value-type="string" calcext:value-type="string">
            <text:p>./data/Tiny.json</text:p>
          </table:table-cell>
          <table:table-cell office:value-type="float" office:value="15" calcext:value-type="float">
            <text:p>15</text:p>
          </table:table-cell>
          <table:table-cell office:value-type="string" calcext:value-type="string">
            <text:p>us</text:p>
          </table:table-cell>
          <table:table-cell office:value-type="float" office:value="0" calcext:value-type="float">
            <text:p>0</text:p>
          </table:table-cell>
          <table:table-cell office:value-type="float" office:value="0.27" calcext:value-type="float">
            <text:p>0.27</text:p>
          </table:table-cell>
          <table:table-cell table:formula="of:=IF([.A279]&lt;&gt;[.A280];AVERAGE([.B270:.B279]); &quot; &quot;)" office:value-type="string" office:string-value=" " calcext:value-type="string">
            <text:p><text:s/></text:p>
          </table:table-cell>
        </table:table-row>
      </table:table>
      <table:table table:name="greedy basic test" table:style-name="ta1">
        <table:table-column table:style-name="co17" table:default-cell-style-name="Default"/>
        <table:table-column table:style-name="co7" table:default-cell-style-name="ce15"/>
        <table:table-column table:style-name="co7" table:default-cell-style-name="ce16"/>
        <table:table-column table:style-name="co7" table:default-cell-style-name="ce15"/>
        <table:table-column table:style-name="co7" table:number-columns-repeated="4" table:default-cell-style-name="Default"/>
        <table:table-column table:style-name="co7" table:default-cell-style-name="ce16"/>
        <table:table-row table:style-name="ro1">
          <table:table-cell/>
          <table:table-cell table:style-name="Default" office:value-type="string" calcext:value-type="string">
            <text:p>LOCAL</text:p>
          </table:table-cell>
          <table:table-cell table:style-name="Default" table:number-columns-repeated="2"/>
          <table:table-cell office:value-type="string" calcext:value-type="string">
            <text:p>GLOBAL</text:p>
          </table:table-cell>
          <table:table-cell table:number-columns-repeated="3"/>
          <table:table-cell table:style-name="Default"/>
        </table:table-row>
        <table:table-row table:style-name="ro1">
          <table:table-cell/>
          <table:table-cell table:style-name="Default" office:value-type="string" calcext:value-type="string">
            <text:p>TIME [ms]</text:p>
          </table:table-cell>
          <table:table-cell table:style-name="Default" office:value-type="string" calcext:value-type="string">
            <text:p>HARD</text:p>
          </table:table-cell>
          <table:table-cell table:style-name="Default" office:value-type="string" calcext:value-type="string">
            <text:p>INTERF.</text:p>
          </table:table-cell>
          <table:table-cell office:value-type="string" calcext:value-type="string">
            <text:p>TIME [ms]</text:p>
          </table:table-cell>
          <table:table-cell office:value-type="string" calcext:value-type="string">
            <text:p>HARD</text:p>
          </table:table-cell>
          <table:table-cell office:value-type="string" calcext:value-type="string">
            <text:p>INTERF.</text:p>
          </table:table-cell>
          <table:table-cell office:value-type="string" calcext:value-type="string">
            <text:p>TIME</text:p>
          </table:table-cell>
          <table:table-cell table:style-name="Default" office:value-type="string" calcext:value-type="string">
            <text:p>COST</text:p>
          </table:table-cell>
        </table:table-row>
        <table:table-row table:style-name="ro1">
          <table:table-cell office:value-type="string" calcext:value-type="string">
            <text:p>bradford-0-eplus</text:p>
          </table:table-cell>
          <table:table-cell table:formula="of:=INDIRECT(&quot;'test_greedy_blind_local'.B&quot; &amp; (ROW()-2) )/1000" office:value-type="float" office:value="3.333" calcext:value-type="float">
            <text:p>3.333</text:p>
          </table:table-cell>
          <table:table-cell table:formula="of:=INDIRECT(&quot;'test_greedy_blind_local'.D&quot; &amp; (ROW()-2) )" office:value-type="float" office:value="0" calcext:value-type="float">
            <text:p>0</text:p>
          </table:table-cell>
          <table:table-cell table:formula="of:=INDIRECT(&quot;'test_greedy_blind_local'.E&quot; &amp; (ROW()-2) )" office:value-type="float" office:value="215.631" calcext:value-type="float">
            <text:p>215.631</text:p>
          </table:table-cell>
          <table:table-cell table:formula="of:=INDIRECT(&quot;'test_greedy'.B&quot; &amp; (ROW()-3) *10+1)/1000" office:value-type="float" office:value="46.859" calcext:value-type="float">
            <text:p>46.859</text:p>
          </table:table-cell>
          <table:table-cell table:formula="of:=INDIRECT(&quot;'test_greedy'.D&quot; &amp; (ROW()-3) *10+1)" office:value-type="float" office:value="0" calcext:value-type="float">
            <text:p>0</text:p>
          </table:table-cell>
          <table:table-cell table:formula="of:=INDIRECT(&quot;'test_greedy'.E&quot; &amp; (ROW()-3) *10+1)" office:value-type="float" office:value="10.7947" calcext:value-type="float">
            <text:p>10.7947</text:p>
          </table:table-cell>
          <table:table-cell table:formula="of:=IF([.B3]&lt;[.E3];&quot;LOCAL&quot;;&quot;GLOBAL&quot;)" office:value-type="string" office:string-value="LOCAL" calcext:value-type="string">
            <text:p>LOCAL</text:p>
          </table:table-cell>
          <table:table-cell table:formula="of:=IF(OR([.C3]&lt;[.F3];AND([.C3]=[.F3];[.D3]&lt;[.G3]));&quot;LOCAL&quot;;&quot;GLOBAL&quot;)" office:value-type="string" office:string-value="GLOBAL" calcext:value-type="string">
            <text:p>GLOBAL</text:p>
          </table:table-cell>
        </table:table-row>
        <table:table-row table:style-name="ro1">
          <table:table-cell office:value-type="string" calcext:value-type="string">
            <text:p>bradford-10-eplus</text:p>
          </table:table-cell>
          <table:table-cell table:formula="of:=INDIRECT(&quot;'test_greedy_blind_local'.B&quot; &amp; (ROW()-2) )/1000" office:value-type="float" office:value="19.29" calcext:value-type="float">
            <text:p>19.290</text:p>
          </table:table-cell>
          <table:table-cell table:formula="of:=INDIRECT(&quot;'test_greedy_blind_local'.D&quot; &amp; (ROW()-2) )" office:value-type="float" office:value="157" calcext:value-type="float">
            <text:p>157</text:p>
          </table:table-cell>
          <table:table-cell table:formula="of:=INDIRECT(&quot;'test_greedy_blind_local'.E&quot; &amp; (ROW()-2) )" office:value-type="float" office:value="1107.45" calcext:value-type="float">
            <text:p>1,107.450</text:p>
          </table:table-cell>
          <table:table-cell table:formula="of:=INDIRECT(&quot;'test_greedy'.B&quot; &amp; (ROW()-3) *10+1)/1000" office:value-type="float" office:value="266.95" calcext:value-type="float">
            <text:p>266.95</text:p>
          </table:table-cell>
          <table:table-cell table:formula="of:=INDIRECT(&quot;'test_greedy'.D&quot; &amp; (ROW()-3) *10+1)" office:value-type="float" office:value="26" calcext:value-type="float">
            <text:p>26</text:p>
          </table:table-cell>
          <table:table-cell table:formula="of:=INDIRECT(&quot;'test_greedy'.E&quot; &amp; (ROW()-3) *10+1)" office:value-type="float" office:value="733.206" calcext:value-type="float">
            <text:p>733.206</text:p>
          </table:table-cell>
          <table:table-cell table:formula="of:=IF([.B4]&lt;[.E4];&quot;LOCAL&quot;;&quot;GLOBAL&quot;)" office:value-type="string" office:string-value="LOCAL" calcext:value-type="string">
            <text:p>LOCAL</text:p>
          </table:table-cell>
          <table:table-cell table:formula="of:=IF(OR([.C4]&lt;[.F4];AND([.C4]=[.F4];[.D4]&lt;[.G4]));&quot;LOCAL&quot;;&quot;GLOBAL&quot;)" office:value-type="string" office:string-value="GLOBAL" calcext:value-type="string">
            <text:p>GLOBAL</text:p>
          </table:table-cell>
        </table:table-row>
        <table:table-row table:style-name="ro1">
          <table:table-cell office:value-type="string" calcext:value-type="string">
            <text:p>bradford-10-free</text:p>
          </table:table-cell>
          <table:table-cell table:formula="of:=INDIRECT(&quot;'test_greedy_blind_local'.B&quot; &amp; (ROW()-2) )/1000" office:value-type="float" office:value="10.761" calcext:value-type="float">
            <text:p>10.761</text:p>
          </table:table-cell>
          <table:table-cell table:formula="of:=INDIRECT(&quot;'test_greedy_blind_local'.D&quot; &amp; (ROW()-2) )" office:value-type="float" office:value="283" calcext:value-type="float">
            <text:p>283</text:p>
          </table:table-cell>
          <table:table-cell table:formula="of:=INDIRECT(&quot;'test_greedy_blind_local'.E&quot; &amp; (ROW()-2) )" office:value-type="float" office:value="952.914" calcext:value-type="float">
            <text:p>952.914</text:p>
          </table:table-cell>
          <table:table-cell table:formula="of:=INDIRECT(&quot;'test_greedy'.B&quot; &amp; (ROW()-3) *10+1)/1000" office:value-type="float" office:value="129.888" calcext:value-type="float">
            <text:p>129.888</text:p>
          </table:table-cell>
          <table:table-cell table:formula="of:=INDIRECT(&quot;'test_greedy'.D&quot; &amp; (ROW()-3) *10+1)" office:value-type="float" office:value="31" calcext:value-type="float">
            <text:p>31</text:p>
          </table:table-cell>
          <table:table-cell table:formula="of:=INDIRECT(&quot;'test_greedy'.E&quot; &amp; (ROW()-3) *10+1)" office:value-type="float" office:value="416.559" calcext:value-type="float">
            <text:p>416.559</text:p>
          </table:table-cell>
          <table:table-cell table:formula="of:=IF([.B5]&lt;[.E5];&quot;LOCAL&quot;;&quot;GLOBAL&quot;)" office:value-type="string" office:string-value="LOCAL" calcext:value-type="string">
            <text:p>LOCAL</text:p>
          </table:table-cell>
          <table:table-cell table:formula="of:=IF(OR([.C5]&lt;[.F5];AND([.C5]=[.F5];[.D5]&lt;[.G5]));&quot;LOCAL&quot;;&quot;GLOBAL&quot;)" office:value-type="string" office:string-value="GLOBAL" calcext:value-type="string">
            <text:p>GLOBAL</text:p>
          </table:table-cell>
        </table:table-row>
        <table:table-row table:style-name="ro1">
          <table:table-cell office:value-type="string" calcext:value-type="string">
            <text:p>bradford-10-race</text:p>
          </table:table-cell>
          <table:table-cell table:formula="of:=INDIRECT(&quot;'test_greedy_blind_local'.B&quot; &amp; (ROW()-2) )/1000" office:value-type="float" office:value="10.16" calcext:value-type="float">
            <text:p>10.160</text:p>
          </table:table-cell>
          <table:table-cell table:formula="of:=INDIRECT(&quot;'test_greedy_blind_local'.D&quot; &amp; (ROW()-2) )" office:value-type="float" office:value="209" calcext:value-type="float">
            <text:p>209</text:p>
          </table:table-cell>
          <table:table-cell table:formula="of:=INDIRECT(&quot;'test_greedy_blind_local'.E&quot; &amp; (ROW()-2) )" office:value-type="float" office:value="541.688" calcext:value-type="float">
            <text:p>541.688</text:p>
          </table:table-cell>
          <table:table-cell table:formula="of:=INDIRECT(&quot;'test_greedy'.B&quot; &amp; (ROW()-3) *10+1)/1000" office:value-type="float" office:value="107.016" calcext:value-type="float">
            <text:p>107.016</text:p>
          </table:table-cell>
          <table:table-cell table:formula="of:=INDIRECT(&quot;'test_greedy'.D&quot; &amp; (ROW()-3) *10+1)" office:value-type="float" office:value="25" calcext:value-type="float">
            <text:p>25</text:p>
          </table:table-cell>
          <table:table-cell table:formula="of:=INDIRECT(&quot;'test_greedy'.E&quot; &amp; (ROW()-3) *10+1)" office:value-type="float" office:value="160.802" calcext:value-type="float">
            <text:p>160.802</text:p>
          </table:table-cell>
          <table:table-cell table:formula="of:=IF([.B6]&lt;[.E6];&quot;LOCAL&quot;;&quot;GLOBAL&quot;)" office:value-type="string" office:string-value="LOCAL" calcext:value-type="string">
            <text:p>LOCAL</text:p>
          </table:table-cell>
          <table:table-cell table:formula="of:=IF(OR([.C6]&lt;[.F6];AND([.C6]=[.F6];[.D6]&lt;[.G6]));&quot;LOCAL&quot;;&quot;GLOBAL&quot;)" office:value-type="string" office:string-value="GLOBAL" calcext:value-type="string">
            <text:p>GLOBAL</text:p>
          </table:table-cell>
        </table:table-row>
        <table:table-row table:style-name="ro1">
          <table:table-cell office:value-type="string" calcext:value-type="string">
            <text:p>bradford-1-eplus</text:p>
          </table:table-cell>
          <table:table-cell table:formula="of:=INDIRECT(&quot;'test_greedy_blind_local'.B&quot; &amp; (ROW()-2) )/1000" office:value-type="float" office:value="7.562" calcext:value-type="float">
            <text:p>7.562</text:p>
          </table:table-cell>
          <table:table-cell table:formula="of:=INDIRECT(&quot;'test_greedy_blind_local'.D&quot; &amp; (ROW()-2) )" office:value-type="float" office:value="23" calcext:value-type="float">
            <text:p>23</text:p>
          </table:table-cell>
          <table:table-cell table:formula="of:=INDIRECT(&quot;'test_greedy_blind_local'.E&quot; &amp; (ROW()-2) )" office:value-type="float" office:value="351.224" calcext:value-type="float">
            <text:p>351.224</text:p>
          </table:table-cell>
          <table:table-cell table:formula="of:=INDIRECT(&quot;'test_greedy'.B&quot; &amp; (ROW()-3) *10+1)/1000" office:value-type="float" office:value="102.968" calcext:value-type="float">
            <text:p>102.968</text:p>
          </table:table-cell>
          <table:table-cell table:formula="of:=INDIRECT(&quot;'test_greedy'.D&quot; &amp; (ROW()-3) *10+1)" office:value-type="float" office:value="0" calcext:value-type="float">
            <text:p>0</text:p>
          </table:table-cell>
          <table:table-cell table:formula="of:=INDIRECT(&quot;'test_greedy'.E&quot; &amp; (ROW()-3) *10+1)" office:value-type="float" office:value="107.836" calcext:value-type="float">
            <text:p>107.836</text:p>
          </table:table-cell>
          <table:table-cell table:formula="of:=IF([.B7]&lt;[.E7];&quot;LOCAL&quot;;&quot;GLOBAL&quot;)" office:value-type="string" office:string-value="LOCAL" calcext:value-type="string">
            <text:p>LOCAL</text:p>
          </table:table-cell>
          <table:table-cell table:formula="of:=IF(OR([.C7]&lt;[.F7];AND([.C7]=[.F7];[.D7]&lt;[.G7]));&quot;LOCAL&quot;;&quot;GLOBAL&quot;)" office:value-type="string" office:string-value="GLOBAL" calcext:value-type="string">
            <text:p>GLOBAL</text:p>
          </table:table-cell>
        </table:table-row>
        <table:table-row table:style-name="ro1">
          <table:table-cell office:value-type="string" calcext:value-type="string">
            <text:p>bradford-1-free</text:p>
          </table:table-cell>
          <table:table-cell table:formula="of:=INDIRECT(&quot;'test_greedy_blind_local'.B&quot; &amp; (ROW()-2) )/1000" office:value-type="float" office:value="4.518" calcext:value-type="float">
            <text:p>4.518</text:p>
          </table:table-cell>
          <table:table-cell table:formula="of:=INDIRECT(&quot;'test_greedy_blind_local'.D&quot; &amp; (ROW()-2) )" office:value-type="float" office:value="107" calcext:value-type="float">
            <text:p>107</text:p>
          </table:table-cell>
          <table:table-cell table:formula="of:=INDIRECT(&quot;'test_greedy_blind_local'.E&quot; &amp; (ROW()-2) )" office:value-type="float" office:value="458.572" calcext:value-type="float">
            <text:p>458.572</text:p>
          </table:table-cell>
          <table:table-cell table:formula="of:=INDIRECT(&quot;'test_greedy'.B&quot; &amp; (ROW()-3) *10+1)/1000" office:value-type="float" office:value="50.177" calcext:value-type="float">
            <text:p>50.177</text:p>
          </table:table-cell>
          <table:table-cell table:formula="of:=INDIRECT(&quot;'test_greedy'.D&quot; &amp; (ROW()-3) *10+1)" office:value-type="float" office:value="0" calcext:value-type="float">
            <text:p>0</text:p>
          </table:table-cell>
          <table:table-cell table:formula="of:=INDIRECT(&quot;'test_greedy'.E&quot; &amp; (ROW()-3) *10+1)" office:value-type="float" office:value="15.2628" calcext:value-type="float">
            <text:p>15.2628</text:p>
          </table:table-cell>
          <table:table-cell table:formula="of:=IF([.B8]&lt;[.E8];&quot;LOCAL&quot;;&quot;GLOBAL&quot;)" office:value-type="string" office:string-value="LOCAL" calcext:value-type="string">
            <text:p>LOCAL</text:p>
          </table:table-cell>
          <table:table-cell table:formula="of:=IF(OR([.C8]&lt;[.F8];AND([.C8]=[.F8];[.D8]&lt;[.G8]));&quot;LOCAL&quot;;&quot;GLOBAL&quot;)" office:value-type="string" office:string-value="GLOBAL" calcext:value-type="string">
            <text:p>GLOBAL</text:p>
          </table:table-cell>
        </table:table-row>
        <table:table-row table:style-name="ro1">
          <table:table-cell office:value-type="string" calcext:value-type="string">
            <text:p>bradford-1-race</text:p>
          </table:table-cell>
          <table:table-cell table:formula="of:=INDIRECT(&quot;'test_greedy_blind_local'.B&quot; &amp; (ROW()-2) )/1000" office:value-type="float" office:value="4.432" calcext:value-type="float">
            <text:p>4.432</text:p>
          </table:table-cell>
          <table:table-cell table:formula="of:=INDIRECT(&quot;'test_greedy_blind_local'.D&quot; &amp; (ROW()-2) )" office:value-type="float" office:value="104" calcext:value-type="float">
            <text:p>104</text:p>
          </table:table-cell>
          <table:table-cell table:formula="of:=INDIRECT(&quot;'test_greedy_blind_local'.E&quot; &amp; (ROW()-2) )" office:value-type="float" office:value="293.953" calcext:value-type="float">
            <text:p>293.953</text:p>
          </table:table-cell>
          <table:table-cell table:formula="of:=INDIRECT(&quot;'test_greedy'.B&quot; &amp; (ROW()-3) *10+1)/1000" office:value-type="float" office:value="41.58" calcext:value-type="float">
            <text:p>41.58</text:p>
          </table:table-cell>
          <table:table-cell table:formula="of:=INDIRECT(&quot;'test_greedy'.D&quot; &amp; (ROW()-3) *10+1)" office:value-type="float" office:value="0" calcext:value-type="float">
            <text:p>0</text:p>
          </table:table-cell>
          <table:table-cell table:formula="of:=INDIRECT(&quot;'test_greedy'.E&quot; &amp; (ROW()-3) *10+1)" office:value-type="float" office:value="3.94305" calcext:value-type="float">
            <text:p>3.94305</text:p>
          </table:table-cell>
          <table:table-cell table:formula="of:=IF([.B9]&lt;[.E9];&quot;LOCAL&quot;;&quot;GLOBAL&quot;)" office:value-type="string" office:string-value="LOCAL" calcext:value-type="string">
            <text:p>LOCAL</text:p>
          </table:table-cell>
          <table:table-cell table:formula="of:=IF(OR([.C9]&lt;[.F9];AND([.C9]=[.F9];[.D9]&lt;[.G9]));&quot;LOCAL&quot;;&quot;GLOBAL&quot;)" office:value-type="string" office:string-value="GLOBAL" calcext:value-type="string">
            <text:p>GLOBAL</text:p>
          </table:table-cell>
        </table:table-row>
        <table:table-row table:style-name="ro1">
          <table:table-cell office:value-type="string" calcext:value-type="string">
            <text:p>bradford-2-eplus</text:p>
          </table:table-cell>
          <table:table-cell table:formula="of:=INDIRECT(&quot;'test_greedy_blind_local'.B&quot; &amp; (ROW()-2) )/1000" office:value-type="float" office:value="10.011" calcext:value-type="float">
            <text:p>10.011</text:p>
          </table:table-cell>
          <table:table-cell table:formula="of:=INDIRECT(&quot;'test_greedy_blind_local'.D&quot; &amp; (ROW()-2) )" office:value-type="float" office:value="55" calcext:value-type="float">
            <text:p>55</text:p>
          </table:table-cell>
          <table:table-cell table:formula="of:=INDIRECT(&quot;'test_greedy_blind_local'.E&quot; &amp; (ROW()-2) )" office:value-type="float" office:value="481.757" calcext:value-type="float">
            <text:p>481.757</text:p>
          </table:table-cell>
          <table:table-cell table:formula="of:=INDIRECT(&quot;'test_greedy'.B&quot; &amp; (ROW()-3) *10+1)/1000" office:value-type="float" office:value="134.681" calcext:value-type="float">
            <text:p>134.681</text:p>
          </table:table-cell>
          <table:table-cell table:formula="of:=INDIRECT(&quot;'test_greedy'.D&quot; &amp; (ROW()-3) *10+1)" office:value-type="float" office:value="2" calcext:value-type="float">
            <text:p>2</text:p>
          </table:table-cell>
          <table:table-cell table:formula="of:=INDIRECT(&quot;'test_greedy'.E&quot; &amp; (ROW()-3) *10+1)" office:value-type="float" office:value="201.418" calcext:value-type="float">
            <text:p>201.418</text:p>
          </table:table-cell>
          <table:table-cell table:formula="of:=IF([.B10]&lt;[.E10];&quot;LOCAL&quot;;&quot;GLOBAL&quot;)" office:value-type="string" office:string-value="LOCAL" calcext:value-type="string">
            <text:p>LOCAL</text:p>
          </table:table-cell>
          <table:table-cell table:formula="of:=IF(OR([.C10]&lt;[.F10];AND([.C10]=[.F10];[.D10]&lt;[.G10]));&quot;LOCAL&quot;;&quot;GLOBAL&quot;)" office:value-type="string" office:string-value="GLOBAL" calcext:value-type="string">
            <text:p>GLOBAL</text:p>
          </table:table-cell>
        </table:table-row>
        <table:table-row table:style-name="ro1">
          <table:table-cell office:value-type="string" calcext:value-type="string">
            <text:p>bradford-2-free</text:p>
          </table:table-cell>
          <table:table-cell table:formula="of:=INDIRECT(&quot;'test_greedy_blind_local'.B&quot; &amp; (ROW()-2) )/1000" office:value-type="float" office:value="5.906" calcext:value-type="float">
            <text:p>5.906</text:p>
          </table:table-cell>
          <table:table-cell table:formula="of:=INDIRECT(&quot;'test_greedy_blind_local'.D&quot; &amp; (ROW()-2) )" office:value-type="float" office:value="140" calcext:value-type="float">
            <text:p>140</text:p>
          </table:table-cell>
          <table:table-cell table:formula="of:=INDIRECT(&quot;'test_greedy_blind_local'.E&quot; &amp; (ROW()-2) )" office:value-type="float" office:value="518.1" calcext:value-type="float">
            <text:p>518.100</text:p>
          </table:table-cell>
          <table:table-cell table:formula="of:=INDIRECT(&quot;'test_greedy'.B&quot; &amp; (ROW()-3) *10+1)/1000" office:value-type="float" office:value="65.191" calcext:value-type="float">
            <text:p>65.191</text:p>
          </table:table-cell>
          <table:table-cell table:formula="of:=INDIRECT(&quot;'test_greedy'.D&quot; &amp; (ROW()-3) *10+1)" office:value-type="float" office:value="3" calcext:value-type="float">
            <text:p>3</text:p>
          </table:table-cell>
          <table:table-cell table:formula="of:=INDIRECT(&quot;'test_greedy'.E&quot; &amp; (ROW()-3) *10+1)" office:value-type="float" office:value="57.2911" calcext:value-type="float">
            <text:p>57.2911</text:p>
          </table:table-cell>
          <table:table-cell table:formula="of:=IF([.B11]&lt;[.E11];&quot;LOCAL&quot;;&quot;GLOBAL&quot;)" office:value-type="string" office:string-value="LOCAL" calcext:value-type="string">
            <text:p>LOCAL</text:p>
          </table:table-cell>
          <table:table-cell table:formula="of:=IF(OR([.C11]&lt;[.F11];AND([.C11]=[.F11];[.D11]&lt;[.G11]));&quot;LOCAL&quot;;&quot;GLOBAL&quot;)" office:value-type="string" office:string-value="GLOBAL" calcext:value-type="string">
            <text:p>GLOBAL</text:p>
          </table:table-cell>
        </table:table-row>
        <table:table-row table:style-name="ro1">
          <table:table-cell office:value-type="string" calcext:value-type="string">
            <text:p>bradford-2-race</text:p>
          </table:table-cell>
          <table:table-cell table:formula="of:=INDIRECT(&quot;'test_greedy_blind_local'.B&quot; &amp; (ROW()-2) )/1000" office:value-type="float" office:value="5.694" calcext:value-type="float">
            <text:p>5.694</text:p>
          </table:table-cell>
          <table:table-cell table:formula="of:=INDIRECT(&quot;'test_greedy_blind_local'.D&quot; &amp; (ROW()-2) )" office:value-type="float" office:value="121" calcext:value-type="float">
            <text:p>121</text:p>
          </table:table-cell>
          <table:table-cell table:formula="of:=INDIRECT(&quot;'test_greedy_blind_local'.E&quot; &amp; (ROW()-2) )" office:value-type="float" office:value="330.083" calcext:value-type="float">
            <text:p>330.083</text:p>
          </table:table-cell>
          <table:table-cell table:formula="of:=INDIRECT(&quot;'test_greedy'.B&quot; &amp; (ROW()-3) *10+1)/1000" office:value-type="float" office:value="54.525" calcext:value-type="float">
            <text:p>54.525</text:p>
          </table:table-cell>
          <table:table-cell table:formula="of:=INDIRECT(&quot;'test_greedy'.D&quot; &amp; (ROW()-3) *10+1)" office:value-type="float" office:value="0" calcext:value-type="float">
            <text:p>0</text:p>
          </table:table-cell>
          <table:table-cell table:formula="of:=INDIRECT(&quot;'test_greedy'.E&quot; &amp; (ROW()-3) *10+1)" office:value-type="float" office:value="15.0415" calcext:value-type="float">
            <text:p>15.0415</text:p>
          </table:table-cell>
          <table:table-cell table:formula="of:=IF([.B12]&lt;[.E12];&quot;LOCAL&quot;;&quot;GLOBAL&quot;)" office:value-type="string" office:string-value="LOCAL" calcext:value-type="string">
            <text:p>LOCAL</text:p>
          </table:table-cell>
          <table:table-cell table:formula="of:=IF(OR([.C12]&lt;[.F12];AND([.C12]=[.F12];[.D12]&lt;[.G12]));&quot;LOCAL&quot;;&quot;GLOBAL&quot;)" office:value-type="string" office:string-value="GLOBAL" calcext:value-type="string">
            <text:p>GLOBAL</text:p>
          </table:table-cell>
        </table:table-row>
        <table:table-row table:style-name="ro1">
          <table:table-cell office:value-type="string" calcext:value-type="string">
            <text:p>bradford-4-eplus</text:p>
          </table:table-cell>
          <table:table-cell table:formula="of:=INDIRECT(&quot;'test_greedy_blind_local'.B&quot; &amp; (ROW()-2) )/1000" office:value-type="float" office:value="13.449" calcext:value-type="float">
            <text:p>13.449</text:p>
          </table:table-cell>
          <table:table-cell table:formula="of:=INDIRECT(&quot;'test_greedy_blind_local'.D&quot; &amp; (ROW()-2) )" office:value-type="float" office:value="100" calcext:value-type="float">
            <text:p>100</text:p>
          </table:table-cell>
          <table:table-cell table:formula="of:=INDIRECT(&quot;'test_greedy_blind_local'.E&quot; &amp; (ROW()-2) )" office:value-type="float" office:value="670.982" calcext:value-type="float">
            <text:p>670.982</text:p>
          </table:table-cell>
          <table:table-cell table:formula="of:=INDIRECT(&quot;'test_greedy'.B&quot; &amp; (ROW()-3) *10+1)/1000" office:value-type="float" office:value="187.348" calcext:value-type="float">
            <text:p>187.348</text:p>
          </table:table-cell>
          <table:table-cell table:formula="of:=INDIRECT(&quot;'test_greedy'.D&quot; &amp; (ROW()-3) *10+1)" office:value-type="float" office:value="1" calcext:value-type="float">
            <text:p>1</text:p>
          </table:table-cell>
          <table:table-cell table:formula="of:=INDIRECT(&quot;'test_greedy'.E&quot; &amp; (ROW()-3) *10+1)" office:value-type="float" office:value="354.394" calcext:value-type="float">
            <text:p>354.394</text:p>
          </table:table-cell>
          <table:table-cell table:formula="of:=IF([.B13]&lt;[.E13];&quot;LOCAL&quot;;&quot;GLOBAL&quot;)" office:value-type="string" office:string-value="LOCAL" calcext:value-type="string">
            <text:p>LOCAL</text:p>
          </table:table-cell>
          <table:table-cell table:formula="of:=IF(OR([.C13]&lt;[.F13];AND([.C13]=[.F13];[.D13]&lt;[.G13]));&quot;LOCAL&quot;;&quot;GLOBAL&quot;)" office:value-type="string" office:string-value="GLOBAL" calcext:value-type="string">
            <text:p>GLOBAL</text:p>
          </table:table-cell>
        </table:table-row>
        <table:table-row table:style-name="ro1">
          <table:table-cell office:value-type="string" calcext:value-type="string">
            <text:p>bradford-4-free</text:p>
          </table:table-cell>
          <table:table-cell table:formula="of:=INDIRECT(&quot;'test_greedy_blind_local'.B&quot; &amp; (ROW()-2) )/1000" office:value-type="float" office:value="7.678" calcext:value-type="float">
            <text:p>7.678</text:p>
          </table:table-cell>
          <table:table-cell table:formula="of:=INDIRECT(&quot;'test_greedy_blind_local'.D&quot; &amp; (ROW()-2) )" office:value-type="float" office:value="173" calcext:value-type="float">
            <text:p>173</text:p>
          </table:table-cell>
          <table:table-cell table:formula="of:=INDIRECT(&quot;'test_greedy_blind_local'.E&quot; &amp; (ROW()-2) )" office:value-type="float" office:value="638.923" calcext:value-type="float">
            <text:p>638.923</text:p>
          </table:table-cell>
          <table:table-cell table:formula="of:=INDIRECT(&quot;'test_greedy'.B&quot; &amp; (ROW()-3) *10+1)/1000" office:value-type="float" office:value="87.634" calcext:value-type="float">
            <text:p>87.634</text:p>
          </table:table-cell>
          <table:table-cell table:formula="of:=INDIRECT(&quot;'test_greedy'.D&quot; &amp; (ROW()-3) *10+1)" office:value-type="float" office:value="1" calcext:value-type="float">
            <text:p>1</text:p>
          </table:table-cell>
          <table:table-cell table:formula="of:=INDIRECT(&quot;'test_greedy'.E&quot; &amp; (ROW()-3) *10+1)" office:value-type="float" office:value="153.348" calcext:value-type="float">
            <text:p>153.348</text:p>
          </table:table-cell>
          <table:table-cell table:formula="of:=IF([.B14]&lt;[.E14];&quot;LOCAL&quot;;&quot;GLOBAL&quot;)" office:value-type="string" office:string-value="LOCAL" calcext:value-type="string">
            <text:p>LOCAL</text:p>
          </table:table-cell>
          <table:table-cell table:formula="of:=IF(OR([.C14]&lt;[.F14];AND([.C14]=[.F14];[.D14]&lt;[.G14]));&quot;LOCAL&quot;;&quot;GLOBAL&quot;)" office:value-type="string" office:string-value="GLOBAL" calcext:value-type="string">
            <text:p>GLOBAL</text:p>
          </table:table-cell>
        </table:table-row>
        <table:table-row table:style-name="ro1">
          <table:table-cell office:value-type="string" calcext:value-type="string">
            <text:p>bradford-4-race</text:p>
          </table:table-cell>
          <table:table-cell table:formula="of:=INDIRECT(&quot;'test_greedy_blind_local'.B&quot; &amp; (ROW()-2) )/1000" office:value-type="float" office:value="7.414" calcext:value-type="float">
            <text:p>7.414</text:p>
          </table:table-cell>
          <table:table-cell table:formula="of:=INDIRECT(&quot;'test_greedy_blind_local'.D&quot; &amp; (ROW()-2) )" office:value-type="float" office:value="180" calcext:value-type="float">
            <text:p>180</text:p>
          </table:table-cell>
          <table:table-cell table:formula="of:=INDIRECT(&quot;'test_greedy_blind_local'.E&quot; &amp; (ROW()-2) )" office:value-type="float" office:value="398.538" calcext:value-type="float">
            <text:p>398.538</text:p>
          </table:table-cell>
          <table:table-cell table:formula="of:=INDIRECT(&quot;'test_greedy'.B&quot; &amp; (ROW()-3) *10+1)/1000" office:value-type="float" office:value="73.652" calcext:value-type="float">
            <text:p>73.652</text:p>
          </table:table-cell>
          <table:table-cell table:formula="of:=INDIRECT(&quot;'test_greedy'.D&quot; &amp; (ROW()-3) *10+1)" office:value-type="float" office:value="2" calcext:value-type="float">
            <text:p>2</text:p>
          </table:table-cell>
          <table:table-cell table:formula="of:=INDIRECT(&quot;'test_greedy'.E&quot; &amp; (ROW()-3) *10+1)" office:value-type="float" office:value="48.7204" calcext:value-type="float">
            <text:p>48.7204</text:p>
          </table:table-cell>
          <table:table-cell table:formula="of:=IF([.B15]&lt;[.E15];&quot;LOCAL&quot;;&quot;GLOBAL&quot;)" office:value-type="string" office:string-value="LOCAL" calcext:value-type="string">
            <text:p>LOCAL</text:p>
          </table:table-cell>
          <table:table-cell table:formula="of:=IF(OR([.C15]&lt;[.F15];AND([.C15]=[.F15];[.D15]&lt;[.G15]));&quot;LOCAL&quot;;&quot;GLOBAL&quot;)" office:value-type="string" office:string-value="GLOBAL" calcext:value-type="string">
            <text:p>GLOBAL</text:p>
          </table:table-cell>
        </table:table-row>
        <table:table-row table:style-name="ro1">
          <table:table-cell office:value-type="string" calcext:value-type="string">
            <text:p>bradford_nt-10-eplus</text:p>
          </table:table-cell>
          <table:table-cell table:formula="of:=INDIRECT(&quot;'test_greedy_blind_local'.B&quot; &amp; (ROW()-2) )/1000" office:value-type="float" office:value="15.001" calcext:value-type="float">
            <text:p>15.001</text:p>
          </table:table-cell>
          <table:table-cell table:formula="of:=INDIRECT(&quot;'test_greedy_blind_local'.D&quot; &amp; (ROW()-2) )" office:value-type="float" office:value="72" calcext:value-type="float">
            <text:p>72</text:p>
          </table:table-cell>
          <table:table-cell table:formula="of:=INDIRECT(&quot;'test_greedy_blind_local'.E&quot; &amp; (ROW()-2) )" office:value-type="float" office:value="731.55" calcext:value-type="float">
            <text:p>731.550</text:p>
          </table:table-cell>
          <table:table-cell table:formula="of:=INDIRECT(&quot;'test_greedy'.B&quot; &amp; (ROW()-3) *10+1)/1000" office:value-type="float" office:value="202.331" calcext:value-type="float">
            <text:p>202.331</text:p>
          </table:table-cell>
          <table:table-cell table:formula="of:=INDIRECT(&quot;'test_greedy'.D&quot; &amp; (ROW()-3) *10+1)" office:value-type="float" office:value="0" calcext:value-type="float">
            <text:p>0</text:p>
          </table:table-cell>
          <table:table-cell table:formula="of:=INDIRECT(&quot;'test_greedy'.E&quot; &amp; (ROW()-3) *10+1)" office:value-type="float" office:value="322.447" calcext:value-type="float">
            <text:p>322.447</text:p>
          </table:table-cell>
          <table:table-cell table:formula="of:=IF([.B16]&lt;[.E16];&quot;LOCAL&quot;;&quot;GLOBAL&quot;)" office:value-type="string" office:string-value="LOCAL" calcext:value-type="string">
            <text:p>LOCAL</text:p>
          </table:table-cell>
          <table:table-cell table:formula="of:=IF(OR([.C16]&lt;[.F16];AND([.C16]=[.F16];[.D16]&lt;[.G16]));&quot;LOCAL&quot;;&quot;GLOBAL&quot;)" office:value-type="string" office:string-value="GLOBAL" calcext:value-type="string">
            <text:p>GLOBAL</text:p>
          </table:table-cell>
        </table:table-row>
        <table:table-row table:style-name="ro1">
          <table:table-cell office:value-type="string" calcext:value-type="string">
            <text:p>bradford_nt-10-free</text:p>
          </table:table-cell>
          <table:table-cell table:formula="of:=INDIRECT(&quot;'test_greedy_blind_local'.B&quot; &amp; (ROW()-2) )/1000" office:value-type="float" office:value="8.827" calcext:value-type="float">
            <text:p>8.827</text:p>
          </table:table-cell>
          <table:table-cell table:formula="of:=INDIRECT(&quot;'test_greedy_blind_local'.D&quot; &amp; (ROW()-2) )" office:value-type="float" office:value="250" calcext:value-type="float">
            <text:p>250</text:p>
          </table:table-cell>
          <table:table-cell table:formula="of:=INDIRECT(&quot;'test_greedy_blind_local'.E&quot; &amp; (ROW()-2) )" office:value-type="float" office:value="751.623" calcext:value-type="float">
            <text:p>751.623</text:p>
          </table:table-cell>
          <table:table-cell table:formula="of:=INDIRECT(&quot;'test_greedy'.B&quot; &amp; (ROW()-3) *10+1)/1000" office:value-type="float" office:value="97.02" calcext:value-type="float">
            <text:p>97.02</text:p>
          </table:table-cell>
          <table:table-cell table:formula="of:=INDIRECT(&quot;'test_greedy'.D&quot; &amp; (ROW()-3) *10+1)" office:value-type="float" office:value="0" calcext:value-type="float">
            <text:p>0</text:p>
          </table:table-cell>
          <table:table-cell table:formula="of:=INDIRECT(&quot;'test_greedy'.E&quot; &amp; (ROW()-3) *10+1)" office:value-type="float" office:value="80.3526" calcext:value-type="float">
            <text:p>80.3526</text:p>
          </table:table-cell>
          <table:table-cell table:formula="of:=IF([.B17]&lt;[.E17];&quot;LOCAL&quot;;&quot;GLOBAL&quot;)" office:value-type="string" office:string-value="LOCAL" calcext:value-type="string">
            <text:p>LOCAL</text:p>
          </table:table-cell>
          <table:table-cell table:formula="of:=IF(OR([.C17]&lt;[.F17];AND([.C17]=[.F17];[.D17]&lt;[.G17]));&quot;LOCAL&quot;;&quot;GLOBAL&quot;)" office:value-type="string" office:string-value="GLOBAL" calcext:value-type="string">
            <text:p>GLOBAL</text:p>
          </table:table-cell>
        </table:table-row>
        <table:table-row table:style-name="ro1">
          <table:table-cell office:value-type="string" calcext:value-type="string">
            <text:p>bradford_nt-10-race</text:p>
          </table:table-cell>
          <table:table-cell table:formula="of:=INDIRECT(&quot;'test_greedy_blind_local'.B&quot; &amp; (ROW()-2) )/1000" office:value-type="float" office:value="8.398" calcext:value-type="float">
            <text:p>8.398</text:p>
          </table:table-cell>
          <table:table-cell table:formula="of:=INDIRECT(&quot;'test_greedy_blind_local'.D&quot; &amp; (ROW()-2) )" office:value-type="float" office:value="266" calcext:value-type="float">
            <text:p>266</text:p>
          </table:table-cell>
          <table:table-cell table:formula="of:=INDIRECT(&quot;'test_greedy_blind_local'.E&quot; &amp; (ROW()-2) )" office:value-type="float" office:value="501.557" calcext:value-type="float">
            <text:p>501.557</text:p>
          </table:table-cell>
          <table:table-cell table:formula="of:=INDIRECT(&quot;'test_greedy'.B&quot; &amp; (ROW()-3) *10+1)/1000" office:value-type="float" office:value="82.065" calcext:value-type="float">
            <text:p>82.065</text:p>
          </table:table-cell>
          <table:table-cell table:formula="of:=INDIRECT(&quot;'test_greedy'.D&quot; &amp; (ROW()-3) *10+1)" office:value-type="float" office:value="0" calcext:value-type="float">
            <text:p>0</text:p>
          </table:table-cell>
          <table:table-cell table:formula="of:=INDIRECT(&quot;'test_greedy'.E&quot; &amp; (ROW()-3) *10+1)" office:value-type="float" office:value="26.8581" calcext:value-type="float">
            <text:p>26.8581</text:p>
          </table:table-cell>
          <table:table-cell table:formula="of:=IF([.B18]&lt;[.E18];&quot;LOCAL&quot;;&quot;GLOBAL&quot;)" office:value-type="string" office:string-value="LOCAL" calcext:value-type="string">
            <text:p>LOCAL</text:p>
          </table:table-cell>
          <table:table-cell table:formula="of:=IF(OR([.C18]&lt;[.F18];AND([.C18]=[.F18];[.D18]&lt;[.G18]));&quot;LOCAL&quot;;&quot;GLOBAL&quot;)" office:value-type="string" office:string-value="GLOBAL" calcext:value-type="string">
            <text:p>GLOBAL</text:p>
          </table:table-cell>
        </table:table-row>
        <table:table-row table:style-name="ro1">
          <table:table-cell office:value-type="string" calcext:value-type="string">
            <text:p>bradford_nt-1-eplus</text:p>
          </table:table-cell>
          <table:table-cell table:formula="of:=INDIRECT(&quot;'test_greedy_blind_local'.B&quot; &amp; (ROW()-2) )/1000" office:value-type="float" office:value="3.629" calcext:value-type="float">
            <text:p>3.629</text:p>
          </table:table-cell>
          <table:table-cell table:formula="of:=INDIRECT(&quot;'test_greedy_blind_local'.D&quot; &amp; (ROW()-2) )" office:value-type="float" office:value="0" calcext:value-type="float">
            <text:p>0</text:p>
          </table:table-cell>
          <table:table-cell table:formula="of:=INDIRECT(&quot;'test_greedy_blind_local'.E&quot; &amp; (ROW()-2) )" office:value-type="float" office:value="229.701" calcext:value-type="float">
            <text:p>229.701</text:p>
          </table:table-cell>
          <table:table-cell table:formula="of:=INDIRECT(&quot;'test_greedy'.B&quot; &amp; (ROW()-3) *10+1)/1000" office:value-type="float" office:value="49.09" calcext:value-type="float">
            <text:p>49.09</text:p>
          </table:table-cell>
          <table:table-cell table:formula="of:=INDIRECT(&quot;'test_greedy'.D&quot; &amp; (ROW()-3) *10+1)" office:value-type="float" office:value="0" calcext:value-type="float">
            <text:p>0</text:p>
          </table:table-cell>
          <table:table-cell table:formula="of:=INDIRECT(&quot;'test_greedy'.E&quot; &amp; (ROW()-3) *10+1)" office:value-type="float" office:value="13.0569" calcext:value-type="float">
            <text:p>13.0569</text:p>
          </table:table-cell>
          <table:table-cell table:formula="of:=IF([.B19]&lt;[.E19];&quot;LOCAL&quot;;&quot;GLOBAL&quot;)" office:value-type="string" office:string-value="LOCAL" calcext:value-type="string">
            <text:p>LOCAL</text:p>
          </table:table-cell>
          <table:table-cell table:formula="of:=IF(OR([.C19]&lt;[.F19];AND([.C19]=[.F19];[.D19]&lt;[.G19]));&quot;LOCAL&quot;;&quot;GLOBAL&quot;)" office:value-type="string" office:string-value="GLOBAL" calcext:value-type="string">
            <text:p>GLOBAL</text:p>
          </table:table-cell>
        </table:table-row>
        <table:table-row table:style-name="ro1">
          <table:table-cell office:value-type="string" calcext:value-type="string">
            <text:p>bradford_nt-2-eplus</text:p>
          </table:table-cell>
          <table:table-cell table:formula="of:=INDIRECT(&quot;'test_greedy_blind_local'.B&quot; &amp; (ROW()-2) )/1000" office:value-type="float" office:value="4.57" calcext:value-type="float">
            <text:p>4.570</text:p>
          </table:table-cell>
          <table:table-cell table:formula="of:=INDIRECT(&quot;'test_greedy_blind_local'.D&quot; &amp; (ROW()-2) )" office:value-type="float" office:value="9" calcext:value-type="float">
            <text:p>9</text:p>
          </table:table-cell>
          <table:table-cell table:formula="of:=INDIRECT(&quot;'test_greedy_blind_local'.E&quot; &amp; (ROW()-2) )" office:value-type="float" office:value="238.671" calcext:value-type="float">
            <text:p>238.671</text:p>
          </table:table-cell>
          <table:table-cell table:formula="of:=INDIRECT(&quot;'test_greedy'.B&quot; &amp; (ROW()-3) *10+1)/1000" office:value-type="float" office:value="61.903" calcext:value-type="float">
            <text:p>61.903</text:p>
          </table:table-cell>
          <table:table-cell table:formula="of:=INDIRECT(&quot;'test_greedy'.D&quot; &amp; (ROW()-3) *10+1)" office:value-type="float" office:value="0" calcext:value-type="float">
            <text:p>0</text:p>
          </table:table-cell>
          <table:table-cell table:formula="of:=INDIRECT(&quot;'test_greedy'.E&quot; &amp; (ROW()-3) *10+1)" office:value-type="float" office:value="25.8038" calcext:value-type="float">
            <text:p>25.8038</text:p>
          </table:table-cell>
          <table:table-cell table:formula="of:=IF([.B20]&lt;[.E20];&quot;LOCAL&quot;;&quot;GLOBAL&quot;)" office:value-type="string" office:string-value="LOCAL" calcext:value-type="string">
            <text:p>LOCAL</text:p>
          </table:table-cell>
          <table:table-cell table:formula="of:=IF(OR([.C20]&lt;[.F20];AND([.C20]=[.F20];[.D20]&lt;[.G20]));&quot;LOCAL&quot;;&quot;GLOBAL&quot;)" office:value-type="string" office:string-value="GLOBAL" calcext:value-type="string">
            <text:p>GLOBAL</text:p>
          </table:table-cell>
        </table:table-row>
        <table:table-row table:style-name="ro1">
          <table:table-cell office:value-type="string" calcext:value-type="string">
            <text:p>bradford_nt-4-eplus</text:p>
          </table:table-cell>
          <table:table-cell table:formula="of:=INDIRECT(&quot;'test_greedy_blind_local'.B&quot; &amp; (ROW()-2) )/1000" office:value-type="float" office:value="7.252" calcext:value-type="float">
            <text:p>7.252</text:p>
          </table:table-cell>
          <table:table-cell table:formula="of:=INDIRECT(&quot;'test_greedy_blind_local'.D&quot; &amp; (ROW()-2) )" office:value-type="float" office:value="18" calcext:value-type="float">
            <text:p>18</text:p>
          </table:table-cell>
          <table:table-cell table:formula="of:=INDIRECT(&quot;'test_greedy_blind_local'.E&quot; &amp; (ROW()-2) )" office:value-type="float" office:value="326.14" calcext:value-type="float">
            <text:p>326.140</text:p>
          </table:table-cell>
          <table:table-cell table:formula="of:=INDIRECT(&quot;'test_greedy'.B&quot; &amp; (ROW()-3) *10+1)/1000" office:value-type="float" office:value="95.859" calcext:value-type="float">
            <text:p>95.859</text:p>
          </table:table-cell>
          <table:table-cell table:formula="of:=INDIRECT(&quot;'test_greedy'.D&quot; &amp; (ROW()-3) *10+1)" office:value-type="float" office:value="0" calcext:value-type="float">
            <text:p>0</text:p>
          </table:table-cell>
          <table:table-cell table:formula="of:=INDIRECT(&quot;'test_greedy'.E&quot; &amp; (ROW()-3) *10+1)" office:value-type="float" office:value="71.1352" calcext:value-type="float">
            <text:p>71.1352</text:p>
          </table:table-cell>
          <table:table-cell table:formula="of:=IF([.B21]&lt;[.E21];&quot;LOCAL&quot;;&quot;GLOBAL&quot;)" office:value-type="string" office:string-value="LOCAL" calcext:value-type="string">
            <text:p>LOCAL</text:p>
          </table:table-cell>
          <table:table-cell table:formula="of:=IF(OR([.C21]&lt;[.F21];AND([.C21]=[.F21];[.D21]&lt;[.G21]));&quot;LOCAL&quot;;&quot;GLOBAL&quot;)" office:value-type="string" office:string-value="GLOBAL" calcext:value-type="string">
            <text:p>GLOBAL</text:p>
          </table:table-cell>
        </table:table-row>
        <table:table-row table:style-name="ro1">
          <table:table-cell office:value-type="string" calcext:value-type="string">
            <text:p>bradford_nt-4-race</text:p>
          </table:table-cell>
          <table:table-cell table:formula="of:=INDIRECT(&quot;'test_greedy_blind_local'.B&quot; &amp; (ROW()-2) )/1000" office:value-type="float" office:value="3.997" calcext:value-type="float">
            <text:p>3.997</text:p>
          </table:table-cell>
          <table:table-cell table:formula="of:=INDIRECT(&quot;'test_greedy_blind_local'.D&quot; &amp; (ROW()-2) )" office:value-type="float" office:value="163" calcext:value-type="float">
            <text:p>163</text:p>
          </table:table-cell>
          <table:table-cell table:formula="of:=INDIRECT(&quot;'test_greedy_blind_local'.E&quot; &amp; (ROW()-2) )" office:value-type="float" office:value="320.829" calcext:value-type="float">
            <text:p>320.829</text:p>
          </table:table-cell>
          <table:table-cell table:formula="of:=INDIRECT(&quot;'test_greedy'.B&quot; &amp; (ROW()-3) *10+1)/1000" office:value-type="float" office:value="38.278" calcext:value-type="float">
            <text:p>38.278</text:p>
          </table:table-cell>
          <table:table-cell table:formula="of:=INDIRECT(&quot;'test_greedy'.D&quot; &amp; (ROW()-3) *10+1)" office:value-type="float" office:value="0" calcext:value-type="float">
            <text:p>0</text:p>
          </table:table-cell>
          <table:table-cell table:formula="of:=INDIRECT(&quot;'test_greedy'.E&quot; &amp; (ROW()-3) *10+1)" office:value-type="float" office:value="0.350009" calcext:value-type="float">
            <text:p>0.350009</text:p>
          </table:table-cell>
          <table:table-cell table:formula="of:=IF([.B22]&lt;[.E22];&quot;LOCAL&quot;;&quot;GLOBAL&quot;)" office:value-type="string" office:string-value="LOCAL" calcext:value-type="string">
            <text:p>LOCAL</text:p>
          </table:table-cell>
          <table:table-cell table:formula="of:=IF(OR([.C22]&lt;[.F22];AND([.C22]=[.F22];[.D22]&lt;[.G22]));&quot;LOCAL&quot;;&quot;GLOBAL&quot;)" office:value-type="string" office:string-value="GLOBAL" calcext:value-type="string">
            <text:p>GLOBAL</text:p>
          </table:table-cell>
        </table:table-row>
        <table:table-row table:style-name="ro1">
          <table:table-cell office:value-type="string" calcext:value-type="string">
            <text:p>K</text:p>
          </table:table-cell>
          <table:table-cell table:formula="of:=INDIRECT(&quot;'test_greedy_blind_local'.B&quot; &amp; (ROW()-2) )/1000" office:value-type="float" office:value="0.214" calcext:value-type="float">
            <text:p>0.214</text:p>
          </table:table-cell>
          <table:table-cell table:formula="of:=INDIRECT(&quot;'test_greedy_blind_local'.D&quot; &amp; (ROW()-2) )" office:value-type="float" office:value="0" calcext:value-type="float">
            <text:p>0</text:p>
          </table:table-cell>
          <table:table-cell table:formula="of:=INDIRECT(&quot;'test_greedy_blind_local'.E&quot; &amp; (ROW()-2) )" office:value-type="float" office:value="28.8894" calcext:value-type="float">
            <text:p>28.889</text:p>
          </table:table-cell>
          <table:table-cell table:formula="of:=INDIRECT(&quot;'test_greedy'.B&quot; &amp; (ROW()-3) *10+1)/1000" office:value-type="float" office:value="2.923" calcext:value-type="float">
            <text:p>2.923</text:p>
          </table:table-cell>
          <table:table-cell table:formula="of:=INDIRECT(&quot;'test_greedy'.D&quot; &amp; (ROW()-3) *10+1)" office:value-type="float" office:value="0" calcext:value-type="float">
            <text:p>0</text:p>
          </table:table-cell>
          <table:table-cell table:formula="of:=INDIRECT(&quot;'test_greedy'.E&quot; &amp; (ROW()-3) *10+1)" office:value-type="float" office:value="4.38037" calcext:value-type="float">
            <text:p>4.38037</text:p>
          </table:table-cell>
          <table:table-cell table:formula="of:=IF([.B23]&lt;[.E23];&quot;LOCAL&quot;;&quot;GLOBAL&quot;)" office:value-type="string" office:string-value="LOCAL" calcext:value-type="string">
            <text:p>LOCAL</text:p>
          </table:table-cell>
          <table:table-cell table:formula="of:=IF(OR([.C23]&lt;[.F23];AND([.C23]=[.F23];[.D23]&lt;[.G23]));&quot;LOCAL&quot;;&quot;GLOBAL&quot;)" office:value-type="string" office:string-value="GLOBAL" calcext:value-type="string">
            <text:p>GLOBAL</text:p>
          </table:table-cell>
        </table:table-row>
        <table:table-row table:style-name="ro1">
          <table:table-cell office:value-type="string" calcext:value-type="string">
            <text:p>siemens1</text:p>
          </table:table-cell>
          <table:table-cell table:formula="of:=INDIRECT(&quot;'test_greedy_blind_local'.B&quot; &amp; (ROW()-2) )/1000" office:value-type="float" office:value="0.823" calcext:value-type="float">
            <text:p>0.823</text:p>
          </table:table-cell>
          <table:table-cell table:formula="of:=INDIRECT(&quot;'test_greedy_blind_local'.D&quot; &amp; (ROW()-2) )" office:value-type="float" office:value="2" calcext:value-type="float">
            <text:p>2</text:p>
          </table:table-cell>
          <table:table-cell table:formula="of:=INDIRECT(&quot;'test_greedy_blind_local'.E&quot; &amp; (ROW()-2) )" office:value-type="float" office:value="19.5259" calcext:value-type="float">
            <text:p>19.526</text:p>
          </table:table-cell>
          <table:table-cell table:formula="of:=INDIRECT(&quot;'test_greedy'.B&quot; &amp; (ROW()-3) *10+1)/1000" office:value-type="float" office:value="8.272" calcext:value-type="float">
            <text:p>8.272</text:p>
          </table:table-cell>
          <table:table-cell table:formula="of:=INDIRECT(&quot;'test_greedy'.D&quot; &amp; (ROW()-3) *10+1)" office:value-type="float" office:value="2" calcext:value-type="float">
            <text:p>2</text:p>
          </table:table-cell>
          <table:table-cell table:formula="of:=INDIRECT(&quot;'test_greedy'.E&quot; &amp; (ROW()-3) *10+1)" office:value-type="float" office:value="10.3284" calcext:value-type="float">
            <text:p>10.3284</text:p>
          </table:table-cell>
          <table:table-cell table:formula="of:=IF([.B24]&lt;[.E24];&quot;LOCAL&quot;;&quot;GLOBAL&quot;)" office:value-type="string" office:string-value="LOCAL" calcext:value-type="string">
            <text:p>LOCAL</text:p>
          </table:table-cell>
          <table:table-cell table:formula="of:=IF(OR([.C24]&lt;[.F24];AND([.C24]=[.F24];[.D24]&lt;[.G24]));&quot;LOCAL&quot;;&quot;GLOBAL&quot;)" office:value-type="string" office:string-value="GLOBAL" calcext:value-type="string">
            <text:p>GLOBAL</text:p>
          </table:table-cell>
        </table:table-row>
        <table:table-row table:style-name="ro1">
          <table:table-cell office:value-type="string" calcext:value-type="string">
            <text:p>siemens2</text:p>
          </table:table-cell>
          <table:table-cell table:formula="of:=INDIRECT(&quot;'test_greedy_blind_local'.B&quot; &amp; (ROW()-2) )/1000" office:value-type="float" office:value="2.947" calcext:value-type="float">
            <text:p>2.947</text:p>
          </table:table-cell>
          <table:table-cell table:formula="of:=INDIRECT(&quot;'test_greedy_blind_local'.D&quot; &amp; (ROW()-2) )" office:value-type="float" office:value="20" calcext:value-type="float">
            <text:p>20</text:p>
          </table:table-cell>
          <table:table-cell table:formula="of:=INDIRECT(&quot;'test_greedy_blind_local'.E&quot; &amp; (ROW()-2) )" office:value-type="float" office:value="41.8666" calcext:value-type="float">
            <text:p>41.867</text:p>
          </table:table-cell>
          <table:table-cell table:formula="of:=INDIRECT(&quot;'test_greedy'.B&quot; &amp; (ROW()-3) *10+1)/1000" office:value-type="float" office:value="58.393" calcext:value-type="float">
            <text:p>58.393</text:p>
          </table:table-cell>
          <table:table-cell table:formula="of:=INDIRECT(&quot;'test_greedy'.D&quot; &amp; (ROW()-3) *10+1)" office:value-type="float" office:value="14" calcext:value-type="float">
            <text:p>14</text:p>
          </table:table-cell>
          <table:table-cell table:formula="of:=INDIRECT(&quot;'test_greedy'.E&quot; &amp; (ROW()-3) *10+1)" office:value-type="float" office:value="31.867" calcext:value-type="float">
            <text:p>31.867</text:p>
          </table:table-cell>
          <table:table-cell table:formula="of:=IF([.B25]&lt;[.E25];&quot;LOCAL&quot;;&quot;GLOBAL&quot;)" office:value-type="string" office:string-value="LOCAL" calcext:value-type="string">
            <text:p>LOCAL</text:p>
          </table:table-cell>
          <table:table-cell table:formula="of:=IF(OR([.C25]&lt;[.F25];AND([.C25]=[.F25];[.D25]&lt;[.G25]));&quot;LOCAL&quot;;&quot;GLOBAL&quot;)" office:value-type="string" office:string-value="GLOBAL" calcext:value-type="string">
            <text:p>GLOBAL</text:p>
          </table:table-cell>
        </table:table-row>
        <table:table-row table:style-name="ro1">
          <table:table-cell office:value-type="string" calcext:value-type="string">
            <text:p>siemens3</text:p>
          </table:table-cell>
          <table:table-cell table:formula="of:=INDIRECT(&quot;'test_greedy_blind_local'.B&quot; &amp; (ROW()-2) )/1000" office:value-type="float" office:value="2.486" calcext:value-type="float">
            <text:p>2.486</text:p>
          </table:table-cell>
          <table:table-cell table:formula="of:=INDIRECT(&quot;'test_greedy_blind_local'.D&quot; &amp; (ROW()-2) )" office:value-type="float" office:value="120" calcext:value-type="float">
            <text:p>120</text:p>
          </table:table-cell>
          <table:table-cell table:formula="of:=INDIRECT(&quot;'test_greedy_blind_local'.E&quot; &amp; (ROW()-2) )" office:value-type="float" office:value="36.1609" calcext:value-type="float">
            <text:p>36.161</text:p>
          </table:table-cell>
          <table:table-cell table:formula="of:=INDIRECT(&quot;'test_greedy'.B&quot; &amp; (ROW()-3) *10+1)/1000" office:value-type="float" office:value="27.222" calcext:value-type="float">
            <text:p>27.222</text:p>
          </table:table-cell>
          <table:table-cell table:formula="of:=INDIRECT(&quot;'test_greedy'.D&quot; &amp; (ROW()-3) *10+1)" office:value-type="float" office:value="114" calcext:value-type="float">
            <text:p>114</text:p>
          </table:table-cell>
          <table:table-cell table:formula="of:=INDIRECT(&quot;'test_greedy'.E&quot; &amp; (ROW()-3) *10+1)" office:value-type="float" office:value="21.7963" calcext:value-type="float">
            <text:p>21.7963</text:p>
          </table:table-cell>
          <table:table-cell table:formula="of:=IF([.B26]&lt;[.E26];&quot;LOCAL&quot;;&quot;GLOBAL&quot;)" office:value-type="string" office:string-value="LOCAL" calcext:value-type="string">
            <text:p>LOCAL</text:p>
          </table:table-cell>
          <table:table-cell table:formula="of:=IF(OR([.C26]&lt;[.F26];AND([.C26]=[.F26];[.D26]&lt;[.G26]));&quot;LOCAL&quot;;&quot;GLOBAL&quot;)" office:value-type="string" office:string-value="GLOBAL" calcext:value-type="string">
            <text:p>GLOBAL</text:p>
          </table:table-cell>
        </table:table-row>
        <table:table-row table:style-name="ro1">
          <table:table-cell office:value-type="string" calcext:value-type="string">
            <text:p>siemens4</text:p>
          </table:table-cell>
          <table:table-cell table:formula="of:=INDIRECT(&quot;'test_greedy_blind_local'.B&quot; &amp; (ROW()-2) )/1000" office:value-type="float" office:value="12.93" calcext:value-type="float">
            <text:p>12.930</text:p>
          </table:table-cell>
          <table:table-cell table:formula="of:=INDIRECT(&quot;'test_greedy_blind_local'.D&quot; &amp; (ROW()-2) )" office:value-type="float" office:value="256" calcext:value-type="float">
            <text:p>256</text:p>
          </table:table-cell>
          <table:table-cell table:formula="of:=INDIRECT(&quot;'test_greedy_blind_local'.E&quot; &amp; (ROW()-2) )" office:value-type="float" office:value="168.692" calcext:value-type="float">
            <text:p>168.692</text:p>
          </table:table-cell>
          <table:table-cell table:formula="of:=INDIRECT(&quot;'test_greedy'.B&quot; &amp; (ROW()-3) *10+1)/1000" office:value-type="float" office:value="139.428" calcext:value-type="float">
            <text:p>139.428</text:p>
          </table:table-cell>
          <table:table-cell table:formula="of:=INDIRECT(&quot;'test_greedy'.D&quot; &amp; (ROW()-3) *10+1)" office:value-type="float" office:value="228" calcext:value-type="float">
            <text:p>228</text:p>
          </table:table-cell>
          <table:table-cell table:formula="of:=INDIRECT(&quot;'test_greedy'.E&quot; &amp; (ROW()-3) *10+1)" office:value-type="float" office:value="172.293" calcext:value-type="float">
            <text:p>172.293</text:p>
          </table:table-cell>
          <table:table-cell table:formula="of:=IF([.B27]&lt;[.E27];&quot;LOCAL&quot;;&quot;GLOBAL&quot;)" office:value-type="string" office:string-value="LOCAL" calcext:value-type="string">
            <text:p>LOCAL</text:p>
          </table:table-cell>
          <table:table-cell table:formula="of:=IF(OR([.C27]&lt;[.F27];AND([.C27]=[.F27];[.D27]&lt;[.G27]));&quot;LOCAL&quot;;&quot;GLOBAL&quot;)" office:value-type="string" office:string-value="GLOBAL" calcext:value-type="string">
            <text:p>GLOBAL</text:p>
          </table:table-cell>
        </table:table-row>
        <table:table-row table:style-name="ro1">
          <table:table-cell office:value-type="string" calcext:value-type="string">
            <text:p>Swisscom</text:p>
          </table:table-cell>
          <table:table-cell table:formula="of:=INDIRECT(&quot;'test_greedy_blind_local'.B&quot; &amp; (ROW()-2) )/1000" office:value-type="float" office:value="0.11" calcext:value-type="float">
            <text:p>0.110</text:p>
          </table:table-cell>
          <table:table-cell table:formula="of:=INDIRECT(&quot;'test_greedy_blind_local'.D&quot; &amp; (ROW()-2) )" office:value-type="float" office:value="97" calcext:value-type="float">
            <text:p>97</text:p>
          </table:table-cell>
          <table:table-cell table:formula="of:=INDIRECT(&quot;'test_greedy_blind_local'.E&quot; &amp; (ROW()-2) )" office:value-type="float" office:value="19.427" calcext:value-type="float">
            <text:p>19.427</text:p>
          </table:table-cell>
          <table:table-cell table:formula="of:=INDIRECT(&quot;'test_greedy'.B&quot; &amp; (ROW()-3) *10+1)/1000" office:value-type="float" office:value="0.586" calcext:value-type="float">
            <text:p>0.586</text:p>
          </table:table-cell>
          <table:table-cell table:formula="of:=INDIRECT(&quot;'test_greedy'.D&quot; &amp; (ROW()-3) *10+1)" office:value-type="float" office:value="31" calcext:value-type="float">
            <text:p>31</text:p>
          </table:table-cell>
          <table:table-cell table:formula="of:=INDIRECT(&quot;'test_greedy'.E&quot; &amp; (ROW()-3) *10+1)" office:value-type="float" office:value="30.321" calcext:value-type="float">
            <text:p>30.321</text:p>
          </table:table-cell>
          <table:table-cell table:formula="of:=IF([.B28]&lt;[.E28];&quot;LOCAL&quot;;&quot;GLOBAL&quot;)" office:value-type="string" office:string-value="LOCAL" calcext:value-type="string">
            <text:p>LOCAL</text:p>
          </table:table-cell>
          <table:table-cell table:formula="of:=IF(OR([.C28]&lt;[.F28];AND([.C28]=[.F28];[.D28]&lt;[.G28]));&quot;LOCAL&quot;;&quot;GLOBAL&quot;)" office:value-type="string" office:string-value="GLOBAL" calcext:value-type="string">
            <text:p>GLOBAL</text:p>
          </table:table-cell>
        </table:table-row>
        <table:table-row table:style-name="ro1">
          <table:table-cell office:value-type="string" calcext:value-type="string">
            <text:p>Tiny</text:p>
          </table:table-cell>
          <table:table-cell table:formula="of:=INDIRECT(&quot;'test_greedy_blind_local'.B&quot; &amp; (ROW()-2) )/1000" office:value-type="float" office:value="0.002" calcext:value-type="float">
            <text:p>0.002</text:p>
          </table:table-cell>
          <table:table-cell table:formula="of:=INDIRECT(&quot;'test_greedy_blind_local'.D&quot; &amp; (ROW()-2) )" office:value-type="float" office:value="2" calcext:value-type="float">
            <text:p>2</text:p>
          </table:table-cell>
          <table:table-cell table:formula="of:=INDIRECT(&quot;'test_greedy_blind_local'.E&quot; &amp; (ROW()-2) )" office:value-type="float" office:value="0.03" calcext:value-type="float">
            <text:p>0.030</text:p>
          </table:table-cell>
          <table:table-cell table:formula="of:=INDIRECT(&quot;'test_greedy'.B&quot; &amp; (ROW()-3) *10+1)/1000" office:value-type="float" office:value="0.011" calcext:value-type="float">
            <text:p>0.011</text:p>
          </table:table-cell>
          <table:table-cell table:formula="of:=INDIRECT(&quot;'test_greedy'.D&quot; &amp; (ROW()-3) *10+1)" office:value-type="float" office:value="2" calcext:value-type="float">
            <text:p>2</text:p>
          </table:table-cell>
          <table:table-cell table:formula="of:=INDIRECT(&quot;'test_greedy'.E&quot; &amp; (ROW()-3) *10+1)" office:value-type="float" office:value="0.03" calcext:value-type="float">
            <text:p>0.03</text:p>
          </table:table-cell>
          <table:table-cell table:formula="of:=IF([.B29]&lt;[.E29];&quot;LOCAL&quot;;&quot;GLOBAL&quot;)" office:value-type="string" office:string-value="LOCAL" calcext:value-type="string">
            <text:p>LOCAL</text:p>
          </table:table-cell>
          <table:table-cell table:formula="of:=IF(OR([.C29]&lt;[.F29];AND([.C29]=[.F29];[.D29]&lt;[.G29]));&quot;LOCAL&quot;;&quot;GLOBAL&quot;)" office:value-type="string" office:string-value="GLOBAL" calcext:value-type="string">
            <text:p>GLOBAL</text:p>
          </table:table-cell>
        </table:table-row>
      </table:table>
      <table:table table:name="largest_degree" table:style-name="ta1">
        <table:table-column table:style-name="co7" table:number-columns-repeated="4" table:default-cell-style-name="Default"/>
        <table:table-column table:style-name="co7" table:default-cell-style-name="ce16"/>
        <table:table-column table:style-name="co7" table:default-cell-style-name="Default"/>
        <table:table-row table:style-name="ro1">
          <table:table-cell/>
          <table:table-cell office:value-type="string" calcext:value-type="string">
            <text:p>VER 1</text:p>
          </table:table-cell>
          <table:table-cell office:value-type="string" calcext:value-type="string">
            <text:p>VER 2</text:p>
          </table:table-cell>
          <table:table-cell/>
          <table:table-cell table:style-name="Default"/>
          <table:table-cell/>
        </table:table-row>
        <table:table-row table:style-name="ro1">
          <table:table-cell/>
          <table:table-cell table:number-columns-repeated="2" office:value-type="string" calcext:value-type="string">
            <text:p>TIME [ms]</text:p>
          </table:table-cell>
          <table:table-cell office:value-type="string" calcext:value-type="string">
            <text:p>TIME</text:p>
          </table:table-cell>
          <table:table-cell table:style-name="Default" table:formula="of:=[.B1]" office:value-type="string" office:string-value="VER 1" calcext:value-type="string">
            <text:p>VER 1</text:p>
          </table:table-cell>
          <table:table-cell table:formula="of:=COUNTIF([.D$3:.D$29];[.B1])" office:value-type="float" office:value="10" calcext:value-type="float">
            <text:p>10</text:p>
          </table:table-cell>
        </table:table-row>
        <table:table-row table:style-name="ro1">
          <table:table-cell office:value-type="string" calcext:value-type="string">
            <text:p>bradford-0-eplus</text:p>
          </table:table-cell>
          <table:table-cell table:formula="of:=INDIRECT(&quot;'test_greedy_degree'.B&quot; &amp; (ROW()-3) *10+1)/1000" office:value-type="float" office:value="64.334" calcext:value-type="float">
            <text:p>64.334</text:p>
          </table:table-cell>
          <table:table-cell table:formula="of:=INDIRECT(&quot;'test_greedy_degree_ver2'.B&quot; &amp; (ROW()-3) *10+1)/1000" office:value-type="float" office:value="62.604" calcext:value-type="float">
            <text:p>62.604</text:p>
          </table:table-cell>
          <table:table-cell table:formula="of:=IF([.B3]&lt;[.C3];[.$B$1];[.$C$1])" office:value-type="string" office:string-value="VER 2" calcext:value-type="string">
            <text:p>VER 2</text:p>
          </table:table-cell>
          <table:table-cell table:formula="of:=[.C1]" office:value-type="string" office:string-value="VER 2" calcext:value-type="string">
            <text:p>VER 2</text:p>
          </table:table-cell>
          <table:table-cell table:formula="of:=COUNTIF([.D$3:.D$29];[.C1])" office:value-type="float" office:value="17" calcext:value-type="float">
            <text:p>17</text:p>
          </table:table-cell>
        </table:table-row>
        <table:table-row table:style-name="ro1">
          <table:table-cell office:value-type="string" calcext:value-type="string">
            <text:p>bradford-10-eplus</text:p>
          </table:table-cell>
          <table:table-cell table:formula="of:=INDIRECT(&quot;'test_greedy_degree'.B&quot; &amp; (ROW()-3) *10+1)/1000" office:value-type="float" office:value="382.269" calcext:value-type="float">
            <text:p>382.269</text:p>
          </table:table-cell>
          <table:table-cell table:formula="of:=INDIRECT(&quot;'test_greedy_degree_ver2'.B&quot; &amp; (ROW()-3) *10+1)/1000" office:value-type="float" office:value="369.133" calcext:value-type="float">
            <text:p>369.133</text:p>
          </table:table-cell>
          <table:table-cell table:formula="of:=IF([.B4]&lt;[.C4];[.$B$1];[.$C$1])" office:value-type="string" office:string-value="VER 2" calcext:value-type="string">
            <text:p>VER 2</text:p>
          </table:table-cell>
          <table:table-cell table:number-columns-repeated="2"/>
        </table:table-row>
        <table:table-row table:style-name="ro1">
          <table:table-cell office:value-type="string" calcext:value-type="string">
            <text:p>bradford-10-free</text:p>
          </table:table-cell>
          <table:table-cell table:formula="of:=INDIRECT(&quot;'test_greedy_degree'.B&quot; &amp; (ROW()-3) *10+1)/1000" office:value-type="float" office:value="163.627" calcext:value-type="float">
            <text:p>163.627</text:p>
          </table:table-cell>
          <table:table-cell table:formula="of:=INDIRECT(&quot;'test_greedy_degree_ver2'.B&quot; &amp; (ROW()-3) *10+1)/1000" office:value-type="float" office:value="156.251" calcext:value-type="float">
            <text:p>156.251</text:p>
          </table:table-cell>
          <table:table-cell table:formula="of:=IF([.B5]&lt;[.C5];[.$B$1];[.$C$1])" office:value-type="string" office:string-value="VER 2" calcext:value-type="string">
            <text:p>VER 2</text:p>
          </table:table-cell>
          <table:table-cell office:value-type="string" calcext:value-type="string">
            <text:p>è vicino ma ver2 è migliore per più casi comunque puoi usare quella che vuoi, l’ottimizzazione nel pre calcolo del degree in input non ha avuto quel impatto che seperavo comunque meglio di nulla</text:p>
          </table:table-cell>
          <table:table-cell/>
        </table:table-row>
        <table:table-row table:style-name="ro1">
          <table:table-cell office:value-type="string" calcext:value-type="string">
            <text:p>bradford-10-race</text:p>
          </table:table-cell>
          <table:table-cell table:formula="of:=INDIRECT(&quot;'test_greedy_degree'.B&quot; &amp; (ROW()-3) *10+1)/1000" office:value-type="float" office:value="130.681" calcext:value-type="float">
            <text:p>130.681</text:p>
          </table:table-cell>
          <table:table-cell table:formula="of:=INDIRECT(&quot;'test_greedy_degree_ver2'.B&quot; &amp; (ROW()-3) *10+1)/1000" office:value-type="float" office:value="128.024" calcext:value-type="float">
            <text:p>128.024</text:p>
          </table:table-cell>
          <table:table-cell table:formula="of:=IF([.B6]&lt;[.C6];[.$B$1];[.$C$1])" office:value-type="string" office:string-value="VER 2" calcext:value-type="string">
            <text:p>VER 2</text:p>
          </table:table-cell>
          <table:table-cell table:number-columns-repeated="2"/>
        </table:table-row>
        <table:table-row table:style-name="ro1">
          <table:table-cell office:value-type="string" calcext:value-type="string">
            <text:p>bradford-1-eplus</text:p>
          </table:table-cell>
          <table:table-cell table:formula="of:=INDIRECT(&quot;'test_greedy_degree'.B&quot; &amp; (ROW()-3) *10+1)/1000" office:value-type="float" office:value="140.345" calcext:value-type="float">
            <text:p>140.345</text:p>
          </table:table-cell>
          <table:table-cell table:formula="of:=INDIRECT(&quot;'test_greedy_degree_ver2'.B&quot; &amp; (ROW()-3) *10+1)/1000" office:value-type="float" office:value="142.309" calcext:value-type="float">
            <text:p>142.309</text:p>
          </table:table-cell>
          <table:table-cell table:formula="of:=IF([.B7]&lt;[.C7];[.$B$1];[.$C$1])" office:value-type="string" office:string-value="VER 1" calcext:value-type="string">
            <text:p>VER 1</text:p>
          </table:table-cell>
          <table:table-cell table:number-columns-repeated="2"/>
        </table:table-row>
        <table:table-row table:style-name="ro1">
          <table:table-cell office:value-type="string" calcext:value-type="string">
            <text:p>bradford-1-free</text:p>
          </table:table-cell>
          <table:table-cell table:formula="of:=INDIRECT(&quot;'test_greedy_degree'.B&quot; &amp; (ROW()-3) *10+1)/1000" office:value-type="float" office:value="63.383" calcext:value-type="float">
            <text:p>63.383</text:p>
          </table:table-cell>
          <table:table-cell table:formula="of:=INDIRECT(&quot;'test_greedy_degree_ver2'.B&quot; &amp; (ROW()-3) *10+1)/1000" office:value-type="float" office:value="62.454" calcext:value-type="float">
            <text:p>62.454</text:p>
          </table:table-cell>
          <table:table-cell table:formula="of:=IF([.B8]&lt;[.C8];[.$B$1];[.$C$1])" office:value-type="string" office:string-value="VER 2" calcext:value-type="string">
            <text:p>VER 2</text:p>
          </table:table-cell>
          <table:table-cell table:number-columns-repeated="2"/>
        </table:table-row>
        <table:table-row table:style-name="ro1">
          <table:table-cell office:value-type="string" calcext:value-type="string">
            <text:p>bradford-1-race</text:p>
          </table:table-cell>
          <table:table-cell table:formula="of:=INDIRECT(&quot;'test_greedy_degree'.B&quot; &amp; (ROW()-3) *10+1)/1000" office:value-type="float" office:value="53.22" calcext:value-type="float">
            <text:p>53.22</text:p>
          </table:table-cell>
          <table:table-cell table:formula="of:=INDIRECT(&quot;'test_greedy_degree_ver2'.B&quot; &amp; (ROW()-3) *10+1)/1000" office:value-type="float" office:value="50.314" calcext:value-type="float">
            <text:p>50.314</text:p>
          </table:table-cell>
          <table:table-cell table:formula="of:=IF([.B9]&lt;[.C9];[.$B$1];[.$C$1])" office:value-type="string" office:string-value="VER 2" calcext:value-type="string">
            <text:p>VER 2</text:p>
          </table:table-cell>
          <table:table-cell table:number-columns-repeated="2"/>
        </table:table-row>
        <table:table-row table:style-name="ro1">
          <table:table-cell office:value-type="string" calcext:value-type="string">
            <text:p>bradford-2-eplus</text:p>
          </table:table-cell>
          <table:table-cell table:formula="of:=INDIRECT(&quot;'test_greedy_degree'.B&quot; &amp; (ROW()-3) *10+1)/1000" office:value-type="float" office:value="192.875" calcext:value-type="float">
            <text:p>192.875</text:p>
          </table:table-cell>
          <table:table-cell table:formula="of:=INDIRECT(&quot;'test_greedy_degree_ver2'.B&quot; &amp; (ROW()-3) *10+1)/1000" office:value-type="float" office:value="185.559" calcext:value-type="float">
            <text:p>185.559</text:p>
          </table:table-cell>
          <table:table-cell table:formula="of:=IF([.B10]&lt;[.C10];[.$B$1];[.$C$1])" office:value-type="string" office:string-value="VER 2" calcext:value-type="string">
            <text:p>VER 2</text:p>
          </table:table-cell>
          <table:table-cell table:number-columns-repeated="2"/>
        </table:table-row>
        <table:table-row table:style-name="ro1">
          <table:table-cell office:value-type="string" calcext:value-type="string">
            <text:p>bradford-2-free</text:p>
          </table:table-cell>
          <table:table-cell table:formula="of:=INDIRECT(&quot;'test_greedy_degree'.B&quot; &amp; (ROW()-3) *10+1)/1000" office:value-type="float" office:value="84.538" calcext:value-type="float">
            <text:p>84.538</text:p>
          </table:table-cell>
          <table:table-cell table:formula="of:=INDIRECT(&quot;'test_greedy_degree_ver2'.B&quot; &amp; (ROW()-3) *10+1)/1000" office:value-type="float" office:value="85.394" calcext:value-type="float">
            <text:p>85.394</text:p>
          </table:table-cell>
          <table:table-cell table:formula="of:=IF([.B11]&lt;[.C11];[.$B$1];[.$C$1])" office:value-type="string" office:string-value="VER 1" calcext:value-type="string">
            <text:p>VER 1</text:p>
          </table:table-cell>
          <table:table-cell table:number-columns-repeated="2"/>
        </table:table-row>
        <table:table-row table:style-name="ro1">
          <table:table-cell office:value-type="string" calcext:value-type="string">
            <text:p>bradford-2-race</text:p>
          </table:table-cell>
          <table:table-cell table:formula="of:=INDIRECT(&quot;'test_greedy_degree'.B&quot; &amp; (ROW()-3) *10+1)/1000" office:value-type="float" office:value="68.89" calcext:value-type="float">
            <text:p>68.89</text:p>
          </table:table-cell>
          <table:table-cell table:formula="of:=INDIRECT(&quot;'test_greedy_degree_ver2'.B&quot; &amp; (ROW()-3) *10+1)/1000" office:value-type="float" office:value="64.446" calcext:value-type="float">
            <text:p>64.446</text:p>
          </table:table-cell>
          <table:table-cell table:formula="of:=IF([.B12]&lt;[.C12];[.$B$1];[.$C$1])" office:value-type="string" office:string-value="VER 2" calcext:value-type="string">
            <text:p>VER 2</text:p>
          </table:table-cell>
          <table:table-cell table:number-columns-repeated="2"/>
        </table:table-row>
        <table:table-row table:style-name="ro1">
          <table:table-cell office:value-type="string" calcext:value-type="string">
            <text:p>bradford-4-eplus</text:p>
          </table:table-cell>
          <table:table-cell table:formula="of:=INDIRECT(&quot;'test_greedy_degree'.B&quot; &amp; (ROW()-3) *10+1)/1000" office:value-type="float" office:value="253.959" calcext:value-type="float">
            <text:p>253.959</text:p>
          </table:table-cell>
          <table:table-cell table:formula="of:=INDIRECT(&quot;'test_greedy_degree_ver2'.B&quot; &amp; (ROW()-3) *10+1)/1000" office:value-type="float" office:value="265.324" calcext:value-type="float">
            <text:p>265.324</text:p>
          </table:table-cell>
          <table:table-cell table:formula="of:=IF([.B13]&lt;[.C13];[.$B$1];[.$C$1])" office:value-type="string" office:string-value="VER 1" calcext:value-type="string">
            <text:p>VER 1</text:p>
          </table:table-cell>
          <table:table-cell table:number-columns-repeated="2"/>
        </table:table-row>
        <table:table-row table:style-name="ro1">
          <table:table-cell office:value-type="string" calcext:value-type="string">
            <text:p>bradford-4-free</text:p>
          </table:table-cell>
          <table:table-cell table:formula="of:=INDIRECT(&quot;'test_greedy_degree'.B&quot; &amp; (ROW()-3) *10+1)/1000" office:value-type="float" office:value="116.708" calcext:value-type="float">
            <text:p>116.708</text:p>
          </table:table-cell>
          <table:table-cell table:formula="of:=INDIRECT(&quot;'test_greedy_degree_ver2'.B&quot; &amp; (ROW()-3) *10+1)/1000" office:value-type="float" office:value="111.472" calcext:value-type="float">
            <text:p>111.472</text:p>
          </table:table-cell>
          <table:table-cell table:formula="of:=IF([.B14]&lt;[.C14];[.$B$1];[.$C$1])" office:value-type="string" office:string-value="VER 2" calcext:value-type="string">
            <text:p>VER 2</text:p>
          </table:table-cell>
          <table:table-cell table:number-columns-repeated="2"/>
        </table:table-row>
        <table:table-row table:style-name="ro1">
          <table:table-cell office:value-type="string" calcext:value-type="string">
            <text:p>bradford-4-race</text:p>
          </table:table-cell>
          <table:table-cell table:formula="of:=INDIRECT(&quot;'test_greedy_degree'.B&quot; &amp; (ROW()-3) *10+1)/1000" office:value-type="float" office:value="89.906" calcext:value-type="float">
            <text:p>89.906</text:p>
          </table:table-cell>
          <table:table-cell table:formula="of:=INDIRECT(&quot;'test_greedy_degree_ver2'.B&quot; &amp; (ROW()-3) *10+1)/1000" office:value-type="float" office:value="87.717" calcext:value-type="float">
            <text:p>87.717</text:p>
          </table:table-cell>
          <table:table-cell table:formula="of:=IF([.B15]&lt;[.C15];[.$B$1];[.$C$1])" office:value-type="string" office:string-value="VER 2" calcext:value-type="string">
            <text:p>VER 2</text:p>
          </table:table-cell>
          <table:table-cell table:number-columns-repeated="2"/>
        </table:table-row>
        <table:table-row table:style-name="ro1">
          <table:table-cell office:value-type="string" calcext:value-type="string">
            <text:p>bradford_nt-10-eplus</text:p>
          </table:table-cell>
          <table:table-cell table:formula="of:=INDIRECT(&quot;'test_greedy_degree'.B&quot; &amp; (ROW()-3) *10+1)/1000" office:value-type="float" office:value="322.074" calcext:value-type="float">
            <text:p>322.074</text:p>
          </table:table-cell>
          <table:table-cell table:formula="of:=INDIRECT(&quot;'test_greedy_degree_ver2'.B&quot; &amp; (ROW()-3) *10+1)/1000" office:value-type="float" office:value="302.257" calcext:value-type="float">
            <text:p>302.257</text:p>
          </table:table-cell>
          <table:table-cell table:formula="of:=IF([.B16]&lt;[.C16];[.$B$1];[.$C$1])" office:value-type="string" office:string-value="VER 2" calcext:value-type="string">
            <text:p>VER 2</text:p>
          </table:table-cell>
          <table:table-cell table:number-columns-repeated="2"/>
        </table:table-row>
        <table:table-row table:style-name="ro1">
          <table:table-cell office:value-type="string" calcext:value-type="string">
            <text:p>bradford_nt-10-free</text:p>
          </table:table-cell>
          <table:table-cell table:formula="of:=INDIRECT(&quot;'test_greedy_degree'.B&quot; &amp; (ROW()-3) *10+1)/1000" office:value-type="float" office:value="130.019" calcext:value-type="float">
            <text:p>130.019</text:p>
          </table:table-cell>
          <table:table-cell table:formula="of:=INDIRECT(&quot;'test_greedy_degree_ver2'.B&quot; &amp; (ROW()-3) *10+1)/1000" office:value-type="float" office:value="132.977" calcext:value-type="float">
            <text:p>132.977</text:p>
          </table:table-cell>
          <table:table-cell table:formula="of:=IF([.B17]&lt;[.C17];[.$B$1];[.$C$1])" office:value-type="string" office:string-value="VER 1" calcext:value-type="string">
            <text:p>VER 1</text:p>
          </table:table-cell>
          <table:table-cell table:number-columns-repeated="2"/>
        </table:table-row>
        <table:table-row table:style-name="ro1">
          <table:table-cell office:value-type="string" calcext:value-type="string">
            <text:p>bradford_nt-10-race</text:p>
          </table:table-cell>
          <table:table-cell table:formula="of:=INDIRECT(&quot;'test_greedy_degree'.B&quot; &amp; (ROW()-3) *10+1)/1000" office:value-type="float" office:value="105.202" calcext:value-type="float">
            <text:p>105.202</text:p>
          </table:table-cell>
          <table:table-cell table:formula="of:=INDIRECT(&quot;'test_greedy_degree_ver2'.B&quot; &amp; (ROW()-3) *10+1)/1000" office:value-type="float" office:value="105.451" calcext:value-type="float">
            <text:p>105.451</text:p>
          </table:table-cell>
          <table:table-cell table:formula="of:=IF([.B18]&lt;[.C18];[.$B$1];[.$C$1])" office:value-type="string" office:string-value="VER 1" calcext:value-type="string">
            <text:p>VER 1</text:p>
          </table:table-cell>
          <table:table-cell table:number-columns-repeated="2"/>
        </table:table-row>
        <table:table-row table:style-name="ro1">
          <table:table-cell office:value-type="string" calcext:value-type="string">
            <text:p>bradford_nt-1-eplus</text:p>
          </table:table-cell>
          <table:table-cell table:formula="of:=INDIRECT(&quot;'test_greedy_degree'.B&quot; &amp; (ROW()-3) *10+1)/1000" office:value-type="float" office:value="69.708" calcext:value-type="float">
            <text:p>69.708</text:p>
          </table:table-cell>
          <table:table-cell table:formula="of:=INDIRECT(&quot;'test_greedy_degree_ver2'.B&quot; &amp; (ROW()-3) *10+1)/1000" office:value-type="float" office:value="67.043" calcext:value-type="float">
            <text:p>67.043</text:p>
          </table:table-cell>
          <table:table-cell table:formula="of:=IF([.B19]&lt;[.C19];[.$B$1];[.$C$1])" office:value-type="string" office:string-value="VER 2" calcext:value-type="string">
            <text:p>VER 2</text:p>
          </table:table-cell>
          <table:table-cell table:number-columns-repeated="2"/>
        </table:table-row>
        <table:table-row table:style-name="ro1">
          <table:table-cell office:value-type="string" calcext:value-type="string">
            <text:p>bradford_nt-2-eplus</text:p>
          </table:table-cell>
          <table:table-cell table:formula="of:=INDIRECT(&quot;'test_greedy_degree'.B&quot; &amp; (ROW()-3) *10+1)/1000" office:value-type="float" office:value="87.706" calcext:value-type="float">
            <text:p>87.706</text:p>
          </table:table-cell>
          <table:table-cell table:formula="of:=INDIRECT(&quot;'test_greedy_degree_ver2'.B&quot; &amp; (ROW()-3) *10+1)/1000" office:value-type="float" office:value="86.339" calcext:value-type="float">
            <text:p>86.339</text:p>
          </table:table-cell>
          <table:table-cell table:formula="of:=IF([.B20]&lt;[.C20];[.$B$1];[.$C$1])" office:value-type="string" office:string-value="VER 2" calcext:value-type="string">
            <text:p>VER 2</text:p>
          </table:table-cell>
          <table:table-cell table:number-columns-repeated="2"/>
        </table:table-row>
        <table:table-row table:style-name="ro1">
          <table:table-cell office:value-type="string" calcext:value-type="string">
            <text:p>bradford_nt-4-eplus</text:p>
          </table:table-cell>
          <table:table-cell table:formula="of:=INDIRECT(&quot;'test_greedy_degree'.B&quot; &amp; (ROW()-3) *10+1)/1000" office:value-type="float" office:value="142.689" calcext:value-type="float">
            <text:p>142.689</text:p>
          </table:table-cell>
          <table:table-cell table:formula="of:=INDIRECT(&quot;'test_greedy_degree_ver2'.B&quot; &amp; (ROW()-3) *10+1)/1000" office:value-type="float" office:value="137.344" calcext:value-type="float">
            <text:p>137.344</text:p>
          </table:table-cell>
          <table:table-cell table:formula="of:=IF([.B21]&lt;[.C21];[.$B$1];[.$C$1])" office:value-type="string" office:string-value="VER 2" calcext:value-type="string">
            <text:p>VER 2</text:p>
          </table:table-cell>
          <table:table-cell table:number-columns-repeated="2"/>
        </table:table-row>
        <table:table-row table:style-name="ro1">
          <table:table-cell office:value-type="string" calcext:value-type="string">
            <text:p>bradford_nt-4-race</text:p>
          </table:table-cell>
          <table:table-cell table:formula="of:=INDIRECT(&quot;'test_greedy_degree'.B&quot; &amp; (ROW()-3) *10+1)/1000" office:value-type="float" office:value="48.814" calcext:value-type="float">
            <text:p>48.814</text:p>
          </table:table-cell>
          <table:table-cell table:formula="of:=INDIRECT(&quot;'test_greedy_degree_ver2'.B&quot; &amp; (ROW()-3) *10+1)/1000" office:value-type="float" office:value="49.8" calcext:value-type="float">
            <text:p>49.8</text:p>
          </table:table-cell>
          <table:table-cell table:formula="of:=IF([.B22]&lt;[.C22];[.$B$1];[.$C$1])" office:value-type="string" office:string-value="VER 1" calcext:value-type="string">
            <text:p>VER 1</text:p>
          </table:table-cell>
          <table:table-cell table:number-columns-repeated="2"/>
        </table:table-row>
        <table:table-row table:style-name="ro1">
          <table:table-cell office:value-type="string" calcext:value-type="string">
            <text:p>K</text:p>
          </table:table-cell>
          <table:table-cell table:formula="of:=INDIRECT(&quot;'test_greedy_degree'.B&quot; &amp; (ROW()-3) *10+1)/1000" office:value-type="float" office:value="4.276" calcext:value-type="float">
            <text:p>4.276</text:p>
          </table:table-cell>
          <table:table-cell table:formula="of:=INDIRECT(&quot;'test_greedy_degree_ver2'.B&quot; &amp; (ROW()-3) *10+1)/1000" office:value-type="float" office:value="4.408" calcext:value-type="float">
            <text:p>4.408</text:p>
          </table:table-cell>
          <table:table-cell table:formula="of:=IF([.B23]&lt;[.C23];[.$B$1];[.$C$1])" office:value-type="string" office:string-value="VER 1" calcext:value-type="string">
            <text:p>VER 1</text:p>
          </table:table-cell>
          <table:table-cell table:number-columns-repeated="2"/>
        </table:table-row>
        <table:table-row table:style-name="ro1">
          <table:table-cell office:value-type="string" calcext:value-type="string">
            <text:p>siemens1</text:p>
          </table:table-cell>
          <table:table-cell table:formula="of:=INDIRECT(&quot;'test_greedy_degree'.B&quot; &amp; (ROW()-3) *10+1)/1000" office:value-type="float" office:value="10.257" calcext:value-type="float">
            <text:p>10.257</text:p>
          </table:table-cell>
          <table:table-cell table:formula="of:=INDIRECT(&quot;'test_greedy_degree_ver2'.B&quot; &amp; (ROW()-3) *10+1)/1000" office:value-type="float" office:value="9.45" calcext:value-type="float">
            <text:p>9.45</text:p>
          </table:table-cell>
          <table:table-cell table:formula="of:=IF([.B24]&lt;[.C24];[.$B$1];[.$C$1])" office:value-type="string" office:string-value="VER 2" calcext:value-type="string">
            <text:p>VER 2</text:p>
          </table:table-cell>
          <table:table-cell table:number-columns-repeated="2"/>
        </table:table-row>
        <table:table-row table:style-name="ro1">
          <table:table-cell office:value-type="string" calcext:value-type="string">
            <text:p>siemens2</text:p>
          </table:table-cell>
          <table:table-cell table:formula="of:=INDIRECT(&quot;'test_greedy_degree'.B&quot; &amp; (ROW()-3) *10+1)/1000" office:value-type="float" office:value="65.735" calcext:value-type="float">
            <text:p>65.735</text:p>
          </table:table-cell>
          <table:table-cell table:formula="of:=INDIRECT(&quot;'test_greedy_degree_ver2'.B&quot; &amp; (ROW()-3) *10+1)/1000" office:value-type="float" office:value="66.464" calcext:value-type="float">
            <text:p>66.464</text:p>
          </table:table-cell>
          <table:table-cell table:formula="of:=IF([.B25]&lt;[.C25];[.$B$1];[.$C$1])" office:value-type="string" office:string-value="VER 1" calcext:value-type="string">
            <text:p>VER 1</text:p>
          </table:table-cell>
          <table:table-cell table:number-columns-repeated="2"/>
        </table:table-row>
        <table:table-row table:style-name="ro1">
          <table:table-cell office:value-type="string" calcext:value-type="string">
            <text:p>siemens3</text:p>
          </table:table-cell>
          <table:table-cell table:formula="of:=INDIRECT(&quot;'test_greedy_degree'.B&quot; &amp; (ROW()-3) *10+1)/1000" office:value-type="float" office:value="32.653" calcext:value-type="float">
            <text:p>32.653</text:p>
          </table:table-cell>
          <table:table-cell table:formula="of:=INDIRECT(&quot;'test_greedy_degree_ver2'.B&quot; &amp; (ROW()-3) *10+1)/1000" office:value-type="float" office:value="32.704" calcext:value-type="float">
            <text:p>32.704</text:p>
          </table:table-cell>
          <table:table-cell table:formula="of:=IF([.B26]&lt;[.C26];[.$B$1];[.$C$1])" office:value-type="string" office:string-value="VER 1" calcext:value-type="string">
            <text:p>VER 1</text:p>
          </table:table-cell>
          <table:table-cell table:number-columns-repeated="2"/>
        </table:table-row>
        <table:table-row table:style-name="ro1">
          <table:table-cell office:value-type="string" calcext:value-type="string">
            <text:p>siemens4</text:p>
          </table:table-cell>
          <table:table-cell table:formula="of:=INDIRECT(&quot;'test_greedy_degree'.B&quot; &amp; (ROW()-3) *10+1)/1000" office:value-type="float" office:value="189.934" calcext:value-type="float">
            <text:p>189.934</text:p>
          </table:table-cell>
          <table:table-cell table:formula="of:=INDIRECT(&quot;'test_greedy_degree_ver2'.B&quot; &amp; (ROW()-3) *10+1)/1000" office:value-type="float" office:value="187.086" calcext:value-type="float">
            <text:p>187.086</text:p>
          </table:table-cell>
          <table:table-cell table:formula="of:=IF([.B27]&lt;[.C27];[.$B$1];[.$C$1])" office:value-type="string" office:string-value="VER 2" calcext:value-type="string">
            <text:p>VER 2</text:p>
          </table:table-cell>
          <table:table-cell table:number-columns-repeated="2"/>
        </table:table-row>
        <table:table-row table:style-name="ro1">
          <table:table-cell office:value-type="string" calcext:value-type="string">
            <text:p>Swisscom</text:p>
          </table:table-cell>
          <table:table-cell table:formula="of:=INDIRECT(&quot;'test_greedy_degree'.B&quot; &amp; (ROW()-3) *10+1)/1000" office:value-type="float" office:value="0.758" calcext:value-type="float">
            <text:p>0.758</text:p>
          </table:table-cell>
          <table:table-cell table:formula="of:=INDIRECT(&quot;'test_greedy_degree_ver2'.B&quot; &amp; (ROW()-3) *10+1)/1000" office:value-type="float" office:value="0.666" calcext:value-type="float">
            <text:p>0.666</text:p>
          </table:table-cell>
          <table:table-cell table:formula="of:=IF([.B28]&lt;[.C28];[.$B$1];[.$C$1])" office:value-type="string" office:string-value="VER 2" calcext:value-type="string">
            <text:p>VER 2</text:p>
          </table:table-cell>
          <table:table-cell table:number-columns-repeated="2"/>
        </table:table-row>
        <table:table-row table:style-name="ro1">
          <table:table-cell office:value-type="string" calcext:value-type="string">
            <text:p>Tiny</text:p>
          </table:table-cell>
          <table:table-cell table:formula="of:=INDIRECT(&quot;'test_greedy_degree'.B&quot; &amp; (ROW()-3) *10+1)/1000" office:value-type="float" office:value="0.015" calcext:value-type="float">
            <text:p>0.015</text:p>
          </table:table-cell>
          <table:table-cell table:formula="of:=INDIRECT(&quot;'test_greedy_degree_ver2'.B&quot; &amp; (ROW()-3) *10+1)/1000" office:value-type="float" office:value="0.017" calcext:value-type="float">
            <text:p>0.017</text:p>
          </table:table-cell>
          <table:table-cell table:formula="of:=IF([.B29]&lt;[.C29];[.$B$1];[.$C$1])" office:value-type="string" office:string-value="VER 1" calcext:value-type="string">
            <text:p>VER 1</text:p>
          </table:table-cell>
          <table:table-cell table:number-columns-repeated="2"/>
        </table:table-row>
      </table:table>
      <table:table table:name="largest degree standard vs inverted" table:style-name="ta1">
        <table:table-column table:style-name="co18" table:default-cell-style-name="Default"/>
        <table:table-column table:style-name="co7" table:number-columns-repeated="9" table:default-cell-style-name="Default"/>
        <table:table-row table:style-name="ro1">
          <table:table-cell/>
          <table:table-cell office:value-type="string" calcext:value-type="string">
            <text:p>VER 2</text:p>
          </table:table-cell>
          <table:table-cell table:number-columns-repeated="2"/>
          <table:table-cell office:value-type="string" calcext:value-type="string">
            <text:p>INVERSE</text:p>
          </table:table-cell>
          <table:table-cell table:number-columns-repeated="5"/>
        </table:table-row>
        <table:table-row table:style-name="ro1">
          <table:table-cell/>
          <table:table-cell office:value-type="string" calcext:value-type="string">
            <text:p>TIME [ms]</text:p>
          </table:table-cell>
          <table:table-cell office:value-type="string" calcext:value-type="string">
            <text:p>HARD </text:p>
          </table:table-cell>
          <table:table-cell office:value-type="string" calcext:value-type="string">
            <text:p>INTERF</text:p>
          </table:table-cell>
          <table:table-cell office:value-type="string" calcext:value-type="string">
            <text:p>TIME [ms]</text:p>
          </table:table-cell>
          <table:table-cell office:value-type="string" calcext:value-type="string">
            <text:p>HARD </text:p>
          </table:table-cell>
          <table:table-cell office:value-type="string" calcext:value-type="string">
            <text:p>INTERF</text:p>
          </table:table-cell>
          <table:table-cell/>
          <table:table-cell office:value-type="string" calcext:value-type="string">
            <text:p>COST</text:p>
          </table:table-cell>
          <table:table-cell office:value-type="string" calcext:value-type="string">
            <text:p>esperimento fallito miseramente</text:p>
          </table:table-cell>
        </table:table-row>
        <table:table-row table:style-name="ro1">
          <table:table-cell office:value-type="string" calcext:value-type="string">
            <text:p>bradford-0-eplus</text:p>
          </table:table-cell>
          <table:table-cell table:formula="of:=INDIRECT(&quot;'test_greedy_degree_ver2'.B&quot; &amp; (ROW()-3) *10+1)/1000" office:value-type="float" office:value="62.604" calcext:value-type="float">
            <text:p>62.60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8.08944" calcext:value-type="float">
            <text:p>8.08944</text:p>
          </table:table-cell>
          <table:table-cell table:formula="of:=INDIRECT(&quot;'test_greedy_degree_ascending'.B&quot; &amp; (ROW()-3) *10+1)/1000" office:value-type="float" office:value="66.155" calcext:value-type="float">
            <text:p>66.155</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24.1976" calcext:value-type="float">
            <text:p>24.1976</text:p>
          </table:table-cell>
          <table:table-cell/>
          <table:table-cell table:formula="of:=IF(OR([.C3]&lt;[.F3];AND([.C3]=[.F3];[.D3]&lt;[.G3]));[.$B$1];[.$E$1])" office:value-type="string" office:string-value="VER 2" calcext:value-type="string">
            <text:p>VER 2</text:p>
          </table:table-cell>
          <table:table-cell/>
        </table:table-row>
        <table:table-row table:style-name="ro1">
          <table:table-cell office:value-type="string" calcext:value-type="string">
            <text:p>bradford-10-eplus</text:p>
          </table:table-cell>
          <table:table-cell table:formula="of:=INDIRECT(&quot;'test_greedy_degree_ver2'.B&quot; &amp; (ROW()-3) *10+1)/1000" office:value-type="float" office:value="369.133" calcext:value-type="float">
            <text:p>369.133</text:p>
          </table:table-cell>
          <table:table-cell table:formula="of:=INDIRECT(&quot;'test_greedy_degree_ver2'.D&quot; &amp; (ROW()-3) *10+1)" office:value-type="float" office:value="4" calcext:value-type="float">
            <text:p>4</text:p>
          </table:table-cell>
          <table:table-cell table:formula="of:=INDIRECT(&quot;'test_greedy_degree_ver2'.E&quot; &amp; (ROW()-3) *10+1)" office:value-type="float" office:value="633.486" calcext:value-type="float">
            <text:p>633.486</text:p>
          </table:table-cell>
          <table:table-cell table:formula="of:=INDIRECT(&quot;'test_greedy_degree_ascending'.B&quot; &amp; (ROW()-3) *10+1)/1000" office:value-type="float" office:value="355.117" calcext:value-type="float">
            <text:p>355.117</text:p>
          </table:table-cell>
          <table:table-cell table:formula="of:=INDIRECT(&quot;'test_greedy_degree_ascending'.D&quot; &amp; (ROW()-3) *10+1)" office:value-type="float" office:value="57" calcext:value-type="float">
            <text:p>57</text:p>
          </table:table-cell>
          <table:table-cell table:formula="of:=INDIRECT(&quot;'test_greedy_degree_ascending'.E&quot; &amp; (ROW()-3) *10+1)" office:value-type="float" office:value="852.452" calcext:value-type="float">
            <text:p>852.452</text:p>
          </table:table-cell>
          <table:table-cell/>
          <table:table-cell table:formula="of:=IF(OR([.C4]&lt;[.F4];AND([.C4]=[.F4];[.D4]&lt;[.G4]));[.$B$1];[.$E$1])" office:value-type="string" office:string-value="VER 2" calcext:value-type="string">
            <text:p>VER 2</text:p>
          </table:table-cell>
          <table:table-cell/>
        </table:table-row>
        <table:table-row table:style-name="ro1">
          <table:table-cell office:value-type="string" calcext:value-type="string">
            <text:p>bradford-10-free</text:p>
          </table:table-cell>
          <table:table-cell table:formula="of:=INDIRECT(&quot;'test_greedy_degree_ver2'.B&quot; &amp; (ROW()-3) *10+1)/1000" office:value-type="float" office:value="156.251" calcext:value-type="float">
            <text:p>156.251</text:p>
          </table:table-cell>
          <table:table-cell table:formula="of:=INDIRECT(&quot;'test_greedy_degree_ver2'.D&quot; &amp; (ROW()-3) *10+1)" office:value-type="float" office:value="8" calcext:value-type="float">
            <text:p>8</text:p>
          </table:table-cell>
          <table:table-cell table:formula="of:=INDIRECT(&quot;'test_greedy_degree_ver2'.E&quot; &amp; (ROW()-3) *10+1)" office:value-type="float" office:value="335.068" calcext:value-type="float">
            <text:p>335.068</text:p>
          </table:table-cell>
          <table:table-cell table:formula="of:=INDIRECT(&quot;'test_greedy_degree_ascending'.B&quot; &amp; (ROW()-3) *10+1)/1000" office:value-type="float" office:value="150.854" calcext:value-type="float">
            <text:p>150.854</text:p>
          </table:table-cell>
          <table:table-cell table:formula="of:=INDIRECT(&quot;'test_greedy_degree_ascending'.D&quot; &amp; (ROW()-3) *10+1)" office:value-type="float" office:value="58" calcext:value-type="float">
            <text:p>58</text:p>
          </table:table-cell>
          <table:table-cell table:formula="of:=INDIRECT(&quot;'test_greedy_degree_ascending'.E&quot; &amp; (ROW()-3) *10+1)" office:value-type="float" office:value="544.972" calcext:value-type="float">
            <text:p>544.972</text:p>
          </table:table-cell>
          <table:table-cell/>
          <table:table-cell table:formula="of:=IF(OR([.C5]&lt;[.F5];AND([.C5]=[.F5];[.D5]&lt;[.G5]));[.$B$1];[.$E$1])" office:value-type="string" office:string-value="VER 2" calcext:value-type="string">
            <text:p>VER 2</text:p>
          </table:table-cell>
          <table:table-cell/>
        </table:table-row>
        <table:table-row table:style-name="ro1">
          <table:table-cell office:value-type="string" calcext:value-type="string">
            <text:p>bradford-10-race</text:p>
          </table:table-cell>
          <table:table-cell table:formula="of:=INDIRECT(&quot;'test_greedy_degree_ver2'.B&quot; &amp; (ROW()-3) *10+1)/1000" office:value-type="float" office:value="128.024" calcext:value-type="float">
            <text:p>128.024</text:p>
          </table:table-cell>
          <table:table-cell table:formula="of:=INDIRECT(&quot;'test_greedy_degree_ver2'.D&quot; &amp; (ROW()-3) *10+1)" office:value-type="float" office:value="4" calcext:value-type="float">
            <text:p>4</text:p>
          </table:table-cell>
          <table:table-cell table:formula="of:=INDIRECT(&quot;'test_greedy_degree_ver2'.E&quot; &amp; (ROW()-3) *10+1)" office:value-type="float" office:value="122.936" calcext:value-type="float">
            <text:p>122.936</text:p>
          </table:table-cell>
          <table:table-cell table:formula="of:=INDIRECT(&quot;'test_greedy_degree_ascending'.B&quot; &amp; (ROW()-3) *10+1)/1000" office:value-type="float" office:value="123.952" calcext:value-type="float">
            <text:p>123.952</text:p>
          </table:table-cell>
          <table:table-cell table:formula="of:=INDIRECT(&quot;'test_greedy_degree_ascending'.D&quot; &amp; (ROW()-3) *10+1)" office:value-type="float" office:value="73" calcext:value-type="float">
            <text:p>73</text:p>
          </table:table-cell>
          <table:table-cell table:formula="of:=INDIRECT(&quot;'test_greedy_degree_ascending'.E&quot; &amp; (ROW()-3) *10+1)" office:value-type="float" office:value="275.026" calcext:value-type="float">
            <text:p>275.026</text:p>
          </table:table-cell>
          <table:table-cell/>
          <table:table-cell table:formula="of:=IF(OR([.C6]&lt;[.F6];AND([.C6]=[.F6];[.D6]&lt;[.G6]));[.$B$1];[.$E$1])" office:value-type="string" office:string-value="VER 2" calcext:value-type="string">
            <text:p>VER 2</text:p>
          </table:table-cell>
          <table:table-cell/>
        </table:table-row>
        <table:table-row table:style-name="ro1">
          <table:table-cell office:value-type="string" calcext:value-type="string">
            <text:p>bradford-1-eplus</text:p>
          </table:table-cell>
          <table:table-cell table:formula="of:=INDIRECT(&quot;'test_greedy_degree_ver2'.B&quot; &amp; (ROW()-3) *10+1)/1000" office:value-type="float" office:value="142.309" calcext:value-type="float">
            <text:p>142.30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83.9883" calcext:value-type="float">
            <text:p>83.9883</text:p>
          </table:table-cell>
          <table:table-cell table:formula="of:=INDIRECT(&quot;'test_greedy_degree_ascending'.B&quot; &amp; (ROW()-3) *10+1)/1000" office:value-type="float" office:value="130.276" calcext:value-type="float">
            <text:p>130.276</text:p>
          </table:table-cell>
          <table:table-cell table:formula="of:=INDIRECT(&quot;'test_greedy_degree_ascending'.D&quot; &amp; (ROW()-3) *10+1)" office:value-type="float" office:value="1" calcext:value-type="float">
            <text:p>1</text:p>
          </table:table-cell>
          <table:table-cell table:formula="of:=INDIRECT(&quot;'test_greedy_degree_ascending'.E&quot; &amp; (ROW()-3) *10+1)" office:value-type="float" office:value="154.518" calcext:value-type="float">
            <text:p>154.518</text:p>
          </table:table-cell>
          <table:table-cell/>
          <table:table-cell table:formula="of:=IF(OR([.C7]&lt;[.F7];AND([.C7]=[.F7];[.D7]&lt;[.G7]));[.$B$1];[.$E$1])" office:value-type="string" office:string-value="VER 2" calcext:value-type="string">
            <text:p>VER 2</text:p>
          </table:table-cell>
          <table:table-cell/>
        </table:table-row>
        <table:table-row table:style-name="ro1">
          <table:table-cell office:value-type="string" calcext:value-type="string">
            <text:p>bradford-1-free</text:p>
          </table:table-cell>
          <table:table-cell table:formula="of:=INDIRECT(&quot;'test_greedy_degree_ver2'.B&quot; &amp; (ROW()-3) *10+1)/1000" office:value-type="float" office:value="62.454" calcext:value-type="float">
            <text:p>62.45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599" calcext:value-type="float">
            <text:p>10.599</text:p>
          </table:table-cell>
          <table:table-cell table:formula="of:=INDIRECT(&quot;'test_greedy_degree_ascending'.B&quot; &amp; (ROW()-3) *10+1)/1000" office:value-type="float" office:value="58.634" calcext:value-type="float">
            <text:p>58.634</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53.8051" calcext:value-type="float">
            <text:p>53.8051</text:p>
          </table:table-cell>
          <table:table-cell/>
          <table:table-cell table:formula="of:=IF(OR([.C8]&lt;[.F8];AND([.C8]=[.F8];[.D8]&lt;[.G8]));[.$B$1];[.$E$1])" office:value-type="string" office:string-value="VER 2" calcext:value-type="string">
            <text:p>VER 2</text:p>
          </table:table-cell>
          <table:table-cell/>
        </table:table-row>
        <table:table-row table:style-name="ro1">
          <table:table-cell office:value-type="string" calcext:value-type="string">
            <text:p>bradford-1-race</text:p>
          </table:table-cell>
          <table:table-cell table:formula="of:=INDIRECT(&quot;'test_greedy_degree_ver2'.B&quot; &amp; (ROW()-3) *10+1)/1000" office:value-type="float" office:value="50.314" calcext:value-type="float">
            <text:p>50.31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92143" calcext:value-type="float">
            <text:p>2.92143</text:p>
          </table:table-cell>
          <table:table-cell table:formula="of:=INDIRECT(&quot;'test_greedy_degree_ascending'.B&quot; &amp; (ROW()-3) *10+1)/1000" office:value-type="float" office:value="49.939" calcext:value-type="float">
            <text:p>49.939</text:p>
          </table:table-cell>
          <table:table-cell table:formula="of:=INDIRECT(&quot;'test_greedy_degree_ascending'.D&quot; &amp; (ROW()-3) *10+1)" office:value-type="float" office:value="4" calcext:value-type="float">
            <text:p>4</text:p>
          </table:table-cell>
          <table:table-cell table:formula="of:=INDIRECT(&quot;'test_greedy_degree_ascending'.E&quot; &amp; (ROW()-3) *10+1)" office:value-type="float" office:value="20.5172" calcext:value-type="float">
            <text:p>20.5172</text:p>
          </table:table-cell>
          <table:table-cell/>
          <table:table-cell table:formula="of:=IF(OR([.C9]&lt;[.F9];AND([.C9]=[.F9];[.D9]&lt;[.G9]));[.$B$1];[.$E$1])" office:value-type="string" office:string-value="VER 2" calcext:value-type="string">
            <text:p>VER 2</text:p>
          </table:table-cell>
          <table:table-cell/>
        </table:table-row>
        <table:table-row table:style-name="ro1">
          <table:table-cell office:value-type="string" calcext:value-type="string">
            <text:p>bradford-2-eplus</text:p>
          </table:table-cell>
          <table:table-cell table:formula="of:=INDIRECT(&quot;'test_greedy_degree_ver2'.B&quot; &amp; (ROW()-3) *10+1)/1000" office:value-type="float" office:value="185.559" calcext:value-type="float">
            <text:p>185.55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62.695" calcext:value-type="float">
            <text:p>162.695</text:p>
          </table:table-cell>
          <table:table-cell table:formula="of:=INDIRECT(&quot;'test_greedy_degree_ascending'.B&quot; &amp; (ROW()-3) *10+1)/1000" office:value-type="float" office:value="171.003" calcext:value-type="float">
            <text:p>171.003</text:p>
          </table:table-cell>
          <table:table-cell table:formula="of:=INDIRECT(&quot;'test_greedy_degree_ascending'.D&quot; &amp; (ROW()-3) *10+1)" office:value-type="float" office:value="9" calcext:value-type="float">
            <text:p>9</text:p>
          </table:table-cell>
          <table:table-cell table:formula="of:=INDIRECT(&quot;'test_greedy_degree_ascending'.E&quot; &amp; (ROW()-3) *10+1)" office:value-type="float" office:value="262.903" calcext:value-type="float">
            <text:p>262.903</text:p>
          </table:table-cell>
          <table:table-cell/>
          <table:table-cell table:formula="of:=IF(OR([.C10]&lt;[.F10];AND([.C10]=[.F10];[.D10]&lt;[.G10]));[.$B$1];[.$E$1])" office:value-type="string" office:string-value="VER 2" calcext:value-type="string">
            <text:p>VER 2</text:p>
          </table:table-cell>
          <table:table-cell/>
        </table:table-row>
        <table:table-row table:style-name="ro1">
          <table:table-cell office:value-type="string" calcext:value-type="string">
            <text:p>bradford-2-free</text:p>
          </table:table-cell>
          <table:table-cell table:formula="of:=INDIRECT(&quot;'test_greedy_degree_ver2'.B&quot; &amp; (ROW()-3) *10+1)/1000" office:value-type="float" office:value="85.394" calcext:value-type="float">
            <text:p>85.39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39.363" calcext:value-type="float">
            <text:p>39.363</text:p>
          </table:table-cell>
          <table:table-cell table:formula="of:=INDIRECT(&quot;'test_greedy_degree_ascending'.B&quot; &amp; (ROW()-3) *10+1)/1000" office:value-type="float" office:value="78.019" calcext:value-type="float">
            <text:p>78.019</text:p>
          </table:table-cell>
          <table:table-cell table:formula="of:=INDIRECT(&quot;'test_greedy_degree_ascending'.D&quot; &amp; (ROW()-3) *10+1)" office:value-type="float" office:value="12" calcext:value-type="float">
            <text:p>12</text:p>
          </table:table-cell>
          <table:table-cell table:formula="of:=INDIRECT(&quot;'test_greedy_degree_ascending'.E&quot; &amp; (ROW()-3) *10+1)" office:value-type="float" office:value="109.325" calcext:value-type="float">
            <text:p>109.325</text:p>
          </table:table-cell>
          <table:table-cell/>
          <table:table-cell table:formula="of:=IF(OR([.C11]&lt;[.F11];AND([.C11]=[.F11];[.D11]&lt;[.G11]));[.$B$1];[.$E$1])" office:value-type="string" office:string-value="VER 2" calcext:value-type="string">
            <text:p>VER 2</text:p>
          </table:table-cell>
          <table:table-cell/>
        </table:table-row>
        <table:table-row table:style-name="ro1">
          <table:table-cell office:value-type="string" calcext:value-type="string">
            <text:p>bradford-2-race</text:p>
          </table:table-cell>
          <table:table-cell table:formula="of:=INDIRECT(&quot;'test_greedy_degree_ver2'.B&quot; &amp; (ROW()-3) *10+1)/1000" office:value-type="float" office:value="64.446" calcext:value-type="float">
            <text:p>64.446</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1.5683" calcext:value-type="float">
            <text:p>11.5683</text:p>
          </table:table-cell>
          <table:table-cell table:formula="of:=INDIRECT(&quot;'test_greedy_degree_ascending'.B&quot; &amp; (ROW()-3) *10+1)/1000" office:value-type="float" office:value="64.457" calcext:value-type="float">
            <text:p>64.457</text:p>
          </table:table-cell>
          <table:table-cell table:formula="of:=INDIRECT(&quot;'test_greedy_degree_ascending'.D&quot; &amp; (ROW()-3) *10+1)" office:value-type="float" office:value="11" calcext:value-type="float">
            <text:p>11</text:p>
          </table:table-cell>
          <table:table-cell table:formula="of:=INDIRECT(&quot;'test_greedy_degree_ascending'.E&quot; &amp; (ROW()-3) *10+1)" office:value-type="float" office:value="46.8356" calcext:value-type="float">
            <text:p>46.8356</text:p>
          </table:table-cell>
          <table:table-cell/>
          <table:table-cell table:formula="of:=IF(OR([.C12]&lt;[.F12];AND([.C12]=[.F12];[.D12]&lt;[.G12]));[.$B$1];[.$E$1])" office:value-type="string" office:string-value="VER 2" calcext:value-type="string">
            <text:p>VER 2</text:p>
          </table:table-cell>
          <table:table-cell/>
        </table:table-row>
        <table:table-row table:style-name="ro1">
          <table:table-cell office:value-type="string" calcext:value-type="string">
            <text:p>bradford-4-eplus</text:p>
          </table:table-cell>
          <table:table-cell table:formula="of:=INDIRECT(&quot;'test_greedy_degree_ver2'.B&quot; &amp; (ROW()-3) *10+1)/1000" office:value-type="float" office:value="265.324" calcext:value-type="float">
            <text:p>265.32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89.495" calcext:value-type="float">
            <text:p>289.495</text:p>
          </table:table-cell>
          <table:table-cell table:formula="of:=INDIRECT(&quot;'test_greedy_degree_ascending'.B&quot; &amp; (ROW()-3) *10+1)/1000" office:value-type="float" office:value="258.541" calcext:value-type="float">
            <text:p>258.541</text:p>
          </table:table-cell>
          <table:table-cell table:formula="of:=INDIRECT(&quot;'test_greedy_degree_ascending'.D&quot; &amp; (ROW()-3) *10+1)" office:value-type="float" office:value="22" calcext:value-type="float">
            <text:p>22</text:p>
          </table:table-cell>
          <table:table-cell table:formula="of:=INDIRECT(&quot;'test_greedy_degree_ascending'.E&quot; &amp; (ROW()-3) *10+1)" office:value-type="float" office:value="429.079" calcext:value-type="float">
            <text:p>429.079</text:p>
          </table:table-cell>
          <table:table-cell/>
          <table:table-cell table:formula="of:=IF(OR([.C13]&lt;[.F13];AND([.C13]=[.F13];[.D13]&lt;[.G13]));[.$B$1];[.$E$1])" office:value-type="string" office:string-value="VER 2" calcext:value-type="string">
            <text:p>VER 2</text:p>
          </table:table-cell>
          <table:table-cell/>
        </table:table-row>
        <table:table-row table:style-name="ro1">
          <table:table-cell office:value-type="string" calcext:value-type="string">
            <text:p>bradford-4-free</text:p>
          </table:table-cell>
          <table:table-cell table:formula="of:=INDIRECT(&quot;'test_greedy_degree_ver2'.B&quot; &amp; (ROW()-3) *10+1)/1000" office:value-type="float" office:value="111.472" calcext:value-type="float">
            <text:p>111.472</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12.555" calcext:value-type="float">
            <text:p>112.555</text:p>
          </table:table-cell>
          <table:table-cell table:formula="of:=INDIRECT(&quot;'test_greedy_degree_ascending'.B&quot; &amp; (ROW()-3) *10+1)/1000" office:value-type="float" office:value="115.704" calcext:value-type="float">
            <text:p>115.704</text:p>
          </table:table-cell>
          <table:table-cell table:formula="of:=INDIRECT(&quot;'test_greedy_degree_ascending'.D&quot; &amp; (ROW()-3) *10+1)" office:value-type="float" office:value="22" calcext:value-type="float">
            <text:p>22</text:p>
          </table:table-cell>
          <table:table-cell table:formula="of:=INDIRECT(&quot;'test_greedy_degree_ascending'.E&quot; &amp; (ROW()-3) *10+1)" office:value-type="float" office:value="234.333" calcext:value-type="float">
            <text:p>234.333</text:p>
          </table:table-cell>
          <table:table-cell/>
          <table:table-cell table:formula="of:=IF(OR([.C14]&lt;[.F14];AND([.C14]=[.F14];[.D14]&lt;[.G14]));[.$B$1];[.$E$1])" office:value-type="string" office:string-value="VER 2" calcext:value-type="string">
            <text:p>VER 2</text:p>
          </table:table-cell>
          <table:table-cell/>
        </table:table-row>
        <table:table-row table:style-name="ro1">
          <table:table-cell office:value-type="string" calcext:value-type="string">
            <text:p>bradford-4-race</text:p>
          </table:table-cell>
          <table:table-cell table:formula="of:=INDIRECT(&quot;'test_greedy_degree_ver2'.B&quot; &amp; (ROW()-3) *10+1)/1000" office:value-type="float" office:value="87.717" calcext:value-type="float">
            <text:p>87.71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33.2805" calcext:value-type="float">
            <text:p>33.2805</text:p>
          </table:table-cell>
          <table:table-cell table:formula="of:=INDIRECT(&quot;'test_greedy_degree_ascending'.B&quot; &amp; (ROW()-3) *10+1)/1000" office:value-type="float" office:value="91.704" calcext:value-type="float">
            <text:p>91.704</text:p>
          </table:table-cell>
          <table:table-cell table:formula="of:=INDIRECT(&quot;'test_greedy_degree_ascending'.D&quot; &amp; (ROW()-3) *10+1)" office:value-type="float" office:value="25" calcext:value-type="float">
            <text:p>25</text:p>
          </table:table-cell>
          <table:table-cell table:formula="of:=INDIRECT(&quot;'test_greedy_degree_ascending'.E&quot; &amp; (ROW()-3) *10+1)" office:value-type="float" office:value="100.976" calcext:value-type="float">
            <text:p>100.976</text:p>
          </table:table-cell>
          <table:table-cell/>
          <table:table-cell table:formula="of:=IF(OR([.C15]&lt;[.F15];AND([.C15]=[.F15];[.D15]&lt;[.G15]));[.$B$1];[.$E$1])" office:value-type="string" office:string-value="VER 2" calcext:value-type="string">
            <text:p>VER 2</text:p>
          </table:table-cell>
          <table:table-cell/>
        </table:table-row>
        <table:table-row table:style-name="ro1">
          <table:table-cell office:value-type="string" calcext:value-type="string">
            <text:p>bradford_nt-10-eplus</text:p>
          </table:table-cell>
          <table:table-cell table:formula="of:=INDIRECT(&quot;'test_greedy_degree_ver2'.B&quot; &amp; (ROW()-3) *10+1)/1000" office:value-type="float" office:value="302.257" calcext:value-type="float">
            <text:p>302.25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80.871" calcext:value-type="float">
            <text:p>280.871</text:p>
          </table:table-cell>
          <table:table-cell table:formula="of:=INDIRECT(&quot;'test_greedy_degree_ascending'.B&quot; &amp; (ROW()-3) *10+1)/1000" office:value-type="float" office:value="305.474" calcext:value-type="float">
            <text:p>305.474</text:p>
          </table:table-cell>
          <table:table-cell table:formula="of:=INDIRECT(&quot;'test_greedy_degree_ascending'.D&quot; &amp; (ROW()-3) *10+1)" office:value-type="float" office:value="2" calcext:value-type="float">
            <text:p>2</text:p>
          </table:table-cell>
          <table:table-cell table:formula="of:=INDIRECT(&quot;'test_greedy_degree_ascending'.E&quot; &amp; (ROW()-3) *10+1)" office:value-type="float" office:value="405.612" calcext:value-type="float">
            <text:p>405.612</text:p>
          </table:table-cell>
          <table:table-cell/>
          <table:table-cell table:formula="of:=IF(OR([.C16]&lt;[.F16];AND([.C16]=[.F16];[.D16]&lt;[.G16]));[.$B$1];[.$E$1])" office:value-type="string" office:string-value="VER 2" calcext:value-type="string">
            <text:p>VER 2</text:p>
          </table:table-cell>
          <table:table-cell/>
        </table:table-row>
        <table:table-row table:style-name="ro1">
          <table:table-cell office:value-type="string" calcext:value-type="string">
            <text:p>bradford_nt-10-free</text:p>
          </table:table-cell>
          <table:table-cell table:formula="of:=INDIRECT(&quot;'test_greedy_degree_ver2'.B&quot; &amp; (ROW()-3) *10+1)/1000" office:value-type="float" office:value="132.977" calcext:value-type="float">
            <text:p>132.97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75.9987" calcext:value-type="float">
            <text:p>75.9987</text:p>
          </table:table-cell>
          <table:table-cell table:formula="of:=INDIRECT(&quot;'test_greedy_degree_ascending'.B&quot; &amp; (ROW()-3) *10+1)/1000" office:value-type="float" office:value="139.505" calcext:value-type="float">
            <text:p>139.505</text:p>
          </table:table-cell>
          <table:table-cell table:formula="of:=INDIRECT(&quot;'test_greedy_degree_ascending'.D&quot; &amp; (ROW()-3) *10+1)" office:value-type="float" office:value="2" calcext:value-type="float">
            <text:p>2</text:p>
          </table:table-cell>
          <table:table-cell table:formula="of:=INDIRECT(&quot;'test_greedy_degree_ascending'.E&quot; &amp; (ROW()-3) *10+1)" office:value-type="float" office:value="133.585" calcext:value-type="float">
            <text:p>133.585</text:p>
          </table:table-cell>
          <table:table-cell/>
          <table:table-cell table:formula="of:=IF(OR([.C17]&lt;[.F17];AND([.C17]=[.F17];[.D17]&lt;[.G17]));[.$B$1];[.$E$1])" office:value-type="string" office:string-value="VER 2" calcext:value-type="string">
            <text:p>VER 2</text:p>
          </table:table-cell>
          <table:table-cell/>
        </table:table-row>
        <table:table-row table:style-name="ro1">
          <table:table-cell office:value-type="string" calcext:value-type="string">
            <text:p>bradford_nt-10-race</text:p>
          </table:table-cell>
          <table:table-cell table:formula="of:=INDIRECT(&quot;'test_greedy_degree_ver2'.B&quot; &amp; (ROW()-3) *10+1)/1000" office:value-type="float" office:value="105.451" calcext:value-type="float">
            <text:p>105.451</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2.4323" calcext:value-type="float">
            <text:p>22.4323</text:p>
          </table:table-cell>
          <table:table-cell table:formula="of:=INDIRECT(&quot;'test_greedy_degree_ascending'.B&quot; &amp; (ROW()-3) *10+1)/1000" office:value-type="float" office:value="112.754" calcext:value-type="float">
            <text:p>112.754</text:p>
          </table:table-cell>
          <table:table-cell table:formula="of:=INDIRECT(&quot;'test_greedy_degree_ascending'.D&quot; &amp; (ROW()-3) *10+1)" office:value-type="float" office:value="6" calcext:value-type="float">
            <text:p>6</text:p>
          </table:table-cell>
          <table:table-cell table:formula="of:=INDIRECT(&quot;'test_greedy_degree_ascending'.E&quot; &amp; (ROW()-3) *10+1)" office:value-type="float" office:value="67.8626" calcext:value-type="float">
            <text:p>67.8626</text:p>
          </table:table-cell>
          <table:table-cell/>
          <table:table-cell table:formula="of:=IF(OR([.C18]&lt;[.F18];AND([.C18]=[.F18];[.D18]&lt;[.G18]));[.$B$1];[.$E$1])" office:value-type="string" office:string-value="VER 2" calcext:value-type="string">
            <text:p>VER 2</text:p>
          </table:table-cell>
          <table:table-cell/>
        </table:table-row>
        <table:table-row table:style-name="ro1">
          <table:table-cell office:value-type="string" calcext:value-type="string">
            <text:p>bradford_nt-1-eplus</text:p>
          </table:table-cell>
          <table:table-cell table:formula="of:=INDIRECT(&quot;'test_greedy_degree_ver2'.B&quot; &amp; (ROW()-3) *10+1)/1000" office:value-type="float" office:value="67.043" calcext:value-type="float">
            <text:p>67.043</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196" calcext:value-type="float">
            <text:p>10.196</text:p>
          </table:table-cell>
          <table:table-cell table:formula="of:=INDIRECT(&quot;'test_greedy_degree_ascending'.B&quot; &amp; (ROW()-3) *10+1)/1000" office:value-type="float" office:value="71.829" calcext:value-type="float">
            <text:p>71.829</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27.4193" calcext:value-type="float">
            <text:p>27.4193</text:p>
          </table:table-cell>
          <table:table-cell/>
          <table:table-cell table:formula="of:=IF(OR([.C19]&lt;[.F19];AND([.C19]=[.F19];[.D19]&lt;[.G19]));[.$B$1];[.$E$1])" office:value-type="string" office:string-value="VER 2" calcext:value-type="string">
            <text:p>VER 2</text:p>
          </table:table-cell>
          <table:table-cell/>
        </table:table-row>
        <table:table-row table:style-name="ro1">
          <table:table-cell office:value-type="string" calcext:value-type="string">
            <text:p>bradford_nt-2-eplus</text:p>
          </table:table-cell>
          <table:table-cell table:formula="of:=INDIRECT(&quot;'test_greedy_degree_ver2'.B&quot; &amp; (ROW()-3) *10+1)/1000" office:value-type="float" office:value="86.339" calcext:value-type="float">
            <text:p>86.33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9.2725" calcext:value-type="float">
            <text:p>19.2725</text:p>
          </table:table-cell>
          <table:table-cell table:formula="of:=INDIRECT(&quot;'test_greedy_degree_ascending'.B&quot; &amp; (ROW()-3) *10+1)/1000" office:value-type="float" office:value="94.02" calcext:value-type="float">
            <text:p>94.02</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43.6201" calcext:value-type="float">
            <text:p>43.6201</text:p>
          </table:table-cell>
          <table:table-cell/>
          <table:table-cell table:formula="of:=IF(OR([.C20]&lt;[.F20];AND([.C20]=[.F20];[.D20]&lt;[.G20]));[.$B$1];[.$E$1])" office:value-type="string" office:string-value="VER 2" calcext:value-type="string">
            <text:p>VER 2</text:p>
          </table:table-cell>
          <table:table-cell/>
        </table:table-row>
        <table:table-row table:style-name="ro1">
          <table:table-cell office:value-type="string" calcext:value-type="string">
            <text:p>bradford_nt-4-eplus</text:p>
          </table:table-cell>
          <table:table-cell table:formula="of:=INDIRECT(&quot;'test_greedy_degree_ver2'.B&quot; &amp; (ROW()-3) *10+1)/1000" office:value-type="float" office:value="137.344" calcext:value-type="float">
            <text:p>137.34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55.7754" calcext:value-type="float">
            <text:p>55.7754</text:p>
          </table:table-cell>
          <table:table-cell table:formula="of:=INDIRECT(&quot;'test_greedy_degree_ascending'.B&quot; &amp; (ROW()-3) *10+1)/1000" office:value-type="float" office:value="156.086" calcext:value-type="float">
            <text:p>156.086</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98.4144" calcext:value-type="float">
            <text:p>98.4144</text:p>
          </table:table-cell>
          <table:table-cell/>
          <table:table-cell table:formula="of:=IF(OR([.C21]&lt;[.F21];AND([.C21]=[.F21];[.D21]&lt;[.G21]));[.$B$1];[.$E$1])" office:value-type="string" office:string-value="VER 2" calcext:value-type="string">
            <text:p>VER 2</text:p>
          </table:table-cell>
          <table:table-cell/>
        </table:table-row>
        <table:table-row table:style-name="ro1">
          <table:table-cell office:value-type="string" calcext:value-type="string">
            <text:p>bradford_nt-4-race</text:p>
          </table:table-cell>
          <table:table-cell table:formula="of:=INDIRECT(&quot;'test_greedy_degree_ver2'.B&quot; &amp; (ROW()-3) *10+1)/1000" office:value-type="float" office:value="49.8" calcext:value-type="float">
            <text:p>49.8</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5598" calcext:value-type="float">
            <text:p>1.05598</text:p>
          </table:table-cell>
          <table:table-cell table:formula="of:=INDIRECT(&quot;'test_greedy_degree_ascending'.B&quot; &amp; (ROW()-3) *10+1)/1000" office:value-type="float" office:value="57.105" calcext:value-type="float">
            <text:p>57.105</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4.93781" calcext:value-type="float">
            <text:p>4.93781</text:p>
          </table:table-cell>
          <table:table-cell/>
          <table:table-cell table:formula="of:=IF(OR([.C22]&lt;[.F22];AND([.C22]=[.F22];[.D22]&lt;[.G22]));[.$B$1];[.$E$1])" office:value-type="string" office:string-value="VER 2" calcext:value-type="string">
            <text:p>VER 2</text:p>
          </table:table-cell>
          <table:table-cell/>
        </table:table-row>
        <table:table-row table:style-name="ro1">
          <table:table-cell office:value-type="string" calcext:value-type="string">
            <text:p>K</text:p>
          </table:table-cell>
          <table:table-cell table:formula="of:=INDIRECT(&quot;'test_greedy_degree_ver2'.B&quot; &amp; (ROW()-3) *10+1)/1000" office:value-type="float" office:value="4.408" calcext:value-type="float">
            <text:p>4.408</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5.53322" calcext:value-type="float">
            <text:p>5.53322</text:p>
          </table:table-cell>
          <table:table-cell table:formula="of:=INDIRECT(&quot;'test_greedy_degree_ascending'.B&quot; &amp; (ROW()-3) *10+1)/1000" office:value-type="float" office:value="4.339" calcext:value-type="float">
            <text:p>4.339</text:p>
          </table:table-cell>
          <table:table-cell table:formula="of:=INDIRECT(&quot;'test_greedy_degree_ascending'.D&quot; &amp; (ROW()-3) *10+1)" office:value-type="float" office:value="0" calcext:value-type="float">
            <text:p>0</text:p>
          </table:table-cell>
          <table:table-cell table:formula="of:=INDIRECT(&quot;'test_greedy_degree_ascending'.E&quot; &amp; (ROW()-3) *10+1)" office:value-type="float" office:value="6.44745" calcext:value-type="float">
            <text:p>6.44745</text:p>
          </table:table-cell>
          <table:table-cell/>
          <table:table-cell table:formula="of:=IF(OR([.C23]&lt;[.F23];AND([.C23]=[.F23];[.D23]&lt;[.G23]));[.$B$1];[.$E$1])" office:value-type="string" office:string-value="VER 2" calcext:value-type="string">
            <text:p>VER 2</text:p>
          </table:table-cell>
          <table:table-cell/>
        </table:table-row>
        <table:table-row table:style-name="ro1">
          <table:table-cell office:value-type="string" calcext:value-type="string">
            <text:p>siemens1</text:p>
          </table:table-cell>
          <table:table-cell table:formula="of:=INDIRECT(&quot;'test_greedy_degree_ver2'.B&quot; &amp; (ROW()-3) *10+1)/1000" office:value-type="float" office:value="9.45" calcext:value-type="float">
            <text:p>9.45</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9.68261" calcext:value-type="float">
            <text:p>9.68261</text:p>
          </table:table-cell>
          <table:table-cell table:formula="of:=INDIRECT(&quot;'test_greedy_degree_ascending'.B&quot; &amp; (ROW()-3) *10+1)/1000" office:value-type="float" office:value="9.635" calcext:value-type="float">
            <text:p>9.635</text:p>
          </table:table-cell>
          <table:table-cell table:formula="of:=INDIRECT(&quot;'test_greedy_degree_ascending'.D&quot; &amp; (ROW()-3) *10+1)" office:value-type="float" office:value="4" calcext:value-type="float">
            <text:p>4</text:p>
          </table:table-cell>
          <table:table-cell table:formula="of:=INDIRECT(&quot;'test_greedy_degree_ascending'.E&quot; &amp; (ROW()-3) *10+1)" office:value-type="float" office:value="16.429" calcext:value-type="float">
            <text:p>16.429</text:p>
          </table:table-cell>
          <table:table-cell/>
          <table:table-cell table:formula="of:=IF(OR([.C24]&lt;[.F24];AND([.C24]=[.F24];[.D24]&lt;[.G24]));[.$B$1];[.$E$1])" office:value-type="string" office:string-value="VER 2" calcext:value-type="string">
            <text:p>VER 2</text:p>
          </table:table-cell>
          <table:table-cell/>
        </table:table-row>
        <table:table-row table:style-name="ro1">
          <table:table-cell office:value-type="string" calcext:value-type="string">
            <text:p>siemens2</text:p>
          </table:table-cell>
          <table:table-cell table:formula="of:=INDIRECT(&quot;'test_greedy_degree_ver2'.B&quot; &amp; (ROW()-3) *10+1)/1000" office:value-type="float" office:value="66.464" calcext:value-type="float">
            <text:p>66.464</text:p>
          </table:table-cell>
          <table:table-cell table:formula="of:=INDIRECT(&quot;'test_greedy_degree_ver2'.D&quot; &amp; (ROW()-3) *10+1)" office:value-type="float" office:value="20" calcext:value-type="float">
            <text:p>20</text:p>
          </table:table-cell>
          <table:table-cell table:formula="of:=INDIRECT(&quot;'test_greedy_degree_ver2'.E&quot; &amp; (ROW()-3) *10+1)" office:value-type="float" office:value="29.6937" calcext:value-type="float">
            <text:p>29.6937</text:p>
          </table:table-cell>
          <table:table-cell table:formula="of:=INDIRECT(&quot;'test_greedy_degree_ascending'.B&quot; &amp; (ROW()-3) *10+1)/1000" office:value-type="float" office:value="69.487" calcext:value-type="float">
            <text:p>69.487</text:p>
          </table:table-cell>
          <table:table-cell table:formula="of:=INDIRECT(&quot;'test_greedy_degree_ascending'.D&quot; &amp; (ROW()-3) *10+1)" office:value-type="float" office:value="58" calcext:value-type="float">
            <text:p>58</text:p>
          </table:table-cell>
          <table:table-cell table:formula="of:=INDIRECT(&quot;'test_greedy_degree_ascending'.E&quot; &amp; (ROW()-3) *10+1)" office:value-type="float" office:value="34.8932" calcext:value-type="float">
            <text:p>34.8932</text:p>
          </table:table-cell>
          <table:table-cell/>
          <table:table-cell table:formula="of:=IF(OR([.C25]&lt;[.F25];AND([.C25]=[.F25];[.D25]&lt;[.G25]));[.$B$1];[.$E$1])" office:value-type="string" office:string-value="VER 2" calcext:value-type="string">
            <text:p>VER 2</text:p>
          </table:table-cell>
          <table:table-cell/>
        </table:table-row>
        <table:table-row table:style-name="ro1">
          <table:table-cell office:value-type="string" calcext:value-type="string">
            <text:p>siemens3</text:p>
          </table:table-cell>
          <table:table-cell table:formula="of:=INDIRECT(&quot;'test_greedy_degree_ver2'.B&quot; &amp; (ROW()-3) *10+1)/1000" office:value-type="float" office:value="32.704" calcext:value-type="float">
            <text:p>32.704</text:p>
          </table:table-cell>
          <table:table-cell table:formula="of:=INDIRECT(&quot;'test_greedy_degree_ver2'.D&quot; &amp; (ROW()-3) *10+1)" office:value-type="float" office:value="116" calcext:value-type="float">
            <text:p>116</text:p>
          </table:table-cell>
          <table:table-cell table:formula="of:=INDIRECT(&quot;'test_greedy_degree_ver2'.E&quot; &amp; (ROW()-3) *10+1)" office:value-type="float" office:value="21.4039" calcext:value-type="float">
            <text:p>21.4039</text:p>
          </table:table-cell>
          <table:table-cell table:formula="of:=INDIRECT(&quot;'test_greedy_degree_ascending'.B&quot; &amp; (ROW()-3) *10+1)/1000" office:value-type="float" office:value="32.921" calcext:value-type="float">
            <text:p>32.921</text:p>
          </table:table-cell>
          <table:table-cell table:formula="of:=INDIRECT(&quot;'test_greedy_degree_ascending'.D&quot; &amp; (ROW()-3) *10+1)" office:value-type="float" office:value="228" calcext:value-type="float">
            <text:p>228</text:p>
          </table:table-cell>
          <table:table-cell table:formula="of:=INDIRECT(&quot;'test_greedy_degree_ascending'.E&quot; &amp; (ROW()-3) *10+1)" office:value-type="float" office:value="27.2076" calcext:value-type="float">
            <text:p>27.2076</text:p>
          </table:table-cell>
          <table:table-cell/>
          <table:table-cell table:formula="of:=IF(OR([.C26]&lt;[.F26];AND([.C26]=[.F26];[.D26]&lt;[.G26]));[.$B$1];[.$E$1])" office:value-type="string" office:string-value="VER 2" calcext:value-type="string">
            <text:p>VER 2</text:p>
          </table:table-cell>
          <table:table-cell/>
        </table:table-row>
        <table:table-row table:style-name="ro1">
          <table:table-cell office:value-type="string" calcext:value-type="string">
            <text:p>siemens4</text:p>
          </table:table-cell>
          <table:table-cell table:formula="of:=INDIRECT(&quot;'test_greedy_degree_ver2'.B&quot; &amp; (ROW()-3) *10+1)/1000" office:value-type="float" office:value="187.086" calcext:value-type="float">
            <text:p>187.086</text:p>
          </table:table-cell>
          <table:table-cell table:formula="of:=INDIRECT(&quot;'test_greedy_degree_ver2'.D&quot; &amp; (ROW()-3) *10+1)" office:value-type="float" office:value="206" calcext:value-type="float">
            <text:p>206</text:p>
          </table:table-cell>
          <table:table-cell table:formula="of:=INDIRECT(&quot;'test_greedy_degree_ver2'.E&quot; &amp; (ROW()-3) *10+1)" office:value-type="float" office:value="165.332" calcext:value-type="float">
            <text:p>165.332</text:p>
          </table:table-cell>
          <table:table-cell table:formula="of:=INDIRECT(&quot;'test_greedy_degree_ascending'.B&quot; &amp; (ROW()-3) *10+1)/1000" office:value-type="float" office:value="185.721" calcext:value-type="float">
            <text:p>185.721</text:p>
          </table:table-cell>
          <table:table-cell table:formula="of:=INDIRECT(&quot;'test_greedy_degree_ascending'.D&quot; &amp; (ROW()-3) *10+1)" office:value-type="float" office:value="460" calcext:value-type="float">
            <text:p>460</text:p>
          </table:table-cell>
          <table:table-cell table:formula="of:=INDIRECT(&quot;'test_greedy_degree_ascending'.E&quot; &amp; (ROW()-3) *10+1)" office:value-type="float" office:value="178.143" calcext:value-type="float">
            <text:p>178.143</text:p>
          </table:table-cell>
          <table:table-cell/>
          <table:table-cell table:formula="of:=IF(OR([.C27]&lt;[.F27];AND([.C27]=[.F27];[.D27]&lt;[.G27]));[.$B$1];[.$E$1])" office:value-type="string" office:string-value="VER 2" calcext:value-type="string">
            <text:p>VER 2</text:p>
          </table:table-cell>
          <table:table-cell/>
        </table:table-row>
        <table:table-row table:style-name="ro1">
          <table:table-cell office:value-type="string" calcext:value-type="string">
            <text:p>Swisscom</text:p>
          </table:table-cell>
          <table:table-cell table:formula="of:=INDIRECT(&quot;'test_greedy_degree_ver2'.B&quot; &amp; (ROW()-3) *10+1)/1000" office:value-type="float" office:value="0.666" calcext:value-type="float">
            <text:p>0.666</text:p>
          </table:table-cell>
          <table:table-cell table:formula="of:=INDIRECT(&quot;'test_greedy_degree_ver2'.D&quot; &amp; (ROW()-3) *10+1)" office:value-type="float" office:value="28" calcext:value-type="float">
            <text:p>28</text:p>
          </table:table-cell>
          <table:table-cell table:formula="of:=INDIRECT(&quot;'test_greedy_degree_ver2'.E&quot; &amp; (ROW()-3) *10+1)" office:value-type="float" office:value="31.52" calcext:value-type="float">
            <text:p>31.52</text:p>
          </table:table-cell>
          <table:table-cell table:formula="of:=INDIRECT(&quot;'test_greedy_degree_ascending'.B&quot; &amp; (ROW()-3) *10+1)/1000" office:value-type="float" office:value="0.665" calcext:value-type="float">
            <text:p>0.665</text:p>
          </table:table-cell>
          <table:table-cell table:formula="of:=INDIRECT(&quot;'test_greedy_degree_ascending'.D&quot; &amp; (ROW()-3) *10+1)" office:value-type="float" office:value="29" calcext:value-type="float">
            <text:p>29</text:p>
          </table:table-cell>
          <table:table-cell table:formula="of:=INDIRECT(&quot;'test_greedy_degree_ascending'.E&quot; &amp; (ROW()-3) *10+1)" office:value-type="float" office:value="31.574" calcext:value-type="float">
            <text:p>31.574</text:p>
          </table:table-cell>
          <table:table-cell/>
          <table:table-cell table:formula="of:=IF(OR([.C28]&lt;[.F28];AND([.C28]=[.F28];[.D28]&lt;[.G28]));[.$B$1];[.$E$1])" office:value-type="string" office:string-value="VER 2" calcext:value-type="string">
            <text:p>VER 2</text:p>
          </table:table-cell>
          <table:table-cell/>
        </table:table-row>
        <table:table-row table:style-name="ro1">
          <table:table-cell office:value-type="string" calcext:value-type="string">
            <text:p>Tiny</text:p>
          </table:table-cell>
          <table:table-cell table:formula="of:=INDIRECT(&quot;'test_greedy_degree_ver2'.B&quot; &amp; (ROW()-3) *10+1)/1000" office:value-type="float" office:value="0.017" calcext:value-type="float">
            <text:p>0.01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0.03" calcext:value-type="float">
            <text:p>0.03</text:p>
          </table:table-cell>
          <table:table-cell table:formula="of:=INDIRECT(&quot;'test_greedy_degree_ascending'.B&quot; &amp; (ROW()-3) *10+1)/1000" office:value-type="float" office:value="0.015" calcext:value-type="float">
            <text:p>0.015</text:p>
          </table:table-cell>
          <table:table-cell table:formula="of:=INDIRECT(&quot;'test_greedy_degree_ascending'.D&quot; &amp; (ROW()-3) *10+1)" office:value-type="float" office:value="2" calcext:value-type="float">
            <text:p>2</text:p>
          </table:table-cell>
          <table:table-cell table:formula="of:=INDIRECT(&quot;'test_greedy_degree_ascending'.E&quot; &amp; (ROW()-3) *10+1)" office:value-type="float" office:value="0.04" calcext:value-type="float">
            <text:p>0.04</text:p>
          </table:table-cell>
          <table:table-cell/>
          <table:table-cell table:formula="of:=IF(OR([.C29]&lt;[.F29];AND([.C29]=[.F29];[.D29]&lt;[.G29]));[.$B$1];[.$E$1])" office:value-type="string" office:string-value="VER 2" calcext:value-type="string">
            <text:p>VER 2</text:p>
          </table:table-cell>
          <table:table-cell/>
        </table:table-row>
      </table:table>
      <table:table table:name="final comperision" table:style-name="ta1">
        <table:table-column table:style-name="co19" table:default-cell-style-name="Default"/>
        <table:table-column table:style-name="co7" table:number-columns-repeated="2" table:default-cell-style-name="Default"/>
        <table:table-column table:style-name="co7" table:default-cell-style-name="ce7"/>
        <table:table-column table:style-name="co7" table:number-columns-repeated="2" table:default-cell-style-name="Default"/>
        <table:table-column table:style-name="co7" table:default-cell-style-name="ce7"/>
        <table:table-column table:style-name="co7" table:number-columns-repeated="2" table:default-cell-style-name="Default"/>
        <table:table-column table:style-name="co7" table:default-cell-style-name="ce7"/>
        <table:table-column table:style-name="co20" table:default-cell-style-name="Default"/>
        <table:table-column table:style-name="co7" table:number-columns-repeated="6" table:default-cell-style-name="Default"/>
        <table:table-row table:style-name="ro1">
          <table:table-cell/>
          <table:table-cell office:value-type="string" calcext:value-type="string">
            <text:p>BASIC</text:p>
          </table:table-cell>
          <table:table-cell/>
          <table:table-cell table:style-name="Default"/>
          <table:table-cell office:value-type="string" calcext:value-type="string">
            <text:p>LARGEST DEGREE</text:p>
          </table:table-cell>
          <table:table-cell/>
          <table:table-cell table:style-name="Default"/>
          <table:table-cell office:value-type="string" calcext:value-type="string">
            <text:p>DSATUR</text:p>
          </table:table-cell>
          <table:table-cell/>
          <table:table-cell table:style-name="Default"/>
          <table:table-cell table:number-columns-repeated="7"/>
        </table:table-row>
        <table:table-row table:style-name="ro1">
          <table:table-cell/>
          <table:table-cell office:value-type="string" calcext:value-type="string">
            <text:p>TIME [ms]</text:p>
          </table:table-cell>
          <table:table-cell office:value-type="string" calcext:value-type="string">
            <text:p>HARD</text:p>
          </table:table-cell>
          <table:table-cell table:style-name="Default" office:value-type="string" calcext:value-type="string">
            <text:p>INTERF.</text:p>
          </table:table-cell>
          <table:table-cell office:value-type="string" calcext:value-type="string">
            <text:p>TIME [ms]</text:p>
          </table:table-cell>
          <table:table-cell office:value-type="string" calcext:value-type="string">
            <text:p>HARD</text:p>
          </table:table-cell>
          <table:table-cell table:style-name="Default" office:value-type="string" calcext:value-type="string">
            <text:p>INTERF.</text:p>
          </table:table-cell>
          <table:table-cell office:value-type="string" calcext:value-type="string">
            <text:p>TIME [ms]</text:p>
          </table:table-cell>
          <table:table-cell office:value-type="string" calcext:value-type="string">
            <text:p>HARD</text:p>
          </table:table-cell>
          <table:table-cell table:style-name="Default" office:value-type="string" calcext:value-type="string">
            <text:p>INTERF.</text:p>
          </table:table-cell>
          <table:table-cell/>
          <table:table-cell office:value-type="string" calcext:value-type="string">
            <text:p>TIME</text:p>
          </table:table-cell>
          <table:table-cell office:value-type="string" calcext:value-type="string">
            <text:p>COST</text:p>
          </table:table-cell>
          <table:table-cell table:number-columns-repeated="3"/>
          <table:table-cell office:value-type="string" calcext:value-type="string">
            <text:p>TOTAL TIME [ms]</text:p>
          </table:table-cell>
        </table:table-row>
        <table:table-row table:style-name="ro1">
          <table:table-cell office:value-type="string" calcext:value-type="string">
            <text:p>bradford-0-eplus</text:p>
          </table:table-cell>
          <table:table-cell table:formula="of:=INDIRECT(&quot;'test_greedy'.B&quot; &amp; (ROW()-3) *10+1)/1000" office:value-type="float" office:value="46.859" calcext:value-type="float">
            <text:p>46.859</text:p>
          </table:table-cell>
          <table:table-cell table:formula="of:=INDIRECT(&quot;'test_greedy'.D&quot; &amp; (ROW()-3) *10+1)" office:value-type="float" office:value="0" calcext:value-type="float">
            <text:p>0</text:p>
          </table:table-cell>
          <table:table-cell table:formula="of:=INDIRECT(&quot;'test_greedy'.E&quot; &amp; (ROW()-3) *10+1)" office:value-type="float" office:value="10.7947" calcext:value-type="float">
            <text:p>10.79</text:p>
          </table:table-cell>
          <table:table-cell table:formula="of:=INDIRECT(&quot;'test_greedy_degree_ver2'.B&quot; &amp; (ROW()-3) *10+1)/1000" office:value-type="float" office:value="62.604" calcext:value-type="float">
            <text:p>62.60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8.08944" calcext:value-type="float">
            <text:p>8.09</text:p>
          </table:table-cell>
          <table:table-cell table:formula="of:=INDIRECT(&quot;'test_dsatur'.B&quot; &amp; (ROW()-3) *10+1)/1000" office:value-type="float" office:value="59.265" calcext:value-type="float">
            <text:p>59.265</text:p>
          </table:table-cell>
          <table:table-cell table:formula="of:=INDIRECT(&quot;'test_dsatur'.D&quot; &amp; (ROW()-3) *10+1)" office:value-type="float" office:value="0" calcext:value-type="float">
            <text:p>0</text:p>
          </table:table-cell>
          <table:table-cell table:formula="of:=INDIRECT(&quot;'test_dsatur'.E&quot; &amp; (ROW()-3) *10+1)" office:value-type="float" office:value="8.34112" calcext:value-type="float">
            <text:p>8.34</text:p>
          </table:table-cell>
          <table:table-cell/>
          <table:table-cell table:formula="of:=IF([.B3]=MIN([.B3];[.E3];[.H3]);[.$B$1];  IF([.E3]=MIN([.B3];[.C3];[.D3]);[.$E$1]; [.$H$1]))" office:value-type="string" office:string-value="BASIC" calcext:value-type="string">
            <text:p>BASIC</text:p>
          </table:table-cell>
          <table:table-cell table:formula="of:=IF([.C3]*1000000+[.D3]=MIN([.C3]*1000000+[.D3];[.F3]*1000000+[.G3];[.I3]*1000000+[.J3]);[.$B$1];  IF([.F3]*1000000+[.G3]=MIN([.C3]*1000000+[.D3];[.F3]*1000000+[.G3];[.I3]*1000000+[.J3]);[.$E$1]; [.$H$1]))" office:value-type="string" office:string-value="LARGEST DEGREE" calcext:value-type="string">
            <text:p>LARGEST DEGREE</text:p>
          </table:table-cell>
          <table:table-cell table:number-columns-repeated="3"/>
          <table:table-cell table:formula="of:=[.B3]+[.E3]+[.H3]" office:value-type="float" office:value="168.728" calcext:value-type="float">
            <text:p>168.728</text:p>
          </table:table-cell>
        </table:table-row>
        <table:table-row table:style-name="ro1">
          <table:table-cell office:value-type="string" calcext:value-type="string">
            <text:p>bradford-10-eplus</text:p>
          </table:table-cell>
          <table:table-cell table:formula="of:=INDIRECT(&quot;'test_greedy'.B&quot; &amp; (ROW()-3) *10+1)/1000" office:value-type="float" office:value="266.95" calcext:value-type="float">
            <text:p>266.95</text:p>
          </table:table-cell>
          <table:table-cell table:formula="of:=INDIRECT(&quot;'test_greedy'.D&quot; &amp; (ROW()-3) *10+1)" office:value-type="float" office:value="26" calcext:value-type="float">
            <text:p>26</text:p>
          </table:table-cell>
          <table:table-cell table:formula="of:=INDIRECT(&quot;'test_greedy'.E&quot; &amp; (ROW()-3) *10+1)" office:value-type="float" office:value="733.206" calcext:value-type="float">
            <text:p>733.21</text:p>
          </table:table-cell>
          <table:table-cell table:formula="of:=INDIRECT(&quot;'test_greedy_degree_ver2'.B&quot; &amp; (ROW()-3) *10+1)/1000" office:value-type="float" office:value="369.133" calcext:value-type="float">
            <text:p>369.133</text:p>
          </table:table-cell>
          <table:table-cell table:formula="of:=INDIRECT(&quot;'test_greedy_degree_ver2'.D&quot; &amp; (ROW()-3) *10+1)" office:value-type="float" office:value="4" calcext:value-type="float">
            <text:p>4</text:p>
          </table:table-cell>
          <table:table-cell table:formula="of:=INDIRECT(&quot;'test_greedy_degree_ver2'.E&quot; &amp; (ROW()-3) *10+1)" office:value-type="float" office:value="633.486" calcext:value-type="float">
            <text:p>633.49</text:p>
          </table:table-cell>
          <table:table-cell table:formula="of:=INDIRECT(&quot;'test_dsatur'.B&quot; &amp; (ROW()-3) *10+1)/1000" office:value-type="float" office:value="337.226" calcext:value-type="float">
            <text:p>337.226</text:p>
          </table:table-cell>
          <table:table-cell table:formula="of:=INDIRECT(&quot;'test_dsatur'.D&quot; &amp; (ROW()-3) *10+1)" office:value-type="float" office:value="0" calcext:value-type="float">
            <text:p>0</text:p>
          </table:table-cell>
          <table:table-cell table:formula="of:=INDIRECT(&quot;'test_dsatur'.E&quot; &amp; (ROW()-3) *10+1)" office:value-type="float" office:value="658.302" calcext:value-type="float">
            <text:p>658.30</text:p>
          </table:table-cell>
          <table:table-cell/>
          <table:table-cell table:formula="of:=IF([.B4]=MIN([.B4];[.E4];[.H4]);[.$B$1];  IF([.E4]=MIN([.B4];[.C4];[.D4]);[.$E$1]; [.$H$1]))" office:value-type="string" office:string-value="BASIC" calcext:value-type="string">
            <text:p>BASIC</text:p>
          </table:table-cell>
          <table:table-cell table:formula="of:=IF([.C4]*1000000+[.D4]=MIN([.C4]*1000000+[.D4];[.F4]*1000000+[.G4];[.I4]*1000000+[.J4]);[.$B$1];  IF([.F4]*1000000+[.G4]=MIN([.C4]*1000000+[.D4];[.F4]*1000000+[.G4];[.I4]*1000000+[.J4]);[.$E$1]; [.$H$1]))" office:value-type="string" office:string-value="DSATUR" calcext:value-type="string">
            <text:p>DSATUR</text:p>
          </table:table-cell>
          <table:table-cell table:number-columns-repeated="3"/>
          <table:table-cell table:formula="of:=[.B4]+[.E4]+[.H4]" office:value-type="float" office:value="973.309" calcext:value-type="float">
            <text:p>973.309</text:p>
          </table:table-cell>
        </table:table-row>
        <table:table-row table:style-name="ro1">
          <table:table-cell office:value-type="string" calcext:value-type="string">
            <text:p>bradford-10-free</text:p>
          </table:table-cell>
          <table:table-cell table:formula="of:=INDIRECT(&quot;'test_greedy'.B&quot; &amp; (ROW()-3) *10+1)/1000" office:value-type="float" office:value="129.888" calcext:value-type="float">
            <text:p>129.888</text:p>
          </table:table-cell>
          <table:table-cell table:formula="of:=INDIRECT(&quot;'test_greedy'.D&quot; &amp; (ROW()-3) *10+1)" office:value-type="float" office:value="31" calcext:value-type="float">
            <text:p>31</text:p>
          </table:table-cell>
          <table:table-cell table:formula="of:=INDIRECT(&quot;'test_greedy'.E&quot; &amp; (ROW()-3) *10+1)" office:value-type="float" office:value="416.559" calcext:value-type="float">
            <text:p>416.56</text:p>
          </table:table-cell>
          <table:table-cell table:formula="of:=INDIRECT(&quot;'test_greedy_degree_ver2'.B&quot; &amp; (ROW()-3) *10+1)/1000" office:value-type="float" office:value="156.251" calcext:value-type="float">
            <text:p>156.251</text:p>
          </table:table-cell>
          <table:table-cell table:formula="of:=INDIRECT(&quot;'test_greedy_degree_ver2'.D&quot; &amp; (ROW()-3) *10+1)" office:value-type="float" office:value="8" calcext:value-type="float">
            <text:p>8</text:p>
          </table:table-cell>
          <table:table-cell table:formula="of:=INDIRECT(&quot;'test_greedy_degree_ver2'.E&quot; &amp; (ROW()-3) *10+1)" office:value-type="float" office:value="335.068" calcext:value-type="float">
            <text:p>335.07</text:p>
          </table:table-cell>
          <table:table-cell table:formula="of:=INDIRECT(&quot;'test_dsatur'.B&quot; &amp; (ROW()-3) *10+1)/1000" office:value-type="float" office:value="162.322" calcext:value-type="float">
            <text:p>162.322</text:p>
          </table:table-cell>
          <table:table-cell table:formula="of:=INDIRECT(&quot;'test_dsatur'.D&quot; &amp; (ROW()-3) *10+1)" office:value-type="float" office:value="3" calcext:value-type="float">
            <text:p>3</text:p>
          </table:table-cell>
          <table:table-cell table:formula="of:=INDIRECT(&quot;'test_dsatur'.E&quot; &amp; (ROW()-3) *10+1)" office:value-type="float" office:value="341.278" calcext:value-type="float">
            <text:p>341.28</text:p>
          </table:table-cell>
          <table:table-cell/>
          <table:table-cell table:formula="of:=IF([.B5]=MIN([.B5];[.E5];[.H5]);[.$B$1];  IF([.E5]=MIN([.B5];[.C5];[.D5]);[.$E$1]; [.$H$1]))" office:value-type="string" office:string-value="BASIC" calcext:value-type="string">
            <text:p>BASIC</text:p>
          </table:table-cell>
          <table:table-cell table:formula="of:=IF([.C5]*1000000+[.D5]=MIN([.C5]*1000000+[.D5];[.F5]*1000000+[.G5];[.I5]*1000000+[.J5]);[.$B$1];  IF([.F5]*1000000+[.G5]=MIN([.C5]*1000000+[.D5];[.F5]*1000000+[.G5];[.I5]*1000000+[.J5]);[.$E$1]; [.$H$1]))" office:value-type="string" office:string-value="DSATUR" calcext:value-type="string">
            <text:p>DSATUR</text:p>
          </table:table-cell>
          <table:table-cell table:number-columns-repeated="3"/>
          <table:table-cell table:formula="of:=[.B5]+[.E5]+[.H5]" office:value-type="float" office:value="448.461" calcext:value-type="float">
            <text:p>448.461</text:p>
          </table:table-cell>
        </table:table-row>
        <table:table-row table:style-name="ro1">
          <table:table-cell office:value-type="string" calcext:value-type="string">
            <text:p>bradford-10-race</text:p>
          </table:table-cell>
          <table:table-cell table:formula="of:=INDIRECT(&quot;'test_greedy'.B&quot; &amp; (ROW()-3) *10+1)/1000" office:value-type="float" office:value="107.016" calcext:value-type="float">
            <text:p>107.016</text:p>
          </table:table-cell>
          <table:table-cell table:formula="of:=INDIRECT(&quot;'test_greedy'.D&quot; &amp; (ROW()-3) *10+1)" office:value-type="float" office:value="25" calcext:value-type="float">
            <text:p>25</text:p>
          </table:table-cell>
          <table:table-cell table:formula="of:=INDIRECT(&quot;'test_greedy'.E&quot; &amp; (ROW()-3) *10+1)" office:value-type="float" office:value="160.802" calcext:value-type="float">
            <text:p>160.80</text:p>
          </table:table-cell>
          <table:table-cell table:formula="of:=INDIRECT(&quot;'test_greedy_degree_ver2'.B&quot; &amp; (ROW()-3) *10+1)/1000" office:value-type="float" office:value="128.024" calcext:value-type="float">
            <text:p>128.024</text:p>
          </table:table-cell>
          <table:table-cell table:formula="of:=INDIRECT(&quot;'test_greedy_degree_ver2'.D&quot; &amp; (ROW()-3) *10+1)" office:value-type="float" office:value="4" calcext:value-type="float">
            <text:p>4</text:p>
          </table:table-cell>
          <table:table-cell table:formula="of:=INDIRECT(&quot;'test_greedy_degree_ver2'.E&quot; &amp; (ROW()-3) *10+1)" office:value-type="float" office:value="122.936" calcext:value-type="float">
            <text:p>122.94</text:p>
          </table:table-cell>
          <table:table-cell table:formula="of:=INDIRECT(&quot;'test_dsatur'.B&quot; &amp; (ROW()-3) *10+1)/1000" office:value-type="float" office:value="134.116" calcext:value-type="float">
            <text:p>134.116</text:p>
          </table:table-cell>
          <table:table-cell table:formula="of:=INDIRECT(&quot;'test_dsatur'.D&quot; &amp; (ROW()-3) *10+1)" office:value-type="float" office:value="1" calcext:value-type="float">
            <text:p>1</text:p>
          </table:table-cell>
          <table:table-cell table:formula="of:=INDIRECT(&quot;'test_dsatur'.E&quot; &amp; (ROW()-3) *10+1)" office:value-type="float" office:value="139.179" calcext:value-type="float">
            <text:p>139.18</text:p>
          </table:table-cell>
          <table:table-cell/>
          <table:table-cell table:formula="of:=IF([.B6]=MIN([.B6];[.E6];[.H6]);[.$B$1];  IF([.E6]=MIN([.B6];[.C6];[.D6]);[.$E$1]; [.$H$1]))" office:value-type="string" office:string-value="BASIC" calcext:value-type="string">
            <text:p>BASIC</text:p>
          </table:table-cell>
          <table:table-cell table:formula="of:=IF([.C6]*1000000+[.D6]=MIN([.C6]*1000000+[.D6];[.F6]*1000000+[.G6];[.I6]*1000000+[.J6]);[.$B$1];  IF([.F6]*1000000+[.G6]=MIN([.C6]*1000000+[.D6];[.F6]*1000000+[.G6];[.I6]*1000000+[.J6]);[.$E$1]; [.$H$1]))" office:value-type="string" office:string-value="DSATUR" calcext:value-type="string">
            <text:p>DSATUR</text:p>
          </table:table-cell>
          <table:table-cell table:number-columns-repeated="3"/>
          <table:table-cell table:formula="of:=[.B6]+[.E6]+[.H6]" office:value-type="float" office:value="369.156" calcext:value-type="float">
            <text:p>369.156</text:p>
          </table:table-cell>
        </table:table-row>
        <table:table-row table:style-name="ro1">
          <table:table-cell office:value-type="string" calcext:value-type="string">
            <text:p>bradford-1-eplus</text:p>
          </table:table-cell>
          <table:table-cell table:formula="of:=INDIRECT(&quot;'test_greedy'.B&quot; &amp; (ROW()-3) *10+1)/1000" office:value-type="float" office:value="102.968" calcext:value-type="float">
            <text:p>102.968</text:p>
          </table:table-cell>
          <table:table-cell table:formula="of:=INDIRECT(&quot;'test_greedy'.D&quot; &amp; (ROW()-3) *10+1)" office:value-type="float" office:value="0" calcext:value-type="float">
            <text:p>0</text:p>
          </table:table-cell>
          <table:table-cell table:formula="of:=INDIRECT(&quot;'test_greedy'.E&quot; &amp; (ROW()-3) *10+1)" office:value-type="float" office:value="107.836" calcext:value-type="float">
            <text:p>107.84</text:p>
          </table:table-cell>
          <table:table-cell table:formula="of:=INDIRECT(&quot;'test_greedy_degree_ver2'.B&quot; &amp; (ROW()-3) *10+1)/1000" office:value-type="float" office:value="142.309" calcext:value-type="float">
            <text:p>142.30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83.9883" calcext:value-type="float">
            <text:p>83.99</text:p>
          </table:table-cell>
          <table:table-cell table:formula="of:=INDIRECT(&quot;'test_dsatur'.B&quot; &amp; (ROW()-3) *10+1)/1000" office:value-type="float" office:value="140.221" calcext:value-type="float">
            <text:p>140.221</text:p>
          </table:table-cell>
          <table:table-cell table:formula="of:=INDIRECT(&quot;'test_dsatur'.D&quot; &amp; (ROW()-3) *10+1)" office:value-type="float" office:value="0" calcext:value-type="float">
            <text:p>0</text:p>
          </table:table-cell>
          <table:table-cell table:formula="of:=INDIRECT(&quot;'test_dsatur'.E&quot; &amp; (ROW()-3) *10+1)" office:value-type="float" office:value="92.7182" calcext:value-type="float">
            <text:p>92.72</text:p>
          </table:table-cell>
          <table:table-cell/>
          <table:table-cell table:formula="of:=IF([.B7]=MIN([.B7];[.E7];[.H7]);[.$B$1];  IF([.E7]=MIN([.B7];[.C7];[.D7]);[.$E$1]; [.$H$1]))" office:value-type="string" office:string-value="BASIC" calcext:value-type="string">
            <text:p>BASIC</text:p>
          </table:table-cell>
          <table:table-cell table:formula="of:=IF([.C7]*1000000+[.D7]=MIN([.C7]*1000000+[.D7];[.F7]*1000000+[.G7];[.I7]*1000000+[.J7]);[.$B$1];  IF([.F7]*1000000+[.G7]=MIN([.C7]*1000000+[.D7];[.F7]*1000000+[.G7];[.I7]*1000000+[.J7]);[.$E$1]; [.$H$1]))" office:value-type="string" office:string-value="LARGEST DEGREE" calcext:value-type="string">
            <text:p>LARGEST DEGREE</text:p>
          </table:table-cell>
          <table:table-cell table:number-columns-repeated="3"/>
          <table:table-cell table:formula="of:=[.B7]+[.E7]+[.H7]" office:value-type="float" office:value="385.498" calcext:value-type="float">
            <text:p>385.498</text:p>
          </table:table-cell>
        </table:table-row>
        <table:table-row table:style-name="ro1">
          <table:table-cell office:value-type="string" calcext:value-type="string">
            <text:p>bradford-1-free</text:p>
          </table:table-cell>
          <table:table-cell table:formula="of:=INDIRECT(&quot;'test_greedy'.B&quot; &amp; (ROW()-3) *10+1)/1000" office:value-type="float" office:value="50.177" calcext:value-type="float">
            <text:p>50.177</text:p>
          </table:table-cell>
          <table:table-cell table:formula="of:=INDIRECT(&quot;'test_greedy'.D&quot; &amp; (ROW()-3) *10+1)" office:value-type="float" office:value="0" calcext:value-type="float">
            <text:p>0</text:p>
          </table:table-cell>
          <table:table-cell table:formula="of:=INDIRECT(&quot;'test_greedy'.E&quot; &amp; (ROW()-3) *10+1)" office:value-type="float" office:value="15.2628" calcext:value-type="float">
            <text:p>15.26</text:p>
          </table:table-cell>
          <table:table-cell table:formula="of:=INDIRECT(&quot;'test_greedy_degree_ver2'.B&quot; &amp; (ROW()-3) *10+1)/1000" office:value-type="float" office:value="62.454" calcext:value-type="float">
            <text:p>62.45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599" calcext:value-type="float">
            <text:p>10.60</text:p>
          </table:table-cell>
          <table:table-cell table:formula="of:=INDIRECT(&quot;'test_dsatur'.B&quot; &amp; (ROW()-3) *10+1)/1000" office:value-type="float" office:value="62.614" calcext:value-type="float">
            <text:p>62.614</text:p>
          </table:table-cell>
          <table:table-cell table:formula="of:=INDIRECT(&quot;'test_dsatur'.D&quot; &amp; (ROW()-3) *10+1)" office:value-type="float" office:value="0" calcext:value-type="float">
            <text:p>0</text:p>
          </table:table-cell>
          <table:table-cell table:formula="of:=INDIRECT(&quot;'test_dsatur'.E&quot; &amp; (ROW()-3) *10+1)" office:value-type="float" office:value="11.7331" calcext:value-type="float">
            <text:p>11.73</text:p>
          </table:table-cell>
          <table:table-cell/>
          <table:table-cell table:formula="of:=IF([.B8]=MIN([.B8];[.E8];[.H8]);[.$B$1];  IF([.E8]=MIN([.B8];[.C8];[.D8]);[.$E$1]; [.$H$1]))" office:value-type="string" office:string-value="BASIC" calcext:value-type="string">
            <text:p>BASIC</text:p>
          </table:table-cell>
          <table:table-cell table:formula="of:=IF([.C8]*1000000+[.D8]=MIN([.C8]*1000000+[.D8];[.F8]*1000000+[.G8];[.I8]*1000000+[.J8]);[.$B$1];  IF([.F8]*1000000+[.G8]=MIN([.C8]*1000000+[.D8];[.F8]*1000000+[.G8];[.I8]*1000000+[.J8]);[.$E$1]; [.$H$1]))" office:value-type="string" office:string-value="LARGEST DEGREE" calcext:value-type="string">
            <text:p>LARGEST DEGREE</text:p>
          </table:table-cell>
          <table:table-cell table:number-columns-repeated="3"/>
          <table:table-cell table:formula="of:=[.B8]+[.E8]+[.H8]" office:value-type="float" office:value="175.245" calcext:value-type="float">
            <text:p>175.245</text:p>
          </table:table-cell>
        </table:table-row>
        <table:table-row table:style-name="ro1">
          <table:table-cell office:value-type="string" calcext:value-type="string">
            <text:p>bradford-1-race</text:p>
          </table:table-cell>
          <table:table-cell table:formula="of:=INDIRECT(&quot;'test_greedy'.B&quot; &amp; (ROW()-3) *10+1)/1000" office:value-type="float" office:value="41.58" calcext:value-type="float">
            <text:p>41.58</text:p>
          </table:table-cell>
          <table:table-cell table:formula="of:=INDIRECT(&quot;'test_greedy'.D&quot; &amp; (ROW()-3) *10+1)" office:value-type="float" office:value="0" calcext:value-type="float">
            <text:p>0</text:p>
          </table:table-cell>
          <table:table-cell table:formula="of:=INDIRECT(&quot;'test_greedy'.E&quot; &amp; (ROW()-3) *10+1)" office:value-type="float" office:value="3.94305" calcext:value-type="float">
            <text:p>3.94</text:p>
          </table:table-cell>
          <table:table-cell table:formula="of:=INDIRECT(&quot;'test_greedy_degree_ver2'.B&quot; &amp; (ROW()-3) *10+1)/1000" office:value-type="float" office:value="50.314" calcext:value-type="float">
            <text:p>50.31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92143" calcext:value-type="float">
            <text:p>2.92</text:p>
          </table:table-cell>
          <table:table-cell table:formula="of:=INDIRECT(&quot;'test_dsatur'.B&quot; &amp; (ROW()-3) *10+1)/1000" office:value-type="float" office:value="53.723" calcext:value-type="float">
            <text:p>53.723</text:p>
          </table:table-cell>
          <table:table-cell table:formula="of:=INDIRECT(&quot;'test_dsatur'.D&quot; &amp; (ROW()-3) *10+1)" office:value-type="float" office:value="0" calcext:value-type="float">
            <text:p>0</text:p>
          </table:table-cell>
          <table:table-cell table:formula="of:=INDIRECT(&quot;'test_dsatur'.E&quot; &amp; (ROW()-3) *10+1)" office:value-type="float" office:value="4.90447" calcext:value-type="float">
            <text:p>4.90</text:p>
          </table:table-cell>
          <table:table-cell/>
          <table:table-cell table:formula="of:=IF([.B9]=MIN([.B9];[.E9];[.H9]);[.$B$1];  IF([.E9]=MIN([.B9];[.C9];[.D9]);[.$E$1]; [.$H$1]))" office:value-type="string" office:string-value="BASIC" calcext:value-type="string">
            <text:p>BASIC</text:p>
          </table:table-cell>
          <table:table-cell table:formula="of:=IF([.C9]*1000000+[.D9]=MIN([.C9]*1000000+[.D9];[.F9]*1000000+[.G9];[.I9]*1000000+[.J9]);[.$B$1];  IF([.F9]*1000000+[.G9]=MIN([.C9]*1000000+[.D9];[.F9]*1000000+[.G9];[.I9]*1000000+[.J9]);[.$E$1]; [.$H$1]))" office:value-type="string" office:string-value="LARGEST DEGREE" calcext:value-type="string">
            <text:p>LARGEST DEGREE</text:p>
          </table:table-cell>
          <table:table-cell table:number-columns-repeated="3"/>
          <table:table-cell table:formula="of:=[.B9]+[.E9]+[.H9]" office:value-type="float" office:value="145.617" calcext:value-type="float">
            <text:p>145.617</text:p>
          </table:table-cell>
        </table:table-row>
        <table:table-row table:style-name="ro1">
          <table:table-cell office:value-type="string" calcext:value-type="string">
            <text:p>bradford-2-eplus</text:p>
          </table:table-cell>
          <table:table-cell table:formula="of:=INDIRECT(&quot;'test_greedy'.B&quot; &amp; (ROW()-3) *10+1)/1000" office:value-type="float" office:value="134.681" calcext:value-type="float">
            <text:p>134.681</text:p>
          </table:table-cell>
          <table:table-cell table:formula="of:=INDIRECT(&quot;'test_greedy'.D&quot; &amp; (ROW()-3) *10+1)" office:value-type="float" office:value="2" calcext:value-type="float">
            <text:p>2</text:p>
          </table:table-cell>
          <table:table-cell table:formula="of:=INDIRECT(&quot;'test_greedy'.E&quot; &amp; (ROW()-3) *10+1)" office:value-type="float" office:value="201.418" calcext:value-type="float">
            <text:p>201.42</text:p>
          </table:table-cell>
          <table:table-cell table:formula="of:=INDIRECT(&quot;'test_greedy_degree_ver2'.B&quot; &amp; (ROW()-3) *10+1)/1000" office:value-type="float" office:value="185.559" calcext:value-type="float">
            <text:p>185.55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62.695" calcext:value-type="float">
            <text:p>162.70</text:p>
          </table:table-cell>
          <table:table-cell table:formula="of:=INDIRECT(&quot;'test_dsatur'.B&quot; &amp; (ROW()-3) *10+1)/1000" office:value-type="float" office:value="180.739" calcext:value-type="float">
            <text:p>180.739</text:p>
          </table:table-cell>
          <table:table-cell table:formula="of:=INDIRECT(&quot;'test_dsatur'.D&quot; &amp; (ROW()-3) *10+1)" office:value-type="float" office:value="0" calcext:value-type="float">
            <text:p>0</text:p>
          </table:table-cell>
          <table:table-cell table:formula="of:=INDIRECT(&quot;'test_dsatur'.E&quot; &amp; (ROW()-3) *10+1)" office:value-type="float" office:value="178.545" calcext:value-type="float">
            <text:p>178.55</text:p>
          </table:table-cell>
          <table:table-cell/>
          <table:table-cell table:formula="of:=IF([.B10]=MIN([.B10];[.E10];[.H10]);[.$B$1];  IF([.E10]=MIN([.B10];[.C10];[.D10]);[.$E$1]; [.$H$1]))" office:value-type="string" office:string-value="BASIC" calcext:value-type="string">
            <text:p>BASIC</text:p>
          </table:table-cell>
          <table:table-cell table:formula="of:=IF([.C10]*1000000+[.D10]=MIN([.C10]*1000000+[.D10];[.F10]*1000000+[.G10];[.I10]*1000000+[.J10]);[.$B$1];  IF([.F10]*1000000+[.G10]=MIN([.C10]*1000000+[.D10];[.F10]*1000000+[.G10];[.I10]*1000000+[.J10]);[.$E$1]; [.$H$1]))" office:value-type="string" office:string-value="LARGEST DEGREE" calcext:value-type="string">
            <text:p>LARGEST DEGREE</text:p>
          </table:table-cell>
          <table:table-cell table:number-columns-repeated="3"/>
          <table:table-cell table:formula="of:=[.B10]+[.E10]+[.H10]" office:value-type="float" office:value="500.979" calcext:value-type="float">
            <text:p>500.979</text:p>
          </table:table-cell>
        </table:table-row>
        <table:table-row table:style-name="ro1">
          <table:table-cell office:value-type="string" calcext:value-type="string">
            <text:p>bradford-2-free</text:p>
          </table:table-cell>
          <table:table-cell table:formula="of:=INDIRECT(&quot;'test_greedy'.B&quot; &amp; (ROW()-3) *10+1)/1000" office:value-type="float" office:value="65.191" calcext:value-type="float">
            <text:p>65.191</text:p>
          </table:table-cell>
          <table:table-cell table:formula="of:=INDIRECT(&quot;'test_greedy'.D&quot; &amp; (ROW()-3) *10+1)" office:value-type="float" office:value="3" calcext:value-type="float">
            <text:p>3</text:p>
          </table:table-cell>
          <table:table-cell table:formula="of:=INDIRECT(&quot;'test_greedy'.E&quot; &amp; (ROW()-3) *10+1)" office:value-type="float" office:value="57.2911" calcext:value-type="float">
            <text:p>57.29</text:p>
          </table:table-cell>
          <table:table-cell table:formula="of:=INDIRECT(&quot;'test_greedy_degree_ver2'.B&quot; &amp; (ROW()-3) *10+1)/1000" office:value-type="float" office:value="85.394" calcext:value-type="float">
            <text:p>85.39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39.363" calcext:value-type="float">
            <text:p>39.36</text:p>
          </table:table-cell>
          <table:table-cell table:formula="of:=INDIRECT(&quot;'test_dsatur'.B&quot; &amp; (ROW()-3) *10+1)/1000" office:value-type="float" office:value="81.736" calcext:value-type="float">
            <text:p>81.736</text:p>
          </table:table-cell>
          <table:table-cell table:formula="of:=INDIRECT(&quot;'test_dsatur'.D&quot; &amp; (ROW()-3) *10+1)" office:value-type="float" office:value="0" calcext:value-type="float">
            <text:p>0</text:p>
          </table:table-cell>
          <table:table-cell table:formula="of:=INDIRECT(&quot;'test_dsatur'.E&quot; &amp; (ROW()-3) *10+1)" office:value-type="float" office:value="43.0754" calcext:value-type="float">
            <text:p>43.08</text:p>
          </table:table-cell>
          <table:table-cell/>
          <table:table-cell table:formula="of:=IF([.B11]=MIN([.B11];[.E11];[.H11]);[.$B$1];  IF([.E11]=MIN([.B11];[.C11];[.D11]);[.$E$1]; [.$H$1]))" office:value-type="string" office:string-value="BASIC" calcext:value-type="string">
            <text:p>BASIC</text:p>
          </table:table-cell>
          <table:table-cell table:formula="of:=IF([.C11]*1000000+[.D11]=MIN([.C11]*1000000+[.D11];[.F11]*1000000+[.G11];[.I11]*1000000+[.J11]);[.$B$1];  IF([.F11]*1000000+[.G11]=MIN([.C11]*1000000+[.D11];[.F11]*1000000+[.G11];[.I11]*1000000+[.J11]);[.$E$1]; [.$H$1]))" office:value-type="string" office:string-value="LARGEST DEGREE" calcext:value-type="string">
            <text:p>LARGEST DEGREE</text:p>
          </table:table-cell>
          <table:table-cell table:number-columns-repeated="3"/>
          <table:table-cell table:formula="of:=[.B11]+[.E11]+[.H11]" office:value-type="float" office:value="232.321" calcext:value-type="float">
            <text:p>232.321</text:p>
          </table:table-cell>
        </table:table-row>
        <table:table-row table:style-name="ro1">
          <table:table-cell office:value-type="string" calcext:value-type="string">
            <text:p>bradford-2-race</text:p>
          </table:table-cell>
          <table:table-cell table:formula="of:=INDIRECT(&quot;'test_greedy'.B&quot; &amp; (ROW()-3) *10+1)/1000" office:value-type="float" office:value="54.525" calcext:value-type="float">
            <text:p>54.525</text:p>
          </table:table-cell>
          <table:table-cell table:formula="of:=INDIRECT(&quot;'test_greedy'.D&quot; &amp; (ROW()-3) *10+1)" office:value-type="float" office:value="0" calcext:value-type="float">
            <text:p>0</text:p>
          </table:table-cell>
          <table:table-cell table:formula="of:=INDIRECT(&quot;'test_greedy'.E&quot; &amp; (ROW()-3) *10+1)" office:value-type="float" office:value="15.0415" calcext:value-type="float">
            <text:p>15.04</text:p>
          </table:table-cell>
          <table:table-cell table:formula="of:=INDIRECT(&quot;'test_greedy_degree_ver2'.B&quot; &amp; (ROW()-3) *10+1)/1000" office:value-type="float" office:value="64.446" calcext:value-type="float">
            <text:p>64.446</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1.5683" calcext:value-type="float">
            <text:p>11.57</text:p>
          </table:table-cell>
          <table:table-cell table:formula="of:=INDIRECT(&quot;'test_dsatur'.B&quot; &amp; (ROW()-3) *10+1)/1000" office:value-type="float" office:value="67.29" calcext:value-type="float">
            <text:p>67.29</text:p>
          </table:table-cell>
          <table:table-cell table:formula="of:=INDIRECT(&quot;'test_dsatur'.D&quot; &amp; (ROW()-3) *10+1)" office:value-type="float" office:value="0" calcext:value-type="float">
            <text:p>0</text:p>
          </table:table-cell>
          <table:table-cell table:formula="of:=INDIRECT(&quot;'test_dsatur'.E&quot; &amp; (ROW()-3) *10+1)" office:value-type="float" office:value="16.9547" calcext:value-type="float">
            <text:p>16.95</text:p>
          </table:table-cell>
          <table:table-cell/>
          <table:table-cell table:formula="of:=IF([.B12]=MIN([.B12];[.E12];[.H12]);[.$B$1];  IF([.E12]=MIN([.B12];[.C12];[.D12]);[.$E$1]; [.$H$1]))" office:value-type="string" office:string-value="BASIC" calcext:value-type="string">
            <text:p>BASIC</text:p>
          </table:table-cell>
          <table:table-cell table:formula="of:=IF([.C12]*1000000+[.D12]=MIN([.C12]*1000000+[.D12];[.F12]*1000000+[.G12];[.I12]*1000000+[.J12]);[.$B$1];  IF([.F12]*1000000+[.G12]=MIN([.C12]*1000000+[.D12];[.F12]*1000000+[.G12];[.I12]*1000000+[.J12]);[.$E$1]; [.$H$1]))" office:value-type="string" office:string-value="LARGEST DEGREE" calcext:value-type="string">
            <text:p>LARGEST DEGREE</text:p>
          </table:table-cell>
          <table:table-cell table:number-columns-repeated="3"/>
          <table:table-cell table:formula="of:=[.B12]+[.E12]+[.H12]" office:value-type="float" office:value="186.261" calcext:value-type="float">
            <text:p>186.261</text:p>
          </table:table-cell>
        </table:table-row>
        <table:table-row table:style-name="ro1">
          <table:table-cell office:value-type="string" calcext:value-type="string">
            <text:p>bradford-4-eplus</text:p>
          </table:table-cell>
          <table:table-cell table:formula="of:=INDIRECT(&quot;'test_greedy'.B&quot; &amp; (ROW()-3) *10+1)/1000" office:value-type="float" office:value="187.348" calcext:value-type="float">
            <text:p>187.348</text:p>
          </table:table-cell>
          <table:table-cell table:formula="of:=INDIRECT(&quot;'test_greedy'.D&quot; &amp; (ROW()-3) *10+1)" office:value-type="float" office:value="1" calcext:value-type="float">
            <text:p>1</text:p>
          </table:table-cell>
          <table:table-cell table:formula="of:=INDIRECT(&quot;'test_greedy'.E&quot; &amp; (ROW()-3) *10+1)" office:value-type="float" office:value="354.394" calcext:value-type="float">
            <text:p>354.39</text:p>
          </table:table-cell>
          <table:table-cell table:formula="of:=INDIRECT(&quot;'test_greedy_degree_ver2'.B&quot; &amp; (ROW()-3) *10+1)/1000" office:value-type="float" office:value="265.324" calcext:value-type="float">
            <text:p>265.32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89.495" calcext:value-type="float">
            <text:p>289.50</text:p>
          </table:table-cell>
          <table:table-cell table:formula="of:=INDIRECT(&quot;'test_dsatur'.B&quot; &amp; (ROW()-3) *10+1)/1000" office:value-type="float" office:value="238.751" calcext:value-type="float">
            <text:p>238.751</text:p>
          </table:table-cell>
          <table:table-cell table:formula="of:=INDIRECT(&quot;'test_dsatur'.D&quot; &amp; (ROW()-3) *10+1)" office:value-type="float" office:value="0" calcext:value-type="float">
            <text:p>0</text:p>
          </table:table-cell>
          <table:table-cell table:formula="of:=INDIRECT(&quot;'test_dsatur'.E&quot; &amp; (ROW()-3) *10+1)" office:value-type="float" office:value="319.375" calcext:value-type="float">
            <text:p>319.38</text:p>
          </table:table-cell>
          <table:table-cell/>
          <table:table-cell table:formula="of:=IF([.B13]=MIN([.B13];[.E13];[.H13]);[.$B$1];  IF([.E13]=MIN([.B13];[.C13];[.D13]);[.$E$1]; [.$H$1]))" office:value-type="string" office:string-value="BASIC" calcext:value-type="string">
            <text:p>BASIC</text:p>
          </table:table-cell>
          <table:table-cell table:formula="of:=IF([.C13]*1000000+[.D13]=MIN([.C13]*1000000+[.D13];[.F13]*1000000+[.G13];[.I13]*1000000+[.J13]);[.$B$1];  IF([.F13]*1000000+[.G13]=MIN([.C13]*1000000+[.D13];[.F13]*1000000+[.G13];[.I13]*1000000+[.J13]);[.$E$1]; [.$H$1]))" office:value-type="string" office:string-value="LARGEST DEGREE" calcext:value-type="string">
            <text:p>LARGEST DEGREE</text:p>
          </table:table-cell>
          <table:table-cell table:number-columns-repeated="3"/>
          <table:table-cell table:formula="of:=[.B13]+[.E13]+[.H13]" office:value-type="float" office:value="691.423" calcext:value-type="float">
            <text:p>691.423</text:p>
          </table:table-cell>
        </table:table-row>
        <table:table-row table:style-name="ro1">
          <table:table-cell office:value-type="string" calcext:value-type="string">
            <text:p>bradford-4-free</text:p>
          </table:table-cell>
          <table:table-cell table:formula="of:=INDIRECT(&quot;'test_greedy'.B&quot; &amp; (ROW()-3) *10+1)/1000" office:value-type="float" office:value="87.634" calcext:value-type="float">
            <text:p>87.634</text:p>
          </table:table-cell>
          <table:table-cell table:formula="of:=INDIRECT(&quot;'test_greedy'.D&quot; &amp; (ROW()-3) *10+1)" office:value-type="float" office:value="1" calcext:value-type="float">
            <text:p>1</text:p>
          </table:table-cell>
          <table:table-cell table:formula="of:=INDIRECT(&quot;'test_greedy'.E&quot; &amp; (ROW()-3) *10+1)" office:value-type="float" office:value="153.348" calcext:value-type="float">
            <text:p>153.35</text:p>
          </table:table-cell>
          <table:table-cell table:formula="of:=INDIRECT(&quot;'test_greedy_degree_ver2'.B&quot; &amp; (ROW()-3) *10+1)/1000" office:value-type="float" office:value="111.472" calcext:value-type="float">
            <text:p>111.472</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12.555" calcext:value-type="float">
            <text:p>112.56</text:p>
          </table:table-cell>
          <table:table-cell table:formula="of:=INDIRECT(&quot;'test_dsatur'.B&quot; &amp; (ROW()-3) *10+1)/1000" office:value-type="float" office:value="115.562" calcext:value-type="float">
            <text:p>115.562</text:p>
          </table:table-cell>
          <table:table-cell table:formula="of:=INDIRECT(&quot;'test_dsatur'.D&quot; &amp; (ROW()-3) *10+1)" office:value-type="float" office:value="1" calcext:value-type="float">
            <text:p>1</text:p>
          </table:table-cell>
          <table:table-cell table:formula="of:=INDIRECT(&quot;'test_dsatur'.E&quot; &amp; (ROW()-3) *10+1)" office:value-type="float" office:value="118.561" calcext:value-type="float">
            <text:p>118.56</text:p>
          </table:table-cell>
          <table:table-cell/>
          <table:table-cell table:formula="of:=IF([.B14]=MIN([.B14];[.E14];[.H14]);[.$B$1];  IF([.E14]=MIN([.B14];[.C14];[.D14]);[.$E$1]; [.$H$1]))" office:value-type="string" office:string-value="BASIC" calcext:value-type="string">
            <text:p>BASIC</text:p>
          </table:table-cell>
          <table:table-cell table:formula="of:=IF([.C14]*1000000+[.D14]=MIN([.C14]*1000000+[.D14];[.F14]*1000000+[.G14];[.I14]*1000000+[.J14]);[.$B$1];  IF([.F14]*1000000+[.G14]=MIN([.C14]*1000000+[.D14];[.F14]*1000000+[.G14];[.I14]*1000000+[.J14]);[.$E$1]; [.$H$1]))" office:value-type="string" office:string-value="LARGEST DEGREE" calcext:value-type="string">
            <text:p>LARGEST DEGREE</text:p>
          </table:table-cell>
          <table:table-cell table:number-columns-repeated="3"/>
          <table:table-cell table:formula="of:=[.B14]+[.E14]+[.H14]" office:value-type="float" office:value="314.668" calcext:value-type="float">
            <text:p>314.668</text:p>
          </table:table-cell>
        </table:table-row>
        <table:table-row table:style-name="ro1">
          <table:table-cell office:value-type="string" calcext:value-type="string">
            <text:p>bradford-4-race</text:p>
          </table:table-cell>
          <table:table-cell table:formula="of:=INDIRECT(&quot;'test_greedy'.B&quot; &amp; (ROW()-3) *10+1)/1000" office:value-type="float" office:value="73.652" calcext:value-type="float">
            <text:p>73.652</text:p>
          </table:table-cell>
          <table:table-cell table:formula="of:=INDIRECT(&quot;'test_greedy'.D&quot; &amp; (ROW()-3) *10+1)" office:value-type="float" office:value="2" calcext:value-type="float">
            <text:p>2</text:p>
          </table:table-cell>
          <table:table-cell table:formula="of:=INDIRECT(&quot;'test_greedy'.E&quot; &amp; (ROW()-3) *10+1)" office:value-type="float" office:value="48.7204" calcext:value-type="float">
            <text:p>48.72</text:p>
          </table:table-cell>
          <table:table-cell table:formula="of:=INDIRECT(&quot;'test_greedy_degree_ver2'.B&quot; &amp; (ROW()-3) *10+1)/1000" office:value-type="float" office:value="87.717" calcext:value-type="float">
            <text:p>87.71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33.2805" calcext:value-type="float">
            <text:p>33.28</text:p>
          </table:table-cell>
          <table:table-cell table:formula="of:=INDIRECT(&quot;'test_dsatur'.B&quot; &amp; (ROW()-3) *10+1)/1000" office:value-type="float" office:value="88.724" calcext:value-type="float">
            <text:p>88.724</text:p>
          </table:table-cell>
          <table:table-cell table:formula="of:=INDIRECT(&quot;'test_dsatur'.D&quot; &amp; (ROW()-3) *10+1)" office:value-type="float" office:value="0" calcext:value-type="float">
            <text:p>0</text:p>
          </table:table-cell>
          <table:table-cell table:formula="of:=INDIRECT(&quot;'test_dsatur'.E&quot; &amp; (ROW()-3) *10+1)" office:value-type="float" office:value="39.6394" calcext:value-type="float">
            <text:p>39.64</text:p>
          </table:table-cell>
          <table:table-cell/>
          <table:table-cell table:formula="of:=IF([.B15]=MIN([.B15];[.E15];[.H15]);[.$B$1];  IF([.E15]=MIN([.B15];[.C15];[.D15]);[.$E$1]; [.$H$1]))" office:value-type="string" office:string-value="BASIC" calcext:value-type="string">
            <text:p>BASIC</text:p>
          </table:table-cell>
          <table:table-cell table:formula="of:=IF([.C15]*1000000+[.D15]=MIN([.C15]*1000000+[.D15];[.F15]*1000000+[.G15];[.I15]*1000000+[.J15]);[.$B$1];  IF([.F15]*1000000+[.G15]=MIN([.C15]*1000000+[.D15];[.F15]*1000000+[.G15];[.I15]*1000000+[.J15]);[.$E$1]; [.$H$1]))" office:value-type="string" office:string-value="LARGEST DEGREE" calcext:value-type="string">
            <text:p>LARGEST DEGREE</text:p>
          </table:table-cell>
          <table:table-cell table:number-columns-repeated="3"/>
          <table:table-cell table:formula="of:=[.B15]+[.E15]+[.H15]" office:value-type="float" office:value="250.093" calcext:value-type="float">
            <text:p>250.093</text:p>
          </table:table-cell>
        </table:table-row>
        <table:table-row table:style-name="ro1">
          <table:table-cell office:value-type="string" calcext:value-type="string">
            <text:p>bradford_nt-10-eplus</text:p>
          </table:table-cell>
          <table:table-cell table:formula="of:=INDIRECT(&quot;'test_greedy'.B&quot; &amp; (ROW()-3) *10+1)/1000" office:value-type="float" office:value="202.331" calcext:value-type="float">
            <text:p>202.331</text:p>
          </table:table-cell>
          <table:table-cell table:formula="of:=INDIRECT(&quot;'test_greedy'.D&quot; &amp; (ROW()-3) *10+1)" office:value-type="float" office:value="0" calcext:value-type="float">
            <text:p>0</text:p>
          </table:table-cell>
          <table:table-cell table:formula="of:=INDIRECT(&quot;'test_greedy'.E&quot; &amp; (ROW()-3) *10+1)" office:value-type="float" office:value="322.447" calcext:value-type="float">
            <text:p>322.45</text:p>
          </table:table-cell>
          <table:table-cell table:formula="of:=INDIRECT(&quot;'test_greedy_degree_ver2'.B&quot; &amp; (ROW()-3) *10+1)/1000" office:value-type="float" office:value="302.257" calcext:value-type="float">
            <text:p>302.25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80.871" calcext:value-type="float">
            <text:p>280.87</text:p>
          </table:table-cell>
          <table:table-cell table:formula="of:=INDIRECT(&quot;'test_dsatur'.B&quot; &amp; (ROW()-3) *10+1)/1000" office:value-type="float" office:value="271.959" calcext:value-type="float">
            <text:p>271.959</text:p>
          </table:table-cell>
          <table:table-cell table:formula="of:=INDIRECT(&quot;'test_dsatur'.D&quot; &amp; (ROW()-3) *10+1)" office:value-type="float" office:value="0" calcext:value-type="float">
            <text:p>0</text:p>
          </table:table-cell>
          <table:table-cell table:formula="of:=INDIRECT(&quot;'test_dsatur'.E&quot; &amp; (ROW()-3) *10+1)" office:value-type="float" office:value="307.306" calcext:value-type="float">
            <text:p>307.31</text:p>
          </table:table-cell>
          <table:table-cell/>
          <table:table-cell table:formula="of:=IF([.B16]=MIN([.B16];[.E16];[.H16]);[.$B$1];  IF([.E16]=MIN([.B16];[.C16];[.D16]);[.$E$1]; [.$H$1]))" office:value-type="string" office:string-value="BASIC" calcext:value-type="string">
            <text:p>BASIC</text:p>
          </table:table-cell>
          <table:table-cell table:formula="of:=IF([.C16]*1000000+[.D16]=MIN([.C16]*1000000+[.D16];[.F16]*1000000+[.G16];[.I16]*1000000+[.J16]);[.$B$1];  IF([.F16]*1000000+[.G16]=MIN([.C16]*1000000+[.D16];[.F16]*1000000+[.G16];[.I16]*1000000+[.J16]);[.$E$1]; [.$H$1]))" office:value-type="string" office:string-value="LARGEST DEGREE" calcext:value-type="string">
            <text:p>LARGEST DEGREE</text:p>
          </table:table-cell>
          <table:table-cell table:number-columns-repeated="3"/>
          <table:table-cell table:formula="of:=[.B16]+[.E16]+[.H16]" office:value-type="float" office:value="776.547" calcext:value-type="float">
            <text:p>776.547</text:p>
          </table:table-cell>
        </table:table-row>
        <table:table-row table:style-name="ro1">
          <table:table-cell office:value-type="string" calcext:value-type="string">
            <text:p>bradford_nt-10-free</text:p>
          </table:table-cell>
          <table:table-cell table:formula="of:=INDIRECT(&quot;'test_greedy'.B&quot; &amp; (ROW()-3) *10+1)/1000" office:value-type="float" office:value="97.02" calcext:value-type="float">
            <text:p>97.02</text:p>
          </table:table-cell>
          <table:table-cell table:formula="of:=INDIRECT(&quot;'test_greedy'.D&quot; &amp; (ROW()-3) *10+1)" office:value-type="float" office:value="0" calcext:value-type="float">
            <text:p>0</text:p>
          </table:table-cell>
          <table:table-cell table:formula="of:=INDIRECT(&quot;'test_greedy'.E&quot; &amp; (ROW()-3) *10+1)" office:value-type="float" office:value="80.3526" calcext:value-type="float">
            <text:p>80.35</text:p>
          </table:table-cell>
          <table:table-cell table:formula="of:=INDIRECT(&quot;'test_greedy_degree_ver2'.B&quot; &amp; (ROW()-3) *10+1)/1000" office:value-type="float" office:value="132.977" calcext:value-type="float">
            <text:p>132.97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75.9987" calcext:value-type="float">
            <text:p>76.00</text:p>
          </table:table-cell>
          <table:table-cell table:formula="of:=INDIRECT(&quot;'test_dsatur'.B&quot; &amp; (ROW()-3) *10+1)/1000" office:value-type="float" office:value="126.024" calcext:value-type="float">
            <text:p>126.024</text:p>
          </table:table-cell>
          <table:table-cell table:formula="of:=INDIRECT(&quot;'test_dsatur'.D&quot; &amp; (ROW()-3) *10+1)" office:value-type="float" office:value="0" calcext:value-type="float">
            <text:p>0</text:p>
          </table:table-cell>
          <table:table-cell table:formula="of:=INDIRECT(&quot;'test_dsatur'.E&quot; &amp; (ROW()-3) *10+1)" office:value-type="float" office:value="73.3331" calcext:value-type="float">
            <text:p>73.33</text:p>
          </table:table-cell>
          <table:table-cell/>
          <table:table-cell table:formula="of:=IF([.B17]=MIN([.B17];[.E17];[.H17]);[.$B$1];  IF([.E17]=MIN([.B17];[.C17];[.D17]);[.$E$1]; [.$H$1]))" office:value-type="string" office:string-value="BASIC" calcext:value-type="string">
            <text:p>BASIC</text:p>
          </table:table-cell>
          <table:table-cell table:formula="of:=IF([.C17]*1000000+[.D17]=MIN([.C17]*1000000+[.D17];[.F17]*1000000+[.G17];[.I17]*1000000+[.J17]);[.$B$1];  IF([.F17]*1000000+[.G17]=MIN([.C17]*1000000+[.D17];[.F17]*1000000+[.G17];[.I17]*1000000+[.J17]);[.$E$1]; [.$H$1]))" office:value-type="string" office:string-value="DSATUR" calcext:value-type="string">
            <text:p>DSATUR</text:p>
          </table:table-cell>
          <table:table-cell table:number-columns-repeated="3"/>
          <table:table-cell table:formula="of:=[.B17]+[.E17]+[.H17]" office:value-type="float" office:value="356.021" calcext:value-type="float">
            <text:p>356.021</text:p>
          </table:table-cell>
        </table:table-row>
        <table:table-row table:style-name="ro1">
          <table:table-cell office:value-type="string" calcext:value-type="string">
            <text:p>bradford_nt-10-race</text:p>
          </table:table-cell>
          <table:table-cell table:formula="of:=INDIRECT(&quot;'test_greedy'.B&quot; &amp; (ROW()-3) *10+1)/1000" office:value-type="float" office:value="82.065" calcext:value-type="float">
            <text:p>82.065</text:p>
          </table:table-cell>
          <table:table-cell table:formula="of:=INDIRECT(&quot;'test_greedy'.D&quot; &amp; (ROW()-3) *10+1)" office:value-type="float" office:value="0" calcext:value-type="float">
            <text:p>0</text:p>
          </table:table-cell>
          <table:table-cell table:formula="of:=INDIRECT(&quot;'test_greedy'.E&quot; &amp; (ROW()-3) *10+1)" office:value-type="float" office:value="26.8581" calcext:value-type="float">
            <text:p>26.86</text:p>
          </table:table-cell>
          <table:table-cell table:formula="of:=INDIRECT(&quot;'test_greedy_degree_ver2'.B&quot; &amp; (ROW()-3) *10+1)/1000" office:value-type="float" office:value="105.451" calcext:value-type="float">
            <text:p>105.451</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22.4323" calcext:value-type="float">
            <text:p>22.43</text:p>
          </table:table-cell>
          <table:table-cell table:formula="of:=INDIRECT(&quot;'test_dsatur'.B&quot; &amp; (ROW()-3) *10+1)/1000" office:value-type="float" office:value="109.6" calcext:value-type="float">
            <text:p>109.6</text:p>
          </table:table-cell>
          <table:table-cell table:formula="of:=INDIRECT(&quot;'test_dsatur'.D&quot; &amp; (ROW()-3) *10+1)" office:value-type="float" office:value="0" calcext:value-type="float">
            <text:p>0</text:p>
          </table:table-cell>
          <table:table-cell table:formula="of:=INDIRECT(&quot;'test_dsatur'.E&quot; &amp; (ROW()-3) *10+1)" office:value-type="float" office:value="30.9329" calcext:value-type="float">
            <text:p>30.93</text:p>
          </table:table-cell>
          <table:table-cell/>
          <table:table-cell table:formula="of:=IF([.B18]=MIN([.B18];[.E18];[.H18]);[.$B$1];  IF([.E18]=MIN([.B18];[.C18];[.D18]);[.$E$1]; [.$H$1]))" office:value-type="string" office:string-value="BASIC" calcext:value-type="string">
            <text:p>BASIC</text:p>
          </table:table-cell>
          <table:table-cell table:formula="of:=IF([.C18]*1000000+[.D18]=MIN([.C18]*1000000+[.D18];[.F18]*1000000+[.G18];[.I18]*1000000+[.J18]);[.$B$1];  IF([.F18]*1000000+[.G18]=MIN([.C18]*1000000+[.D18];[.F18]*1000000+[.G18];[.I18]*1000000+[.J18]);[.$E$1]; [.$H$1]))" office:value-type="string" office:string-value="LARGEST DEGREE" calcext:value-type="string">
            <text:p>LARGEST DEGREE</text:p>
          </table:table-cell>
          <table:table-cell table:number-columns-repeated="3"/>
          <table:table-cell table:formula="of:=[.B18]+[.E18]+[.H18]" office:value-type="float" office:value="297.116" calcext:value-type="float">
            <text:p>297.116</text:p>
          </table:table-cell>
        </table:table-row>
        <table:table-row table:style-name="ro1">
          <table:table-cell office:value-type="string" calcext:value-type="string">
            <text:p>bradford_nt-1-eplus</text:p>
          </table:table-cell>
          <table:table-cell table:formula="of:=INDIRECT(&quot;'test_greedy'.B&quot; &amp; (ROW()-3) *10+1)/1000" office:value-type="float" office:value="49.09" calcext:value-type="float">
            <text:p>49.09</text:p>
          </table:table-cell>
          <table:table-cell table:formula="of:=INDIRECT(&quot;'test_greedy'.D&quot; &amp; (ROW()-3) *10+1)" office:value-type="float" office:value="0" calcext:value-type="float">
            <text:p>0</text:p>
          </table:table-cell>
          <table:table-cell table:formula="of:=INDIRECT(&quot;'test_greedy'.E&quot; &amp; (ROW()-3) *10+1)" office:value-type="float" office:value="13.0569" calcext:value-type="float">
            <text:p>13.06</text:p>
          </table:table-cell>
          <table:table-cell table:formula="of:=INDIRECT(&quot;'test_greedy_degree_ver2'.B&quot; &amp; (ROW()-3) *10+1)/1000" office:value-type="float" office:value="67.043" calcext:value-type="float">
            <text:p>67.043</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196" calcext:value-type="float">
            <text:p>10.20</text:p>
          </table:table-cell>
          <table:table-cell table:formula="of:=INDIRECT(&quot;'test_dsatur'.B&quot; &amp; (ROW()-3) *10+1)/1000" office:value-type="float" office:value="68.251" calcext:value-type="float">
            <text:p>68.251</text:p>
          </table:table-cell>
          <table:table-cell table:formula="of:=INDIRECT(&quot;'test_dsatur'.D&quot; &amp; (ROW()-3) *10+1)" office:value-type="float" office:value="0" calcext:value-type="float">
            <text:p>0</text:p>
          </table:table-cell>
          <table:table-cell table:formula="of:=INDIRECT(&quot;'test_dsatur'.E&quot; &amp; (ROW()-3) *10+1)" office:value-type="float" office:value="10.7305" calcext:value-type="float">
            <text:p>10.73</text:p>
          </table:table-cell>
          <table:table-cell/>
          <table:table-cell table:formula="of:=IF([.B19]=MIN([.B19];[.E19];[.H19]);[.$B$1];  IF([.E19]=MIN([.B19];[.C19];[.D19]);[.$E$1]; [.$H$1]))" office:value-type="string" office:string-value="BASIC" calcext:value-type="string">
            <text:p>BASIC</text:p>
          </table:table-cell>
          <table:table-cell table:formula="of:=IF([.C19]*1000000+[.D19]=MIN([.C19]*1000000+[.D19];[.F19]*1000000+[.G19];[.I19]*1000000+[.J19]);[.$B$1];  IF([.F19]*1000000+[.G19]=MIN([.C19]*1000000+[.D19];[.F19]*1000000+[.G19];[.I19]*1000000+[.J19]);[.$E$1]; [.$H$1]))" office:value-type="string" office:string-value="LARGEST DEGREE" calcext:value-type="string">
            <text:p>LARGEST DEGREE</text:p>
          </table:table-cell>
          <table:table-cell table:number-columns-repeated="3"/>
          <table:table-cell table:formula="of:=[.B19]+[.E19]+[.H19]" office:value-type="float" office:value="184.384" calcext:value-type="float">
            <text:p>184.384</text:p>
          </table:table-cell>
        </table:table-row>
        <table:table-row table:style-name="ro1">
          <table:table-cell office:value-type="string" calcext:value-type="string">
            <text:p>bradford_nt-2-eplus</text:p>
          </table:table-cell>
          <table:table-cell table:formula="of:=INDIRECT(&quot;'test_greedy'.B&quot; &amp; (ROW()-3) *10+1)/1000" office:value-type="float" office:value="61.903" calcext:value-type="float">
            <text:p>61.903</text:p>
          </table:table-cell>
          <table:table-cell table:formula="of:=INDIRECT(&quot;'test_greedy'.D&quot; &amp; (ROW()-3) *10+1)" office:value-type="float" office:value="0" calcext:value-type="float">
            <text:p>0</text:p>
          </table:table-cell>
          <table:table-cell table:formula="of:=INDIRECT(&quot;'test_greedy'.E&quot; &amp; (ROW()-3) *10+1)" office:value-type="float" office:value="25.8038" calcext:value-type="float">
            <text:p>25.80</text:p>
          </table:table-cell>
          <table:table-cell table:formula="of:=INDIRECT(&quot;'test_greedy_degree_ver2'.B&quot; &amp; (ROW()-3) *10+1)/1000" office:value-type="float" office:value="86.339" calcext:value-type="float">
            <text:p>86.339</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9.2725" calcext:value-type="float">
            <text:p>19.27</text:p>
          </table:table-cell>
          <table:table-cell table:formula="of:=INDIRECT(&quot;'test_dsatur'.B&quot; &amp; (ROW()-3) *10+1)/1000" office:value-type="float" office:value="86.317" calcext:value-type="float">
            <text:p>86.317</text:p>
          </table:table-cell>
          <table:table-cell table:formula="of:=INDIRECT(&quot;'test_dsatur'.D&quot; &amp; (ROW()-3) *10+1)" office:value-type="float" office:value="0" calcext:value-type="float">
            <text:p>0</text:p>
          </table:table-cell>
          <table:table-cell table:formula="of:=INDIRECT(&quot;'test_dsatur'.E&quot; &amp; (ROW()-3) *10+1)" office:value-type="float" office:value="21.1185" calcext:value-type="float">
            <text:p>21.12</text:p>
          </table:table-cell>
          <table:table-cell/>
          <table:table-cell table:formula="of:=IF([.B20]=MIN([.B20];[.E20];[.H20]);[.$B$1];  IF([.E20]=MIN([.B20];[.C20];[.D20]);[.$E$1]; [.$H$1]))" office:value-type="string" office:string-value="BASIC" calcext:value-type="string">
            <text:p>BASIC</text:p>
          </table:table-cell>
          <table:table-cell table:formula="of:=IF([.C20]*1000000+[.D20]=MIN([.C20]*1000000+[.D20];[.F20]*1000000+[.G20];[.I20]*1000000+[.J20]);[.$B$1];  IF([.F20]*1000000+[.G20]=MIN([.C20]*1000000+[.D20];[.F20]*1000000+[.G20];[.I20]*1000000+[.J20]);[.$E$1]; [.$H$1]))" office:value-type="string" office:string-value="LARGEST DEGREE" calcext:value-type="string">
            <text:p>LARGEST DEGREE</text:p>
          </table:table-cell>
          <table:table-cell table:number-columns-repeated="3"/>
          <table:table-cell table:formula="of:=[.B20]+[.E20]+[.H20]" office:value-type="float" office:value="234.559" calcext:value-type="float">
            <text:p>234.559</text:p>
          </table:table-cell>
        </table:table-row>
        <table:table-row table:style-name="ro1">
          <table:table-cell office:value-type="string" calcext:value-type="string">
            <text:p>bradford_nt-4-eplus</text:p>
          </table:table-cell>
          <table:table-cell table:formula="of:=INDIRECT(&quot;'test_greedy'.B&quot; &amp; (ROW()-3) *10+1)/1000" office:value-type="float" office:value="95.859" calcext:value-type="float">
            <text:p>95.859</text:p>
          </table:table-cell>
          <table:table-cell table:formula="of:=INDIRECT(&quot;'test_greedy'.D&quot; &amp; (ROW()-3) *10+1)" office:value-type="float" office:value="0" calcext:value-type="float">
            <text:p>0</text:p>
          </table:table-cell>
          <table:table-cell table:formula="of:=INDIRECT(&quot;'test_greedy'.E&quot; &amp; (ROW()-3) *10+1)" office:value-type="float" office:value="71.1352" calcext:value-type="float">
            <text:p>71.14</text:p>
          </table:table-cell>
          <table:table-cell table:formula="of:=INDIRECT(&quot;'test_greedy_degree_ver2'.B&quot; &amp; (ROW()-3) *10+1)/1000" office:value-type="float" office:value="137.344" calcext:value-type="float">
            <text:p>137.344</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55.7754" calcext:value-type="float">
            <text:p>55.78</text:p>
          </table:table-cell>
          <table:table-cell table:formula="of:=INDIRECT(&quot;'test_dsatur'.B&quot; &amp; (ROW()-3) *10+1)/1000" office:value-type="float" office:value="133.362" calcext:value-type="float">
            <text:p>133.362</text:p>
          </table:table-cell>
          <table:table-cell table:formula="of:=INDIRECT(&quot;'test_dsatur'.D&quot; &amp; (ROW()-3) *10+1)" office:value-type="float" office:value="0" calcext:value-type="float">
            <text:p>0</text:p>
          </table:table-cell>
          <table:table-cell table:formula="of:=INDIRECT(&quot;'test_dsatur'.E&quot; &amp; (ROW()-3) *10+1)" office:value-type="float" office:value="61.1733" calcext:value-type="float">
            <text:p>61.17</text:p>
          </table:table-cell>
          <table:table-cell/>
          <table:table-cell table:formula="of:=IF([.B21]=MIN([.B21];[.E21];[.H21]);[.$B$1];  IF([.E21]=MIN([.B21];[.C21];[.D21]);[.$E$1]; [.$H$1]))" office:value-type="string" office:string-value="BASIC" calcext:value-type="string">
            <text:p>BASIC</text:p>
          </table:table-cell>
          <table:table-cell table:formula="of:=IF([.C21]*1000000+[.D21]=MIN([.C21]*1000000+[.D21];[.F21]*1000000+[.G21];[.I21]*1000000+[.J21]);[.$B$1];  IF([.F21]*1000000+[.G21]=MIN([.C21]*1000000+[.D21];[.F21]*1000000+[.G21];[.I21]*1000000+[.J21]);[.$E$1]; [.$H$1]))" office:value-type="string" office:string-value="LARGEST DEGREE" calcext:value-type="string">
            <text:p>LARGEST DEGREE</text:p>
          </table:table-cell>
          <table:table-cell table:number-columns-repeated="3"/>
          <table:table-cell table:formula="of:=[.B21]+[.E21]+[.H21]" office:value-type="float" office:value="366.565" calcext:value-type="float">
            <text:p>366.565</text:p>
          </table:table-cell>
        </table:table-row>
        <table:table-row table:style-name="ro1">
          <table:table-cell office:value-type="string" calcext:value-type="string">
            <text:p>bradford_nt-4-race</text:p>
          </table:table-cell>
          <table:table-cell table:formula="of:=INDIRECT(&quot;'test_greedy'.B&quot; &amp; (ROW()-3) *10+1)/1000" office:value-type="float" office:value="38.278" calcext:value-type="float">
            <text:p>38.278</text:p>
          </table:table-cell>
          <table:table-cell table:formula="of:=INDIRECT(&quot;'test_greedy'.D&quot; &amp; (ROW()-3) *10+1)" office:value-type="float" office:value="0" calcext:value-type="float">
            <text:p>0</text:p>
          </table:table-cell>
          <table:table-cell table:formula="of:=INDIRECT(&quot;'test_greedy'.E&quot; &amp; (ROW()-3) *10+1)" office:value-type="float" office:value="0.350009" calcext:value-type="float">
            <text:p>0.35</text:p>
          </table:table-cell>
          <table:table-cell table:formula="of:=INDIRECT(&quot;'test_greedy_degree_ver2'.B&quot; &amp; (ROW()-3) *10+1)/1000" office:value-type="float" office:value="49.8" calcext:value-type="float">
            <text:p>49.8</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1.05598" calcext:value-type="float">
            <text:p>1.06</text:p>
          </table:table-cell>
          <table:table-cell table:formula="of:=INDIRECT(&quot;'test_dsatur'.B&quot; &amp; (ROW()-3) *10+1)/1000" office:value-type="float" office:value="49.703" calcext:value-type="float">
            <text:p>49.703</text:p>
          </table:table-cell>
          <table:table-cell table:formula="of:=INDIRECT(&quot;'test_dsatur'.D&quot; &amp; (ROW()-3) *10+1)" office:value-type="float" office:value="0" calcext:value-type="float">
            <text:p>0</text:p>
          </table:table-cell>
          <table:table-cell table:formula="of:=INDIRECT(&quot;'test_dsatur'.E&quot; &amp; (ROW()-3) *10+1)" office:value-type="float" office:value="0.778401" calcext:value-type="float">
            <text:p>0.78</text:p>
          </table:table-cell>
          <table:table-cell/>
          <table:table-cell table:formula="of:=IF([.B22]=MIN([.B22];[.E22];[.H22]);[.$B$1];  IF([.E22]=MIN([.B22];[.C22];[.D22]);[.$E$1]; [.$H$1]))" office:value-type="string" office:string-value="BASIC" calcext:value-type="string">
            <text:p>BASIC</text:p>
          </table:table-cell>
          <table:table-cell table:formula="of:=IF([.C22]*1000000+[.D22]=MIN([.C22]*1000000+[.D22];[.F22]*1000000+[.G22];[.I22]*1000000+[.J22]);[.$B$1];  IF([.F22]*1000000+[.G22]=MIN([.C22]*1000000+[.D22];[.F22]*1000000+[.G22];[.I22]*1000000+[.J22]);[.$E$1]; [.$H$1]))" office:value-type="string" office:string-value="BASIC" calcext:value-type="string">
            <text:p>BASIC</text:p>
          </table:table-cell>
          <table:table-cell table:number-columns-repeated="3"/>
          <table:table-cell table:formula="of:=[.B22]+[.E22]+[.H22]" office:value-type="float" office:value="137.781" calcext:value-type="float">
            <text:p>137.781</text:p>
          </table:table-cell>
        </table:table-row>
        <table:table-row table:style-name="ro1">
          <table:table-cell office:value-type="string" calcext:value-type="string">
            <text:p>K</text:p>
          </table:table-cell>
          <table:table-cell table:formula="of:=INDIRECT(&quot;'test_greedy'.B&quot; &amp; (ROW()-3) *10+1)/1000" office:value-type="float" office:value="2.923" calcext:value-type="float">
            <text:p>2.923</text:p>
          </table:table-cell>
          <table:table-cell table:formula="of:=INDIRECT(&quot;'test_greedy'.D&quot; &amp; (ROW()-3) *10+1)" office:value-type="float" office:value="0" calcext:value-type="float">
            <text:p>0</text:p>
          </table:table-cell>
          <table:table-cell table:formula="of:=INDIRECT(&quot;'test_greedy'.E&quot; &amp; (ROW()-3) *10+1)" office:value-type="float" office:value="4.38037" calcext:value-type="float">
            <text:p>4.38</text:p>
          </table:table-cell>
          <table:table-cell table:formula="of:=INDIRECT(&quot;'test_greedy_degree_ver2'.B&quot; &amp; (ROW()-3) *10+1)/1000" office:value-type="float" office:value="4.408" calcext:value-type="float">
            <text:p>4.408</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5.53322" calcext:value-type="float">
            <text:p>5.53</text:p>
          </table:table-cell>
          <table:table-cell table:formula="of:=INDIRECT(&quot;'test_dsatur'.B&quot; &amp; (ROW()-3) *10+1)/1000" office:value-type="float" office:value="4.047" calcext:value-type="float">
            <text:p>4.047</text:p>
          </table:table-cell>
          <table:table-cell table:formula="of:=INDIRECT(&quot;'test_dsatur'.D&quot; &amp; (ROW()-3) *10+1)" office:value-type="float" office:value="0" calcext:value-type="float">
            <text:p>0</text:p>
          </table:table-cell>
          <table:table-cell table:formula="of:=INDIRECT(&quot;'test_dsatur'.E&quot; &amp; (ROW()-3) *10+1)" office:value-type="float" office:value="6.23593" calcext:value-type="float">
            <text:p>6.24</text:p>
          </table:table-cell>
          <table:table-cell/>
          <table:table-cell table:formula="of:=IF([.B23]=MIN([.B23];[.E23];[.H23]);[.$B$1];  IF([.E23]=MIN([.B23];[.C23];[.D23]);[.$E$1]; [.$H$1]))" office:value-type="string" office:string-value="BASIC" calcext:value-type="string">
            <text:p>BASIC</text:p>
          </table:table-cell>
          <table:table-cell table:formula="of:=IF([.C23]*1000000+[.D23]=MIN([.C23]*1000000+[.D23];[.F23]*1000000+[.G23];[.I23]*1000000+[.J23]);[.$B$1];  IF([.F23]*1000000+[.G23]=MIN([.C23]*1000000+[.D23];[.F23]*1000000+[.G23];[.I23]*1000000+[.J23]);[.$E$1]; [.$H$1]))" office:value-type="string" office:string-value="BASIC" calcext:value-type="string">
            <text:p>BASIC</text:p>
          </table:table-cell>
          <table:table-cell table:number-columns-repeated="3"/>
          <table:table-cell table:formula="of:=[.B23]+[.E23]+[.H23]" office:value-type="float" office:value="11.378" calcext:value-type="float">
            <text:p>11.378</text:p>
          </table:table-cell>
        </table:table-row>
        <table:table-row table:style-name="ro1">
          <table:table-cell office:value-type="string" calcext:value-type="string">
            <text:p>siemens1</text:p>
          </table:table-cell>
          <table:table-cell table:formula="of:=INDIRECT(&quot;'test_greedy'.B&quot; &amp; (ROW()-3) *10+1)/1000" office:value-type="float" office:value="8.272" calcext:value-type="float">
            <text:p>8.272</text:p>
          </table:table-cell>
          <table:table-cell table:formula="of:=INDIRECT(&quot;'test_greedy'.D&quot; &amp; (ROW()-3) *10+1)" office:value-type="float" office:value="2" calcext:value-type="float">
            <text:p>2</text:p>
          </table:table-cell>
          <table:table-cell table:formula="of:=INDIRECT(&quot;'test_greedy'.E&quot; &amp; (ROW()-3) *10+1)" office:value-type="float" office:value="10.3284" calcext:value-type="float">
            <text:p>10.33</text:p>
          </table:table-cell>
          <table:table-cell table:formula="of:=INDIRECT(&quot;'test_greedy_degree_ver2'.B&quot; &amp; (ROW()-3) *10+1)/1000" office:value-type="float" office:value="9.45" calcext:value-type="float">
            <text:p>9.45</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9.68261" calcext:value-type="float">
            <text:p>9.68</text:p>
          </table:table-cell>
          <table:table-cell table:formula="of:=INDIRECT(&quot;'test_dsatur'.B&quot; &amp; (ROW()-3) *10+1)/1000" office:value-type="float" office:value="9.754" calcext:value-type="float">
            <text:p>9.754</text:p>
          </table:table-cell>
          <table:table-cell table:formula="of:=INDIRECT(&quot;'test_dsatur'.D&quot; &amp; (ROW()-3) *10+1)" office:value-type="float" office:value="0" calcext:value-type="float">
            <text:p>0</text:p>
          </table:table-cell>
          <table:table-cell table:formula="of:=INDIRECT(&quot;'test_dsatur'.E&quot; &amp; (ROW()-3) *10+1)" office:value-type="float" office:value="8.1585" calcext:value-type="float">
            <text:p>8.16</text:p>
          </table:table-cell>
          <table:table-cell/>
          <table:table-cell table:formula="of:=IF([.B24]=MIN([.B24];[.E24];[.H24]);[.$B$1];  IF([.E24]=MIN([.B24];[.C24];[.D24]);[.$E$1]; [.$H$1]))" office:value-type="string" office:string-value="BASIC" calcext:value-type="string">
            <text:p>BASIC</text:p>
          </table:table-cell>
          <table:table-cell table:formula="of:=IF([.C24]*1000000+[.D24]=MIN([.C24]*1000000+[.D24];[.F24]*1000000+[.G24];[.I24]*1000000+[.J24]);[.$B$1];  IF([.F24]*1000000+[.G24]=MIN([.C24]*1000000+[.D24];[.F24]*1000000+[.G24];[.I24]*1000000+[.J24]);[.$E$1]; [.$H$1]))" office:value-type="string" office:string-value="DSATUR" calcext:value-type="string">
            <text:p>DSATUR</text:p>
          </table:table-cell>
          <table:table-cell table:number-columns-repeated="3"/>
          <table:table-cell table:formula="of:=[.B24]+[.E24]+[.H24]" office:value-type="float" office:value="27.476" calcext:value-type="float">
            <text:p>27.476</text:p>
          </table:table-cell>
        </table:table-row>
        <table:table-row table:style-name="ro1">
          <table:table-cell office:value-type="string" calcext:value-type="string">
            <text:p>siemens2</text:p>
          </table:table-cell>
          <table:table-cell table:formula="of:=INDIRECT(&quot;'test_greedy'.B&quot; &amp; (ROW()-3) *10+1)/1000" office:value-type="float" office:value="58.393" calcext:value-type="float">
            <text:p>58.393</text:p>
          </table:table-cell>
          <table:table-cell table:formula="of:=INDIRECT(&quot;'test_greedy'.D&quot; &amp; (ROW()-3) *10+1)" office:value-type="float" office:value="14" calcext:value-type="float">
            <text:p>14</text:p>
          </table:table-cell>
          <table:table-cell table:formula="of:=INDIRECT(&quot;'test_greedy'.E&quot; &amp; (ROW()-3) *10+1)" office:value-type="float" office:value="31.867" calcext:value-type="float">
            <text:p>31.87</text:p>
          </table:table-cell>
          <table:table-cell table:formula="of:=INDIRECT(&quot;'test_greedy_degree_ver2'.B&quot; &amp; (ROW()-3) *10+1)/1000" office:value-type="float" office:value="66.464" calcext:value-type="float">
            <text:p>66.464</text:p>
          </table:table-cell>
          <table:table-cell table:formula="of:=INDIRECT(&quot;'test_greedy_degree_ver2'.D&quot; &amp; (ROW()-3) *10+1)" office:value-type="float" office:value="20" calcext:value-type="float">
            <text:p>20</text:p>
          </table:table-cell>
          <table:table-cell table:formula="of:=INDIRECT(&quot;'test_greedy_degree_ver2'.E&quot; &amp; (ROW()-3) *10+1)" office:value-type="float" office:value="29.6937" calcext:value-type="float">
            <text:p>29.69</text:p>
          </table:table-cell>
          <table:table-cell table:formula="of:=INDIRECT(&quot;'test_dsatur'.B&quot; &amp; (ROW()-3) *10+1)/1000" office:value-type="float" office:value="65.534" calcext:value-type="float">
            <text:p>65.534</text:p>
          </table:table-cell>
          <table:table-cell table:formula="of:=INDIRECT(&quot;'test_dsatur'.D&quot; &amp; (ROW()-3) *10+1)" office:value-type="float" office:value="0" calcext:value-type="float">
            <text:p>0</text:p>
          </table:table-cell>
          <table:table-cell table:formula="of:=INDIRECT(&quot;'test_dsatur'.E&quot; &amp; (ROW()-3) *10+1)" office:value-type="float" office:value="26.7274" calcext:value-type="float">
            <text:p>26.73</text:p>
          </table:table-cell>
          <table:table-cell/>
          <table:table-cell table:formula="of:=IF([.B25]=MIN([.B25];[.E25];[.H25]);[.$B$1];  IF([.E25]=MIN([.B25];[.C25];[.D25]);[.$E$1]; [.$H$1]))" office:value-type="string" office:string-value="BASIC" calcext:value-type="string">
            <text:p>BASIC</text:p>
          </table:table-cell>
          <table:table-cell table:formula="of:=IF([.C25]*1000000+[.D25]=MIN([.C25]*1000000+[.D25];[.F25]*1000000+[.G25];[.I25]*1000000+[.J25]);[.$B$1];  IF([.F25]*1000000+[.G25]=MIN([.C25]*1000000+[.D25];[.F25]*1000000+[.G25];[.I25]*1000000+[.J25]);[.$E$1]; [.$H$1]))" office:value-type="string" office:string-value="DSATUR" calcext:value-type="string">
            <text:p>DSATUR</text:p>
          </table:table-cell>
          <table:table-cell table:number-columns-repeated="3"/>
          <table:table-cell table:formula="of:=[.B25]+[.E25]+[.H25]" office:value-type="float" office:value="190.391" calcext:value-type="float">
            <text:p>190.391</text:p>
          </table:table-cell>
        </table:table-row>
        <table:table-row table:style-name="ro1">
          <table:table-cell office:value-type="string" calcext:value-type="string">
            <text:p>siemens3</text:p>
          </table:table-cell>
          <table:table-cell table:formula="of:=INDIRECT(&quot;'test_greedy'.B&quot; &amp; (ROW()-3) *10+1)/1000" office:value-type="float" office:value="27.222" calcext:value-type="float">
            <text:p>27.222</text:p>
          </table:table-cell>
          <table:table-cell table:formula="of:=INDIRECT(&quot;'test_greedy'.D&quot; &amp; (ROW()-3) *10+1)" office:value-type="float" office:value="114" calcext:value-type="float">
            <text:p>114</text:p>
          </table:table-cell>
          <table:table-cell table:formula="of:=INDIRECT(&quot;'test_greedy'.E&quot; &amp; (ROW()-3) *10+1)" office:value-type="float" office:value="21.7963" calcext:value-type="float">
            <text:p>21.80</text:p>
          </table:table-cell>
          <table:table-cell table:formula="of:=INDIRECT(&quot;'test_greedy_degree_ver2'.B&quot; &amp; (ROW()-3) *10+1)/1000" office:value-type="float" office:value="32.704" calcext:value-type="float">
            <text:p>32.704</text:p>
          </table:table-cell>
          <table:table-cell table:formula="of:=INDIRECT(&quot;'test_greedy_degree_ver2'.D&quot; &amp; (ROW()-3) *10+1)" office:value-type="float" office:value="116" calcext:value-type="float">
            <text:p>116</text:p>
          </table:table-cell>
          <table:table-cell table:formula="of:=INDIRECT(&quot;'test_greedy_degree_ver2'.E&quot; &amp; (ROW()-3) *10+1)" office:value-type="float" office:value="21.4039" calcext:value-type="float">
            <text:p>21.40</text:p>
          </table:table-cell>
          <table:table-cell table:formula="of:=INDIRECT(&quot;'test_dsatur'.B&quot; &amp; (ROW()-3) *10+1)/1000" office:value-type="float" office:value="34.571" calcext:value-type="float">
            <text:p>34.571</text:p>
          </table:table-cell>
          <table:table-cell table:formula="of:=INDIRECT(&quot;'test_dsatur'.D&quot; &amp; (ROW()-3) *10+1)" office:value-type="float" office:value="20" calcext:value-type="float">
            <text:p>20</text:p>
          </table:table-cell>
          <table:table-cell table:formula="of:=INDIRECT(&quot;'test_dsatur'.E&quot; &amp; (ROW()-3) *10+1)" office:value-type="float" office:value="15.7727" calcext:value-type="float">
            <text:p>15.77</text:p>
          </table:table-cell>
          <table:table-cell/>
          <table:table-cell table:formula="of:=IF([.B26]=MIN([.B26];[.E26];[.H26]);[.$B$1];  IF([.E26]=MIN([.B26];[.C26];[.D26]);[.$E$1]; [.$H$1]))" office:value-type="string" office:string-value="BASIC" calcext:value-type="string">
            <text:p>BASIC</text:p>
          </table:table-cell>
          <table:table-cell table:formula="of:=IF([.C26]*1000000+[.D26]=MIN([.C26]*1000000+[.D26];[.F26]*1000000+[.G26];[.I26]*1000000+[.J26]);[.$B$1];  IF([.F26]*1000000+[.G26]=MIN([.C26]*1000000+[.D26];[.F26]*1000000+[.G26];[.I26]*1000000+[.J26]);[.$E$1]; [.$H$1]))" office:value-type="string" office:string-value="DSATUR" calcext:value-type="string">
            <text:p>DSATUR</text:p>
          </table:table-cell>
          <table:table-cell table:number-columns-repeated="3"/>
          <table:table-cell table:formula="of:=[.B26]+[.E26]+[.H26]" office:value-type="float" office:value="94.497" calcext:value-type="float">
            <text:p>94.497</text:p>
          </table:table-cell>
        </table:table-row>
        <table:table-row table:style-name="ro1">
          <table:table-cell office:value-type="string" calcext:value-type="string">
            <text:p>siemens4</text:p>
          </table:table-cell>
          <table:table-cell table:formula="of:=INDIRECT(&quot;'test_greedy'.B&quot; &amp; (ROW()-3) *10+1)/1000" office:value-type="float" office:value="139.428" calcext:value-type="float">
            <text:p>139.428</text:p>
          </table:table-cell>
          <table:table-cell table:formula="of:=INDIRECT(&quot;'test_greedy'.D&quot; &amp; (ROW()-3) *10+1)" office:value-type="float" office:value="228" calcext:value-type="float">
            <text:p>228</text:p>
          </table:table-cell>
          <table:table-cell table:formula="of:=INDIRECT(&quot;'test_greedy'.E&quot; &amp; (ROW()-3) *10+1)" office:value-type="float" office:value="172.293" calcext:value-type="float">
            <text:p>172.29</text:p>
          </table:table-cell>
          <table:table-cell table:formula="of:=INDIRECT(&quot;'test_greedy_degree_ver2'.B&quot; &amp; (ROW()-3) *10+1)/1000" office:value-type="float" office:value="187.086" calcext:value-type="float">
            <text:p>187.086</text:p>
          </table:table-cell>
          <table:table-cell table:formula="of:=INDIRECT(&quot;'test_greedy_degree_ver2'.D&quot; &amp; (ROW()-3) *10+1)" office:value-type="float" office:value="206" calcext:value-type="float">
            <text:p>206</text:p>
          </table:table-cell>
          <table:table-cell table:formula="of:=INDIRECT(&quot;'test_greedy_degree_ver2'.E&quot; &amp; (ROW()-3) *10+1)" office:value-type="float" office:value="165.332" calcext:value-type="float">
            <text:p>165.33</text:p>
          </table:table-cell>
          <table:table-cell table:formula="of:=INDIRECT(&quot;'test_dsatur'.B&quot; &amp; (ROW()-3) *10+1)/1000" office:value-type="float" office:value="171.232" calcext:value-type="float">
            <text:p>171.232</text:p>
          </table:table-cell>
          <table:table-cell table:formula="of:=INDIRECT(&quot;'test_dsatur'.D&quot; &amp; (ROW()-3) *10+1)" office:value-type="float" office:value="8" calcext:value-type="float">
            <text:p>8</text:p>
          </table:table-cell>
          <table:table-cell table:formula="of:=INDIRECT(&quot;'test_dsatur'.E&quot; &amp; (ROW()-3) *10+1)" office:value-type="float" office:value="136.198" calcext:value-type="float">
            <text:p>136.20</text:p>
          </table:table-cell>
          <table:table-cell/>
          <table:table-cell table:formula="of:=IF([.B27]=MIN([.B27];[.E27];[.H27]);[.$B$1];  IF([.E27]=MIN([.B27];[.C27];[.D27]);[.$E$1]; [.$H$1]))" office:value-type="string" office:string-value="BASIC" calcext:value-type="string">
            <text:p>BASIC</text:p>
          </table:table-cell>
          <table:table-cell table:formula="of:=IF([.C27]*1000000+[.D27]=MIN([.C27]*1000000+[.D27];[.F27]*1000000+[.G27];[.I27]*1000000+[.J27]);[.$B$1];  IF([.F27]*1000000+[.G27]=MIN([.C27]*1000000+[.D27];[.F27]*1000000+[.G27];[.I27]*1000000+[.J27]);[.$E$1]; [.$H$1]))" office:value-type="string" office:string-value="DSATUR" calcext:value-type="string">
            <text:p>DSATUR</text:p>
          </table:table-cell>
          <table:table-cell table:number-columns-repeated="3"/>
          <table:table-cell table:formula="of:=[.B27]+[.E27]+[.H27]" office:value-type="float" office:value="497.746" calcext:value-type="float">
            <text:p>497.746</text:p>
          </table:table-cell>
        </table:table-row>
        <table:table-row table:style-name="ro1">
          <table:table-cell office:value-type="string" calcext:value-type="string">
            <text:p>Swisscom</text:p>
          </table:table-cell>
          <table:table-cell table:formula="of:=INDIRECT(&quot;'test_greedy'.B&quot; &amp; (ROW()-3) *10+1)/1000" office:value-type="float" office:value="0.586" calcext:value-type="float">
            <text:p>0.586</text:p>
          </table:table-cell>
          <table:table-cell table:formula="of:=INDIRECT(&quot;'test_greedy'.D&quot; &amp; (ROW()-3) *10+1)" office:value-type="float" office:value="31" calcext:value-type="float">
            <text:p>31</text:p>
          </table:table-cell>
          <table:table-cell table:formula="of:=INDIRECT(&quot;'test_greedy'.E&quot; &amp; (ROW()-3) *10+1)" office:value-type="float" office:value="30.321" calcext:value-type="float">
            <text:p>30.32</text:p>
          </table:table-cell>
          <table:table-cell table:formula="of:=INDIRECT(&quot;'test_greedy_degree_ver2'.B&quot; &amp; (ROW()-3) *10+1)/1000" office:value-type="float" office:value="0.666" calcext:value-type="float">
            <text:p>0.666</text:p>
          </table:table-cell>
          <table:table-cell table:formula="of:=INDIRECT(&quot;'test_greedy_degree_ver2'.D&quot; &amp; (ROW()-3) *10+1)" office:value-type="float" office:value="28" calcext:value-type="float">
            <text:p>28</text:p>
          </table:table-cell>
          <table:table-cell table:formula="of:=INDIRECT(&quot;'test_greedy_degree_ver2'.E&quot; &amp; (ROW()-3) *10+1)" office:value-type="float" office:value="31.52" calcext:value-type="float">
            <text:p>31.52</text:p>
          </table:table-cell>
          <table:table-cell table:formula="of:=INDIRECT(&quot;'test_dsatur'.B&quot; &amp; (ROW()-3) *10+1)/1000" office:value-type="float" office:value="0.938" calcext:value-type="float">
            <text:p>0.938</text:p>
          </table:table-cell>
          <table:table-cell table:formula="of:=INDIRECT(&quot;'test_dsatur'.D&quot; &amp; (ROW()-3) *10+1)" office:value-type="float" office:value="9" calcext:value-type="float">
            <text:p>9</text:p>
          </table:table-cell>
          <table:table-cell table:formula="of:=INDIRECT(&quot;'test_dsatur'.E&quot; &amp; (ROW()-3) *10+1)" office:value-type="float" office:value="29.849" calcext:value-type="float">
            <text:p>29.85</text:p>
          </table:table-cell>
          <table:table-cell/>
          <table:table-cell table:formula="of:=IF([.B28]=MIN([.B28];[.E28];[.H28]);[.$B$1];  IF([.E28]=MIN([.B28];[.C28];[.D28]);[.$E$1]; [.$H$1]))" office:value-type="string" office:string-value="BASIC" calcext:value-type="string">
            <text:p>BASIC</text:p>
          </table:table-cell>
          <table:table-cell table:formula="of:=IF([.C28]*1000000+[.D28]=MIN([.C28]*1000000+[.D28];[.F28]*1000000+[.G28];[.I28]*1000000+[.J28]);[.$B$1];  IF([.F28]*1000000+[.G28]=MIN([.C28]*1000000+[.D28];[.F28]*1000000+[.G28];[.I28]*1000000+[.J28]);[.$E$1]; [.$H$1]))" office:value-type="string" office:string-value="DSATUR" calcext:value-type="string">
            <text:p>DSATUR</text:p>
          </table:table-cell>
          <table:table-cell table:number-columns-repeated="3"/>
          <table:table-cell table:formula="of:=[.B28]+[.E28]+[.H28]" office:value-type="float" office:value="2.19" calcext:value-type="float">
            <text:p>2.19</text:p>
          </table:table-cell>
        </table:table-row>
        <table:table-row table:style-name="ro1">
          <table:table-cell office:value-type="string" calcext:value-type="string">
            <text:p>Tiny</text:p>
          </table:table-cell>
          <table:table-cell table:formula="of:=INDIRECT(&quot;'test_greedy'.B&quot; &amp; (ROW()-3) *10+1)/1000" office:value-type="float" office:value="0.011" calcext:value-type="float">
            <text:p>0.011</text:p>
          </table:table-cell>
          <table:table-cell table:formula="of:=INDIRECT(&quot;'test_greedy'.D&quot; &amp; (ROW()-3) *10+1)" office:value-type="float" office:value="2" calcext:value-type="float">
            <text:p>2</text:p>
          </table:table-cell>
          <table:table-cell table:formula="of:=INDIRECT(&quot;'test_greedy'.E&quot; &amp; (ROW()-3) *10+1)" office:value-type="float" office:value="0.03" calcext:value-type="float">
            <text:p>0.03</text:p>
          </table:table-cell>
          <table:table-cell table:formula="of:=INDIRECT(&quot;'test_greedy_degree_ver2'.B&quot; &amp; (ROW()-3) *10+1)/1000" office:value-type="float" office:value="0.017" calcext:value-type="float">
            <text:p>0.017</text:p>
          </table:table-cell>
          <table:table-cell table:formula="of:=INDIRECT(&quot;'test_greedy_degree_ver2'.D&quot; &amp; (ROW()-3) *10+1)" office:value-type="float" office:value="0" calcext:value-type="float">
            <text:p>0</text:p>
          </table:table-cell>
          <table:table-cell table:formula="of:=INDIRECT(&quot;'test_greedy_degree_ver2'.E&quot; &amp; (ROW()-3) *10+1)" office:value-type="float" office:value="0.03" calcext:value-type="float">
            <text:p>0.03</text:p>
          </table:table-cell>
          <table:table-cell table:formula="of:=INDIRECT(&quot;'test_dsatur'.B&quot; &amp; (ROW()-3) *10+1)/1000" office:value-type="float" office:value="0.014" calcext:value-type="float">
            <text:p>0.014</text:p>
          </table:table-cell>
          <table:table-cell table:formula="of:=INDIRECT(&quot;'test_dsatur'.D&quot; &amp; (ROW()-3) *10+1)" office:value-type="float" office:value="0" calcext:value-type="float">
            <text:p>0</text:p>
          </table:table-cell>
          <table:table-cell table:formula="of:=INDIRECT(&quot;'test_dsatur'.E&quot; &amp; (ROW()-3) *10+1)" office:value-type="float" office:value="0.27" calcext:value-type="float">
            <text:p>0.27</text:p>
          </table:table-cell>
          <table:table-cell/>
          <table:table-cell table:formula="of:=IF([.B29]=MIN([.B29];[.E29];[.H29]);[.$B$1];  IF([.E29]=MIN([.B29];[.C29];[.D29]);[.$E$1]; [.$H$1]))" office:value-type="string" office:string-value="BASIC" calcext:value-type="string">
            <text:p>BASIC</text:p>
          </table:table-cell>
          <table:table-cell table:formula="of:=IF([.C29]*1000000+[.D29]=MIN([.C29]*1000000+[.D29];[.F29]*1000000+[.G29];[.I29]*1000000+[.J29]);[.$B$1];  IF([.F29]*1000000+[.G29]=MIN([.C29]*1000000+[.D29];[.F29]*1000000+[.G29];[.I29]*1000000+[.J29]);[.$E$1]; [.$H$1]))" office:value-type="string" office:string-value="LARGEST DEGREE" calcext:value-type="string">
            <text:p>LARGEST DEGREE</text:p>
          </table:table-cell>
          <table:table-cell table:number-columns-repeated="3"/>
          <table:table-cell table:formula="of:=[.B29]+[.E29]+[.H29]" office:value-type="float" office:value="0.042" calcext:value-type="float">
            <text:p>0.042</text:p>
          </table:table-cell>
        </table:table-row>
        <table:table-row table:style-name="ro1">
          <table:table-cell/>
          <table:table-cell table:style-name="ce10" table:formula="of:=SUM([.B3:.B29])" office:value-type="float" office:value="2211.85" calcext:value-type="float">
            <text:p>2211.85</text:p>
          </table:table-cell>
          <table:table-cell table:style-name="ce11" table:formula="of:=SUM([.C3:.C29])" office:value-type="float" office:value="482" calcext:value-type="float">
            <text:p>482</text:p>
          </table:table-cell>
          <table:table-cell table:style-name="ce13" table:formula="of:=SUM([.D3:.D29])" office:value-type="float" office:value="3089.636229" calcext:value-type="float">
            <text:p>3,089.64</text:p>
          </table:table-cell>
          <table:table-cell table:style-name="ce10" table:formula="of:=SUM([.E3:.E29])" office:value-type="float" office:value="2953.007" calcext:value-type="float">
            <text:p>2953.007</text:p>
          </table:table-cell>
          <table:table-cell table:style-name="ce11" table:formula="of:=SUM([.F3:.F29])" office:value-type="float" office:value="386" calcext:value-type="float">
            <text:p>386</text:p>
          </table:table-cell>
          <table:table-cell table:style-name="ce13" table:formula="of:=SUM([.G3:.G29])" office:value-type="float" office:value="2574.84228" calcext:value-type="float">
            <text:p>2,574.84</text:p>
          </table:table-cell>
          <table:table-cell table:style-name="ce10" table:formula="of:=SUM([.H3:.H29])" office:value-type="float" office:value="2853.595" calcext:value-type="float">
            <text:p>2853.595</text:p>
          </table:table-cell>
          <table:table-cell table:style-name="ce11" table:formula="of:=SUM([.I3:.I29])" office:value-type="float" office:value="42" calcext:value-type="float">
            <text:p>42</text:p>
          </table:table-cell>
          <table:table-cell table:style-name="ce13" table:formula="of:=SUM([.J3:.J29])" office:value-type="float" office:value="2701.190621" calcext:value-type="float">
            <text:p>2,701.19</text:p>
          </table:table-cell>
          <table:table-cell/>
          <table:table-cell table:style-name="ce10" table:formula="of:=IF([.B30]=MIN([.B30];[.E30];[.H30]);[.$B$1];  IF([.E30]=MIN([.B30];[.C30];[.D30]);[.$E$1]; [.$H$1]))" office:value-type="string" office:string-value="BASIC" calcext:value-type="string">
            <text:p>BASIC</text:p>
          </table:table-cell>
          <table:table-cell table:style-name="ce10" table:formula="of:=IF([.C30]*1000000+[.D30]=MIN([.C30]*1000000+[.D30];[.F30]*1000000+[.G30];[.I30]*1000000+[.J30]);[.$B$1];  IF([.F30]*1000000+[.G30]=MIN([.C30]*1000000+[.D30];[.F30]*1000000+[.G30];[.I30]*1000000+[.J30]);[.$E$1]; [.$H$1]))" office:value-type="string" office:string-value="DSATUR" calcext:value-type="string">
            <text:p>DSATUR</text:p>
          </table:table-cell>
          <table:table-cell table:number-columns-repeated="3"/>
          <table:table-cell table:formula="of:=[.B30]+[.E30]+[.H30]" office:value-type="float" office:value="8018.452" calcext:value-type="float">
            <text:p>8018.452</text:p>
          </table:table-cell>
        </table:table-row>
        <table:table-row table:style-name="ro1">
          <table:table-cell table:number-columns-repeated="3"/>
          <table:table-cell table:style-name="Default"/>
          <table:table-cell table:number-columns-repeated="2"/>
          <table:table-cell table:style-name="Default"/>
          <table:table-cell table:number-columns-repeated="2"/>
          <table:table-cell table:style-name="Default"/>
          <table:table-cell table:formula="of:=[.B1]" office:value-type="string" office:string-value="BASIC" calcext:value-type="string">
            <text:p>BASIC</text:p>
          </table:table-cell>
          <table:table-cell table:formula="of:=COUNTIF([.L$3:.L$29];[.$K31])" office:value-type="float" office:value="27" calcext:value-type="float">
            <text:p>27</text:p>
          </table:table-cell>
          <table:table-cell table:formula="of:=COUNTIF([.M$3:.M$29];[.$K31])" office:value-type="float" office:value="2" calcext:value-type="float">
            <text:p>2</text:p>
          </table:table-cell>
          <table:table-cell table:number-columns-repeated="4"/>
        </table:table-row>
        <table:table-row table:style-name="ro1">
          <table:table-cell table:number-columns-repeated="3"/>
          <table:table-cell table:style-name="Default"/>
          <table:table-cell table:number-columns-repeated="2"/>
          <table:table-cell table:style-name="Default"/>
          <table:table-cell table:number-columns-repeated="2"/>
          <table:table-cell table:style-name="Default"/>
          <table:table-cell table:formula="of:=[.E1]" office:value-type="string" office:string-value="LARGEST DEGREE" calcext:value-type="string">
            <text:p>LARGEST DEGREE</text:p>
          </table:table-cell>
          <table:table-cell table:formula="of:=COUNTIF([.L$3:.L$29];[.$K32])" office:value-type="float" office:value="0" calcext:value-type="float">
            <text:p>0</text:p>
          </table:table-cell>
          <table:table-cell table:formula="of:=COUNTIF([.M$3:.M$29];[.$K32])" office:value-type="float" office:value="16" calcext:value-type="float">
            <text:p>16</text:p>
          </table:table-cell>
          <table:table-cell office:value-type="string" calcext:value-type="string">
            <text:p><text:s/>LARGEST DEGREE DA I RISULTATI MIGLIORI</text:p>
          </table:table-cell>
          <table:table-cell table:number-columns-repeated="3"/>
        </table:table-row>
        <table:table-row table:style-name="ro1">
          <table:table-cell table:number-columns-repeated="3"/>
          <table:table-cell table:style-name="Default"/>
          <table:table-cell table:number-columns-repeated="2"/>
          <table:table-cell table:style-name="Default"/>
          <table:table-cell table:number-columns-repeated="2"/>
          <table:table-cell table:style-name="Default"/>
          <table:table-cell table:formula="of:=[.H1]" office:value-type="string" office:string-value="DSATUR" calcext:value-type="string">
            <text:p>DSATUR</text:p>
          </table:table-cell>
          <table:table-cell table:formula="of:=COUNTIF([.L$3:.L$29];[.$K33])" office:value-type="float" office:value="0" calcext:value-type="float">
            <text:p>0</text:p>
          </table:table-cell>
          <table:table-cell table:formula="of:=COUNTIF([.M$3:.M$29];[.$K33])" office:value-type="float" office:value="9" calcext:value-type="float">
            <text:p>9</text:p>
          </table:table-cell>
          <table:table-cell office:value-type="string" calcext:value-type="string">
            <text:p>MA DSATUR È IL PIÙ CONSISTENTE</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mm"/>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3mm" draw:shadow-offset-y="3mm" style:writing-mode="page"/>
      <style:paragraph-properties style:text-autospace="ideograph-alpha" style:punctuation-wrap="simple" style:line-break="strict" loext:tab-stop-distance="0m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2mm" draw:marker-start-center="false" draw:fill="solid" draw:fill-color="#ffffc0" draw:auto-grow-height="true" draw:auto-grow-width="false" fo:padding-top="1mm" fo:padding-bottom="1mm" fo:padding-left="1mm" fo:padding-right="1mm" draw:shadow="visible" draw:shadow-offset-x="1mm" draw:shadow-offset-y="1m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1" number:min-decimal-places="1" number:min-integer-digits="1" number:grouping="true"/>
    </number:number-style>
    <number:number-style style:name="N130">
      <number:number number:decimal-places="3" number:min-decimal-places="3" number:min-integer-digits="1" number:grouping="true"/>
    </number:number-style>
    <number:number-style style:name="N131">
      <number:number number:decimal-places="4" number:min-decimal-places="4" number:min-integer-digits="1" number:grouping="true"/>
    </number:number-style>
    <number:number-style style:name="N132">
      <number:number number:decimal-places="5" number:min-decimal-places="5" number:min-integer-digits="1" number:grouping="true"/>
    </number:number-style>
    <number:number-style style:name="N133">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5">00/00/0000</text:date>, <text:time style:data-style-name="N2" text:time-value="16:18:34.00356130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1T09:56:38.810291747</meta:creation-date>
    <meta:generator>LibreOffice/24.2.7.2$Linux_X86_64 LibreOffice_project/420$Build-2</meta:generator>
    <dc:date>2026-01-15T16:22:51.311045493</dc:date>
    <meta:editing-duration>PT1H37M16S</meta:editing-duration>
    <meta:editing-cycles>18</meta:editing-cycles>
    <meta:document-statistic meta:table-count="10" meta:cell-count="9303" meta:object-count="0"/>
  </office:meta>
</office:document-meta>
</file>